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79cm"/>
    </style:style>
    <style:style style:name="co4" style:family="table-column">
      <style:table-column-properties fo:break-before="auto" style:column-width="2.02cm"/>
    </style:style>
    <style:style style:name="co5" style:family="table-column">
      <style:table-column-properties fo:break-before="auto" style:column-width="12.114cm"/>
    </style:style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1.012cm"/>
    </style:style>
    <style:style style:name="co8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2.824cm"/>
    </style:style>
    <style:style style:name="co13" style:family="table-column">
      <style:table-column-properties fo:break-before="auto" style:column-width="2.612cm"/>
    </style:style>
    <style:style style:name="co14" style:family="table-column">
      <style:table-column-properties fo:break-before="auto" style:column-width="2.877cm"/>
    </style:style>
    <style:style style:name="co15" style:family="table-column">
      <style:table-column-properties fo:break-before="auto" style:column-width="2.785cm"/>
    </style:style>
    <style:style style:name="co16" style:family="table-column">
      <style:table-column-properties fo:break-before="auto" style:column-width="2.662cm"/>
    </style:style>
    <style:style style:name="co17" style:family="table-column">
      <style:table-column-properties fo:break-before="auto" style:column-width="2.477cm"/>
    </style:style>
    <style:style style:name="co18" style:family="table-column">
      <style:table-column-properties fo:break-before="auto" style:column-width="1.164cm"/>
    </style:style>
    <style:style style:name="co19" style:family="table-column">
      <style:table-column-properties fo:break-before="auto" style:column-width="3.637cm"/>
    </style:style>
    <style:style style:name="co20" style:family="table-column">
      <style:table-column-properties fo:break-before="auto" style:column-width="2.732cm"/>
    </style:style>
    <style:style style:name="co21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2.792cm"/>
    </style:style>
    <style:style style:name="co24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ce2" style:family="table-cell" style:parent-style-name="Default" style:data-style-name="N115"/>
  </office:automatic-styles>
  <office:body>
    <office:spreadsheet>
      <table:table table:name="Tabelle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ce1"/>
        <table:table-column table:style-name="co11" table:default-cell-style-name="ce2"/>
        <table:table-column table:style-name="co9" table:default-cell-style-name="ce2"/>
        <table:table-column table:style-name="co11" table:default-cell-style-name="ce2"/>
        <table:table-column table:style-name="co9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9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9" table:default-cell-style-name="ce2"/>
        <table:table-column table:style-name="co16" table:default-cell-style-name="ce2"/>
        <table:table-column table:style-name="co9" table:default-cell-style-name="ce2"/>
        <table:table-column table:style-name="co17" table:default-cell-style-name="ce2"/>
        <table:table-column table:style-name="co14" table:default-cell-style-name="ce2"/>
        <table:table-column table:style-name="co18" table:default-cell-style-name="ce2"/>
        <table:table-column table:style-name="co19" table:default-cell-style-name="ce2"/>
        <table:table-column table:style-name="co11" table:default-cell-style-name="ce2"/>
        <table:table-column table:style-name="co12" table:default-cell-style-name="ce2"/>
        <table:table-column table:style-name="co20" table:default-cell-style-name="ce2"/>
        <table:table-column table:style-name="co9" table:number-columns-repeated="2" table:default-cell-style-name="ce2"/>
        <table:table-column table:style-name="co16" table:default-cell-style-name="ce2"/>
        <table:table-column table:style-name="co20" table:default-cell-style-name="ce2"/>
        <table:table-column table:style-name="co21" table:default-cell-style-name="ce2"/>
        <table:table-column table:style-name="co20" table:default-cell-style-name="ce2"/>
        <table:table-column table:style-name="co9" table:number-columns-repeated="3" table:default-cell-style-name="ce2"/>
        <table:table-column table:style-name="co20" table:default-cell-style-name="ce2"/>
        <table:table-column table:style-name="co23" table:default-cell-style-name="ce2"/>
        <table:table-column table:style-name="co12" table:number-columns-repeated="2" table:default-cell-style-name="ce2"/>
        <table:table-column table:style-name="co9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2" table:default-cell-style-name="ce2"/>
        <table:table-column table:style-name="co24" table:default-cell-style-name="ce2"/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urr</text:p>
          </table:table-cell>
          <table:table-cell office:value-type="string" calcext:value-type="string">
            <text:p>RepCurr</text:p>
          </table:table-cell>
          <table:table-cell table:style-name="Default" office:value-type="string" calcext:value-type="string">
            <text:p>Xrate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FA_IT</text:p>
          </table:table-cell>
          <table:table-cell table:style-name="Default" office:value-type="string" calcext:value-type="string">
            <text:p>FA_TA</text:p>
          </table:table-cell>
          <table:table-cell table:style-name="Default" office:value-type="string" calcext:value-type="string">
            <text:p>FA_Ot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CA_Inv</text:p>
          </table:table-cell>
          <table:table-cell table:style-name="Default" office:value-type="string" calcext:value-type="string">
            <text:p>CA_Rec</text:p>
          </table:table-cell>
          <table:table-cell table:style-name="Default" office:value-type="string" calcext:value-type="string">
            <text:p>CA_Ot</text:p>
          </table:table-cell>
          <table:table-cell table:style-name="Default" office:value-type="string" calcext:value-type="string">
            <text:p>CA_Csh</text:p>
          </table:table-cell>
          <table:table-cell table:style-name="Default" office:value-type="string" calcext:value-type="string">
            <text:p>Equity</text:p>
          </table:table-cell>
          <table:table-cell table:style-name="Default" office:value-type="string" calcext:value-type="string">
            <text:p>NCL</text:p>
          </table:table-cell>
          <table:table-cell table:style-name="Default" office:value-type="string" calcext:value-type="string">
            <text:p>NCL_LTD</text:p>
          </table:table-cell>
          <table:table-cell table:style-name="Default" office:value-type="string" calcext:value-type="string">
            <text:p>NCL_Ot</text:p>
          </table:table-cell>
          <table:table-cell table:style-name="Default" office:value-type="string" calcext:value-type="string">
            <text:p>NCL_Prov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L_Loans</text:p>
          </table:table-cell>
          <table:table-cell table:style-name="Default" office:value-type="string" calcext:value-type="string">
            <text:p>CL_Payables</text:p>
          </table:table-cell>
          <table:table-cell table:style-name="Default" office:value-type="string" calcext:value-type="string">
            <text:p>CL_Ot</text:p>
          </table:table-cell>
          <table:table-cell table:style-name="Default" office:value-type="string" calcext:value-type="string">
            <text:p>HC</text:p>
          </table:table-cell>
          <table:table-cell table:style-name="Default" office:value-type="string" calcext:value-type="string">
            <text:p>Turnover</text:p>
          </table:table-cell>
          <table:table-cell table:style-name="Default" office:value-type="string" calcext:value-type="string">
            <text:p>Sales</text:p>
          </table:table-cell>
          <table:table-cell table:style-name="Default" office:value-type="string" calcext:value-type="string">
            <text:p>CoS</text:p>
          </table:table-cell>
          <table:table-cell table:style-name="Default" office:value-type="string" calcext:value-type="string">
            <text:p>Gprofit</text:p>
          </table:table-cell>
          <table:table-cell table:style-name="Default" office:value-type="string" calcext:value-type="string">
            <text:p>OpEx</text:p>
          </table:table-cell>
          <table:table-cell table:style-name="Default" office:value-type="string" calcext:value-type="string">
            <text:p>EBIT</text:p>
          </table:table-cell>
          <table:table-cell table:style-name="Default" office:value-type="string" calcext:value-type="string">
            <text:p>FiInc</text:p>
          </table:table-cell>
          <table:table-cell table:style-name="Default" office:value-type="string" calcext:value-type="string">
            <text:p>FiEx</text:p>
          </table:table-cell>
          <table:table-cell table:style-name="Default" office:value-type="string" calcext:value-type="string">
            <text:p>FinRes</text:p>
          </table:table-cell>
          <table:table-cell table:style-name="Default" office:value-type="string" calcext:value-type="string">
            <text:p>PBTExt</text:p>
          </table:table-cell>
          <table:table-cell table:style-name="Default" office:value-type="string" calcext:value-type="string">
            <text:p>Tax</text:p>
          </table:table-cell>
          <table:table-cell table:style-name="Default" office:value-type="string" calcext:value-type="string">
            <text:p>PAT</text:p>
          </table:table-cell>
          <table:table-cell table:style-name="Default" office:value-type="string" calcext:value-type="string">
            <text:p>ExtRev</text:p>
          </table:table-cell>
          <table:table-cell table:style-name="Default" office:value-type="string" calcext:value-type="string">
            <text:p>ExtExp</text:p>
          </table:table-cell>
          <table:table-cell table:style-name="Default" office:value-type="string" calcext:value-type="string">
            <text:p>ExtRes</text:p>
          </table:table-cell>
          <table:table-cell table:style-name="Default" office:value-type="string" calcext:value-type="string">
            <text:p>NetInc</text:p>
          </table:table-cell>
          <table:table-cell table:style-name="Default" office:value-type="string" calcext:value-type="string">
            <text:p>Xsales</text:p>
          </table:table-cell>
          <table:table-cell table:style-name="Default" office:value-type="string" calcext:value-type="string">
            <text:p>MatCoS</text:p>
          </table:table-cell>
          <table:table-cell table:style-name="Default" office:value-type="string" calcext:value-type="string">
            <text:p>SW</text:p>
          </table:table-cell>
          <table:table-cell table:style-name="Default" office:value-type="string" calcext:value-type="string">
            <text:p>Dep</text:p>
          </table:table-cell>
          <table:table-cell table:style-name="Default" office:value-type="string" calcext:value-type="string">
            <text:p>IntExp</text:p>
          </table:table-cell>
          <table:table-cell table:style-name="Default" office:value-type="string" calcext:value-type="string">
            <text:p>RaDExp</text:p>
          </table:table-cell>
          <table:table-cell table:style-name="Default" office:value-type="string" calcext:value-type="string">
            <text:p>CF</text:p>
          </table:table-cell>
          <table:table-cell table:style-name="Default" office:value-type="string" calcext:value-type="string">
            <text:p>AV</text:p>
          </table:table-cell>
          <table:table-cell table:style-name="Default" office:value-type="string" calcext:value-type="string">
            <text:p>EBITDA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2];4)" office:value-type="string" office:string-value="2012" calcext:value-type="string">
            <text:p>2012</text:p>
          </table:table-cell>
          <table:table-cell office:value-type="string" calcext:value-type="string">
            <text:p>CENTROVICE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93" calcext:value-type="float">
            <text:p>0,133930</text:p>
          </table:table-cell>
          <table:table-cell office:value-type="float" office:value="7136.69971619127" calcext:value-type="float">
            <text:p>7136,69971619</text:p>
          </table:table-cell>
          <table:table-cell office:value-type="float" office:value="29.0626951866967" calcext:value-type="float">
            <text:p>29,06269519</text:p>
          </table:table-cell>
          <table:table-cell office:value-type="float" office:value="7056.3420336474" calcext:value-type="float">
            <text:p>7056,34203365</text:p>
          </table:table-cell>
          <table:table-cell office:value-type="float" office:value="51.2949873571651" calcext:value-type="float">
            <text:p>51,29498736</text:p>
          </table:table-cell>
          <table:table-cell office:value-type="float" office:value="1729.43125781481" calcext:value-type="float">
            <text:p>1729,43125781</text:p>
          </table:table-cell>
          <table:table-cell office:value-type="string" calcext:value-type="string">
            <text:p>n.a.</text:p>
          </table:table-cell>
          <table:table-cell office:value-type="float" office:value="1043.17664889023" calcext:value-type="float">
            <text:p>1043,17664889</text:p>
          </table:table-cell>
          <table:table-cell office:value-type="string" calcext:value-type="string">
            <text:p>n.a.</text:p>
          </table:table-cell>
          <table:table-cell office:value-type="float" office:value="298.39486117954" calcext:value-type="float">
            <text:p>298,39486118</text:p>
          </table:table-cell>
          <table:table-cell office:value-type="float" office:value="3379.57626885301" calcext:value-type="float">
            <text:p>3379,57626885</text:p>
          </table:table-cell>
          <table:table-cell office:value-type="float" office:value="2963.72526168853" calcext:value-type="float">
            <text:p>2963,72526169</text:p>
          </table:table-cell>
          <table:table-cell office:value-type="float" office:value="2700.28599241557" calcext:value-type="float">
            <text:p>2700,28599242</text:p>
          </table:table-cell>
          <table:table-cell office:value-type="float" office:value="263.43926927296" calcext:value-type="float">
            <text:p>263,43926927</text:p>
          </table:table-cell>
          <table:table-cell office:value-type="float" office:value="217.635390222959" calcext:value-type="float">
            <text:p>217,63539022</text:p>
          </table:table-cell>
          <table:table-cell office:value-type="float" office:value="2522.96337293545" calcext:value-type="float">
            <text:p>2522,96337294</text:p>
          </table:table-cell>
          <table:table-cell office:value-type="string" calcext:value-type="string">
            <text:p>n.a.</text:p>
          </table:table-cell>
          <table:table-cell office:value-type="float" office:value="547.369747594605" calcext:value-type="float">
            <text:p>547,36974759</text:p>
          </table:table-cell>
          <table:table-cell office:value-type="string" calcext:value-type="string">
            <text:p>n.a.</text:p>
          </table:table-cell>
          <table:table-cell office:value-type="float" office:value="147" calcext:value-type="float">
            <text:p>147,00000000</text:p>
          </table:table-cell>
          <table:table-cell office:value-type="float" office:value="13054.9091060758" calcext:value-type="float">
            <text:p>13054,90910608</text:p>
          </table:table-cell>
          <table:table-cell office:value-type="string" calcext:value-type="string">
            <text:p>n.a.</text:p>
          </table:table-cell>
          <table:table-cell office:value-type="float" office:value="2299.3011565217" calcext:value-type="float">
            <text:p>2299,30115652</text:p>
          </table:table-cell>
          <table:table-cell office:value-type="float" office:value="10755.6079495541" calcext:value-type="float">
            <text:p>10755,60794955</text:p>
          </table:table-cell>
          <table:table-cell office:value-type="float" office:value="10425.3378742988" calcext:value-type="float">
            <text:p>10425,33787430</text:p>
          </table:table-cell>
          <table:table-cell office:value-type="float" office:value="330.270075255272" calcext:value-type="float">
            <text:p>330,27007526</text:p>
          </table:table-cell>
          <table:table-cell office:value-type="float" office:value="155.626045193279" calcext:value-type="float">
            <text:p>155,62604519</text:p>
          </table:table-cell>
          <table:table-cell office:value-type="float" office:value="196.742392761555" calcext:value-type="float">
            <text:p>196,74239276</text:p>
          </table:table-cell>
          <table:table-cell office:value-type="float" office:value="-41.1163475682759" calcext:value-type="float">
            <text:p>-41,11634757</text:p>
          </table:table-cell>
          <table:table-cell office:value-type="float" office:value="289.153727686996" calcext:value-type="float">
            <text:p>289,15372769</text:p>
          </table:table-cell>
          <table:table-cell office:value-type="float" office:value="0" calcext:value-type="float">
            <text:p>0,00000000</text:p>
          </table:table-cell>
          <table:table-cell office:value-type="float" office:value="289.153727686996" calcext:value-type="float">
            <text:p>289,15372769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289.153727686996" calcext:value-type="float">
            <text:p>289,15372769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0022.3440963413" calcext:value-type="float">
            <text:p>10022,34409634</text:p>
          </table:table-cell>
          <table:table-cell office:value-type="float" office:value="402.993777957467" calcext:value-type="float">
            <text:p>402,99377796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692.147505644462" calcext:value-type="float">
            <text:p>692,14750564</text:p>
          </table:table-cell>
          <table:table-cell office:value-type="string" calcext:value-type="string">
            <text:p>n.a.</text:p>
          </table:table-cell>
          <table:table-cell office:value-type="float" office:value="733.263853212738" calcext:value-type="float">
            <text:p>733,26385321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3];4)" office:value-type="string" office:string-value="2011" calcext:value-type="string">
            <text:p>2011</text:p>
          </table:table-cell>
          <table:table-cell office:value-type="string" calcext:value-type="string">
            <text:p>CENTROVICE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451" calcext:value-type="float">
            <text:p>0,134510</text:p>
          </table:table-cell>
          <table:table-cell office:value-type="float" office:value="7317.77037551524" calcext:value-type="float">
            <text:p>7317,77037552</text:p>
          </table:table-cell>
          <table:table-cell office:value-type="float" office:value="34.3007875768609" calcext:value-type="float">
            <text:p>34,30078758</text:p>
          </table:table-cell>
          <table:table-cell office:value-type="float" office:value="7270.15281158501" calcext:value-type="float">
            <text:p>7270,15281159</text:p>
          </table:table-cell>
          <table:table-cell office:value-type="float" office:value="13.4512892458278" calcext:value-type="float">
            <text:p>13,45128925</text:p>
          </table:table-cell>
          <table:table-cell office:value-type="float" office:value="1920.84410430421" calcext:value-type="float">
            <text:p>1920,84410430</text:p>
          </table:table-cell>
          <table:table-cell office:value-type="string" calcext:value-type="string">
            <text:p>n.a.</text:p>
          </table:table-cell>
          <table:table-cell office:value-type="float" office:value="1266.43888249469" calcext:value-type="float">
            <text:p>1266,43888249</text:p>
          </table:table-cell>
          <table:table-cell office:value-type="string" calcext:value-type="string">
            <text:p>n.a.</text:p>
          </table:table-cell>
          <table:table-cell office:value-type="float" office:value="234.455971554779" calcext:value-type="float">
            <text:p>234,45597155</text:p>
          </table:table-cell>
          <table:table-cell office:value-type="float" office:value="3103.61596768985" calcext:value-type="float">
            <text:p>3103,61596769</text:p>
          </table:table-cell>
          <table:table-cell office:value-type="float" office:value="3292.33755580881" calcext:value-type="float">
            <text:p>3292,33755581</text:p>
          </table:table-cell>
          <table:table-cell office:value-type="float" office:value="2855.70870688924" calcext:value-type="float">
            <text:p>2855,70870689</text:p>
          </table:table-cell>
          <table:table-cell office:value-type="float" office:value="436.628848919571" calcext:value-type="float">
            <text:p>436,62884892</text:p>
          </table:table-cell>
          <table:table-cell office:value-type="float" office:value="292.565541096755" calcext:value-type="float">
            <text:p>292,56554110</text:p>
          </table:table-cell>
          <table:table-cell office:value-type="float" office:value="2842.66095632079" calcext:value-type="float">
            <text:p>2842,66095632</text:p>
          </table:table-cell>
          <table:table-cell office:value-type="string" calcext:value-type="string">
            <text:p>n.a.</text:p>
          </table:table-cell>
          <table:table-cell office:value-type="float" office:value="463.934966088601" calcext:value-type="float">
            <text:p>463,93496609</text:p>
          </table:table-cell>
          <table:table-cell office:value-type="string" calcext:value-type="string">
            <text:p>n.a.</text:p>
          </table:table-cell>
          <table:table-cell office:value-type="float" office:value="157" calcext:value-type="float">
            <text:p>157,00000000</text:p>
          </table:table-cell>
          <table:table-cell office:value-type="float" office:value="13914.0135958843" calcext:value-type="float">
            <text:p>13914,01359588</text:p>
          </table:table-cell>
          <table:table-cell office:value-type="string" calcext:value-type="string">
            <text:p>n.a.</text:p>
          </table:table-cell>
          <table:table-cell office:value-type="float" office:value="2859.34055498562" calcext:value-type="float">
            <text:p>2859,34055499</text:p>
          </table:table-cell>
          <table:table-cell office:value-type="float" office:value="11054.6730408987" calcext:value-type="float">
            <text:p>11054,67304090</text:p>
          </table:table-cell>
          <table:table-cell office:value-type="float" office:value="10922.1778418273" calcext:value-type="float">
            <text:p>10922,17784183</text:p>
          </table:table-cell>
          <table:table-cell office:value-type="float" office:value="132.495199071404" calcext:value-type="float">
            <text:p>132,49519907</text:p>
          </table:table-cell>
          <table:table-cell office:value-type="float" office:value="65.3732657347231" calcext:value-type="float">
            <text:p>65,37326573</text:p>
          </table:table-cell>
          <table:table-cell office:value-type="float" office:value="130.073967007155" calcext:value-type="float">
            <text:p>130,07396701</text:p>
          </table:table-cell>
          <table:table-cell office:value-type="float" office:value="-64.7007012724318" calcext:value-type="float">
            <text:p>-64,70070127</text:p>
          </table:table-cell>
          <table:table-cell office:value-type="float" office:value="67.7944977989722" calcext:value-type="float">
            <text:p>67,79449780</text:p>
          </table:table-cell>
          <table:table-cell office:value-type="float" office:value="0" calcext:value-type="float">
            <text:p>0,00000000</text:p>
          </table:table-cell>
          <table:table-cell office:value-type="float" office:value="67.7944977989722" calcext:value-type="float">
            <text:p>67,7944978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67.7944977989722" calcext:value-type="float">
            <text:p>67,7944978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0519.5807546996" calcext:value-type="float">
            <text:p>10519,58075470</text:p>
          </table:table-cell>
          <table:table-cell office:value-type="float" office:value="402.597087127626" calcext:value-type="float">
            <text:p>402,59708713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470.391584926598" calcext:value-type="float">
            <text:p>470,39158493</text:p>
          </table:table-cell>
          <table:table-cell office:value-type="string" calcext:value-type="string">
            <text:p>n.a.</text:p>
          </table:table-cell>
          <table:table-cell office:value-type="float" office:value="535.09228619903" calcext:value-type="float">
            <text:p>535,09228620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4];4)" office:value-type="string" office:string-value="2010" calcext:value-type="string">
            <text:p>2010</text:p>
          </table:table-cell>
          <table:table-cell office:value-type="string" calcext:value-type="string">
            <text:p>CENTROVICE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26" calcext:value-type="float">
            <text:p>0,133260</text:p>
          </table:table-cell>
          <table:table-cell office:value-type="float" office:value="7535.57013673417" calcext:value-type="float">
            <text:p>7535,57013673</text:p>
          </table:table-cell>
          <table:table-cell office:value-type="float" office:value="0" calcext:value-type="float">
            <text:p>0,00000000</text:p>
          </table:table-cell>
          <table:table-cell office:value-type="float" office:value="7522.24392997389" calcext:value-type="float">
            <text:p>7522,24392997</text:p>
          </table:table-cell>
          <table:table-cell office:value-type="float" office:value="13.3262067602776" calcext:value-type="float">
            <text:p>13,32620676</text:p>
          </table:table-cell>
          <table:table-cell office:value-type="float" office:value="2440.29498194203" calcext:value-type="float">
            <text:p>2440,29498194</text:p>
          </table:table-cell>
          <table:table-cell office:value-type="string" calcext:value-type="string">
            <text:p>n.a.</text:p>
          </table:table-cell>
          <table:table-cell office:value-type="float" office:value="1369.13448255092" calcext:value-type="float">
            <text:p>1369,13448255</text:p>
          </table:table-cell>
          <table:table-cell office:value-type="string" calcext:value-type="string">
            <text:p>n.a.</text:p>
          </table:table-cell>
          <table:table-cell office:value-type="float" office:value="405.516471715247" calcext:value-type="float">
            <text:p>405,51647172</text:p>
          </table:table-cell>
          <table:table-cell office:value-type="float" office:value="3007.59160372705" calcext:value-type="float">
            <text:p>3007,59160373</text:p>
          </table:table-cell>
          <table:table-cell office:value-type="float" office:value="3233.60407038136" calcext:value-type="float">
            <text:p>3233,60407038</text:p>
          </table:table-cell>
          <table:table-cell office:value-type="float" office:value="2976.94132817841" calcext:value-type="float">
            <text:p>2976,94132818</text:p>
          </table:table-cell>
          <table:table-cell office:value-type="float" office:value="256.662742202946" calcext:value-type="float">
            <text:p>256,66274220</text:p>
          </table:table-cell>
          <table:table-cell office:value-type="float" office:value="36.6470685907634" calcext:value-type="float">
            <text:p>36,64706859</text:p>
          </table:table-cell>
          <table:table-cell office:value-type="float" office:value="3734.53618250019" calcext:value-type="float">
            <text:p>3734,53618250</text:p>
          </table:table-cell>
          <table:table-cell office:value-type="string" calcext:value-type="string">
            <text:p>n.a.</text:p>
          </table:table-cell>
          <table:table-cell office:value-type="float" office:value="568.495980393442" calcext:value-type="float">
            <text:p>568,49598039</text:p>
          </table:table-cell>
          <table:table-cell office:value-type="string" calcext:value-type="string">
            <text:p>n.a.</text:p>
          </table:table-cell>
          <table:table-cell office:value-type="float" office:value="187" calcext:value-type="float">
            <text:p>187,00000000</text:p>
          </table:table-cell>
          <table:table-cell office:value-type="float" office:value="15123.5122660362" calcext:value-type="float">
            <text:p>15123,51226604</text:p>
          </table:table-cell>
          <table:table-cell office:value-type="string" calcext:value-type="string">
            <text:p>n.a.</text:p>
          </table:table-cell>
          <table:table-cell office:value-type="float" office:value="2723.21035146272" calcext:value-type="float">
            <text:p>2723,21035146</text:p>
          </table:table-cell>
          <table:table-cell office:value-type="float" office:value="12400.3019145735" calcext:value-type="float">
            <text:p>12400,30191457</text:p>
          </table:table-cell>
          <table:table-cell office:value-type="float" office:value="12636.5755604332" calcext:value-type="float">
            <text:p>12636,57556043</text:p>
          </table:table-cell>
          <table:table-cell office:value-type="float" office:value="-236.273645859722" calcext:value-type="float">
            <text:p>-236,27364586</text:p>
          </table:table-cell>
          <table:table-cell office:value-type="float" office:value="66.7642958689907" calcext:value-type="float">
            <text:p>66,76429587</text:p>
          </table:table-cell>
          <table:table-cell office:value-type="float" office:value="161.913412137373" calcext:value-type="float">
            <text:p>161,91341214</text:p>
          </table:table-cell>
          <table:table-cell office:value-type="float" office:value="-95.149116268382" calcext:value-type="float">
            <text:p>-95,14911627</text:p>
          </table:table-cell>
          <table:table-cell office:value-type="float" office:value="-331.289500060501" calcext:value-type="float">
            <text:p>-331,28950006</text:p>
          </table:table-cell>
          <table:table-cell office:value-type="float" office:value="572.227318286319" calcext:value-type="float">
            <text:p>572,22731829</text:p>
          </table:table-cell>
          <table:table-cell office:value-type="float" office:value="-903.51681834682" calcext:value-type="float">
            <text:p>-903,51681835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903.51681834682" calcext:value-type="float">
            <text:p>-903,51681835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2074.2096351495" calcext:value-type="float">
            <text:p>12074,20963515</text:p>
          </table:table-cell>
          <table:table-cell office:value-type="float" office:value="562.365925283714" calcext:value-type="float">
            <text:p>562,36592528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-341.150893063106" calcext:value-type="float">
            <text:p>-341,15089306</text:p>
          </table:table-cell>
          <table:table-cell office:value-type="string" calcext:value-type="string">
            <text:p>n.a.</text:p>
          </table:table-cell>
          <table:table-cell office:value-type="float" office:value="326.092279423993" calcext:value-type="float">
            <text:p>326,09227942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5];4)" office:value-type="string" office:string-value="2009" calcext:value-type="string">
            <text:p>2009</text:p>
          </table:table-cell>
          <table:table-cell office:value-type="string" calcext:value-type="string">
            <text:p>CENTROVICE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75" calcext:value-type="float">
            <text:p>0,133750</text:p>
          </table:table-cell>
          <table:table-cell office:value-type="float" office:value="7805.41563532929" calcext:value-type="float">
            <text:p>7805,41563533</text:p>
          </table:table-cell>
          <table:table-cell office:value-type="float" office:value="0" calcext:value-type="float">
            <text:p>0,00000000</text:p>
          </table:table-cell>
          <table:table-cell office:value-type="float" office:value="7780.27139030801" calcext:value-type="float">
            <text:p>7780,27139031</text:p>
          </table:table-cell>
          <table:table-cell office:value-type="float" office:value="25.1442450212801" calcext:value-type="float">
            <text:p>25,14424502</text:p>
          </table:table-cell>
          <table:table-cell office:value-type="float" office:value="3177.93832952466" calcext:value-type="float">
            <text:p>3177,93832952</text:p>
          </table:table-cell>
          <table:table-cell office:value-type="string" calcext:value-type="string">
            <text:p>n.a.</text:p>
          </table:table-cell>
          <table:table-cell office:value-type="float" office:value="1497.95502254435" calcext:value-type="float">
            <text:p>1497,95502254</text:p>
          </table:table-cell>
          <table:table-cell office:value-type="string" calcext:value-type="string">
            <text:p>n.a.</text:p>
          </table:table-cell>
          <table:table-cell office:value-type="float" office:value="423.573531821245" calcext:value-type="float">
            <text:p>423,57353182</text:p>
          </table:table-cell>
          <table:table-cell office:value-type="float" office:value="3925.44463497112" calcext:value-type="float">
            <text:p>3925,44463497</text:p>
          </table:table-cell>
          <table:table-cell office:value-type="float" office:value="3439.5454745333" calcext:value-type="float">
            <text:p>3439,54547453</text:p>
          </table:table-cell>
          <table:table-cell office:value-type="float" office:value="3123.77120594158" calcext:value-type="float">
            <text:p>3123,77120594</text:p>
          </table:table-cell>
          <table:table-cell office:value-type="float" office:value="315.774268591714" calcext:value-type="float">
            <text:p>315,77426859</text:p>
          </table:table-cell>
          <table:table-cell office:value-type="float" office:value="43.4674448506172" calcext:value-type="float">
            <text:p>43,46744485</text:p>
          </table:table-cell>
          <table:table-cell office:value-type="float" office:value="3618.49760133369" calcext:value-type="float">
            <text:p>3618,49760133</text:p>
          </table:table-cell>
          <table:table-cell office:value-type="string" calcext:value-type="string">
            <text:p>n.a.</text:p>
          </table:table-cell>
          <table:table-cell office:value-type="float" office:value="707.382510199736" calcext:value-type="float">
            <text:p>707,38251020</text:p>
          </table:table-cell>
          <table:table-cell office:value-type="string" calcext:value-type="string">
            <text:p>n.a.</text:p>
          </table:table-cell>
          <table:table-cell office:value-type="float" office:value="215" calcext:value-type="float">
            <text:p>215,00000000</text:p>
          </table:table-cell>
          <table:table-cell office:value-type="float" office:value="16805.1829091694" calcext:value-type="float">
            <text:p>16805,18290917</text:p>
          </table:table-cell>
          <table:table-cell office:value-type="string" calcext:value-type="string">
            <text:p>n.a.</text:p>
          </table:table-cell>
          <table:table-cell office:value-type="float" office:value="3065.19046488137" calcext:value-type="float">
            <text:p>3065,19046488</text:p>
          </table:table-cell>
          <table:table-cell office:value-type="float" office:value="13739.992444288" calcext:value-type="float">
            <text:p>13739,99244429</text:p>
          </table:table-cell>
          <table:table-cell office:value-type="float" office:value="13644.4978116008" calcext:value-type="float">
            <text:p>13644,49781160</text:p>
          </table:table-cell>
          <table:table-cell office:value-type="float" office:value="95.494632687202" calcext:value-type="float">
            <text:p>95,49463269</text:p>
          </table:table-cell>
          <table:table-cell office:value-type="float" office:value="70.7516256183892" calcext:value-type="float">
            <text:p>70,75162562</text:p>
          </table:table-cell>
          <table:table-cell office:value-type="float" office:value="277.522917123171" calcext:value-type="float">
            <text:p>277,52291712</text:p>
          </table:table-cell>
          <table:table-cell office:value-type="float" office:value="-206.771291504782" calcext:value-type="float">
            <text:p>-206,77129150</text:p>
          </table:table-cell>
          <table:table-cell office:value-type="float" office:value="-111.27665881758" calcext:value-type="float">
            <text:p>-111,27665882</text:p>
          </table:table-cell>
          <table:table-cell office:value-type="float" office:value="-25.9467209262146" calcext:value-type="float">
            <text:p>-25,94672093</text:p>
          </table:table-cell>
          <table:table-cell office:value-type="float" office:value="-85.3299378913654" calcext:value-type="float">
            <text:p>-85,32993789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85.1961919072097" calcext:value-type="float">
            <text:p>-85,19619191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3041.4371690426" calcext:value-type="float">
            <text:p>13041,43716904</text:p>
          </table:table-cell>
          <table:table-cell office:value-type="float" office:value="602.926896574099" calcext:value-type="float">
            <text:p>602,92689657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517.73070466689" calcext:value-type="float">
            <text:p>517,73070467</text:p>
          </table:table-cell>
          <table:table-cell office:value-type="string" calcext:value-type="string">
            <text:p>n.a.</text:p>
          </table:table-cell>
          <table:table-cell office:value-type="float" office:value="698.421529261301" calcext:value-type="float">
            <text:p>698,42152926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6];4)" office:value-type="string" office:string-value="2012" calcext:value-type="string">
            <text:p>2012</text:p>
          </table:table-cell>
          <table:table-cell office:value-type="string" calcext:value-type="string">
            <text:p>CENTROVICE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93" calcext:value-type="float">
            <text:p>0,133930</text:p>
          </table:table-cell>
          <table:table-cell office:value-type="float" office:value="7136.69971619127" calcext:value-type="float">
            <text:p>7136,69971619</text:p>
          </table:table-cell>
          <table:table-cell office:value-type="float" office:value="29.0626951866967" calcext:value-type="float">
            <text:p>29,06269519</text:p>
          </table:table-cell>
          <table:table-cell office:value-type="float" office:value="7056.3420336474" calcext:value-type="float">
            <text:p>7056,34203365</text:p>
          </table:table-cell>
          <table:table-cell office:value-type="float" office:value="51.2949873571651" calcext:value-type="float">
            <text:p>51,29498736</text:p>
          </table:table-cell>
          <table:table-cell office:value-type="float" office:value="1729.43125781481" calcext:value-type="float">
            <text:p>1729,43125781</text:p>
          </table:table-cell>
          <table:table-cell office:value-type="string" calcext:value-type="string">
            <text:p>n.a.</text:p>
          </table:table-cell>
          <table:table-cell office:value-type="float" office:value="1043.17664889023" calcext:value-type="float">
            <text:p>1043,17664889</text:p>
          </table:table-cell>
          <table:table-cell office:value-type="string" calcext:value-type="string">
            <text:p>n.a.</text:p>
          </table:table-cell>
          <table:table-cell office:value-type="float" office:value="298.39486117954" calcext:value-type="float">
            <text:p>298,39486118</text:p>
          </table:table-cell>
          <table:table-cell office:value-type="float" office:value="3379.57626885301" calcext:value-type="float">
            <text:p>3379,57626885</text:p>
          </table:table-cell>
          <table:table-cell office:value-type="float" office:value="2963.72526168853" calcext:value-type="float">
            <text:p>2963,72526169</text:p>
          </table:table-cell>
          <table:table-cell office:value-type="float" office:value="2700.28599241557" calcext:value-type="float">
            <text:p>2700,28599242</text:p>
          </table:table-cell>
          <table:table-cell office:value-type="float" office:value="263.43926927296" calcext:value-type="float">
            <text:p>263,43926927</text:p>
          </table:table-cell>
          <table:table-cell office:value-type="float" office:value="217.635390222959" calcext:value-type="float">
            <text:p>217,63539022</text:p>
          </table:table-cell>
          <table:table-cell office:value-type="float" office:value="2522.96337293545" calcext:value-type="float">
            <text:p>2522,96337294</text:p>
          </table:table-cell>
          <table:table-cell office:value-type="string" calcext:value-type="string">
            <text:p>n.a.</text:p>
          </table:table-cell>
          <table:table-cell office:value-type="float" office:value="547.369747594605" calcext:value-type="float">
            <text:p>547,36974759</text:p>
          </table:table-cell>
          <table:table-cell office:value-type="string" calcext:value-type="string">
            <text:p>n.a.</text:p>
          </table:table-cell>
          <table:table-cell office:value-type="float" office:value="147" calcext:value-type="float">
            <text:p>147,00000000</text:p>
          </table:table-cell>
          <table:table-cell office:value-type="float" office:value="13054.9091060758" calcext:value-type="float">
            <text:p>13054,90910608</text:p>
          </table:table-cell>
          <table:table-cell office:value-type="string" calcext:value-type="string">
            <text:p>n.a.</text:p>
          </table:table-cell>
          <table:table-cell office:value-type="float" office:value="2299.3011565217" calcext:value-type="float">
            <text:p>2299,30115652</text:p>
          </table:table-cell>
          <table:table-cell office:value-type="float" office:value="10755.6079495541" calcext:value-type="float">
            <text:p>10755,60794955</text:p>
          </table:table-cell>
          <table:table-cell office:value-type="float" office:value="10425.3378742988" calcext:value-type="float">
            <text:p>10425,33787430</text:p>
          </table:table-cell>
          <table:table-cell office:value-type="float" office:value="330.270075255272" calcext:value-type="float">
            <text:p>330,27007526</text:p>
          </table:table-cell>
          <table:table-cell office:value-type="float" office:value="155.626045193279" calcext:value-type="float">
            <text:p>155,62604519</text:p>
          </table:table-cell>
          <table:table-cell office:value-type="float" office:value="196.742392761555" calcext:value-type="float">
            <text:p>196,74239276</text:p>
          </table:table-cell>
          <table:table-cell office:value-type="float" office:value="-41.1163475682759" calcext:value-type="float">
            <text:p>-41,11634757</text:p>
          </table:table-cell>
          <table:table-cell office:value-type="float" office:value="289.153727686996" calcext:value-type="float">
            <text:p>289,15372769</text:p>
          </table:table-cell>
          <table:table-cell office:value-type="float" office:value="0" calcext:value-type="float">
            <text:p>0,00000000</text:p>
          </table:table-cell>
          <table:table-cell office:value-type="float" office:value="289.153727686996" calcext:value-type="float">
            <text:p>289,15372769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289.153727686996" calcext:value-type="float">
            <text:p>289,15372769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0022.3440963413" calcext:value-type="float">
            <text:p>10022,34409634</text:p>
          </table:table-cell>
          <table:table-cell office:value-type="float" office:value="402.993777957467" calcext:value-type="float">
            <text:p>402,99377796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692.147505644462" calcext:value-type="float">
            <text:p>692,14750564</text:p>
          </table:table-cell>
          <table:table-cell office:value-type="string" calcext:value-type="string">
            <text:p>n.a.</text:p>
          </table:table-cell>
          <table:table-cell office:value-type="float" office:value="733.263853212738" calcext:value-type="float">
            <text:p>733,26385321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7];4)" office:value-type="string" office:string-value="2011" calcext:value-type="string">
            <text:p>2011</text:p>
          </table:table-cell>
          <table:table-cell office:value-type="string" calcext:value-type="string">
            <text:p>CENTROVICE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451" calcext:value-type="float">
            <text:p>0,134510</text:p>
          </table:table-cell>
          <table:table-cell office:value-type="float" office:value="7317.77037551524" calcext:value-type="float">
            <text:p>7317,77037552</text:p>
          </table:table-cell>
          <table:table-cell office:value-type="float" office:value="34.3007875768609" calcext:value-type="float">
            <text:p>34,30078758</text:p>
          </table:table-cell>
          <table:table-cell office:value-type="float" office:value="7270.15281158501" calcext:value-type="float">
            <text:p>7270,15281159</text:p>
          </table:table-cell>
          <table:table-cell office:value-type="float" office:value="13.4512892458278" calcext:value-type="float">
            <text:p>13,45128925</text:p>
          </table:table-cell>
          <table:table-cell office:value-type="float" office:value="1920.84410430421" calcext:value-type="float">
            <text:p>1920,84410430</text:p>
          </table:table-cell>
          <table:table-cell office:value-type="string" calcext:value-type="string">
            <text:p>n.a.</text:p>
          </table:table-cell>
          <table:table-cell office:value-type="float" office:value="1266.43888249469" calcext:value-type="float">
            <text:p>1266,43888249</text:p>
          </table:table-cell>
          <table:table-cell office:value-type="string" calcext:value-type="string">
            <text:p>n.a.</text:p>
          </table:table-cell>
          <table:table-cell office:value-type="float" office:value="234.455971554779" calcext:value-type="float">
            <text:p>234,45597155</text:p>
          </table:table-cell>
          <table:table-cell office:value-type="float" office:value="3103.61596768985" calcext:value-type="float">
            <text:p>3103,61596769</text:p>
          </table:table-cell>
          <table:table-cell office:value-type="float" office:value="3292.33755580881" calcext:value-type="float">
            <text:p>3292,33755581</text:p>
          </table:table-cell>
          <table:table-cell office:value-type="float" office:value="2855.70870688924" calcext:value-type="float">
            <text:p>2855,70870689</text:p>
          </table:table-cell>
          <table:table-cell office:value-type="float" office:value="436.628848919571" calcext:value-type="float">
            <text:p>436,62884892</text:p>
          </table:table-cell>
          <table:table-cell office:value-type="float" office:value="292.565541096755" calcext:value-type="float">
            <text:p>292,56554110</text:p>
          </table:table-cell>
          <table:table-cell office:value-type="float" office:value="2842.66095632079" calcext:value-type="float">
            <text:p>2842,66095632</text:p>
          </table:table-cell>
          <table:table-cell office:value-type="string" calcext:value-type="string">
            <text:p>n.a.</text:p>
          </table:table-cell>
          <table:table-cell office:value-type="float" office:value="463.934966088601" calcext:value-type="float">
            <text:p>463,93496609</text:p>
          </table:table-cell>
          <table:table-cell office:value-type="string" calcext:value-type="string">
            <text:p>n.a.</text:p>
          </table:table-cell>
          <table:table-cell office:value-type="float" office:value="157" calcext:value-type="float">
            <text:p>157,00000000</text:p>
          </table:table-cell>
          <table:table-cell office:value-type="float" office:value="13914.0135958843" calcext:value-type="float">
            <text:p>13914,01359588</text:p>
          </table:table-cell>
          <table:table-cell office:value-type="string" calcext:value-type="string">
            <text:p>n.a.</text:p>
          </table:table-cell>
          <table:table-cell office:value-type="float" office:value="2859.34055498562" calcext:value-type="float">
            <text:p>2859,34055499</text:p>
          </table:table-cell>
          <table:table-cell office:value-type="float" office:value="11054.6730408987" calcext:value-type="float">
            <text:p>11054,67304090</text:p>
          </table:table-cell>
          <table:table-cell office:value-type="float" office:value="10922.1778418273" calcext:value-type="float">
            <text:p>10922,17784183</text:p>
          </table:table-cell>
          <table:table-cell office:value-type="float" office:value="132.495199071404" calcext:value-type="float">
            <text:p>132,49519907</text:p>
          </table:table-cell>
          <table:table-cell office:value-type="float" office:value="65.3732657347231" calcext:value-type="float">
            <text:p>65,37326573</text:p>
          </table:table-cell>
          <table:table-cell office:value-type="float" office:value="130.073967007155" calcext:value-type="float">
            <text:p>130,07396701</text:p>
          </table:table-cell>
          <table:table-cell office:value-type="float" office:value="-64.7007012724318" calcext:value-type="float">
            <text:p>-64,70070127</text:p>
          </table:table-cell>
          <table:table-cell office:value-type="float" office:value="67.7944977989722" calcext:value-type="float">
            <text:p>67,79449780</text:p>
          </table:table-cell>
          <table:table-cell office:value-type="float" office:value="0" calcext:value-type="float">
            <text:p>0,00000000</text:p>
          </table:table-cell>
          <table:table-cell office:value-type="float" office:value="67.7944977989722" calcext:value-type="float">
            <text:p>67,7944978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67.7944977989722" calcext:value-type="float">
            <text:p>67,7944978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0519.5807546996" calcext:value-type="float">
            <text:p>10519,58075470</text:p>
          </table:table-cell>
          <table:table-cell office:value-type="float" office:value="402.597087127626" calcext:value-type="float">
            <text:p>402,59708713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470.391584926598" calcext:value-type="float">
            <text:p>470,39158493</text:p>
          </table:table-cell>
          <table:table-cell office:value-type="string" calcext:value-type="string">
            <text:p>n.a.</text:p>
          </table:table-cell>
          <table:table-cell office:value-type="float" office:value="535.09228619903" calcext:value-type="float">
            <text:p>535,09228620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8];4)" office:value-type="string" office:string-value="2010" calcext:value-type="string">
            <text:p>2010</text:p>
          </table:table-cell>
          <table:table-cell office:value-type="string" calcext:value-type="string">
            <text:p>CENTROVICE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26" calcext:value-type="float">
            <text:p>0,133260</text:p>
          </table:table-cell>
          <table:table-cell office:value-type="float" office:value="7535.57013673417" calcext:value-type="float">
            <text:p>7535,57013673</text:p>
          </table:table-cell>
          <table:table-cell office:value-type="float" office:value="0" calcext:value-type="float">
            <text:p>0,00000000</text:p>
          </table:table-cell>
          <table:table-cell office:value-type="float" office:value="7522.24392997389" calcext:value-type="float">
            <text:p>7522,24392997</text:p>
          </table:table-cell>
          <table:table-cell office:value-type="float" office:value="13.3262067602776" calcext:value-type="float">
            <text:p>13,32620676</text:p>
          </table:table-cell>
          <table:table-cell office:value-type="float" office:value="2440.29498194203" calcext:value-type="float">
            <text:p>2440,29498194</text:p>
          </table:table-cell>
          <table:table-cell office:value-type="string" calcext:value-type="string">
            <text:p>n.a.</text:p>
          </table:table-cell>
          <table:table-cell office:value-type="float" office:value="1369.13448255092" calcext:value-type="float">
            <text:p>1369,13448255</text:p>
          </table:table-cell>
          <table:table-cell office:value-type="string" calcext:value-type="string">
            <text:p>n.a.</text:p>
          </table:table-cell>
          <table:table-cell office:value-type="float" office:value="405.516471715247" calcext:value-type="float">
            <text:p>405,51647172</text:p>
          </table:table-cell>
          <table:table-cell office:value-type="float" office:value="3007.59160372705" calcext:value-type="float">
            <text:p>3007,59160373</text:p>
          </table:table-cell>
          <table:table-cell office:value-type="float" office:value="3233.60407038136" calcext:value-type="float">
            <text:p>3233,60407038</text:p>
          </table:table-cell>
          <table:table-cell office:value-type="float" office:value="2976.94132817841" calcext:value-type="float">
            <text:p>2976,94132818</text:p>
          </table:table-cell>
          <table:table-cell office:value-type="float" office:value="256.662742202946" calcext:value-type="float">
            <text:p>256,66274220</text:p>
          </table:table-cell>
          <table:table-cell office:value-type="float" office:value="36.6470685907634" calcext:value-type="float">
            <text:p>36,64706859</text:p>
          </table:table-cell>
          <table:table-cell office:value-type="float" office:value="3734.53618250019" calcext:value-type="float">
            <text:p>3734,53618250</text:p>
          </table:table-cell>
          <table:table-cell office:value-type="string" calcext:value-type="string">
            <text:p>n.a.</text:p>
          </table:table-cell>
          <table:table-cell office:value-type="float" office:value="568.495980393442" calcext:value-type="float">
            <text:p>568,49598039</text:p>
          </table:table-cell>
          <table:table-cell office:value-type="string" calcext:value-type="string">
            <text:p>n.a.</text:p>
          </table:table-cell>
          <table:table-cell office:value-type="float" office:value="187" calcext:value-type="float">
            <text:p>187,00000000</text:p>
          </table:table-cell>
          <table:table-cell office:value-type="float" office:value="15123.5122660362" calcext:value-type="float">
            <text:p>15123,51226604</text:p>
          </table:table-cell>
          <table:table-cell office:value-type="string" calcext:value-type="string">
            <text:p>n.a.</text:p>
          </table:table-cell>
          <table:table-cell office:value-type="float" office:value="2723.21035146272" calcext:value-type="float">
            <text:p>2723,21035146</text:p>
          </table:table-cell>
          <table:table-cell office:value-type="float" office:value="12400.3019145735" calcext:value-type="float">
            <text:p>12400,30191457</text:p>
          </table:table-cell>
          <table:table-cell office:value-type="float" office:value="12636.5755604332" calcext:value-type="float">
            <text:p>12636,57556043</text:p>
          </table:table-cell>
          <table:table-cell office:value-type="float" office:value="-236.273645859722" calcext:value-type="float">
            <text:p>-236,27364586</text:p>
          </table:table-cell>
          <table:table-cell office:value-type="float" office:value="66.7642958689907" calcext:value-type="float">
            <text:p>66,76429587</text:p>
          </table:table-cell>
          <table:table-cell office:value-type="float" office:value="161.913412137373" calcext:value-type="float">
            <text:p>161,91341214</text:p>
          </table:table-cell>
          <table:table-cell office:value-type="float" office:value="-95.149116268382" calcext:value-type="float">
            <text:p>-95,14911627</text:p>
          </table:table-cell>
          <table:table-cell office:value-type="float" office:value="-331.289500060501" calcext:value-type="float">
            <text:p>-331,28950006</text:p>
          </table:table-cell>
          <table:table-cell office:value-type="float" office:value="572.227318286319" calcext:value-type="float">
            <text:p>572,22731829</text:p>
          </table:table-cell>
          <table:table-cell office:value-type="float" office:value="-903.51681834682" calcext:value-type="float">
            <text:p>-903,51681835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903.51681834682" calcext:value-type="float">
            <text:p>-903,51681835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2074.2096351495" calcext:value-type="float">
            <text:p>12074,20963515</text:p>
          </table:table-cell>
          <table:table-cell office:value-type="float" office:value="562.365925283714" calcext:value-type="float">
            <text:p>562,36592528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-341.150893063106" calcext:value-type="float">
            <text:p>-341,15089306</text:p>
          </table:table-cell>
          <table:table-cell office:value-type="string" calcext:value-type="string">
            <text:p>n.a.</text:p>
          </table:table-cell>
          <table:table-cell office:value-type="float" office:value="326.092279423993" calcext:value-type="float">
            <text:p>326,09227942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9];4)" office:value-type="string" office:string-value="2009" calcext:value-type="string">
            <text:p>2009</text:p>
          </table:table-cell>
          <table:table-cell office:value-type="string" calcext:value-type="string">
            <text:p>CENTROVICE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75" calcext:value-type="float">
            <text:p>0,133750</text:p>
          </table:table-cell>
          <table:table-cell office:value-type="float" office:value="7805.41563532929" calcext:value-type="float">
            <text:p>7805,41563533</text:p>
          </table:table-cell>
          <table:table-cell office:value-type="float" office:value="0" calcext:value-type="float">
            <text:p>0,00000000</text:p>
          </table:table-cell>
          <table:table-cell office:value-type="float" office:value="7780.27139030801" calcext:value-type="float">
            <text:p>7780,27139031</text:p>
          </table:table-cell>
          <table:table-cell office:value-type="float" office:value="25.1442450212801" calcext:value-type="float">
            <text:p>25,14424502</text:p>
          </table:table-cell>
          <table:table-cell office:value-type="float" office:value="3177.93832952466" calcext:value-type="float">
            <text:p>3177,93832952</text:p>
          </table:table-cell>
          <table:table-cell office:value-type="string" calcext:value-type="string">
            <text:p>n.a.</text:p>
          </table:table-cell>
          <table:table-cell office:value-type="float" office:value="1497.95502254435" calcext:value-type="float">
            <text:p>1497,95502254</text:p>
          </table:table-cell>
          <table:table-cell office:value-type="string" calcext:value-type="string">
            <text:p>n.a.</text:p>
          </table:table-cell>
          <table:table-cell office:value-type="float" office:value="423.573531821245" calcext:value-type="float">
            <text:p>423,57353182</text:p>
          </table:table-cell>
          <table:table-cell office:value-type="float" office:value="3925.44463497112" calcext:value-type="float">
            <text:p>3925,44463497</text:p>
          </table:table-cell>
          <table:table-cell office:value-type="float" office:value="3439.5454745333" calcext:value-type="float">
            <text:p>3439,54547453</text:p>
          </table:table-cell>
          <table:table-cell office:value-type="float" office:value="3123.77120594158" calcext:value-type="float">
            <text:p>3123,77120594</text:p>
          </table:table-cell>
          <table:table-cell office:value-type="float" office:value="315.774268591714" calcext:value-type="float">
            <text:p>315,77426859</text:p>
          </table:table-cell>
          <table:table-cell office:value-type="float" office:value="43.4674448506172" calcext:value-type="float">
            <text:p>43,46744485</text:p>
          </table:table-cell>
          <table:table-cell office:value-type="float" office:value="3618.49760133369" calcext:value-type="float">
            <text:p>3618,49760133</text:p>
          </table:table-cell>
          <table:table-cell office:value-type="string" calcext:value-type="string">
            <text:p>n.a.</text:p>
          </table:table-cell>
          <table:table-cell office:value-type="float" office:value="707.382510199736" calcext:value-type="float">
            <text:p>707,38251020</text:p>
          </table:table-cell>
          <table:table-cell office:value-type="string" calcext:value-type="string">
            <text:p>n.a.</text:p>
          </table:table-cell>
          <table:table-cell office:value-type="float" office:value="215" calcext:value-type="float">
            <text:p>215,00000000</text:p>
          </table:table-cell>
          <table:table-cell office:value-type="float" office:value="16805.1829091694" calcext:value-type="float">
            <text:p>16805,18290917</text:p>
          </table:table-cell>
          <table:table-cell office:value-type="string" calcext:value-type="string">
            <text:p>n.a.</text:p>
          </table:table-cell>
          <table:table-cell office:value-type="float" office:value="3065.19046488137" calcext:value-type="float">
            <text:p>3065,19046488</text:p>
          </table:table-cell>
          <table:table-cell office:value-type="float" office:value="13739.992444288" calcext:value-type="float">
            <text:p>13739,99244429</text:p>
          </table:table-cell>
          <table:table-cell office:value-type="float" office:value="13644.4978116008" calcext:value-type="float">
            <text:p>13644,49781160</text:p>
          </table:table-cell>
          <table:table-cell office:value-type="float" office:value="95.494632687202" calcext:value-type="float">
            <text:p>95,49463269</text:p>
          </table:table-cell>
          <table:table-cell office:value-type="float" office:value="70.7516256183892" calcext:value-type="float">
            <text:p>70,75162562</text:p>
          </table:table-cell>
          <table:table-cell office:value-type="float" office:value="277.522917123171" calcext:value-type="float">
            <text:p>277,52291712</text:p>
          </table:table-cell>
          <table:table-cell office:value-type="float" office:value="-206.771291504782" calcext:value-type="float">
            <text:p>-206,77129150</text:p>
          </table:table-cell>
          <table:table-cell office:value-type="float" office:value="-111.27665881758" calcext:value-type="float">
            <text:p>-111,27665882</text:p>
          </table:table-cell>
          <table:table-cell office:value-type="float" office:value="-25.9467209262146" calcext:value-type="float">
            <text:p>-25,94672093</text:p>
          </table:table-cell>
          <table:table-cell office:value-type="float" office:value="-85.3299378913654" calcext:value-type="float">
            <text:p>-85,32993789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85.1961919072097" calcext:value-type="float">
            <text:p>-85,19619191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3041.4371690426" calcext:value-type="float">
            <text:p>13041,43716904</text:p>
          </table:table-cell>
          <table:table-cell office:value-type="float" office:value="602.926896574099" calcext:value-type="float">
            <text:p>602,92689657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517.73070466689" calcext:value-type="float">
            <text:p>517,73070467</text:p>
          </table:table-cell>
          <table:table-cell office:value-type="string" calcext:value-type="string">
            <text:p>n.a.</text:p>
          </table:table-cell>
          <table:table-cell office:value-type="float" office:value="698.421529261301" calcext:value-type="float">
            <text:p>698,42152926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10];4)" office:value-type="string" office:string-value="2012" calcext:value-type="string">
            <text:p>2012</text:p>
          </table:table-cell>
          <table:table-cell office:value-type="string" calcext:value-type="string">
            <text:p>CITOXLAB SCANTOX A/S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93" calcext:value-type="float">
            <text:p>0,133930</text:p>
          </table:table-cell>
          <table:table-cell office:value-type="float" office:value="10595.8300907627" calcext:value-type="float">
            <text:p>10595,83009076</text:p>
          </table:table-cell>
          <table:table-cell office:value-type="float" office:value="518.574911349721" calcext:value-type="float">
            <text:p>518,57491135</text:p>
          </table:table-cell>
          <table:table-cell office:value-type="float" office:value="10077.255179413" calcext:value-type="float">
            <text:p>10077,25517941</text:p>
          </table:table-cell>
          <table:table-cell office:value-type="float" office:value="0" calcext:value-type="float">
            <text:p>0,00000000</text:p>
          </table:table-cell>
          <table:table-cell office:value-type="float" office:value="4050.29505915244" calcext:value-type="float">
            <text:p>4050,29505915</text:p>
          </table:table-cell>
          <table:table-cell office:value-type="float" office:value="109.822166143278" calcext:value-type="float">
            <text:p>109,82216614</text:p>
          </table:table-cell>
          <table:table-cell office:value-type="float" office:value="1074.38221561143" calcext:value-type="float">
            <text:p>1074,38221561</text:p>
          </table:table-cell>
          <table:table-cell office:value-type="float" office:value="2866.09067739773" calcext:value-type="float">
            <text:p>2866,09067740</text:p>
          </table:table-cell>
          <table:table-cell office:value-type="float" office:value="1.87501259269011" calcext:value-type="float">
            <text:p>1,87501259</text:p>
          </table:table-cell>
          <table:table-cell office:value-type="float" office:value="4096.09893820245" calcext:value-type="float">
            <text:p>4096,09893820</text:p>
          </table:table-cell>
          <table:table-cell office:value-type="float" office:value="5681.68994426374" calcext:value-type="float">
            <text:p>5681,68994426</text:p>
          </table:table-cell>
          <table:table-cell office:value-type="float" office:value="6758.34896088058" calcext:value-type="float">
            <text:p>6758,34896088</text:p>
          </table:table-cell>
          <table:table-cell office:value-type="float" office:value="-1076.65901661684" calcext:value-type="float">
            <text:p>-1076,65901662</text:p>
          </table:table-cell>
          <table:table-cell office:value-type="float" office:value="421.476044942555" calcext:value-type="float">
            <text:p>421,47604494</text:p>
          </table:table-cell>
          <table:table-cell office:value-type="float" office:value="4868.73805586168" calcext:value-type="float">
            <text:p>4868,73805586</text:p>
          </table:table-cell>
          <table:table-cell office:value-type="string" calcext:value-type="string">
            <text:p>n.a.</text:p>
          </table:table-cell>
          <table:table-cell office:value-type="float" office:value="431.654684731444" calcext:value-type="float">
            <text:p>431,65468473</text:p>
          </table:table-cell>
          <table:table-cell office:value-type="string" calcext:value-type="string">
            <text:p>n.a.</text:p>
          </table:table-cell>
          <table:table-cell office:value-type="float" office:value="142" calcext:value-type="float">
            <text:p>142,00000000</text:p>
          </table:table-cell>
          <table:table-cell office:value-type="float" office:value="12932.0957812546" calcext:value-type="float">
            <text:p>12932,09578125</text:p>
          </table:table-cell>
          <table:table-cell office:value-type="string" calcext:value-type="string">
            <text:p>n.a.</text:p>
          </table:table-cell>
          <table:table-cell office:value-type="float" office:value="3879.66891321764" calcext:value-type="float">
            <text:p>3879,66891322</text:p>
          </table:table-cell>
          <table:table-cell office:value-type="float" office:value="9052.42686803693" calcext:value-type="float">
            <text:p>9052,42686804</text:p>
          </table:table-cell>
          <table:table-cell office:value-type="float" office:value="8948.76545755535" calcext:value-type="float">
            <text:p>8948,76545756</text:p>
          </table:table-cell>
          <table:table-cell office:value-type="float" office:value="103.661410481582" calcext:value-type="float">
            <text:p>103,66141048</text:p>
          </table:table-cell>
          <table:table-cell office:value-type="float" office:value="90.5363223327509" calcext:value-type="float">
            <text:p>90,53632233</text:p>
          </table:table-cell>
          <table:table-cell office:value-type="float" office:value="299.064508534072" calcext:value-type="float">
            <text:p>299,06450853</text:p>
          </table:table-cell>
          <table:table-cell office:value-type="float" office:value="-208.528186201321" calcext:value-type="float">
            <text:p>-208,52818620</text:p>
          </table:table-cell>
          <table:table-cell office:value-type="float" office:value="-104.86677571974" calcext:value-type="float">
            <text:p>-104,86677572</text:p>
          </table:table-cell>
          <table:table-cell office:value-type="float" office:value="-21.0269269323105" calcext:value-type="float">
            <text:p>-21,02692693</text:p>
          </table:table-cell>
          <table:table-cell office:value-type="float" office:value="-83.8398487874291" calcext:value-type="float">
            <text:p>-83,83984879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83.8398487874291" calcext:value-type="float">
            <text:p>-83,83984879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7882.2850807274" calcext:value-type="float">
            <text:p>7882,28508073</text:p>
          </table:table-cell>
          <table:table-cell office:value-type="float" office:value="1066.48037682795" calcext:value-type="float">
            <text:p>1066,48037683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982.640528040522" calcext:value-type="float">
            <text:p>982,64052804</text:p>
          </table:table-cell>
          <table:table-cell office:value-type="string" calcext:value-type="string">
            <text:p>n.a.</text:p>
          </table:table-cell>
          <table:table-cell office:value-type="float" office:value="1170.14178730953" calcext:value-type="float">
            <text:p>1170,14178731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11];4)" office:value-type="string" office:string-value="2011" calcext:value-type="string">
            <text:p>2011</text:p>
          </table:table-cell>
          <table:table-cell office:value-type="string" calcext:value-type="string">
            <text:p>CITOXLAB SCANTOX A/S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451" calcext:value-type="float">
            <text:p>0,134510</text:p>
          </table:table-cell>
          <table:table-cell office:value-type="float" office:value="11647.4713579623" calcext:value-type="float">
            <text:p>11647,47135796</text:p>
          </table:table-cell>
          <table:table-cell office:value-type="float" office:value="601.272629288503" calcext:value-type="float">
            <text:p>601,27262929</text:p>
          </table:table-cell>
          <table:table-cell office:value-type="float" office:value="11046.1987286738" calcext:value-type="float">
            <text:p>11046,19872867</text:p>
          </table:table-cell>
          <table:table-cell office:value-type="float" office:value="0" calcext:value-type="float">
            <text:p>0,00000000</text:p>
          </table:table-cell>
          <table:table-cell office:value-type="float" office:value="4020.72486847039" calcext:value-type="float">
            <text:p>4020,72486847</text:p>
          </table:table-cell>
          <table:table-cell office:value-type="float" office:value="106.399697934498" calcext:value-type="float">
            <text:p>106,39969793</text:p>
          </table:table-cell>
          <table:table-cell office:value-type="float" office:value="808.422483674251" calcext:value-type="float">
            <text:p>808,42248367</text:p>
          </table:table-cell>
          <table:table-cell office:value-type="float" office:value="3105.90268686164" calcext:value-type="float">
            <text:p>3105,90268686</text:p>
          </table:table-cell>
          <table:table-cell office:value-type="float" office:value="4.84246412849801" calcext:value-type="float">
            <text:p>4,84246413</text:p>
          </table:table-cell>
          <table:table-cell office:value-type="float" office:value="4198.28188651532" calcext:value-type="float">
            <text:p>4198,28188652</text:p>
          </table:table-cell>
          <table:table-cell office:value-type="float" office:value="6339.59262155865" calcext:value-type="float">
            <text:p>6339,59262156</text:p>
          </table:table-cell>
          <table:table-cell office:value-type="float" office:value="6088.72607712396" calcext:value-type="float">
            <text:p>6088,72607712</text:p>
          </table:table-cell>
          <table:table-cell office:value-type="float" office:value="250.866544434689" calcext:value-type="float">
            <text:p>250,86654443</text:p>
          </table:table-cell>
          <table:table-cell office:value-type="float" office:value="444.296083789692" calcext:value-type="float">
            <text:p>444,29608379</text:p>
          </table:table-cell>
          <table:table-cell office:value-type="float" office:value="5130.18720546627" calcext:value-type="float">
            <text:p>5130,18720547</text:p>
          </table:table-cell>
          <table:table-cell office:value-type="string" calcext:value-type="string">
            <text:p>n.a.</text:p>
          </table:table-cell>
          <table:table-cell office:value-type="float" office:value="784.882727494053" calcext:value-type="float">
            <text:p>784,88272749</text:p>
          </table:table-cell>
          <table:table-cell office:value-type="string" calcext:value-type="string">
            <text:p>n.a.</text:p>
          </table:table-cell>
          <table:table-cell office:value-type="float" office:value="152" calcext:value-type="float">
            <text:p>152,00000000</text:p>
          </table:table-cell>
          <table:table-cell office:value-type="float" office:value="12047.5127001332" calcext:value-type="float">
            <text:p>12047,51270013</text:p>
          </table:table-cell>
          <table:table-cell office:value-type="string" calcext:value-type="string">
            <text:p>n.a.</text:p>
          </table:table-cell>
          <table:table-cell office:value-type="float" office:value="4424.26354584523" calcext:value-type="float">
            <text:p>4424,26354585</text:p>
          </table:table-cell>
          <table:table-cell office:value-type="float" office:value="7623.24915428799" calcext:value-type="float">
            <text:p>7623,24915429</text:p>
          </table:table-cell>
          <table:table-cell office:value-type="float" office:value="9316.63195744526" calcext:value-type="float">
            <text:p>9316,63195745</text:p>
          </table:table-cell>
          <table:table-cell office:value-type="float" office:value="-1693.38280315726" calcext:value-type="float">
            <text:p>-1693,38280316</text:p>
          </table:table-cell>
          <table:table-cell office:value-type="float" office:value="122.003193459658" calcext:value-type="float">
            <text:p>122,00319346</text:p>
          </table:table-cell>
          <table:table-cell office:value-type="float" office:value="301.577904891459" calcext:value-type="float">
            <text:p>301,57790489</text:p>
          </table:table-cell>
          <table:table-cell office:value-type="float" office:value="-179.574711431801" calcext:value-type="float">
            <text:p>-179,57471143</text:p>
          </table:table-cell>
          <table:table-cell office:value-type="float" office:value="-1872.82300169661" calcext:value-type="float">
            <text:p>-1872,82300170</text:p>
          </table:table-cell>
          <table:table-cell office:value-type="float" office:value="-472.274765421014" calcext:value-type="float">
            <text:p>-472,27476542</text:p>
          </table:table-cell>
          <table:table-cell office:value-type="float" office:value="-1400.54823627559" calcext:value-type="float">
            <text:p>-1400,54823628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1400.54823627559" calcext:value-type="float">
            <text:p>-1400,54823628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8083.14873360285" calcext:value-type="float">
            <text:p>8083,14873360</text:p>
          </table:table-cell>
          <table:table-cell office:value-type="float" office:value="1233.48322384241" calcext:value-type="float">
            <text:p>1233,48322384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-167.065012433181" calcext:value-type="float">
            <text:p>-167,06501243</text:p>
          </table:table-cell>
          <table:table-cell office:value-type="string" calcext:value-type="string">
            <text:p>n.a.</text:p>
          </table:table-cell>
          <table:table-cell office:value-type="float" office:value="-459.899579314853" calcext:value-type="float">
            <text:p>-459,89957931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12];4)" office:value-type="string" office:string-value="2010" calcext:value-type="string">
            <text:p>2010</text:p>
          </table:table-cell>
          <table:table-cell office:value-type="string" calcext:value-type="string">
            <text:p>CITOXLAB SCANTOX A/S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26" calcext:value-type="float">
            <text:p>0,133260</text:p>
          </table:table-cell>
          <table:table-cell office:value-type="float" office:value="12567.0127611446" calcext:value-type="float">
            <text:p>12567,01276114</text:p>
          </table:table-cell>
          <table:table-cell office:value-type="float" office:value="563.698545959742" calcext:value-type="float">
            <text:p>563,69854596</text:p>
          </table:table-cell>
          <table:table-cell office:value-type="float" office:value="12003.3142151848" calcext:value-type="float">
            <text:p>12003,31421518</text:p>
          </table:table-cell>
          <table:table-cell office:value-type="float" office:value="0" calcext:value-type="float">
            <text:p>0,00000000</text:p>
          </table:table-cell>
          <table:table-cell office:value-type="float" office:value="5236.79947058628" calcext:value-type="float">
            <text:p>5236,79947059</text:p>
          </table:table-cell>
          <table:table-cell office:value-type="float" office:value="123.667198735376" calcext:value-type="float">
            <text:p>123,66719874</text:p>
          </table:table-cell>
          <table:table-cell office:value-type="float" office:value="1760.25865096507" calcext:value-type="float">
            <text:p>1760,25865097</text:p>
          </table:table-cell>
          <table:table-cell office:value-type="float" office:value="3352.87362088584" calcext:value-type="float">
            <text:p>3352,87362089</text:p>
          </table:table-cell>
          <table:table-cell office:value-type="float" office:value="3.3315516900694" calcext:value-type="float">
            <text:p>3,33155169</text:p>
          </table:table-cell>
          <table:table-cell office:value-type="float" office:value="4845.00899183412" calcext:value-type="float">
            <text:p>4845,00899183</text:p>
          </table:table-cell>
          <table:table-cell office:value-type="float" office:value="7357.13222821405" calcext:value-type="float">
            <text:p>7357,13222821</text:p>
          </table:table-cell>
          <table:table-cell office:value-type="float" office:value="6441.75508585058" calcext:value-type="float">
            <text:p>6441,75508585</text:p>
          </table:table-cell>
          <table:table-cell office:value-type="float" office:value="915.377142363467" calcext:value-type="float">
            <text:p>915,37714236</text:p>
          </table:table-cell>
          <table:table-cell office:value-type="float" office:value="933.234259422239" calcext:value-type="float">
            <text:p>933,23425942</text:p>
          </table:table-cell>
          <table:table-cell office:value-type="float" office:value="5601.67101168268" calcext:value-type="float">
            <text:p>5601,67101168</text:p>
          </table:table-cell>
          <table:table-cell office:value-type="string" calcext:value-type="string">
            <text:p>n.a.</text:p>
          </table:table-cell>
          <table:table-cell office:value-type="float" office:value="655.382848470452" calcext:value-type="float">
            <text:p>655,38284847</text:p>
          </table:table-cell>
          <table:table-cell office:value-type="string" calcext:value-type="string">
            <text:p>n.a.</text:p>
          </table:table-cell>
          <table:table-cell office:value-type="float" office:value="176" calcext:value-type="float">
            <text:p>176,00000000</text:p>
          </table:table-cell>
          <table:table-cell office:value-type="float" office:value="15242.3820303379" calcext:value-type="float">
            <text:p>15242,38203034</text:p>
          </table:table-cell>
          <table:table-cell office:value-type="string" calcext:value-type="string">
            <text:p>n.a.</text:p>
          </table:table-cell>
          <table:table-cell office:value-type="float" office:value="3285.84280088164" calcext:value-type="float">
            <text:p>3285,84280088</text:p>
          </table:table-cell>
          <table:table-cell office:value-type="float" office:value="11956.5392294563" calcext:value-type="float">
            <text:p>11956,53922946</text:p>
          </table:table-cell>
          <table:table-cell office:value-type="float" office:value="13009.1763014506" calcext:value-type="float">
            <text:p>13009,17630145</text:p>
          </table:table-cell>
          <table:table-cell office:value-type="float" office:value="-1052.63707199433" calcext:value-type="float">
            <text:p>-1052,63707199</text:p>
          </table:table-cell>
          <table:table-cell office:value-type="float" office:value="153.118115675589" calcext:value-type="float">
            <text:p>153,11811568</text:p>
          </table:table-cell>
          <table:table-cell office:value-type="float" office:value="363.139134217564" calcext:value-type="float">
            <text:p>363,13913422</text:p>
          </table:table-cell>
          <table:table-cell office:value-type="float" office:value="-210.021018541975" calcext:value-type="float">
            <text:p>-210,02101854</text:p>
          </table:table-cell>
          <table:table-cell office:value-type="float" office:value="-1262.6580905363" calcext:value-type="float">
            <text:p>-1262,65809054</text:p>
          </table:table-cell>
          <table:table-cell office:value-type="float" office:value="-313.432383001729" calcext:value-type="float">
            <text:p>-313,43238300</text:p>
          </table:table-cell>
          <table:table-cell office:value-type="float" office:value="-949.225707534572" calcext:value-type="float">
            <text:p>-949,22570753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949.225707534572" calcext:value-type="float">
            <text:p>-949,22570753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8698.01515243318" calcext:value-type="float">
            <text:p>8698,01515243</text:p>
          </table:table-cell>
          <table:table-cell office:value-type="float" office:value="1253.72953200692" calcext:value-type="float">
            <text:p>1253,72953201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304.503824472343" calcext:value-type="float">
            <text:p>304,50382447</text:p>
          </table:table-cell>
          <table:table-cell office:value-type="string" calcext:value-type="string">
            <text:p>n.a.</text:p>
          </table:table-cell>
          <table:table-cell office:value-type="float" office:value="201.092460012589" calcext:value-type="float">
            <text:p>201,09246001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13];4)" office:value-type="string" office:string-value="2009" calcext:value-type="string">
            <text:p>2009</text:p>
          </table:table-cell>
          <table:table-cell office:value-type="string" calcext:value-type="string">
            <text:p>CITOXLAB SCANTOX A/S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75" calcext:value-type="float">
            <text:p>0,133750</text:p>
          </table:table-cell>
          <table:table-cell office:value-type="float" office:value="13371.7897499072" calcext:value-type="float">
            <text:p>13371,78974991</text:p>
          </table:table-cell>
          <table:table-cell office:value-type="float" office:value="0" calcext:value-type="float">
            <text:p>0,00000000</text:p>
          </table:table-cell>
          <table:table-cell office:value-type="float" office:value="13371.7897499072" calcext:value-type="float">
            <text:p>13371,78974991</text:p>
          </table:table-cell>
          <table:table-cell office:value-type="float" office:value="0" calcext:value-type="float">
            <text:p>0,00000000</text:p>
          </table:table-cell>
          <table:table-cell office:value-type="float" office:value="6633.26583018834" calcext:value-type="float">
            <text:p>6633,26583019</text:p>
          </table:table-cell>
          <table:table-cell office:value-type="float" office:value="176.544699085584" calcext:value-type="float">
            <text:p>176,54469909</text:p>
          </table:table-cell>
          <table:table-cell office:value-type="float" office:value="2513.48828023892" calcext:value-type="float">
            <text:p>2513,48828024</text:p>
          </table:table-cell>
          <table:table-cell office:value-type="float" office:value="3943.23285086383" calcext:value-type="float">
            <text:p>3943,23285086</text:p>
          </table:table-cell>
          <table:table-cell office:value-type="float" office:value="9.36221889090216" calcext:value-type="float">
            <text:p>9,36221889</text:p>
          </table:table-cell>
          <table:table-cell office:value-type="float" office:value="5815.2753910918" calcext:value-type="float">
            <text:p>5815,27539109</text:p>
          </table:table-cell>
          <table:table-cell office:value-type="float" office:value="8189.53410182459" calcext:value-type="float">
            <text:p>8189,53410182</text:p>
          </table:table-cell>
          <table:table-cell office:value-type="float" office:value="6683.5543202309" calcext:value-type="float">
            <text:p>6683,55432023</text:p>
          </table:table-cell>
          <table:table-cell office:value-type="float" office:value="1505.97978159369" calcext:value-type="float">
            <text:p>1505,97978159</text:p>
          </table:table-cell>
          <table:table-cell office:value-type="float" office:value="1251.193681777" calcext:value-type="float">
            <text:p>1251,19368178</text:p>
          </table:table-cell>
          <table:table-cell office:value-type="float" office:value="6000.2460871792" calcext:value-type="float">
            <text:p>6000,24608718</text:p>
          </table:table-cell>
          <table:table-cell office:value-type="string" calcext:value-type="string">
            <text:p>n.a.</text:p>
          </table:table-cell>
          <table:table-cell office:value-type="float" office:value="584.603696744762" calcext:value-type="float">
            <text:p>584,60369674</text:p>
          </table:table-cell>
          <table:table-cell office:value-type="string" calcext:value-type="string">
            <text:p>n.a.</text:p>
          </table:table-cell>
          <table:table-cell office:value-type="float" office:value="174" calcext:value-type="float">
            <text:p>174,00000000</text:p>
          </table:table-cell>
          <table:table-cell office:value-type="float" office:value="13730.2289874446" calcext:value-type="float">
            <text:p>13730,22898744</text:p>
          </table:table-cell>
          <table:table-cell office:value-type="string" calcext:value-type="string">
            <text:p>n.a.</text:p>
          </table:table-cell>
          <table:table-cell office:value-type="float" office:value="2611.65783260924" calcext:value-type="float">
            <text:p>2611,65783261</text:p>
          </table:table-cell>
          <table:table-cell office:value-type="float" office:value="11118.5711548354" calcext:value-type="float">
            <text:p>11118,57115484</text:p>
          </table:table-cell>
          <table:table-cell office:value-type="float" office:value="11911.4173489107" calcext:value-type="float">
            <text:p>11911,41734891</text:p>
          </table:table-cell>
          <table:table-cell office:value-type="float" office:value="-792.846194075257" calcext:value-type="float">
            <text:p>-792,84619408</text:p>
          </table:table-cell>
          <table:table-cell office:value-type="float" office:value="262.008382961105" calcext:value-type="float">
            <text:p>262,00838296</text:p>
          </table:table-cell>
          <table:table-cell office:value-type="float" office:value="692.402959974293" calcext:value-type="float">
            <text:p>692,40295997</text:p>
          </table:table-cell>
          <table:table-cell office:value-type="float" office:value="-430.394577013188" calcext:value-type="float">
            <text:p>-430,39457701</text:p>
          </table:table-cell>
          <table:table-cell office:value-type="float" office:value="-1223.24077108845" calcext:value-type="float">
            <text:p>-1223,24077109</text:p>
          </table:table-cell>
          <table:table-cell office:value-type="float" office:value="-303.202146081074" calcext:value-type="float">
            <text:p>-303,20214608</text:p>
          </table:table-cell>
          <table:table-cell office:value-type="float" office:value="-920.038625007371" calcext:value-type="float">
            <text:p>-920,03862501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920.038625007371" calcext:value-type="float">
            <text:p>-920,03862501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8552.25321085497" calcext:value-type="float">
            <text:p>8552,25321085</text:p>
          </table:table-cell>
          <table:table-cell office:value-type="float" office:value="1210.80239456196" calcext:value-type="float">
            <text:p>1210,80239456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90.76376955459" calcext:value-type="float">
            <text:p>290,76376955</text:p>
          </table:table-cell>
          <table:table-cell office:value-type="string" calcext:value-type="string">
            <text:p>n.a.</text:p>
          </table:table-cell>
          <table:table-cell office:value-type="float" office:value="417.956200486704" calcext:value-type="float">
            <text:p>417,95620049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14];4)" office:value-type="string" office:string-value="2012" calcext:value-type="string">
            <text:p>2012</text:p>
          </table:table-cell>
          <table:table-cell office:value-type="string" calcext:value-type="string">
            <text:p>ARTELIA DENMARK APS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93" calcext:value-type="float">
            <text:p>0,133930</text:p>
          </table:table-cell>
          <table:table-cell office:value-type="float" office:value="8.16969772529261" calcext:value-type="float">
            <text:p>8,16969773</text:p>
          </table:table-cell>
          <table:table-cell office:value-type="float" office:value="0" calcext:value-type="float">
            <text:p>0,00000000</text:p>
          </table:table-cell>
          <table:table-cell office:value-type="float" office:value="8.16969772529261" calcext:value-type="float">
            <text:p>8,16969773</text:p>
          </table:table-cell>
          <table:table-cell office:value-type="float" office:value="0" calcext:value-type="float">
            <text:p>0,00000000</text:p>
          </table:table-cell>
          <table:table-cell office:value-type="float" office:value="1420.85775684638" calcext:value-type="float">
            <text:p>1420,85775685</text:p>
          </table:table-cell>
          <table:table-cell office:value-type="string" calcext:value-type="string">
            <text:p>n.a.</text:p>
          </table:table-cell>
          <table:table-cell office:value-type="float" office:value="1055.23030127181" calcext:value-type="float">
            <text:p>1055,23030127</text:p>
          </table:table-cell>
          <table:table-cell office:value-type="string" calcext:value-type="string">
            <text:p>n.a.</text:p>
          </table:table-cell>
          <table:table-cell office:value-type="float" office:value="231.965843609948" calcext:value-type="float">
            <text:p>231,96584361</text:p>
          </table:table-cell>
          <table:table-cell office:value-type="float" office:value="270.403601760095" calcext:value-type="float">
            <text:p>270,40360176</text:p>
          </table:table-cell>
          <table:table-cell office:value-type="float" office:value="0.669647354532181" calcext:value-type="float">
            <text:p>0,66964735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0.669647354532181" calcext:value-type="float">
            <text:p>0,66964735</text:p>
          </table:table-cell>
          <table:table-cell office:value-type="float" office:value="1157.68634651523" calcext:value-type="float">
            <text:p>1157,68634652</text:p>
          </table:table-cell>
          <table:table-cell office:value-type="string" calcext:value-type="string">
            <text:p>n.a.</text:p>
          </table:table-cell>
          <table:table-cell office:value-type="float" office:value="975.274407140668" calcext:value-type="float">
            <text:p>975,27440714</text:p>
          </table:table-cell>
          <table:table-cell office:value-type="string" calcext:value-type="string">
            <text:p>n.a.</text:p>
          </table:table-cell>
          <table:table-cell office:value-type="float" office:value="4" calcext:value-type="float">
            <text:p>4,00000000</text:p>
          </table:table-cell>
          <table:table-cell office:value-type="float" office:value="7668.39971568982" calcext:value-type="float">
            <text:p>7668,39971569</text:p>
          </table:table-cell>
          <table:table-cell office:value-type="string" calcext:value-type="string">
            <text:p>n.a.</text:p>
          </table:table-cell>
          <table:table-cell office:value-type="float" office:value="7116.34243661349" calcext:value-type="float">
            <text:p>7116,34243661</text:p>
          </table:table-cell>
          <table:table-cell office:value-type="float" office:value="552.05727907633" calcext:value-type="float">
            <text:p>552,05727908</text:p>
          </table:table-cell>
          <table:table-cell office:value-type="float" office:value="286.207279327054" calcext:value-type="float">
            <text:p>286,20727933</text:p>
          </table:table-cell>
          <table:table-cell office:value-type="float" office:value="265.849999749276" calcext:value-type="float">
            <text:p>265,84999975</text:p>
          </table:table-cell>
          <table:table-cell office:value-type="float" office:value="1.33929470906436" calcext:value-type="float">
            <text:p>1,33929471</text:p>
          </table:table-cell>
          <table:table-cell office:value-type="float" office:value="4.15181359809952" calcext:value-type="float">
            <text:p>4,15181360</text:p>
          </table:table-cell>
          <table:table-cell office:value-type="float" office:value="-2.81251888903516" calcext:value-type="float">
            <text:p>-2,81251889</text:p>
          </table:table-cell>
          <table:table-cell office:value-type="float" office:value="263.037480860241" calcext:value-type="float">
            <text:p>263,03748086</text:p>
          </table:table-cell>
          <table:table-cell office:value-type="float" office:value="67.0986649241245" calcext:value-type="float">
            <text:p>67,09866492</text:p>
          </table:table-cell>
          <table:table-cell office:value-type="float" office:value="195.938815936116" calcext:value-type="float">
            <text:p>195,93881594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95.938815936116" calcext:value-type="float">
            <text:p>195,93881594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83.662619379832" calcext:value-type="float">
            <text:p>283,66261938</text:p>
          </table:table-cell>
          <table:table-cell office:value-type="float" office:value="2.54465994722229" calcext:value-type="float">
            <text:p>2,54465995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98.483475883338" calcext:value-type="float">
            <text:p>198,48347588</text:p>
          </table:table-cell>
          <table:table-cell office:value-type="string" calcext:value-type="string">
            <text:p>n.a.</text:p>
          </table:table-cell>
          <table:table-cell office:value-type="float" office:value="268.394659696498" calcext:value-type="float">
            <text:p>268,39465970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15];4)" office:value-type="string" office:string-value="2011" calcext:value-type="string">
            <text:p>2011</text:p>
          </table:table-cell>
          <table:table-cell office:value-type="string" calcext:value-type="string">
            <text:p>ARTELIA DENMARK APS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451" calcext:value-type="float">
            <text:p>0,134510</text:p>
          </table:table-cell>
          <table:table-cell office:value-type="float" office:value="9.55041536453774" calcext:value-type="float">
            <text:p>9,55041536</text:p>
          </table:table-cell>
          <table:table-cell office:value-type="float" office:value="0" calcext:value-type="float">
            <text:p>0,00000000</text:p>
          </table:table-cell>
          <table:table-cell office:value-type="float" office:value="9.55041536453774" calcext:value-type="float">
            <text:p>9,55041536</text:p>
          </table:table-cell>
          <table:table-cell office:value-type="float" office:value="0" calcext:value-type="float">
            <text:p>0,00000000</text:p>
          </table:table-cell>
          <table:table-cell office:value-type="float" office:value="3427.7920385143" calcext:value-type="float">
            <text:p>3427,79203851</text:p>
          </table:table-cell>
          <table:table-cell office:value-type="string" calcext:value-type="string">
            <text:p>n.a.</text:p>
          </table:table-cell>
          <table:table-cell office:value-type="float" office:value="2932.78459426784" calcext:value-type="float">
            <text:p>2932,78459427</text:p>
          </table:table-cell>
          <table:table-cell office:value-type="string" calcext:value-type="string">
            <text:p>n.a.</text:p>
          </table:table-cell>
          <table:table-cell office:value-type="float" office:value="332.650383049322" calcext:value-type="float">
            <text:p>332,65038305</text:p>
          </table:table-cell>
          <table:table-cell office:value-type="float" office:value="74.7891682068026" calcext:value-type="float">
            <text:p>74,78916821</text:p>
          </table:table-cell>
          <table:table-cell office:value-type="float" office:value="184.551688452758" calcext:value-type="float">
            <text:p>184,55168845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0.538051569833112" calcext:value-type="float">
            <text:p>0,53805157</text:p>
          </table:table-cell>
          <table:table-cell office:value-type="float" office:value="3178.00159721928" calcext:value-type="float">
            <text:p>3178,00159722</text:p>
          </table:table-cell>
          <table:table-cell office:value-type="string" calcext:value-type="string">
            <text:p>n.a.</text:p>
          </table:table-cell>
          <table:table-cell office:value-type="float" office:value="2838.89459533196" calcext:value-type="float">
            <text:p>2838,89459533</text:p>
          </table:table-cell>
          <table:table-cell office:value-type="string" calcext:value-type="string">
            <text:p>n.a.</text:p>
          </table:table-cell>
          <table:table-cell office:value-type="float" office:value="2" calcext:value-type="float">
            <text:p>2,00000000</text:p>
          </table:table-cell>
          <table:table-cell office:value-type="float" office:value="10176.572878931" calcext:value-type="float">
            <text:p>10176,57287893</text:p>
          </table:table-cell>
          <table:table-cell office:value-type="string" calcext:value-type="string">
            <text:p>n.a.</text:p>
          </table:table-cell>
          <table:table-cell office:value-type="float" office:value="9574.62768518023" calcext:value-type="float">
            <text:p>9574,62768518</text:p>
          </table:table-cell>
          <table:table-cell office:value-type="float" office:value="601.945193750794" calcext:value-type="float">
            <text:p>601,94519375</text:p>
          </table:table-cell>
          <table:table-cell office:value-type="float" office:value="421.966943641618" calcext:value-type="float">
            <text:p>421,96694364</text:p>
          </table:table-cell>
          <table:table-cell office:value-type="float" office:value="179.978250109176" calcext:value-type="float">
            <text:p>179,97825011</text:p>
          </table:table-cell>
          <table:table-cell office:value-type="float" office:value="12.5096989986199" calcext:value-type="float">
            <text:p>12,50969900</text:p>
          </table:table-cell>
          <table:table-cell office:value-type="float" office:value="29.3238105559046" calcext:value-type="float">
            <text:p>29,32381056</text:p>
          </table:table-cell>
          <table:table-cell office:value-type="float" office:value="-16.8141115572848" calcext:value-type="float">
            <text:p>-16,81411156</text:p>
          </table:table-cell>
          <table:table-cell office:value-type="float" office:value="163.164138551891" calcext:value-type="float">
            <text:p>163,16413855</text:p>
          </table:table-cell>
          <table:table-cell office:value-type="float" office:value="40.7574064148583" calcext:value-type="float">
            <text:p>40,75740641</text:p>
          </table:table-cell>
          <table:table-cell office:value-type="float" office:value="122.406732137033" calcext:value-type="float">
            <text:p>122,40673214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22.406732137033" calcext:value-type="float">
            <text:p>122,40673214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34.243866673362" calcext:value-type="float">
            <text:p>134,24386667</text:p>
          </table:table-cell>
          <table:table-cell office:value-type="float" office:value="0.269025784916556" calcext:value-type="float">
            <text:p>0,26902578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22.67575792195" calcext:value-type="float">
            <text:p>122,67575792</text:p>
          </table:table-cell>
          <table:table-cell office:value-type="string" calcext:value-type="string">
            <text:p>n.a.</text:p>
          </table:table-cell>
          <table:table-cell office:value-type="float" office:value="180.247275894093" calcext:value-type="float">
            <text:p>180,24727589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16];4)" office:value-type="string" office:string-value="2010" calcext:value-type="string">
            <text:p>2010</text:p>
          </table:table-cell>
          <table:table-cell office:value-type="string" calcext:value-type="string">
            <text:p>ARTELIA DENMARK APS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26" calcext:value-type="float">
            <text:p>0,133260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742.5347959739" calcext:value-type="float">
            <text:p>1742,53479597</text:p>
          </table:table-cell>
          <table:table-cell office:value-type="string" calcext:value-type="string">
            <text:p>n.a.</text:p>
          </table:table-cell>
          <table:table-cell office:value-type="float" office:value="1368.73469634811" calcext:value-type="float">
            <text:p>1368,73469635</text:p>
          </table:table-cell>
          <table:table-cell office:value-type="string" calcext:value-type="string">
            <text:p>n.a.</text:p>
          </table:table-cell>
          <table:table-cell office:value-type="float" office:value="247.334397470752" calcext:value-type="float">
            <text:p>247,33439747</text:p>
          </table:table-cell>
          <table:table-cell office:value-type="float" office:value="-47.1747719313826" calcext:value-type="float">
            <text:p>-47,17477193</text:p>
          </table:table-cell>
          <table:table-cell office:value-type="float" office:value="296.508100416176" calcext:value-type="float">
            <text:p>296,50810042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493.33472955671" calcext:value-type="float">
            <text:p>1493,33472956</text:p>
          </table:table-cell>
          <table:table-cell office:value-type="string" calcext:value-type="string">
            <text:p>n.a.</text:p>
          </table:table-cell>
          <table:table-cell office:value-type="float" office:value="1396.58646847709" calcext:value-type="float">
            <text:p>1396,58646848</text:p>
          </table:table-cell>
          <table:table-cell office:value-type="string" calcext:value-type="string">
            <text:p>n.a.</text:p>
          </table:table-cell>
          <table:table-cell office:value-type="float" office:value="1" calcext:value-type="float">
            <text:p>1,00000000</text:p>
          </table:table-cell>
          <table:table-cell office:value-type="float" office:value="6164.83650937201" calcext:value-type="float">
            <text:p>6164,83650937</text:p>
          </table:table-cell>
          <table:table-cell office:value-type="string" calcext:value-type="string">
            <text:p>n.a.</text:p>
          </table:table-cell>
          <table:table-cell office:value-type="float" office:value="5654.84257665619" calcext:value-type="float">
            <text:p>5654,84257666</text:p>
          </table:table-cell>
          <table:table-cell office:value-type="float" office:value="509.993932715823" calcext:value-type="float">
            <text:p>509,99393272</text:p>
          </table:table-cell>
          <table:table-cell office:value-type="float" office:value="366.337423840031" calcext:value-type="float">
            <text:p>366,33742384</text:p>
          </table:table-cell>
          <table:table-cell office:value-type="float" office:value="143.656508875792" calcext:value-type="float">
            <text:p>143,65650888</text:p>
          </table:table-cell>
          <table:table-cell office:value-type="float" office:value="0.932834473219431" calcext:value-type="float">
            <text:p>0,93283447</text:p>
          </table:table-cell>
          <table:table-cell office:value-type="float" office:value="14.6588274363053" calcext:value-type="float">
            <text:p>14,65882744</text:p>
          </table:table-cell>
          <table:table-cell office:value-type="float" office:value="-13.7259929630859" calcext:value-type="float">
            <text:p>-13,72599296</text:p>
          </table:table-cell>
          <table:table-cell office:value-type="float" office:value="129.930515912706" calcext:value-type="float">
            <text:p>129,93051591</text:p>
          </table:table-cell>
          <table:table-cell office:value-type="float" office:value="32.5159444950773" calcext:value-type="float">
            <text:p>32,51594450</text:p>
          </table:table-cell>
          <table:table-cell office:value-type="float" office:value="97.4145714176291" calcext:value-type="float">
            <text:p>97,41457142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97.5478334852319" calcext:value-type="float">
            <text:p>97,54783349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76.3591647363906" calcext:value-type="float">
            <text:p>76,35916474</text:p>
          </table:table-cell>
          <table:table-cell table:number-columns-repeated="6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17];4)" office:value-type="string" office:string-value="2009" calcext:value-type="string">
            <text:p>2009</text:p>
          </table:table-cell>
          <table:table-cell office:value-type="string" calcext:value-type="string">
            <text:p>ARTELIA DENMARK APS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75" calcext:value-type="float">
            <text:p>0,133750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204.91757125911" calcext:value-type="float">
            <text:p>1204,91757126</text:p>
          </table:table-cell>
          <table:table-cell office:value-type="string" calcext:value-type="string">
            <text:p>n.a.</text:p>
          </table:table-cell>
          <table:table-cell office:value-type="float" office:value="499.140012869241" calcext:value-type="float">
            <text:p>499,14001287</text:p>
          </table:table-cell>
          <table:table-cell office:value-type="string" calcext:value-type="string">
            <text:p>n.a.</text:p>
          </table:table-cell>
          <table:table-cell office:value-type="float" office:value="594.367153588131" calcext:value-type="float">
            <text:p>594,36715359</text:p>
          </table:table-cell>
          <table:table-cell office:value-type="float" office:value="-145.248138793139" calcext:value-type="float">
            <text:p>-145,24813879</text:p>
          </table:table-cell>
          <table:table-cell office:value-type="float" office:value="144.311916904049" calcext:value-type="float">
            <text:p>144,3119169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205.98753913235" calcext:value-type="float">
            <text:p>1205,98753913</text:p>
          </table:table-cell>
          <table:table-cell office:value-type="string" calcext:value-type="string">
            <text:p>n.a.</text:p>
          </table:table-cell>
          <table:table-cell office:value-type="float" office:value="1058.46571860857" calcext:value-type="float">
            <text:p>1058,46571861</text:p>
          </table:table-cell>
          <table:table-cell office:value-type="string" calcext:value-type="string">
            <text:p>n.a.</text:p>
          </table:table-cell>
          <table:table-cell office:value-type="float" office:value="1" calcext:value-type="float">
            <text:p>1,00000000</text:p>
          </table:table-cell>
          <table:table-cell office:value-type="float" office:value="3154.80027426572" calcext:value-type="float">
            <text:p>3154,80027427</text:p>
          </table:table-cell>
          <table:table-cell office:value-type="string" calcext:value-type="string">
            <text:p>n.a.</text:p>
          </table:table-cell>
          <table:table-cell office:value-type="float" office:value="2920.20981805654" calcext:value-type="float">
            <text:p>2920,20981806</text:p>
          </table:table-cell>
          <table:table-cell office:value-type="float" office:value="234.590456209177" calcext:value-type="float">
            <text:p>234,59045621</text:p>
          </table:table-cell>
          <table:table-cell office:value-type="float" office:value="372.348819889594" calcext:value-type="float">
            <text:p>372,34881989</text:p>
          </table:table-cell>
          <table:table-cell office:value-type="float" office:value="-137.758363680418" calcext:value-type="float">
            <text:p>-137,75836368</text:p>
          </table:table-cell>
          <table:table-cell office:value-type="float" office:value="0.668729920778726" calcext:value-type="float">
            <text:p>0,66872992</text:p>
          </table:table-cell>
          <table:table-cell office:value-type="float" office:value="11.3684086532383" calcext:value-type="float">
            <text:p>11,36840865</text:p>
          </table:table-cell>
          <table:table-cell office:value-type="float" office:value="-10.6996787324596" calcext:value-type="float">
            <text:p>-10,69967873</text:p>
          </table:table-cell>
          <table:table-cell office:value-type="float" office:value="-148.458042412877" calcext:value-type="float">
            <text:p>-148,45804241</text:p>
          </table:table-cell>
          <table:table-cell office:value-type="float" office:value="-37.1813835952971" calcext:value-type="float">
            <text:p>-37,18138360</text:p>
          </table:table-cell>
          <table:table-cell office:value-type="float" office:value="-111.27665881758" calcext:value-type="float">
            <text:p>-111,27665882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111.27665881758" calcext:value-type="float">
            <text:p>-111,27665882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30.2265924191984" calcext:value-type="float">
            <text:p>30,22659242</text:p>
          </table:table-cell>
          <table:table-cell table:number-columns-repeated="6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18];4)" office:value-type="string" office:string-value="2012" calcext:value-type="string">
            <text:p>2012</text:p>
          </table:table-cell>
          <table:table-cell office:value-type="string" calcext:value-type="string">
            <text:p>WISSENBERG A/S RADGIVENDE INGENIORER F.R.I.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93" calcext:value-type="float">
            <text:p>0,133930</text:p>
          </table:table-cell>
          <table:table-cell office:value-type="float" office:value="492.592593993872" calcext:value-type="float">
            <text:p>492,59259399</text:p>
          </table:table-cell>
          <table:table-cell office:value-type="float" office:value="266.653576574714" calcext:value-type="float">
            <text:p>266,65357657</text:p>
          </table:table-cell>
          <table:table-cell office:value-type="float" office:value="224.733652181" calcext:value-type="float">
            <text:p>224,73365218</text:p>
          </table:table-cell>
          <table:table-cell office:value-type="float" office:value="1.20536523815793" calcext:value-type="float">
            <text:p>1,20536524</text:p>
          </table:table-cell>
          <table:table-cell office:value-type="float" office:value="1568.9837516689" calcext:value-type="float">
            <text:p>1568,98375167</text:p>
          </table:table-cell>
          <table:table-cell office:value-type="string" calcext:value-type="string">
            <text:p>n.a.</text:p>
          </table:table-cell>
          <table:table-cell office:value-type="float" office:value="1297.37478467065" calcext:value-type="float">
            <text:p>1297,37478467</text:p>
          </table:table-cell>
          <table:table-cell office:value-type="string" calcext:value-type="string">
            <text:p>n.a.</text:p>
          </table:table-cell>
          <table:table-cell office:value-type="float" office:value="225.403299535532" calcext:value-type="float">
            <text:p>225,40329954</text:p>
          </table:table-cell>
          <table:table-cell office:value-type="float" office:value="254.599924193135" calcext:value-type="float">
            <text:p>254,59992419</text:p>
          </table:table-cell>
          <table:table-cell office:value-type="float" office:value="247.501662235094" calcext:value-type="float">
            <text:p>247,50166224</text:p>
          </table:table-cell>
          <table:table-cell office:value-type="float" office:value="13.2590176197372" calcext:value-type="float">
            <text:p>13,25901762</text:p>
          </table:table-cell>
          <table:table-cell table:number-columns-repeated="2" office:value-type="float" office:value="234.242644615357" calcext:value-type="float">
            <text:p>234,24264462</text:p>
          </table:table-cell>
          <table:table-cell office:value-type="float" office:value="1559.34082976364" calcext:value-type="float">
            <text:p>1559,34082976</text:p>
          </table:table-cell>
          <table:table-cell office:value-type="string" calcext:value-type="string">
            <text:p>n.a.</text:p>
          </table:table-cell>
          <table:table-cell office:value-type="float" office:value="428.574306900596" calcext:value-type="float">
            <text:p>428,57430690</text:p>
          </table:table-cell>
          <table:table-cell office:value-type="string" calcext:value-type="string">
            <text:p>n.a.</text:p>
          </table:table-cell>
          <table:table-cell office:value-type="float" office:value="44" calcext:value-type="float">
            <text:p>44,00000000</text:p>
          </table:table-cell>
          <table:table-cell office:value-type="float" office:value="6106.24636703715" calcext:value-type="float">
            <text:p>6106,24636704</text:p>
          </table:table-cell>
          <table:table-cell office:value-type="string" calcext:value-type="string">
            <text:p>n.a.</text:p>
          </table:table-cell>
          <table:table-cell office:value-type="float" office:value="1937.15586719069" calcext:value-type="float">
            <text:p>1937,15586719</text:p>
          </table:table-cell>
          <table:table-cell office:value-type="float" office:value="4169.09049984645" calcext:value-type="float">
            <text:p>4169,09049985</text:p>
          </table:table-cell>
          <table:table-cell office:value-type="float" office:value="4062.48264100493" calcext:value-type="float">
            <text:p>4062,48264100</text:p>
          </table:table-cell>
          <table:table-cell office:value-type="float" office:value="106.607858841523" calcext:value-type="float">
            <text:p>106,60785884</text:p>
          </table:table-cell>
          <table:table-cell office:value-type="float" office:value="0.803576825438617" calcext:value-type="float">
            <text:p>0,80357683</text:p>
          </table:table-cell>
          <table:table-cell office:value-type="float" office:value="6.96433248713468" calcext:value-type="float">
            <text:p>6,96433249</text:p>
          </table:table-cell>
          <table:table-cell office:value-type="float" office:value="-6.16075566169607" calcext:value-type="float">
            <text:p>-6,16075566</text:p>
          </table:table-cell>
          <table:table-cell office:value-type="float" office:value="100.447103179827" calcext:value-type="float">
            <text:p>100,44710318</text:p>
          </table:table-cell>
          <table:table-cell office:value-type="float" office:value="24.6430226467843" calcext:value-type="float">
            <text:p>24,64302265</text:p>
          </table:table-cell>
          <table:table-cell office:value-type="float" office:value="75.8040805330429" calcext:value-type="float">
            <text:p>75,80408053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75.8040805330429" calcext:value-type="float">
            <text:p>75,80408053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3430.73732673927" calcext:value-type="float">
            <text:p>3430,73732674</text:p>
          </table:table-cell>
          <table:table-cell office:value-type="float" office:value="105.402493603365" calcext:value-type="float">
            <text:p>105,4024936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81.206574136408" calcext:value-type="float">
            <text:p>181,20657414</text:p>
          </table:table-cell>
          <table:table-cell office:value-type="string" calcext:value-type="string">
            <text:p>n.a.</text:p>
          </table:table-cell>
          <table:table-cell office:value-type="float" office:value="212.010352444888" calcext:value-type="float">
            <text:p>212,01035244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19];4)" office:value-type="string" office:string-value="2011" calcext:value-type="string">
            <text:p>2011</text:p>
          </table:table-cell>
          <table:table-cell office:value-type="string" calcext:value-type="string">
            <text:p>WISSENBERG A/S RADGIVENDE INGENIORER F.R.I.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451" calcext:value-type="float">
            <text:p>0,134510</text:p>
          </table:table-cell>
          <table:table-cell office:value-type="float" office:value="536.70644090853" calcext:value-type="float">
            <text:p>536,70644091</text:p>
          </table:table-cell>
          <table:table-cell office:value-type="float" office:value="297.677031010169" calcext:value-type="float">
            <text:p>297,67703101</text:p>
          </table:table-cell>
          <table:table-cell office:value-type="float" office:value="237.818793866236" calcext:value-type="float">
            <text:p>237,81879387</text:p>
          </table:table-cell>
          <table:table-cell office:value-type="float" office:value="1.2106160321245" calcext:value-type="float">
            <text:p>1,21061603</text:p>
          </table:table-cell>
          <table:table-cell office:value-type="float" office:value="1303.1609021358" calcext:value-type="float">
            <text:p>1303,16090214</text:p>
          </table:table-cell>
          <table:table-cell office:value-type="string" calcext:value-type="string">
            <text:p>n.a.</text:p>
          </table:table-cell>
          <table:table-cell office:value-type="float" office:value="992.167094772259" calcext:value-type="float">
            <text:p>992,16709477</text:p>
          </table:table-cell>
          <table:table-cell office:value-type="string" calcext:value-type="string">
            <text:p>n.a.</text:p>
          </table:table-cell>
          <table:table-cell office:value-type="float" office:value="272.523120120471" calcext:value-type="float">
            <text:p>272,52312012</text:p>
          </table:table-cell>
          <table:table-cell office:value-type="float" office:value="253.691315176312" calcext:value-type="float">
            <text:p>253,69131518</text:p>
          </table:table-cell>
          <table:table-cell office:value-type="float" office:value="230.151558996114" calcext:value-type="float">
            <text:p>230,1515590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10.512676697205" calcext:value-type="float">
            <text:p>210,51267670</text:p>
          </table:table-cell>
          <table:table-cell office:value-type="float" office:value="1355.88995597944" calcext:value-type="float">
            <text:p>1355,88995598</text:p>
          </table:table-cell>
          <table:table-cell office:value-type="string" calcext:value-type="string">
            <text:p>n.a.</text:p>
          </table:table-cell>
          <table:table-cell office:value-type="float" office:value="232.976329737738" calcext:value-type="float">
            <text:p>232,97632974</text:p>
          </table:table-cell>
          <table:table-cell office:value-type="string" calcext:value-type="string">
            <text:p>n.a.</text:p>
          </table:table-cell>
          <table:table-cell office:value-type="float" office:value="37" calcext:value-type="float">
            <text:p>37,00000000</text:p>
          </table:table-cell>
          <table:table-cell office:value-type="float" office:value="4520.44026395289" calcext:value-type="float">
            <text:p>4520,44026395</text:p>
          </table:table-cell>
          <table:table-cell office:value-type="string" calcext:value-type="string">
            <text:p>n.a.</text:p>
          </table:table-cell>
          <table:table-cell office:value-type="float" office:value="1359.11826539844" calcext:value-type="float">
            <text:p>1359,11826540</text:p>
          </table:table-cell>
          <table:table-cell office:value-type="float" office:value="3161.32199855445" calcext:value-type="float">
            <text:p>3161,32199855</text:p>
          </table:table-cell>
          <table:table-cell office:value-type="float" office:value="2967.48892052207" calcext:value-type="float">
            <text:p>2967,48892052</text:p>
          </table:table-cell>
          <table:table-cell office:value-type="float" office:value="193.833078032379" calcext:value-type="float">
            <text:p>193,83307803</text:p>
          </table:table-cell>
          <table:table-cell office:value-type="float" office:value="1.34512892458278" calcext:value-type="float">
            <text:p>1,34512892</text:p>
          </table:table-cell>
          <table:table-cell office:value-type="float" office:value="8.74333800978807" calcext:value-type="float">
            <text:p>8,74333801</text:p>
          </table:table-cell>
          <table:table-cell office:value-type="float" office:value="-7.39820908520529" calcext:value-type="float">
            <text:p>-7,39820909</text:p>
          </table:table-cell>
          <table:table-cell office:value-type="float" office:value="186.434868947173" calcext:value-type="float">
            <text:p>186,43486895</text:p>
          </table:table-cell>
          <table:table-cell office:value-type="float" office:value="47.3485381453139" calcext:value-type="float">
            <text:p>47,34853815</text:p>
          </table:table-cell>
          <table:table-cell office:value-type="float" office:value="139.08633080186" calcext:value-type="float">
            <text:p>139,0863308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39.08633080186" calcext:value-type="float">
            <text:p>139,0863308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855.43968110433" calcext:value-type="float">
            <text:p>2855,43968110</text:p>
          </table:table-cell>
          <table:table-cell office:value-type="float" office:value="112.049239417746" calcext:value-type="float">
            <text:p>112,04923942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51.135570219605" calcext:value-type="float">
            <text:p>251,13557022</text:p>
          </table:table-cell>
          <table:table-cell office:value-type="string" calcext:value-type="string">
            <text:p>n.a.</text:p>
          </table:table-cell>
          <table:table-cell office:value-type="float" office:value="305.882317450124" calcext:value-type="float">
            <text:p>305,88231745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20];4)" office:value-type="string" office:string-value="2010" calcext:value-type="string">
            <text:p>2010</text:p>
          </table:table-cell>
          <table:table-cell office:value-type="string" calcext:value-type="string">
            <text:p>WISSENBERG A/S RADGIVENDE INGENIORER F.R.I.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26" calcext:value-type="float">
            <text:p>0,133260</text:p>
          </table:table-cell>
          <table:table-cell office:value-type="float" office:value="529.583456653431" calcext:value-type="float">
            <text:p>529,58345665</text:p>
          </table:table-cell>
          <table:table-cell office:value-type="float" office:value="402.851230363191" calcext:value-type="float">
            <text:p>402,85123036</text:p>
          </table:table-cell>
          <table:table-cell office:value-type="float" office:value="125.532867681815" calcext:value-type="float">
            <text:p>125,53286768</text:p>
          </table:table-cell>
          <table:table-cell office:value-type="float" office:value="1.19935860842498" calcext:value-type="float">
            <text:p>1,19935861</text:p>
          </table:table-cell>
          <table:table-cell office:value-type="float" office:value="901.784411467984" calcext:value-type="float">
            <text:p>901,78441147</text:p>
          </table:table-cell>
          <table:table-cell office:value-type="string" calcext:value-type="string">
            <text:p>n.a.</text:p>
          </table:table-cell>
          <table:table-cell office:value-type="float" office:value="679.103496503746" calcext:value-type="float">
            <text:p>679,10349650</text:p>
          </table:table-cell>
          <table:table-cell office:value-type="string" calcext:value-type="string">
            <text:p>n.a.</text:p>
          </table:table-cell>
          <table:table-cell office:value-type="float" office:value="161.247101799359" calcext:value-type="float">
            <text:p>161,24710180</text:p>
          </table:table-cell>
          <table:table-cell office:value-type="float" office:value="113.406019529962" calcext:value-type="float">
            <text:p>113,40601953</text:p>
          </table:table-cell>
          <table:table-cell office:value-type="float" office:value="161.646888002167" calcext:value-type="float">
            <text:p>161,6468880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61.646888002167" calcext:value-type="float">
            <text:p>161,64688800</text:p>
          </table:table-cell>
          <table:table-cell office:value-type="float" office:value="1156.18169852168" calcext:value-type="float">
            <text:p>1156,18169852</text:p>
          </table:table-cell>
          <table:table-cell office:value-type="string" calcext:value-type="string">
            <text:p>n.a.</text:p>
          </table:table-cell>
          <table:table-cell office:value-type="float" office:value="239.738459617394" calcext:value-type="float">
            <text:p>239,73845962</text:p>
          </table:table-cell>
          <table:table-cell office:value-type="string" calcext:value-type="string">
            <text:p>n.a.</text:p>
          </table:table-cell>
          <table:table-cell office:value-type="float" office:value="37" calcext:value-type="float">
            <text:p>37,00000000</text:p>
          </table:table-cell>
          <table:table-cell office:value-type="float" office:value="4146.44923346037" calcext:value-type="float">
            <text:p>4146,44923346</text:p>
          </table:table-cell>
          <table:table-cell office:value-type="string" calcext:value-type="string">
            <text:p>n.a.</text:p>
          </table:table-cell>
          <table:table-cell office:value-type="float" office:value="1417.77513722593" calcext:value-type="float">
            <text:p>1417,77513723</text:p>
          </table:table-cell>
          <table:table-cell office:value-type="float" office:value="2728.67409623444" calcext:value-type="float">
            <text:p>2728,67409623</text:p>
          </table:table-cell>
          <table:table-cell office:value-type="float" office:value="2865.80076379769" calcext:value-type="float">
            <text:p>2865,80076380</text:p>
          </table:table-cell>
          <table:table-cell office:value-type="float" office:value="-137.126667563256" calcext:value-type="float">
            <text:p>-137,12666756</text:p>
          </table:table-cell>
          <table:table-cell office:value-type="float" office:value="15.1918757067164" calcext:value-type="float">
            <text:p>15,19187571</text:p>
          </table:table-cell>
          <table:table-cell office:value-type="float" office:value="3.3315516900694" calcext:value-type="float">
            <text:p>3,33155169</text:p>
          </table:table-cell>
          <table:table-cell office:value-type="float" office:value="11.8603240166471" calcext:value-type="float">
            <text:p>11,86032402</text:p>
          </table:table-cell>
          <table:table-cell office:value-type="float" office:value="-125.266343546609" calcext:value-type="float">
            <text:p>-125,26634355</text:p>
          </table:table-cell>
          <table:table-cell office:value-type="float" office:value="-31.0500617514468" calcext:value-type="float">
            <text:p>-31,05006175</text:p>
          </table:table-cell>
          <table:table-cell office:value-type="float" office:value="-94.2162817951625" calcext:value-type="float">
            <text:p>-94,2162818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94.2162817951625" calcext:value-type="float">
            <text:p>-94,2162818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748.39688223965" calcext:value-type="float">
            <text:p>2748,39688224</text:p>
          </table:table-cell>
          <table:table-cell office:value-type="float" office:value="117.403881558046" calcext:value-type="float">
            <text:p>117,40388156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3.187599762883" calcext:value-type="float">
            <text:p>23,18759976</text:p>
          </table:table-cell>
          <table:table-cell office:value-type="string" calcext:value-type="string">
            <text:p>n.a.</text:p>
          </table:table-cell>
          <table:table-cell office:value-type="float" office:value="-19.7227860052108" calcext:value-type="float">
            <text:p>-19,72278601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21];4)" office:value-type="string" office:string-value="2009" calcext:value-type="string">
            <text:p>2009</text:p>
          </table:table-cell>
          <table:table-cell office:value-type="string" calcext:value-type="string">
            <text:p>WISSENBERG A/S RADGIVENDE INGENIORER F.R.I.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75" calcext:value-type="float">
            <text:p>0,133750</text:p>
          </table:table-cell>
          <table:table-cell office:value-type="float" office:value="1408.34521316" calcext:value-type="float">
            <text:p>1408,34521316</text:p>
          </table:table-cell>
          <table:table-cell office:value-type="float" office:value="453.666378256288" calcext:value-type="float">
            <text:p>453,66637826</text:p>
          </table:table-cell>
          <table:table-cell office:value-type="float" office:value="161.56514886014" calcext:value-type="float">
            <text:p>161,56514886</text:p>
          </table:table-cell>
          <table:table-cell office:value-type="float" office:value="793.113686043569" calcext:value-type="float">
            <text:p>793,11368604</text:p>
          </table:table-cell>
          <table:table-cell office:value-type="float" office:value="1463.31481264801" calcext:value-type="float">
            <text:p>1463,31481265</text:p>
          </table:table-cell>
          <table:table-cell office:value-type="string" calcext:value-type="string">
            <text:p>n.a.</text:p>
          </table:table-cell>
          <table:table-cell office:value-type="float" office:value="1086.55237528127" calcext:value-type="float">
            <text:p>1086,55237528</text:p>
          </table:table-cell>
          <table:table-cell office:value-type="string" calcext:value-type="string">
            <text:p>n.a.</text:p>
          </table:table-cell>
          <table:table-cell office:value-type="float" office:value="337.039880072478" calcext:value-type="float">
            <text:p>337,03988007</text:p>
          </table:table-cell>
          <table:table-cell office:value-type="float" office:value="1107.41674880957" calcext:value-type="float">
            <text:p>1107,41674881</text:p>
          </table:table-cell>
          <table:table-cell office:value-type="float" office:value="193.396693089208" calcext:value-type="float">
            <text:p>193,39669309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93.396693089208" calcext:value-type="float">
            <text:p>193,39669309</text:p>
          </table:table-cell>
          <table:table-cell office:value-type="float" office:value="1570.71283792507" calcext:value-type="float">
            <text:p>1570,71283793</text:p>
          </table:table-cell>
          <table:table-cell office:value-type="string" calcext:value-type="string">
            <text:p>n.a.</text:p>
          </table:table-cell>
          <table:table-cell office:value-type="float" office:value="170.659875782731" calcext:value-type="float">
            <text:p>170,65987578</text:p>
          </table:table-cell>
          <table:table-cell office:value-type="string" calcext:value-type="string">
            <text:p>n.a.</text:p>
          </table:table-cell>
          <table:table-cell office:value-type="float" office:value="37" calcext:value-type="float">
            <text:p>37,00000000</text:p>
          </table:table-cell>
          <table:table-cell office:value-type="float" office:value="4641.25314217267" calcext:value-type="float">
            <text:p>4641,25314217</text:p>
          </table:table-cell>
          <table:table-cell office:value-type="string" calcext:value-type="string">
            <text:p>n.a.</text:p>
          </table:table-cell>
          <table:table-cell office:value-type="float" office:value="1513.60330269057" calcext:value-type="float">
            <text:p>1513,60330269</text:p>
          </table:table-cell>
          <table:table-cell office:value-type="float" office:value="3127.6498394821" calcext:value-type="float">
            <text:p>3127,64983948</text:p>
          </table:table-cell>
          <table:table-cell office:value-type="float" office:value="2954.58253598457" calcext:value-type="float">
            <text:p>2954,58253598</text:p>
          </table:table-cell>
          <table:table-cell office:value-type="float" office:value="173.067303497534" calcext:value-type="float">
            <text:p>173,06730350</text:p>
          </table:table-cell>
          <table:table-cell office:value-type="float" office:value="2.13993574649192" calcext:value-type="float">
            <text:p>2,13993575</text:p>
          </table:table-cell>
          <table:table-cell office:value-type="float" office:value="5.6173313345413" calcext:value-type="float">
            <text:p>5,61733133</text:p>
          </table:table-cell>
          <table:table-cell office:value-type="float" office:value="-3.47739558804937" calcext:value-type="float">
            <text:p>-3,47739559</text:p>
          </table:table-cell>
          <table:table-cell office:value-type="float" office:value="169.589907909485" calcext:value-type="float">
            <text:p>169,58990791</text:p>
          </table:table-cell>
          <table:table-cell office:value-type="float" office:value="42.3974769773712" calcext:value-type="float">
            <text:p>42,39747698</text:p>
          </table:table-cell>
          <table:table-cell office:value-type="float" office:value="127.192430932114" calcext:value-type="float">
            <text:p>127,19243093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27.192430932114" calcext:value-type="float">
            <text:p>127,19243093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808.7994132548" calcext:value-type="float">
            <text:p>2808,79941325</text:p>
          </table:table-cell>
          <table:table-cell office:value-type="float" office:value="145.783122729762" calcext:value-type="float">
            <text:p>145,78312273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72.975553661876" calcext:value-type="float">
            <text:p>272,97555366</text:p>
          </table:table-cell>
          <table:table-cell office:value-type="string" calcext:value-type="string">
            <text:p>n.a.</text:p>
          </table:table-cell>
          <table:table-cell office:value-type="float" office:value="318.850426227296" calcext:value-type="float">
            <text:p>318,85042623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22];4)" office:value-type="string" office:string-value="2012" calcext:value-type="string">
            <text:p>2012</text:p>
          </table:table-cell>
          <table:table-cell office:value-type="string" calcext:value-type="string">
            <text:p>DANAK DEN DANSKE AKKREDITERINGSFOND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93" calcext:value-type="float">
            <text:p>0,133930</text:p>
          </table:table-cell>
          <table:table-cell office:value-type="float" office:value="93.4827706926925" calcext:value-type="float">
            <text:p>93,48277069</text:p>
          </table:table-cell>
          <table:table-cell office:value-type="float" office:value="0" calcext:value-type="float">
            <text:p>0,00000000</text:p>
          </table:table-cell>
          <table:table-cell office:value-type="float" office:value="38.5716876210536" calcext:value-type="float">
            <text:p>38,57168762</text:p>
          </table:table-cell>
          <table:table-cell office:value-type="float" office:value="54.9110830716388" calcext:value-type="float">
            <text:p>54,91108307</text:p>
          </table:table-cell>
          <table:table-cell office:value-type="float" office:value="1727.69017469303" calcext:value-type="float">
            <text:p>1727,69017469</text:p>
          </table:table-cell>
          <table:table-cell office:value-type="string" calcext:value-type="string">
            <text:p>n.a.</text:p>
          </table:table-cell>
          <table:table-cell office:value-type="float" office:value="591.432543522822" calcext:value-type="float">
            <text:p>591,43254352</text:p>
          </table:table-cell>
          <table:table-cell office:value-type="string" calcext:value-type="string">
            <text:p>n.a.</text:p>
          </table:table-cell>
          <table:table-cell office:value-type="float" office:value="925.720502905287" calcext:value-type="float">
            <text:p>925,72050291</text:p>
          </table:table-cell>
          <table:table-cell office:value-type="float" office:value="1230.81183763015" calcext:value-type="float">
            <text:p>1230,81183763</text:p>
          </table:table-cell>
          <table:table-cell table:number-columns-repeated="4" office:value-type="string" calcext:value-type="string">
            <text:p>n.a.</text:p>
          </table:table-cell>
          <table:table-cell office:value-type="float" office:value="590.628966697384" calcext:value-type="float">
            <text:p>590,62896670</text:p>
          </table:table-cell>
          <table:table-cell office:value-type="string" calcext:value-type="string">
            <text:p>n.a.</text:p>
          </table:table-cell>
          <table:table-cell office:value-type="float" office:value="71.3844079931305" calcext:value-type="float">
            <text:p>71,38440799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3893.99936660463" calcext:value-type="float">
            <text:p>3893,99936660</text:p>
          </table:table-cell>
          <table:table-cell office:value-type="string" calcext:value-type="string">
            <text:p>n.a.</text:p>
          </table:table-cell>
          <table:table-cell office:value-type="float" office:value="1335.27682493717" calcext:value-type="float">
            <text:p>1335,27682494</text:p>
          </table:table-cell>
          <table:table-cell office:value-type="float" office:value="2558.72254166746" calcext:value-type="float">
            <text:p>2558,72254167</text:p>
          </table:table-cell>
          <table:table-cell office:value-type="float" office:value="2558.18682378384" calcext:value-type="float">
            <text:p>2558,18682378</text:p>
          </table:table-cell>
          <table:table-cell office:value-type="float" office:value="0.535717883625745" calcext:value-type="float">
            <text:p>0,53571788</text:p>
          </table:table-cell>
          <table:table-cell office:value-type="float" office:value="16.2054659796788" calcext:value-type="float">
            <text:p>16,20546598</text:p>
          </table:table-cell>
          <table:table-cell office:value-type="float" office:value="4.15181359809952" calcext:value-type="float">
            <text:p>4,15181360</text:p>
          </table:table-cell>
          <table:table-cell office:value-type="float" office:value="12.0536523815793" calcext:value-type="float">
            <text:p>12,05365238</text:p>
          </table:table-cell>
          <table:table-cell office:value-type="float" office:value="12.589370265205" calcext:value-type="float">
            <text:p>12,58937027</text:p>
          </table:table-cell>
          <table:table-cell office:value-type="float" office:value="7.36612089985399" calcext:value-type="float">
            <text:p>7,36612090</text:p>
          </table:table-cell>
          <table:table-cell office:value-type="float" office:value="5.22324936535101" calcext:value-type="float">
            <text:p>5,22324937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5.22324936535101" calcext:value-type="float">
            <text:p>5,22324937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525.50803288267" calcext:value-type="float">
            <text:p>2525,50803288</text:p>
          </table:table-cell>
          <table:table-cell office:value-type="float" office:value="32.6787909011704" calcext:value-type="float">
            <text:p>32,6787909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37.9020402665214" calcext:value-type="float">
            <text:p>37,90204027</text:p>
          </table:table-cell>
          <table:table-cell office:value-type="string" calcext:value-type="string">
            <text:p>n.a.</text:p>
          </table:table-cell>
          <table:table-cell office:value-type="float" office:value="33.2145087847962" calcext:value-type="float">
            <text:p>33,21450878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23];4)" office:value-type="string" office:string-value="2011" calcext:value-type="string">
            <text:p>2011</text:p>
          </table:table-cell>
          <table:table-cell office:value-type="string" calcext:value-type="string">
            <text:p>DANAK DEN DANSKE AKKREDITERINGSFOND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451" calcext:value-type="float">
            <text:p>0,134510</text:p>
          </table:table-cell>
          <table:table-cell office:value-type="float" office:value="118.371345363285" calcext:value-type="float">
            <text:p>118,37134536</text:p>
          </table:table-cell>
          <table:table-cell office:value-type="float" office:value="0" calcext:value-type="float">
            <text:p>0,00000000</text:p>
          </table:table-cell>
          <table:table-cell office:value-type="float" office:value="62.6830078855576" calcext:value-type="float">
            <text:p>62,68300789</text:p>
          </table:table-cell>
          <table:table-cell office:value-type="float" office:value="55.6883374777271" calcext:value-type="float">
            <text:p>55,68833748</text:p>
          </table:table-cell>
          <table:table-cell office:value-type="float" office:value="1712.6181467788" calcext:value-type="float">
            <text:p>1712,61814678</text:p>
          </table:table-cell>
          <table:table-cell office:value-type="string" calcext:value-type="string">
            <text:p>n.a.</text:p>
          </table:table-cell>
          <table:table-cell office:value-type="float" office:value="591.31867524659" calcext:value-type="float">
            <text:p>591,31867525</text:p>
          </table:table-cell>
          <table:table-cell office:value-type="string" calcext:value-type="string">
            <text:p>n.a.</text:p>
          </table:table-cell>
          <table:table-cell office:value-type="float" office:value="728.521825554034" calcext:value-type="float">
            <text:p>728,52182555</text:p>
          </table:table-cell>
          <table:table-cell office:value-type="float" office:value="1230.9274788857" calcext:value-type="float">
            <text:p>1230,92747889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600.062013256378" calcext:value-type="float">
            <text:p>600,06201326</text:p>
          </table:table-cell>
          <table:table-cell office:value-type="string" calcext:value-type="string">
            <text:p>n.a.</text:p>
          </table:table-cell>
          <table:table-cell office:value-type="float" office:value="84.0705577864238" calcext:value-type="float">
            <text:p>84,07055779</text:p>
          </table:table-cell>
          <table:table-cell office:value-type="string" calcext:value-type="string">
            <text:p>n.a.</text:p>
          </table:table-cell>
          <table:table-cell office:value-type="float" office:value="29" calcext:value-type="float">
            <text:p>29,00000000</text:p>
          </table:table-cell>
          <table:table-cell office:value-type="float" office:value="3947.28082918817" calcext:value-type="float">
            <text:p>3947,28082919</text:p>
          </table:table-cell>
          <table:table-cell office:value-type="string" calcext:value-type="string">
            <text:p>n.a.</text:p>
          </table:table-cell>
          <table:table-cell office:value-type="float" office:value="1280.42822331035" calcext:value-type="float">
            <text:p>1280,42822331</text:p>
          </table:table-cell>
          <table:table-cell office:value-type="float" office:value="2666.85260587782" calcext:value-type="float">
            <text:p>2666,85260588</text:p>
          </table:table-cell>
          <table:table-cell office:value-type="float" office:value="2522.92381094746" calcext:value-type="float">
            <text:p>2522,92381095</text:p>
          </table:table-cell>
          <table:table-cell office:value-type="float" office:value="143.928794930358" calcext:value-type="float">
            <text:p>143,92879493</text:p>
          </table:table-cell>
          <table:table-cell office:value-type="float" office:value="11.9716474287867" calcext:value-type="float">
            <text:p>11,97164743</text:p>
          </table:table-cell>
          <table:table-cell office:value-type="float" office:value="3.22830941899867" calcext:value-type="float">
            <text:p>3,22830942</text:p>
          </table:table-cell>
          <table:table-cell office:value-type="float" office:value="8.74333800978807" calcext:value-type="float">
            <text:p>8,74333801</text:p>
          </table:table-cell>
          <table:table-cell office:value-type="float" office:value="152.672132940146" calcext:value-type="float">
            <text:p>152,67213294</text:p>
          </table:table-cell>
          <table:table-cell office:value-type="float" office:value="37.7981227807761" calcext:value-type="float">
            <text:p>37,79812278</text:p>
          </table:table-cell>
          <table:table-cell office:value-type="float" office:value="114.874010159369" calcext:value-type="float">
            <text:p>114,87401016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14.874010159369" calcext:value-type="float">
            <text:p>114,87401016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488.48851047814" calcext:value-type="float">
            <text:p>2488,48851048</text:p>
          </table:table-cell>
          <table:table-cell office:value-type="float" office:value="34.4353004693192" calcext:value-type="float">
            <text:p>34,43530047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49.309310628689" calcext:value-type="float">
            <text:p>149,30931063</text:p>
          </table:table-cell>
          <table:table-cell office:value-type="string" calcext:value-type="string">
            <text:p>n.a.</text:p>
          </table:table-cell>
          <table:table-cell office:value-type="float" office:value="178.364095399677" calcext:value-type="float">
            <text:p>178,36409540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24];4)" office:value-type="string" office:string-value="2010" calcext:value-type="string">
            <text:p>2010</text:p>
          </table:table-cell>
          <table:table-cell office:value-type="string" calcext:value-type="string">
            <text:p>DANAK DEN DANSKE AKKREDITERINGSFOND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26" calcext:value-type="float">
            <text:p>0,133260</text:p>
          </table:table-cell>
          <table:table-cell office:value-type="float" office:value="150.053088120726" calcext:value-type="float">
            <text:p>150,05308812</text:p>
          </table:table-cell>
          <table:table-cell office:value-type="float" office:value="0" calcext:value-type="float">
            <text:p>0,00000000</text:p>
          </table:table-cell>
          <table:table-cell office:value-type="float" office:value="95.2823783359847" calcext:value-type="float">
            <text:p>95,28237834</text:p>
          </table:table-cell>
          <table:table-cell office:value-type="float" office:value="54.7707097847409" calcext:value-type="float">
            <text:p>54,77070978</text:p>
          </table:table-cell>
          <table:table-cell office:value-type="float" office:value="1713.48366523649" calcext:value-type="float">
            <text:p>1713,48366524</text:p>
          </table:table-cell>
          <table:table-cell office:value-type="string" calcext:value-type="string">
            <text:p>n.a.</text:p>
          </table:table-cell>
          <table:table-cell office:value-type="float" office:value="957.088169523136" calcext:value-type="float">
            <text:p>957,08816952</text:p>
          </table:table-cell>
          <table:table-cell office:value-type="string" calcext:value-type="string">
            <text:p>n.a.</text:p>
          </table:table-cell>
          <table:table-cell office:value-type="float" office:value="437.232843804708" calcext:value-type="float">
            <text:p>437,23284380</text:p>
          </table:table-cell>
          <table:table-cell office:value-type="float" office:value="1105.67537490023" calcext:value-type="float">
            <text:p>1105,67537490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757.861378456986" calcext:value-type="float">
            <text:p>757,86137846</text:p>
          </table:table-cell>
          <table:table-cell office:value-type="string" calcext:value-type="string">
            <text:p>n.a.</text:p>
          </table:table-cell>
          <table:table-cell office:value-type="float" office:value="172.174591342786" calcext:value-type="float">
            <text:p>172,17459134</text:p>
          </table:table-cell>
          <table:table-cell office:value-type="string" calcext:value-type="string">
            <text:p>n.a.</text:p>
          </table:table-cell>
          <table:table-cell office:value-type="float" office:value="30" calcext:value-type="float">
            <text:p>30,00000000</text:p>
          </table:table-cell>
          <table:table-cell office:value-type="float" office:value="3904.04553249092" calcext:value-type="float">
            <text:p>3904,04553249</text:p>
          </table:table-cell>
          <table:table-cell office:value-type="string" calcext:value-type="string">
            <text:p>n.a.</text:p>
          </table:table-cell>
          <table:table-cell office:value-type="float" office:value="1304.23585562837" calcext:value-type="float">
            <text:p>1304,23585563</text:p>
          </table:table-cell>
          <table:table-cell office:value-type="float" office:value="2599.80967686255" calcext:value-type="float">
            <text:p>2599,80967686</text:p>
          </table:table-cell>
          <table:table-cell office:value-type="float" office:value="2512.78954671794" calcext:value-type="float">
            <text:p>2512,78954672</text:p>
          </table:table-cell>
          <table:table-cell office:value-type="float" office:value="87.0201301446126" calcext:value-type="float">
            <text:p>87,02013014</text:p>
          </table:table-cell>
          <table:table-cell office:value-type="float" office:value="6.13005510972769" calcext:value-type="float">
            <text:p>6,13005511</text:p>
          </table:table-cell>
          <table:table-cell office:value-type="float" office:value="2.26545514924719" calcext:value-type="float">
            <text:p>2,26545515</text:p>
          </table:table-cell>
          <table:table-cell office:value-type="float" office:value="3.8645999604805" calcext:value-type="float">
            <text:p>3,86459996</text:p>
          </table:table-cell>
          <table:table-cell office:value-type="float" office:value="90.8847301050931" calcext:value-type="float">
            <text:p>90,88473011</text:p>
          </table:table-cell>
          <table:table-cell office:value-type="float" office:value="22.7878135600747" calcext:value-type="float">
            <text:p>22,78781356</text:p>
          </table:table-cell>
          <table:table-cell office:value-type="float" office:value="68.0969165450185" calcext:value-type="float">
            <text:p>68,09691655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68.0969165450185" calcext:value-type="float">
            <text:p>68,09691655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499.19681582246" calcext:value-type="float">
            <text:p>2499,19681582</text:p>
          </table:table-cell>
          <table:table-cell office:value-type="float" office:value="13.7259929630859" calcext:value-type="float">
            <text:p>13,72599296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81.8229095081044" calcext:value-type="float">
            <text:p>81,82290951</text:p>
          </table:table-cell>
          <table:table-cell office:value-type="string" calcext:value-type="string">
            <text:p>n.a.</text:p>
          </table:table-cell>
          <table:table-cell office:value-type="float" office:value="100.746123107699" calcext:value-type="float">
            <text:p>100,74612311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25];4)" office:value-type="string" office:string-value="2009" calcext:value-type="string">
            <text:p>2009</text:p>
          </table:table-cell>
          <table:table-cell office:value-type="string" calcext:value-type="string">
            <text:p>DANAK DEN DANSKE AKKREDITERINGSFOND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kEUR</text:p>
          </table:table-cell>
          <table:table-cell office:value-type="float" office:value="0.13375" calcext:value-type="float">
            <text:p>0,133750</text:p>
          </table:table-cell>
          <table:table-cell office:value-type="float" office:value="80.9163204142258" calcext:value-type="float">
            <text:p>80,91632041</text:p>
          </table:table-cell>
          <table:table-cell office:value-type="float" office:value="0" calcext:value-type="float">
            <text:p>0,00000000</text:p>
          </table:table-cell>
          <table:table-cell office:value-type="float" office:value="28.889132577641" calcext:value-type="float">
            <text:p>28,88913258</text:p>
          </table:table-cell>
          <table:table-cell office:value-type="float" office:value="52.0271878365849" calcext:value-type="float">
            <text:p>52,02718784</text:p>
          </table:table-cell>
          <table:table-cell office:value-type="float" office:value="1738.43030205638" calcext:value-type="float">
            <text:p>1738,43030206</text:p>
          </table:table-cell>
          <table:table-cell office:value-type="string" calcext:value-type="string">
            <text:p>n.a.</text:p>
          </table:table-cell>
          <table:table-cell office:value-type="float" office:value="818.124185080693" calcext:value-type="float">
            <text:p>818,12418508</text:p>
          </table:table-cell>
          <table:table-cell office:value-type="string" calcext:value-type="string">
            <text:p>n.a.</text:p>
          </table:table-cell>
          <table:table-cell office:value-type="float" office:value="876.704926140909" calcext:value-type="float">
            <text:p>876,70492614</text:p>
          </table:table-cell>
          <table:table-cell office:value-type="float" office:value="1041.34623263663" calcext:value-type="float">
            <text:p>1041,34623264</text:p>
          </table:table-cell>
          <table:table-cell table:number-columns-repeated="4" office:value-type="string" calcext:value-type="string">
            <text:p>n.a.</text:p>
          </table:table-cell>
          <table:table-cell office:value-type="float" office:value="778.134135818125" calcext:value-type="float">
            <text:p>778,13413582</text:p>
          </table:table-cell>
          <table:table-cell office:value-type="string" calcext:value-type="string">
            <text:p>n.a.</text:p>
          </table:table-cell>
          <table:table-cell office:value-type="float" office:value="107.398025277063" calcext:value-type="float">
            <text:p>107,39802528</text:p>
          </table:table-cell>
          <table:table-cell office:value-type="string" calcext:value-type="string">
            <text:p>n.a.</text:p>
          </table:table-cell>
          <table:table-cell office:value-type="float" office:value="33" calcext:value-type="float">
            <text:p>33,00000000</text:p>
          </table:table-cell>
          <table:table-cell office:value-type="float" office:value="3889.33321924907" calcext:value-type="float">
            <text:p>3889,33321925</text:p>
          </table:table-cell>
          <table:table-cell office:value-type="string" calcext:value-type="string">
            <text:p>n.a.</text:p>
          </table:table-cell>
          <table:table-cell office:value-type="float" office:value="1342.1409510029" calcext:value-type="float">
            <text:p>1342,14095100</text:p>
          </table:table-cell>
          <table:table-cell office:value-type="float" office:value="2547.19226824617" calcext:value-type="float">
            <text:p>2547,19226825</text:p>
          </table:table-cell>
          <table:table-cell office:value-type="float" office:value="2547.86099816695" calcext:value-type="float">
            <text:p>2547,86099817</text:p>
          </table:table-cell>
          <table:table-cell office:value-type="float" office:value="-0.668729920778726" calcext:value-type="float">
            <text:p>-0,66872992</text:p>
          </table:table-cell>
          <table:table-cell office:value-type="float" office:value="9.7634568433694" calcext:value-type="float">
            <text:p>9,76345684</text:p>
          </table:table-cell>
          <table:table-cell office:value-type="float" office:value="0.668729920778726" calcext:value-type="float">
            <text:p>0,66872992</text:p>
          </table:table-cell>
          <table:table-cell office:value-type="float" office:value="9.09472692259067" calcext:value-type="float">
            <text:p>9,09472692</text:p>
          </table:table-cell>
          <table:table-cell office:value-type="float" office:value="8.42599700181194" calcext:value-type="float">
            <text:p>8,42599700</text:p>
          </table:table-cell>
          <table:table-cell office:value-type="float" office:value="2.27368173064767" calcext:value-type="float">
            <text:p>2,27368173</text:p>
          </table:table-cell>
          <table:table-cell office:value-type="float" office:value="6.15231527116428" calcext:value-type="float">
            <text:p>6,15231527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6.15231527116428" calcext:value-type="float">
            <text:p>6,15231527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527.53160857527" calcext:value-type="float">
            <text:p>2527,53160858</text:p>
          </table:table-cell>
          <table:table-cell office:value-type="float" office:value="20.3293895916733" calcext:value-type="float">
            <text:p>20,32938959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6.4817048628375" calcext:value-type="float">
            <text:p>26,48170486</text:p>
          </table:table-cell>
          <table:table-cell office:value-type="string" calcext:value-type="string">
            <text:p>n.a.</text:p>
          </table:table-cell>
          <table:table-cell office:value-type="float" office:value="19.6606596708945" calcext:value-type="float">
            <text:p>19,66065967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26];4)" office:value-type="string" office:string-value="2012" calcext:value-type="string">
            <text:p>2012</text:p>
          </table:table-cell>
          <table:table-cell office:value-type="string" calcext:value-type="string">
            <text:p>VALVE (ENGINEERING) SERVICES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6" calcext:value-type="float">
            <text:p>1,196000</text:p>
          </table:table-cell>
          <table:table-cell office:value-type="float" office:value="228.435653409054" calcext:value-type="float">
            <text:p>228,43565341</text:p>
          </table:table-cell>
          <table:table-cell office:value-type="float" office:value="0" calcext:value-type="float">
            <text:p>0,00000000</text:p>
          </table:table-cell>
          <table:table-cell office:value-type="float" office:value="76.5438838648139" calcext:value-type="float">
            <text:p>76,54388386</text:p>
          </table:table-cell>
          <table:table-cell office:value-type="float" office:value="151.89176954424" calcext:value-type="float">
            <text:p>151,89176954</text:p>
          </table:table-cell>
          <table:table-cell office:value-type="float" office:value="7185.5570978094" calcext:value-type="float">
            <text:p>7185,55709781</text:p>
          </table:table-cell>
          <table:table-cell office:value-type="float" office:value="314.54752275697" calcext:value-type="float">
            <text:p>314,54752276</text:p>
          </table:table-cell>
          <table:table-cell office:value-type="float" office:value="2487.67622560645" calcext:value-type="float">
            <text:p>2487,67622561</text:p>
          </table:table-cell>
          <table:table-cell office:value-type="float" office:value="4383.33334944598" calcext:value-type="float">
            <text:p>4383,33334945</text:p>
          </table:table-cell>
          <table:table-cell office:value-type="float" office:value="4323.5334401766" calcext:value-type="float">
            <text:p>4323,53344018</text:p>
          </table:table-cell>
          <table:table-cell office:value-type="float" office:value="1405.29786783057" calcext:value-type="float">
            <text:p>1405,29786783</text:p>
          </table:table-cell>
          <table:table-cell office:value-type="float" office:value="2570.2001003982" calcext:value-type="float">
            <text:p>2570,20010040</text:p>
          </table:table-cell>
          <table:table-cell office:value-type="float" office:value="597.999092693858" calcext:value-type="float">
            <text:p>597,99909269</text:p>
          </table:table-cell>
          <table:table-cell office:value-type="float" office:value="1972.20100770435" calcext:value-type="float">
            <text:p>1972,20100770</text:p>
          </table:table-cell>
          <table:table-cell office:value-type="float" office:value="3.58799455616315" calcext:value-type="float">
            <text:p>3,58799456</text:p>
          </table:table-cell>
          <table:table-cell office:value-type="float" office:value="3437.2987848043" calcext:value-type="float">
            <text:p>3437,29878480</text:p>
          </table:table-cell>
          <table:table-cell office:value-type="float" office:value="637.467032811653" calcext:value-type="float">
            <text:p>637,46703281</text:p>
          </table:table-cell>
          <table:table-cell office:value-type="float" office:value="2278.3765431636" calcext:value-type="float">
            <text:p>2278,37654316</text:p>
          </table:table-cell>
          <table:table-cell office:value-type="float" office:value="521.455208829045" calcext:value-type="float">
            <text:p>521,45520883</text:p>
          </table:table-cell>
          <table:table-cell office:value-type="float" office:value="19" calcext:value-type="float">
            <text:p>19,00000000</text:p>
          </table:table-cell>
          <table:table-cell office:value-type="float" office:value="18521.2278989142" calcext:value-type="float">
            <text:p>18521,22789891</text:p>
          </table:table-cell>
          <table:table-cell office:value-type="string" calcext:value-type="string">
            <text:p>n.a.</text:p>
          </table:table-cell>
          <table:table-cell office:value-type="float" office:value="14456.0300667813" calcext:value-type="float">
            <text:p>14456,03006678</text:p>
          </table:table-cell>
          <table:table-cell office:value-type="float" office:value="4066.39383031824" calcext:value-type="float">
            <text:p>4066,39383032</text:p>
          </table:table-cell>
          <table:table-cell office:value-type="float" office:value="3802.07823134755" calcext:value-type="float">
            <text:p>3802,07823135</text:p>
          </table:table-cell>
          <table:table-cell office:value-type="float" office:value="263.119600785298" calcext:value-type="float">
            <text:p>263,11960079</text:p>
          </table:table-cell>
          <table:table-cell office:value-type="float" office:value="11.9599818538772" calcext:value-type="float">
            <text:p>11,95998185</text:p>
          </table:table-cell>
          <table:table-cell office:value-type="float" office:value="196.143702403586" calcext:value-type="float">
            <text:p>196,14370240</text:p>
          </table:table-cell>
          <table:table-cell office:value-type="float" office:value="-184.183720549708" calcext:value-type="float">
            <text:p>-184,18372055</text:p>
          </table:table-cell>
          <table:table-cell office:value-type="float" office:value="78.9358802355893" calcext:value-type="float">
            <text:p>78,93588024</text:p>
          </table:table-cell>
          <table:table-cell office:value-type="float" office:value="59.7999092693858" calcext:value-type="float">
            <text:p>59,79990927</text:p>
          </table:table-cell>
          <table:table-cell office:value-type="float" office:value="19.1359709662035" calcext:value-type="float">
            <text:p>19,13597097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9.1359709662035" calcext:value-type="float">
            <text:p>19,13597097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032.00091697373" calcext:value-type="float">
            <text:p>2032,00091697</text:p>
          </table:table-cell>
          <table:table-cell office:value-type="float" office:value="31.0959528200806" calcext:value-type="float">
            <text:p>31,09595282</text:p>
          </table:table-cell>
          <table:table-cell office:value-type="float" office:value="196.143702403586" calcext:value-type="float">
            <text:p>196,14370240</text:p>
          </table:table-cell>
          <table:table-cell office:value-type="string" calcext:value-type="string">
            <text:p>n.a.</text:p>
          </table:table-cell>
          <table:table-cell office:value-type="float" office:value="50.2319237862841" calcext:value-type="float">
            <text:p>50,23192379</text:p>
          </table:table-cell>
          <table:table-cell office:value-type="float" office:value="2338.17645243299" calcext:value-type="float">
            <text:p>2338,17645243</text:p>
          </table:table-cell>
          <table:table-cell office:value-type="float" office:value="294.215553605378" calcext:value-type="float">
            <text:p>294,21555361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27];4)" office:value-type="string" office:string-value="2011" calcext:value-type="string">
            <text:p>2011</text:p>
          </table:table-cell>
          <table:table-cell office:value-type="string" calcext:value-type="string">
            <text:p>VALVE (ENGINEERING) SERVICES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491" calcext:value-type="float">
            <text:p>1,194910</text:p>
          </table:table-cell>
          <table:table-cell office:value-type="float" office:value="372.367653010497" calcext:value-type="float">
            <text:p>372,36765301</text:p>
          </table:table-cell>
          <table:table-cell office:value-type="float" office:value="0" calcext:value-type="float">
            <text:p>0,00000000</text:p>
          </table:table-cell>
          <table:table-cell office:value-type="float" office:value="71.3077238527292" calcext:value-type="float">
            <text:p>71,30772385</text:p>
          </table:table-cell>
          <table:table-cell office:value-type="float" office:value="301.059929157768" calcext:value-type="float">
            <text:p>301,05992916</text:p>
          </table:table-cell>
          <table:table-cell office:value-type="float" office:value="5047.49015615053" calcext:value-type="float">
            <text:p>5047,49015615</text:p>
          </table:table-cell>
          <table:table-cell office:value-type="float" office:value="90.8804250509948" calcext:value-type="float">
            <text:p>90,88042505</text:p>
          </table:table-cell>
          <table:table-cell office:value-type="float" office:value="3185.09267106381" calcext:value-type="float">
            <text:p>3185,09267106</text:p>
          </table:table-cell>
          <table:table-cell office:value-type="float" office:value="1771.51706003573" calcext:value-type="float">
            <text:p>1771,51706004</text:p>
          </table:table-cell>
          <table:table-cell office:value-type="float" office:value="1683.76970107398" calcext:value-type="float">
            <text:p>1683,76970107</text:p>
          </table:table-cell>
          <table:table-cell office:value-type="float" office:value="1384.65509289001" calcext:value-type="float">
            <text:p>1384,65509289</text:p>
          </table:table-cell>
          <table:table-cell office:value-type="float" office:value="591.005957592394" calcext:value-type="float">
            <text:p>591,00595759</text:p>
          </table:table-cell>
          <table:table-cell office:value-type="float" office:value="588.495442011346" calcext:value-type="float">
            <text:p>588,49544201</text:p>
          </table:table-cell>
          <table:table-cell table:number-columns-repeated="2" office:value-type="float" office:value="2.51051558104739" calcext:value-type="float">
            <text:p>2,51051558</text:p>
          </table:table-cell>
          <table:table-cell office:value-type="float" office:value="3444.19675867862" calcext:value-type="float">
            <text:p>3444,19675868</text:p>
          </table:table-cell>
          <table:table-cell office:value-type="float" office:value="686.110405765237" calcext:value-type="float">
            <text:p>686,11040577</text:p>
          </table:table-cell>
          <table:table-cell office:value-type="float" office:value="1234.84147961566" calcext:value-type="float">
            <text:p>1234,84147962</text:p>
          </table:table-cell>
          <table:table-cell office:value-type="float" office:value="1523.24487329773" calcext:value-type="float">
            <text:p>1523,24487330</text:p>
          </table:table-cell>
          <table:table-cell office:value-type="float" office:value="15" calcext:value-type="float">
            <text:p>15,00000000</text:p>
          </table:table-cell>
          <table:table-cell office:value-type="float" office:value="8405.69249559011" calcext:value-type="float">
            <text:p>8405,69249559</text:p>
          </table:table-cell>
          <table:table-cell office:value-type="string" calcext:value-type="string">
            <text:p>n.a.</text:p>
          </table:table-cell>
          <table:table-cell office:value-type="float" office:value="5652.21492830075" calcext:value-type="float">
            <text:p>5652,21492830</text:p>
          </table:table-cell>
          <table:table-cell office:value-type="float" office:value="2753.47756728935" calcext:value-type="float">
            <text:p>2753,47756729</text:p>
          </table:table-cell>
          <table:table-cell office:value-type="float" office:value="2218.49876560564" calcext:value-type="float">
            <text:p>2218,49876561</text:p>
          </table:table-cell>
          <table:table-cell office:value-type="float" office:value="534.978801683708" calcext:value-type="float">
            <text:p>534,97880168</text:p>
          </table:table-cell>
          <table:table-cell office:value-type="float" office:value="-22.986572219233" calcext:value-type="float">
            <text:p>-22,98657222</text:p>
          </table:table-cell>
          <table:table-cell office:value-type="float" office:value="89.2051547774925" calcext:value-type="float">
            <text:p>89,20515478</text:p>
          </table:table-cell>
          <table:table-cell office:value-type="float" office:value="-112.191726996726" calcext:value-type="float">
            <text:p>-112,19172700</text:p>
          </table:table-cell>
          <table:table-cell office:value-type="float" office:value="422.787074686982" calcext:value-type="float">
            <text:p>422,78707469</text:p>
          </table:table-cell>
          <table:table-cell office:value-type="float" office:value="111.58590529297" calcext:value-type="float">
            <text:p>111,58590529</text:p>
          </table:table-cell>
          <table:table-cell office:value-type="float" office:value="311.201169394012" calcext:value-type="float">
            <text:p>311,20116939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311.201169394012" calcext:value-type="float">
            <text:p>311,20116939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193.89534091231" calcext:value-type="float">
            <text:p>1193,89534091</text:p>
          </table:table-cell>
          <table:table-cell office:value-type="float" office:value="27.1078326852171" calcext:value-type="float">
            <text:p>27,10783269</text:p>
          </table:table-cell>
          <table:table-cell office:value-type="float" office:value="89.2051547774925" calcext:value-type="float">
            <text:p>89,20515478</text:p>
          </table:table-cell>
          <table:table-cell office:value-type="string" calcext:value-type="string">
            <text:p>n.a.</text:p>
          </table:table-cell>
          <table:table-cell office:value-type="float" office:value="338.309002079229" calcext:value-type="float">
            <text:p>338,30900208</text:p>
          </table:table-cell>
          <table:table-cell office:value-type="float" office:value="1732.995403062" calcext:value-type="float">
            <text:p>1732,99540306</text:p>
          </table:table-cell>
          <table:table-cell office:value-type="float" office:value="562.086634368925" calcext:value-type="float">
            <text:p>562,08663437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28];4)" office:value-type="string" office:string-value="2010" calcext:value-type="string">
            <text:p>2010</text:p>
          </table:table-cell>
          <table:table-cell office:value-type="string" calcext:value-type="string">
            <text:p>VALVE (ENGINEERING) SERVICES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7058" calcext:value-type="float">
            <text:p>1,170580</text:p>
          </table:table-cell>
          <table:table-cell office:value-type="float" office:value="364.178826832635" calcext:value-type="float">
            <text:p>364,17882683</text:p>
          </table:table-cell>
          <table:table-cell office:value-type="float" office:value="0" calcext:value-type="float">
            <text:p>0,00000000</text:p>
          </table:table-cell>
          <table:table-cell office:value-type="float" office:value="81.9264817343142" calcext:value-type="float">
            <text:p>81,92648173</text:p>
          </table:table-cell>
          <table:table-cell office:value-type="float" office:value="282.252345098321" calcext:value-type="float">
            <text:p>282,25234510</text:p>
          </table:table-cell>
          <table:table-cell office:value-type="float" office:value="2898.6941958671" calcext:value-type="float">
            <text:p>2898,69419587</text:p>
          </table:table-cell>
          <table:table-cell office:value-type="float" office:value="2.89952413636475" calcext:value-type="float">
            <text:p>2,89952414</text:p>
          </table:table-cell>
          <table:table-cell office:value-type="float" office:value="1324.56162267207" calcext:value-type="float">
            <text:p>1324,56162267</text:p>
          </table:table-cell>
          <table:table-cell office:value-type="float" office:value="1571.23304905867" calcext:value-type="float">
            <text:p>1571,23304906</text:p>
          </table:table-cell>
          <table:table-cell office:value-type="float" office:value="1481.51636420465" calcext:value-type="float">
            <text:p>1481,51636420</text:p>
          </table:table-cell>
          <table:table-cell office:value-type="float" office:value="1051.59548063139" calcext:value-type="float">
            <text:p>1051,59548063</text:p>
          </table:table-cell>
          <table:table-cell office:value-type="float" office:value="1.87760868580099" calcext:value-type="float">
            <text:p>1,87760869</text:p>
          </table:table-cell>
          <table:table-cell office:value-type="float" office:value="0" calcext:value-type="float">
            <text:p>0,00000000</text:p>
          </table:table-cell>
          <table:table-cell table:number-columns-repeated="2" office:value-type="float" office:value="1.87760868580099" calcext:value-type="float">
            <text:p>1,87760869</text:p>
          </table:table-cell>
          <table:table-cell office:value-type="float" office:value="2209.39993338254" calcext:value-type="float">
            <text:p>2209,39993338</text:p>
          </table:table-cell>
          <table:table-cell office:value-type="float" office:value="1086.10531957534" calcext:value-type="float">
            <text:p>1086,10531958</text:p>
          </table:table-cell>
          <table:table-cell office:value-type="float" office:value="295.163831260656" calcext:value-type="float">
            <text:p>295,16383126</text:p>
          </table:table-cell>
          <table:table-cell office:value-type="float" office:value="828.130782546544" calcext:value-type="float">
            <text:p>828,13078255</text:p>
          </table:table-cell>
          <table:table-cell office:value-type="float" office:value="13" calcext:value-type="float">
            <text:p>13,00000000</text:p>
          </table:table-cell>
          <table:table-cell office:value-type="float" office:value="3465.14672948841" calcext:value-type="float">
            <text:p>3465,14672949</text:p>
          </table:table-cell>
          <table:table-cell office:value-type="string" calcext:value-type="string">
            <text:p>n.a.</text:p>
          </table:table-cell>
          <table:table-cell office:value-type="float" office:value="2089.33364728366" calcext:value-type="float">
            <text:p>2089,33364728</text:p>
          </table:table-cell>
          <table:table-cell office:value-type="float" office:value="1375.81308220475" calcext:value-type="float">
            <text:p>1375,81308220</text:p>
          </table:table-cell>
          <table:table-cell office:value-type="float" office:value="1251.1440795519" calcext:value-type="float">
            <text:p>1251,14407955</text:p>
          </table:table-cell>
          <table:table-cell office:value-type="float" office:value="124.669002652854" calcext:value-type="float">
            <text:p>124,66900265</text:p>
          </table:table-cell>
          <table:table-cell office:value-type="float" office:value="23.9043933745275" calcext:value-type="float">
            <text:p>23,90439337</text:p>
          </table:table-cell>
          <table:table-cell office:value-type="float" office:value="36.9598607515465" calcext:value-type="float">
            <text:p>36,95986075</text:p>
          </table:table-cell>
          <table:table-cell office:value-type="float" office:value="-13.055467377019" calcext:value-type="float">
            <text:p>-13,05546738</text:p>
          </table:table-cell>
          <table:table-cell office:value-type="float" office:value="111.613535275835" calcext:value-type="float">
            <text:p>111,61353528</text:p>
          </table:table-cell>
          <table:table-cell office:value-type="float" office:value="28.1091130748998" calcext:value-type="float">
            <text:p>28,10911307</text:p>
          </table:table-cell>
          <table:table-cell office:value-type="float" office:value="83.504422200935" calcext:value-type="float">
            <text:p>83,5044222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83.504422200935" calcext:value-type="float">
            <text:p>83,5044222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594.256125582127" calcext:value-type="float">
            <text:p>594,25612558</text:p>
          </table:table-cell>
          <table:table-cell office:value-type="float" office:value="29.8801990734141" calcext:value-type="float">
            <text:p>29,88019907</text:p>
          </table:table-cell>
          <table:table-cell office:value-type="float" office:value="36.9598607515465" calcext:value-type="float">
            <text:p>36,95986075</text:p>
          </table:table-cell>
          <table:table-cell office:value-type="string" calcext:value-type="string">
            <text:p>n.a.</text:p>
          </table:table-cell>
          <table:table-cell office:value-type="float" office:value="113.384621274349" calcext:value-type="float">
            <text:p>113,38462127</text:p>
          </table:table-cell>
          <table:table-cell office:value-type="float" office:value="772.709720682923" calcext:value-type="float">
            <text:p>772,70972068</text:p>
          </table:table-cell>
          <table:table-cell office:value-type="float" office:value="154.549201726268" calcext:value-type="float">
            <text:p>154,54920173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29];4)" office:value-type="string" office:string-value="2009" calcext:value-type="string">
            <text:p>2009</text:p>
          </table:table-cell>
          <table:table-cell office:value-type="string" calcext:value-type="string">
            <text:p>VALVE (ENGINEERING) SERVICES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2418" calcext:value-type="float">
            <text:p>1,124180</text:p>
          </table:table-cell>
          <table:table-cell office:value-type="float" office:value="336.675998896781" calcext:value-type="float">
            <text:p>336,67599890</text:p>
          </table:table-cell>
          <table:table-cell office:value-type="float" office:value="231.078100489945" calcext:value-type="float">
            <text:p>231,07810049</text:p>
          </table:table-cell>
          <table:table-cell office:value-type="float" office:value="105.597898406836" calcext:value-type="float">
            <text:p>105,59789841</text:p>
          </table:table-cell>
          <table:table-cell office:value-type="float" office:value="0" calcext:value-type="float">
            <text:p>0,00000000</text:p>
          </table:table-cell>
          <table:table-cell office:value-type="float" office:value="3558.12519453138" calcext:value-type="float">
            <text:p>3558,12519453</text:p>
          </table:table-cell>
          <table:table-cell office:value-type="float" office:value="156.776337559969" calcext:value-type="float">
            <text:p>156,77633756</text:p>
          </table:table-cell>
          <table:table-cell office:value-type="float" office:value="1010.91385303417" calcext:value-type="float">
            <text:p>1010,91385303</text:p>
          </table:table-cell>
          <table:table-cell office:value-type="float" office:value="2390.43500393724" calcext:value-type="float">
            <text:p>2390,43500394</text:p>
          </table:table-cell>
          <table:table-cell office:value-type="float" office:value="2283.00468695117" calcext:value-type="float">
            <text:p>2283,00468695</text:p>
          </table:table-cell>
          <table:table-cell office:value-type="float" office:value="929.720847226463" calcext:value-type="float">
            <text:p>929,72084723</text:p>
          </table:table-cell>
          <table:table-cell office:value-type="float" office:value="3.76151691172723" calcext:value-type="float">
            <text:p>3,76151691</text:p>
          </table:table-cell>
          <table:table-cell office:value-type="float" office:value="0" calcext:value-type="float">
            <text:p>0,00000000</text:p>
          </table:table-cell>
          <table:table-cell table:number-columns-repeated="2" office:value-type="float" office:value="3.76151691172723" calcext:value-type="float">
            <text:p>3,76151691</text:p>
          </table:table-cell>
          <table:table-cell office:value-type="float" office:value="2961.31882928997" calcext:value-type="float">
            <text:p>2961,31882929</text:p>
          </table:table-cell>
          <table:table-cell office:value-type="float" office:value="1709.67463900432" calcext:value-type="float">
            <text:p>1709,67463900</text:p>
          </table:table-cell>
          <table:table-cell office:value-type="float" office:value="152.992336984693" calcext:value-type="float">
            <text:p>152,99233698</text:p>
          </table:table-cell>
          <table:table-cell office:value-type="float" office:value="1098.65185330096" calcext:value-type="float">
            <text:p>1098,65185330</text:p>
          </table:table-cell>
          <table:table-cell office:value-type="float" office:value="14" calcext:value-type="float">
            <text:p>14,00000000</text:p>
          </table:table-cell>
          <table:table-cell office:value-type="float" office:value="8456.92539026925" calcext:value-type="float">
            <text:p>8456,92539027</text:p>
          </table:table-cell>
          <table:table-cell office:value-type="string" calcext:value-type="string">
            <text:p>n.a.</text:p>
          </table:table-cell>
          <table:table-cell office:value-type="float" office:value="5929.60422173055" calcext:value-type="float">
            <text:p>5929,60422173</text:p>
          </table:table-cell>
          <table:table-cell office:value-type="float" office:value="2527.32116853869" calcext:value-type="float">
            <text:p>2527,32116854</text:p>
          </table:table-cell>
          <table:table-cell office:value-type="float" office:value="2587.51780514128" calcext:value-type="float">
            <text:p>2587,51780514</text:p>
          </table:table-cell>
          <table:table-cell office:value-type="float" office:value="-60.1966366025876" calcext:value-type="float">
            <text:p>-60,19663660</text:p>
          </table:table-cell>
          <table:table-cell office:value-type="float" office:value="4.05717708739497" calcext:value-type="float">
            <text:p>4,05717709</text:p>
          </table:table-cell>
          <table:table-cell office:value-type="float" office:value="199.538017263579" calcext:value-type="float">
            <text:p>199,53801726</text:p>
          </table:table-cell>
          <table:table-cell office:value-type="float" office:value="-195.480840176185" calcext:value-type="float">
            <text:p>-195,48084018</text:p>
          </table:table-cell>
          <table:table-cell office:value-type="float" office:value="-255.677476778772" calcext:value-type="float">
            <text:p>-255,67747678</text:p>
          </table:table-cell>
          <table:table-cell office:value-type="float" office:value="-47.8250007348177" calcext:value-type="float">
            <text:p>-47,82500073</text:p>
          </table:table-cell>
          <table:table-cell office:value-type="float" office:value="-207.852476043954" calcext:value-type="float">
            <text:p>-207,85247604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207.852476043954" calcext:value-type="float">
            <text:p>-207,85247604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098.10212772719" calcext:value-type="float">
            <text:p>1098,10212773</text:p>
          </table:table-cell>
          <table:table-cell office:value-type="float" office:value="38.3515090984981" calcext:value-type="float">
            <text:p>38,35150910</text:p>
          </table:table-cell>
          <table:table-cell office:value-type="float" office:value="199.538017263579" calcext:value-type="float">
            <text:p>199,53801726</text:p>
          </table:table-cell>
          <table:table-cell office:value-type="string" calcext:value-type="string">
            <text:p>n.a.</text:p>
          </table:table-cell>
          <table:table-cell office:value-type="float" office:value="-169.500966945456" calcext:value-type="float">
            <text:p>-169,50096695</text:p>
          </table:table-cell>
          <table:table-cell office:value-type="float" office:value="1080.31417731049" calcext:value-type="float">
            <text:p>1080,31417731</text:p>
          </table:table-cell>
          <table:table-cell office:value-type="float" office:value="-21.8451275040895" calcext:value-type="float">
            <text:p>-21,84512750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30];4)" office:value-type="string" office:string-value="2012" calcext:value-type="string">
            <text:p>2012</text:p>
          </table:table-cell>
          <table:table-cell office:value-type="string" calcext:value-type="string">
            <text:p>CVS (COMMERCIAL VALUERS &amp; SURVEYORS)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6" calcext:value-type="float">
            <text:p>1,196000</text:p>
          </table:table-cell>
          <table:table-cell office:value-type="float" office:value="501.123239677453" calcext:value-type="float">
            <text:p>501,12323968</text:p>
          </table:table-cell>
          <table:table-cell office:value-type="float" office:value="0" calcext:value-type="float">
            <text:p>0,00000000</text:p>
          </table:table-cell>
          <table:table-cell office:value-type="float" office:value="501.123239677453" calcext:value-type="float">
            <text:p>501,12323968</text:p>
          </table:table-cell>
          <table:table-cell office:value-type="float" office:value="0" calcext:value-type="float">
            <text:p>0,00000000</text:p>
          </table:table-cell>
          <table:table-cell office:value-type="float" office:value="7644.82040099829" calcext:value-type="float">
            <text:p>7644,82040100</text:p>
          </table:table-cell>
          <table:table-cell office:value-type="float" office:value="0" calcext:value-type="float">
            <text:p>0,00000000</text:p>
          </table:table-cell>
          <table:table-cell office:value-type="float" office:value="4188.38564522778" calcext:value-type="float">
            <text:p>4188,38564523</text:p>
          </table:table-cell>
          <table:table-cell office:value-type="float" office:value="3456.4347557705" calcext:value-type="float">
            <text:p>3456,43475577</text:p>
          </table:table-cell>
          <table:table-cell office:value-type="float" office:value="385.111415694845" calcext:value-type="float">
            <text:p>385,11141569</text:p>
          </table:table-cell>
          <table:table-cell office:value-type="float" office:value="443.715326778843" calcext:value-type="float">
            <text:p>443,71532678</text:p>
          </table:table-cell>
          <table:table-cell office:value-type="float" office:value="917.330608192379" calcext:value-type="float">
            <text:p>917,33060819</text:p>
          </table:table-cell>
          <table:table-cell office:value-type="float" office:value="25.1159618931421" calcext:value-type="float">
            <text:p>25,11596189</text:p>
          </table:table-cell>
          <table:table-cell office:value-type="float" office:value="891.018648113849" calcext:value-type="float">
            <text:p>891,01864811</text:p>
          </table:table-cell>
          <table:table-cell office:value-type="float" office:value="0" calcext:value-type="float">
            <text:p>0,00000000</text:p>
          </table:table-cell>
          <table:table-cell office:value-type="float" office:value="6784.89770570452" calcext:value-type="float">
            <text:p>6784,89770570</text:p>
          </table:table-cell>
          <table:table-cell office:value-type="float" office:value="1465.09777709995" calcext:value-type="float">
            <text:p>1465,09777710</text:p>
          </table:table-cell>
          <table:table-cell office:value-type="float" office:value="553.747159834513" calcext:value-type="float">
            <text:p>553,74715983</text:p>
          </table:table-cell>
          <table:table-cell office:value-type="float" office:value="4766.05276877005" calcext:value-type="float">
            <text:p>4766,05276877</text:p>
          </table:table-cell>
          <table:table-cell office:value-type="float" office:value="245" calcext:value-type="float">
            <text:p>245,00000000</text:p>
          </table:table-cell>
          <table:table-cell office:value-type="float" office:value="17465.1615012168" calcext:value-type="float">
            <text:p>17465,16150122</text:p>
          </table:table-cell>
          <table:table-cell office:value-type="string" calcext:value-type="string">
            <text:p>n.a.</text:p>
          </table:table-cell>
          <table:table-cell office:value-type="float" office:value="8465.27515617426" calcext:value-type="float">
            <text:p>8465,27515617</text:p>
          </table:table-cell>
          <table:table-cell office:value-type="float" office:value="8999.88634504257" calcext:value-type="float">
            <text:p>8999,88634504</text:p>
          </table:table-cell>
          <table:table-cell office:value-type="float" office:value="8224.87952091133" calcext:value-type="float">
            <text:p>8224,87952091</text:p>
          </table:table-cell>
          <table:table-cell office:value-type="float" office:value="775.00682413124" calcext:value-type="float">
            <text:p>775,00682413</text:p>
          </table:table-cell>
          <table:table-cell office:value-type="string" calcext:value-type="string">
            <text:p>n.a.</text:p>
          </table:table-cell>
          <table:table-cell office:value-type="float" office:value="149.499773173465" calcext:value-type="float">
            <text:p>149,49977317</text:p>
          </table:table-cell>
          <table:table-cell office:value-type="float" office:value="-149.499773173465" calcext:value-type="float">
            <text:p>-149,49977317</text:p>
          </table:table-cell>
          <table:table-cell office:value-type="float" office:value="625.507050957776" calcext:value-type="float">
            <text:p>625,50705096</text:p>
          </table:table-cell>
          <table:table-cell office:value-type="float" office:value="186.575716920484" calcext:value-type="float">
            <text:p>186,57571692</text:p>
          </table:table-cell>
          <table:table-cell office:value-type="float" office:value="438.931334037292" calcext:value-type="float">
            <text:p>438,93133404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438.931334037292" calcext:value-type="float">
            <text:p>438,93133404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1982.7058193995" calcext:value-type="float">
            <text:p>11982,70581940</text:p>
          </table:table-cell>
          <table:table-cell office:value-type="float" office:value="270.295589897624" calcext:value-type="float">
            <text:p>270,29558990</text:p>
          </table:table-cell>
          <table:table-cell office:value-type="float" office:value="149.499773173465" calcext:value-type="float">
            <text:p>149,49977317</text:p>
          </table:table-cell>
          <table:table-cell office:value-type="string" calcext:value-type="string">
            <text:p>n.a.</text:p>
          </table:table-cell>
          <table:table-cell office:value-type="float" office:value="709.226923934916" calcext:value-type="float">
            <text:p>709,22692393</text:p>
          </table:table-cell>
          <table:table-cell office:value-type="float" office:value="13028.0082334284" calcext:value-type="float">
            <text:p>13028,00823343</text:p>
          </table:table-cell>
          <table:table-cell office:value-type="float" office:value="1045.30241402886" calcext:value-type="float">
            <text:p>1045,30241403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31];4)" office:value-type="string" office:string-value="2011" calcext:value-type="string">
            <text:p>2011</text:p>
          </table:table-cell>
          <table:table-cell office:value-type="string" calcext:value-type="string">
            <text:p>CVS (COMMERCIAL VALUERS &amp; SURVEYORS)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491" calcext:value-type="float">
            <text:p>1,194910</text:p>
          </table:table-cell>
          <table:table-cell office:value-type="float" office:value="424.194684089397" calcext:value-type="float">
            <text:p>424,19468409</text:p>
          </table:table-cell>
          <table:table-cell office:value-type="float" office:value="0" calcext:value-type="float">
            <text:p>0,00000000</text:p>
          </table:table-cell>
          <table:table-cell office:value-type="float" office:value="424.194684089397" calcext:value-type="float">
            <text:p>424,19468409</text:p>
          </table:table-cell>
          <table:table-cell office:value-type="float" office:value="0" calcext:value-type="float">
            <text:p>0,00000000</text:p>
          </table:table-cell>
          <table:table-cell office:value-type="float" office:value="4860.91260528357" calcext:value-type="float">
            <text:p>4860,91260528</text:p>
          </table:table-cell>
          <table:table-cell office:value-type="float" office:value="0" calcext:value-type="float">
            <text:p>0,00000000</text:p>
          </table:table-cell>
          <table:table-cell office:value-type="float" office:value="2250.02419757841" calcext:value-type="float">
            <text:p>2250,02419758</text:p>
          </table:table-cell>
          <table:table-cell office:value-type="float" office:value="2612.08332230823" calcext:value-type="float">
            <text:p>2612,08332231</text:p>
          </table:table-cell>
          <table:table-cell office:value-type="float" office:value="530.542083762513" calcext:value-type="float">
            <text:p>530,54208376</text:p>
          </table:table-cell>
          <table:table-cell office:value-type="float" office:value="4.77965841227489" calcext:value-type="float">
            <text:p>4,77965841</text:p>
          </table:table-cell>
          <table:table-cell office:value-type="float" office:value="14.3389752368247" calcext:value-type="float">
            <text:p>14,33897524</text:p>
          </table:table-cell>
          <table:table-cell office:value-type="float" office:value="0" calcext:value-type="float">
            <text:p>0,00000000</text:p>
          </table:table-cell>
          <table:table-cell table:number-columns-repeated="2" office:value-type="float" office:value="14.3389752368247" calcext:value-type="float">
            <text:p>14,33897524</text:p>
          </table:table-cell>
          <table:table-cell office:value-type="float" office:value="5267.18357032693" calcext:value-type="float">
            <text:p>5267,18357033</text:p>
          </table:table-cell>
          <table:table-cell office:value-type="float" office:value="323.821857431624" calcext:value-type="float">
            <text:p>323,82185743</text:p>
          </table:table-cell>
          <table:table-cell office:value-type="float" office:value="663.177604703142" calcext:value-type="float">
            <text:p>663,17760470</text:p>
          </table:table-cell>
          <table:table-cell office:value-type="float" office:value="4280.18410819217" calcext:value-type="float">
            <text:p>4280,18410819</text:p>
          </table:table-cell>
          <table:table-cell office:value-type="float" office:value="189" calcext:value-type="float">
            <text:p>189,00000000</text:p>
          </table:table-cell>
          <table:table-cell office:value-type="float" office:value="12390.0695192196" calcext:value-type="float">
            <text:p>12390,06951922</text:p>
          </table:table-cell>
          <table:table-cell office:value-type="string" calcext:value-type="string">
            <text:p>n.a.</text:p>
          </table:table-cell>
          <table:table-cell office:value-type="float" office:value="6241.03897182794" calcext:value-type="float">
            <text:p>6241,03897183</text:p>
          </table:table-cell>
          <table:table-cell office:value-type="float" office:value="6149.03054739165" calcext:value-type="float">
            <text:p>6149,03054739</text:p>
          </table:table-cell>
          <table:table-cell office:value-type="float" office:value="6145.44580358245" calcext:value-type="float">
            <text:p>6145,44580358</text:p>
          </table:table-cell>
          <table:table-cell office:value-type="float" office:value="3.58474380920617" calcext:value-type="float">
            <text:p>3,58474381</text:p>
          </table:table-cell>
          <table:table-cell office:value-type="float" office:value="7.16948761841234" calcext:value-type="float">
            <text:p>7,16948762</text:p>
          </table:table-cell>
          <table:table-cell office:value-type="string" calcext:value-type="string">
            <text:p>n.a.</text:p>
          </table:table-cell>
          <table:table-cell office:value-type="float" office:value="7.16948761841234" calcext:value-type="float">
            <text:p>7,16948762</text:p>
          </table:table-cell>
          <table:table-cell office:value-type="float" office:value="10.7542314276185" calcext:value-type="float">
            <text:p>10,75423143</text:p>
          </table:table-cell>
          <table:table-cell office:value-type="float" office:value="-559.220034236163" calcext:value-type="float">
            <text:p>-559,22003424</text:p>
          </table:table-cell>
          <table:table-cell office:value-type="float" office:value="569.974265663781" calcext:value-type="float">
            <text:p>569,97426566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569.974265663781" calcext:value-type="float">
            <text:p>569,97426566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9107.63910458981" calcext:value-type="float">
            <text:p>9107,63910459</text:p>
          </table:table-cell>
          <table:table-cell office:value-type="float" office:value="223.449030773851" calcext:value-type="float">
            <text:p>223,44903077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793.423296437633" calcext:value-type="float">
            <text:p>793,42329644</text:p>
          </table:table-cell>
          <table:table-cell office:value-type="string" calcext:value-type="string">
            <text:p>n.a.</text:p>
          </table:table-cell>
          <table:table-cell office:value-type="float" office:value="227.033774583057" calcext:value-type="float">
            <text:p>227,03377458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32];4)" office:value-type="string" office:string-value="2010" calcext:value-type="string">
            <text:p>2010</text:p>
          </table:table-cell>
          <table:table-cell office:value-type="string" calcext:value-type="string">
            <text:p>CVS (COMMERCIAL VALUERS &amp; SURVEYORS)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7058" calcext:value-type="float">
            <text:p>1,170580</text:p>
          </table:table-cell>
          <table:table-cell office:value-type="float" office:value="410.873222391614" calcext:value-type="float">
            <text:p>410,87322239</text:p>
          </table:table-cell>
          <table:table-cell office:value-type="float" office:value="0" calcext:value-type="float">
            <text:p>0,00000000</text:p>
          </table:table-cell>
          <table:table-cell office:value-type="float" office:value="410.873222391614" calcext:value-type="float">
            <text:p>410,87322239</text:p>
          </table:table-cell>
          <table:table-cell office:value-type="float" office:value="0" calcext:value-type="float">
            <text:p>0,00000000</text:p>
          </table:table-cell>
          <table:table-cell office:value-type="float" office:value="6568.11866335996" calcext:value-type="float">
            <text:p>6568,11866336</text:p>
          </table:table-cell>
          <table:table-cell office:value-type="float" office:value="0" calcext:value-type="float">
            <text:p>0,00000000</text:p>
          </table:table-cell>
          <table:table-cell office:value-type="float" office:value="2267.4114865315" calcext:value-type="float">
            <text:p>2267,41148653</text:p>
          </table:table-cell>
          <table:table-cell office:value-type="float" office:value="4300.70717682846" calcext:value-type="float">
            <text:p>4300,70717683</text:p>
          </table:table-cell>
          <table:table-cell office:value-type="float" office:value="1766.40368258959" calcext:value-type="float">
            <text:p>1766,40368259</text:p>
          </table:table-cell>
          <table:table-cell office:value-type="float" office:value="-554.854437075855" calcext:value-type="float">
            <text:p>-554,85443708</text:p>
          </table:table-cell>
          <table:table-cell office:value-type="float" office:value="14.0469477740723" calcext:value-type="float">
            <text:p>14,04694777</text:p>
          </table:table-cell>
          <table:table-cell office:value-type="float" office:value="0" calcext:value-type="float">
            <text:p>0,00000000</text:p>
          </table:table-cell>
          <table:table-cell table:number-columns-repeated="2" office:value-type="float" office:value="14.0469477740723" calcext:value-type="float">
            <text:p>14,04694777</text:p>
          </table:table-cell>
          <table:table-cell office:value-type="float" office:value="7519.79937505336" calcext:value-type="float">
            <text:p>7519,79937505</text:p>
          </table:table-cell>
          <table:table-cell office:value-type="float" office:value="1526.43499144919" calcext:value-type="float">
            <text:p>1526,43499145</text:p>
          </table:table-cell>
          <table:table-cell office:value-type="float" office:value="419.067275259823" calcext:value-type="float">
            <text:p>419,06727526</text:p>
          </table:table-cell>
          <table:table-cell office:value-type="float" office:value="5573.12652936317" calcext:value-type="float">
            <text:p>5573,12652936</text:p>
          </table:table-cell>
          <table:table-cell office:value-type="float" office:value="151" calcext:value-type="float">
            <text:p>151,00000000</text:p>
          </table:table-cell>
          <table:table-cell office:value-type="float" office:value="13085.9024305295" calcext:value-type="float">
            <text:p>13085,90243053</text:p>
          </table:table-cell>
          <table:table-cell office:value-type="string" calcext:value-type="string">
            <text:p>n.a.</text:p>
          </table:table-cell>
          <table:table-cell office:value-type="float" office:value="4822.78540243148" calcext:value-type="float">
            <text:p>4822,78540243</text:p>
          </table:table-cell>
          <table:table-cell office:value-type="float" office:value="8261.94644911684" calcext:value-type="float">
            <text:p>8261,94644912</text:p>
          </table:table-cell>
          <table:table-cell office:value-type="float" office:value="5720.61948099093" calcext:value-type="float">
            <text:p>5720,61948099</text:p>
          </table:table-cell>
          <table:table-cell office:value-type="float" office:value="2540.15638914474" calcext:value-type="float">
            <text:p>2540,15638914</text:p>
          </table:table-cell>
          <table:table-cell office:value-type="float" office:value="8.19405286820882" calcext:value-type="float">
            <text:p>8,19405287</text:p>
          </table:table-cell>
          <table:table-cell office:value-type="float" office:value="183.780900044112" calcext:value-type="float">
            <text:p>183,78090004</text:p>
          </table:table-cell>
          <table:table-cell office:value-type="float" office:value="-175.586847175903" calcext:value-type="float">
            <text:p>-175,58684718</text:p>
          </table:table-cell>
          <table:table-cell office:value-type="float" office:value="2364.56954196883" calcext:value-type="float">
            <text:p>2364,56954197</text:p>
          </table:table-cell>
          <table:table-cell office:value-type="float" office:value="-397.996853598714" calcext:value-type="float">
            <text:p>-397,99685360</text:p>
          </table:table-cell>
          <table:table-cell office:value-type="float" office:value="2762.56639556755" calcext:value-type="float">
            <text:p>2762,56639557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2762.56639556755" calcext:value-type="float">
            <text:p>2762,56639557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6822.13430227443" calcext:value-type="float">
            <text:p>6822,13430227</text:p>
          </table:table-cell>
          <table:table-cell office:value-type="float" office:value="128.763687928996" calcext:value-type="float">
            <text:p>128,76368793</text:p>
          </table:table-cell>
          <table:table-cell office:value-type="float" office:value="183.780900044112" calcext:value-type="float">
            <text:p>183,78090004</text:p>
          </table:table-cell>
          <table:table-cell office:value-type="string" calcext:value-type="string">
            <text:p>n.a.</text:p>
          </table:table-cell>
          <table:table-cell office:value-type="float" office:value="2891.33008349654" calcext:value-type="float">
            <text:p>2891,33008350</text:p>
          </table:table-cell>
          <table:table-cell office:value-type="float" office:value="9499.24843221637" calcext:value-type="float">
            <text:p>9499,24843222</text:p>
          </table:table-cell>
          <table:table-cell office:value-type="float" office:value="2668.92007707373" calcext:value-type="float">
            <text:p>2668,92007707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33];4)" office:value-type="string" office:string-value="2009" calcext:value-type="string">
            <text:p>2009</text:p>
          </table:table-cell>
          <table:table-cell office:value-type="string" calcext:value-type="string">
            <text:p>CVS (COMMERCIAL VALUERS &amp; SURVEYORS)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2418" calcext:value-type="float">
            <text:p>1,124180</text:p>
          </table:table-cell>
          <table:table-cell office:value-type="float" office:value="242.823566327879" calcext:value-type="float">
            <text:p>242,82356633</text:p>
          </table:table-cell>
          <table:table-cell office:value-type="float" office:value="0" calcext:value-type="float">
            <text:p>0,00000000</text:p>
          </table:table-cell>
          <table:table-cell office:value-type="float" office:value="242.823566327879" calcext:value-type="float">
            <text:p>242,82356633</text:p>
          </table:table-cell>
          <table:table-cell office:value-type="float" office:value="0" calcext:value-type="float">
            <text:p>0,00000000</text:p>
          </table:table-cell>
          <table:table-cell office:value-type="float" office:value="14120.8648918726" calcext:value-type="float">
            <text:p>14120,86489187</text:p>
          </table:table-cell>
          <table:table-cell office:value-type="float" office:value="0" calcext:value-type="float">
            <text:p>0,00000000</text:p>
          </table:table-cell>
          <table:table-cell office:value-type="float" office:value="1693.01986523049" calcext:value-type="float">
            <text:p>1693,01986523</text:p>
          </table:table-cell>
          <table:table-cell office:value-type="float" office:value="12427.8450266421" calcext:value-type="float">
            <text:p>12427,84502664</text:p>
          </table:table-cell>
          <table:table-cell office:value-type="float" office:value="1173.64723725141" calcext:value-type="float">
            <text:p>1173,64723725</text:p>
          </table:table-cell>
          <table:table-cell office:value-type="float" office:value="4523.71310603419" calcext:value-type="float">
            <text:p>4523,71310603</text:p>
          </table:table-cell>
          <table:table-cell office:value-type="float" office:value="13.4901981293266" calcext:value-type="float">
            <text:p>13,49019813</text:p>
          </table:table-cell>
          <table:table-cell office:value-type="float" office:value="0" calcext:value-type="float">
            <text:p>0,00000000</text:p>
          </table:table-cell>
          <table:table-cell table:number-columns-repeated="2" office:value-type="float" office:value="13.4901981293266" calcext:value-type="float">
            <text:p>13,49019813</text:p>
          </table:table-cell>
          <table:table-cell office:value-type="float" office:value="9826.48515403698" calcext:value-type="float">
            <text:p>9826,48515404</text:p>
          </table:table-cell>
          <table:table-cell office:value-type="float" office:value="2210.14412685467" calcext:value-type="float">
            <text:p>2210,14412685</text:p>
          </table:table-cell>
          <table:table-cell office:value-type="float" office:value="337.254953233165" calcext:value-type="float">
            <text:p>337,25495323</text:p>
          </table:table-cell>
          <table:table-cell office:value-type="float" office:value="7279.08607394914" calcext:value-type="float">
            <text:p>7279,08607395</text:p>
          </table:table-cell>
          <table:table-cell office:value-type="float" office:value="97" calcext:value-type="float">
            <text:p>97,00000000</text:p>
          </table:table-cell>
          <table:table-cell office:value-type="float" office:value="8951.87064198564" calcext:value-type="float">
            <text:p>8951,87064199</text:p>
          </table:table-cell>
          <table:table-cell office:value-type="string" calcext:value-type="string">
            <text:p>n.a.</text:p>
          </table:table-cell>
          <table:table-cell office:value-type="float" office:value="2126.95457172383" calcext:value-type="float">
            <text:p>2126,95457172</text:p>
          </table:table-cell>
          <table:table-cell office:value-type="float" office:value="6824.91607026181" calcext:value-type="float">
            <text:p>6824,91607026</text:p>
          </table:table-cell>
          <table:table-cell office:value-type="float" office:value="4411.2947882898" calcext:value-type="float">
            <text:p>4411,29478829</text:p>
          </table:table-cell>
          <table:table-cell office:value-type="float" office:value="2413.62128197202" calcext:value-type="float">
            <text:p>2413,62128197</text:p>
          </table:table-cell>
          <table:table-cell office:value-type="string" calcext:value-type="string">
            <text:p>n.a.</text:p>
          </table:table-cell>
          <table:table-cell office:value-type="float" office:value="170.87584297147" calcext:value-type="float">
            <text:p>170,87584297</text:p>
          </table:table-cell>
          <table:table-cell office:value-type="float" office:value="-170.87584297147" calcext:value-type="float">
            <text:p>-170,87584297</text:p>
          </table:table-cell>
          <table:table-cell office:value-type="float" office:value="2242.74543900055" calcext:value-type="float">
            <text:p>2242,74543900</text:p>
          </table:table-cell>
          <table:table-cell office:value-type="float" office:value="578.9543363836" calcext:value-type="float">
            <text:p>578,95433638</text:p>
          </table:table-cell>
          <table:table-cell office:value-type="float" office:value="1663.79110261695" calcext:value-type="float">
            <text:p>1663,79110262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663.79110261695" calcext:value-type="float">
            <text:p>1663,79110262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3643.47767809563" calcext:value-type="float">
            <text:p>3643,47767810</text:p>
          </table:table-cell>
          <table:table-cell office:value-type="float" office:value="80.9411887759596" calcext:value-type="float">
            <text:p>80,94118878</text:p>
          </table:table-cell>
          <table:table-cell office:value-type="float" office:value="170.87584297147" calcext:value-type="float">
            <text:p>170,87584297</text:p>
          </table:table-cell>
          <table:table-cell office:value-type="string" calcext:value-type="string">
            <text:p>n.a.</text:p>
          </table:table-cell>
          <table:table-cell office:value-type="float" office:value="1744.73229139291" calcext:value-type="float">
            <text:p>1744,73229139</text:p>
          </table:table-cell>
          <table:table-cell office:value-type="float" office:value="6138.0401488436" calcext:value-type="float">
            <text:p>6138,04014884</text:p>
          </table:table-cell>
          <table:table-cell office:value-type="float" office:value="2494.56247074798" calcext:value-type="float">
            <text:p>2494,56247075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34];4)" office:value-type="string" office:string-value="2012" calcext:value-type="string">
            <text:p>2012</text:p>
          </table:table-cell>
          <table:table-cell office:value-type="string" calcext:value-type="string">
            <text:p>INTEGRATED ENGINEERING SERVICES (ABERDEEN)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6" calcext:value-type="float">
            <text:p>1,196000</text:p>
          </table:table-cell>
          <table:table-cell office:value-type="float" office:value="209.29968244285" calcext:value-type="float">
            <text:p>209,29968244</text:p>
          </table:table-cell>
          <table:table-cell office:value-type="float" office:value="0" calcext:value-type="float">
            <text:p>0,00000000</text:p>
          </table:table-cell>
          <table:table-cell office:value-type="float" office:value="209.29968244285" calcext:value-type="float">
            <text:p>209,29968244</text:p>
          </table:table-cell>
          <table:table-cell office:value-type="float" office:value="0" calcext:value-type="float">
            <text:p>0,00000000</text:p>
          </table:table-cell>
          <table:table-cell office:value-type="float" office:value="8163.88361345656" calcext:value-type="float">
            <text:p>8163,88361346</text:p>
          </table:table-cell>
          <table:table-cell office:value-type="float" office:value="0" calcext:value-type="float">
            <text:p>0,00000000</text:p>
          </table:table-cell>
          <table:table-cell office:value-type="float" office:value="3919.28605351555" calcext:value-type="float">
            <text:p>3919,28605352</text:p>
          </table:table-cell>
          <table:table-cell office:value-type="float" office:value="4244.59755994101" calcext:value-type="float">
            <text:p>4244,59755994</text:p>
          </table:table-cell>
          <table:table-cell office:value-type="float" office:value="2640.76399333608" calcext:value-type="float">
            <text:p>2640,76399334</text:p>
          </table:table-cell>
          <table:table-cell office:value-type="float" office:value="6457.19420290828" calcext:value-type="float">
            <text:p>6457,19420291</text:p>
          </table:table-cell>
          <table:table-cell office:value-type="float" office:value="21.5279673369789" calcext:value-type="float">
            <text:p>21,52796734</text:p>
          </table:table-cell>
          <table:table-cell office:value-type="float" office:value="0" calcext:value-type="float">
            <text:p>0,00000000</text:p>
          </table:table-cell>
          <table:table-cell table:number-columns-repeated="2" office:value-type="float" office:value="21.5279673369789" calcext:value-type="float">
            <text:p>21,52796734</text:p>
          </table:table-cell>
          <table:table-cell office:value-type="float" office:value="1894.46112565414" calcext:value-type="float">
            <text:p>1894,46112565</text:p>
          </table:table-cell>
          <table:table-cell office:value-type="float" office:value="2.39199637077543" calcext:value-type="float">
            <text:p>2,39199637</text:p>
          </table:table-cell>
          <table:table-cell office:value-type="float" office:value="953.21055375401" calcext:value-type="float">
            <text:p>953,21055375</text:p>
          </table:table-cell>
          <table:table-cell office:value-type="float" office:value="938.858575529358" calcext:value-type="float">
            <text:p>938,85857553</text:p>
          </table:table-cell>
          <table:table-cell office:value-type="float" office:value="121" calcext:value-type="float">
            <text:p>121,00000000</text:p>
          </table:table-cell>
          <table:table-cell office:value-type="float" office:value="16275.1433067561" calcext:value-type="float">
            <text:p>16275,14330676</text:p>
          </table:table-cell>
          <table:table-cell office:value-type="string" calcext:value-type="string">
            <text:p>n.a.</text:p>
          </table:table-cell>
          <table:table-cell office:value-type="float" office:value="11871.4779881585" calcext:value-type="float">
            <text:p>11871,47798816</text:p>
          </table:table-cell>
          <table:table-cell office:value-type="float" office:value="4403.66531859757" calcext:value-type="float">
            <text:p>4403,66531860</text:p>
          </table:table-cell>
          <table:table-cell office:value-type="float" office:value="2369.27240525307" calcext:value-type="float">
            <text:p>2369,27240525</text:p>
          </table:table-cell>
          <table:table-cell office:value-type="float" office:value="2034.39291334451" calcext:value-type="float">
            <text:p>2034,39291334</text:p>
          </table:table-cell>
          <table:table-cell office:value-type="float" office:value="31.0959528200806" calcext:value-type="float">
            <text:p>31,09595282</text:p>
          </table:table-cell>
          <table:table-cell office:value-type="float" office:value="2.39199637077543" calcext:value-type="float">
            <text:p>2,39199637</text:p>
          </table:table-cell>
          <table:table-cell office:value-type="float" office:value="28.7039564493052" calcext:value-type="float">
            <text:p>28,70395645</text:p>
          </table:table-cell>
          <table:table-cell office:value-type="float" office:value="2064.2928679792" calcext:value-type="float">
            <text:p>2064,29286798</text:p>
          </table:table-cell>
          <table:table-cell office:value-type="float" office:value="551.355163463737" calcext:value-type="float">
            <text:p>551,35516346</text:p>
          </table:table-cell>
          <table:table-cell office:value-type="float" office:value="1512.93770451546" calcext:value-type="float">
            <text:p>1512,93770452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512.93770451546" calcext:value-type="float">
            <text:p>1512,93770452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8008.40384935615" calcext:value-type="float">
            <text:p>8008,40384936</text:p>
          </table:table-cell>
          <table:table-cell office:value-type="float" office:value="80.131878420977" calcext:value-type="float">
            <text:p>80,13187842</text:p>
          </table:table-cell>
          <table:table-cell office:value-type="float" office:value="2.39199637077543" calcext:value-type="float">
            <text:p>2,39199637</text:p>
          </table:table-cell>
          <table:table-cell office:value-type="string" calcext:value-type="string">
            <text:p>n.a.</text:p>
          </table:table-cell>
          <table:table-cell office:value-type="float" office:value="1593.06958293644" calcext:value-type="float">
            <text:p>1593,06958294</text:p>
          </table:table-cell>
          <table:table-cell office:value-type="float" office:value="10155.2205921271" calcext:value-type="float">
            <text:p>10155,22059213</text:p>
          </table:table-cell>
          <table:table-cell office:value-type="float" office:value="2114.52479176548" calcext:value-type="float">
            <text:p>2114,52479177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35];4)" office:value-type="string" office:string-value="2011" calcext:value-type="string">
            <text:p>2011</text:p>
          </table:table-cell>
          <table:table-cell office:value-type="string" calcext:value-type="string">
            <text:p>INTEGRATED ENGINEERING SERVICES (ABERDEEN)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491" calcext:value-type="float">
            <text:p>1,194910</text:p>
          </table:table-cell>
          <table:table-cell office:value-type="float" office:value="231.813432995332" calcext:value-type="float">
            <text:p>231,81343300</text:p>
          </table:table-cell>
          <table:table-cell office:value-type="float" office:value="0" calcext:value-type="float">
            <text:p>0,00000000</text:p>
          </table:table-cell>
          <table:table-cell office:value-type="float" office:value="231.813432995332" calcext:value-type="float">
            <text:p>231,81343300</text:p>
          </table:table-cell>
          <table:table-cell office:value-type="float" office:value="0" calcext:value-type="float">
            <text:p>0,00000000</text:p>
          </table:table-cell>
          <table:table-cell office:value-type="float" office:value="6838.49627336231" calcext:value-type="float">
            <text:p>6838,49627336</text:p>
          </table:table-cell>
          <table:table-cell office:value-type="float" office:value="13.144060633756" calcext:value-type="float">
            <text:p>13,14406063</text:p>
          </table:table-cell>
          <table:table-cell office:value-type="float" office:value="2980.1170200534" calcext:value-type="float">
            <text:p>2980,11702005</text:p>
          </table:table-cell>
          <table:table-cell office:value-type="float" office:value="3846.43010727822" calcext:value-type="float">
            <text:p>3846,43010728</text:p>
          </table:table-cell>
          <table:table-cell office:value-type="float" office:value="1793.56681920615" calcext:value-type="float">
            <text:p>1793,56681921</text:p>
          </table:table-cell>
          <table:table-cell office:value-type="float" office:value="4939.7769690861" calcext:value-type="float">
            <text:p>4939,77696909</text:p>
          </table:table-cell>
          <table:table-cell office:value-type="float" office:value="34.652523488993" calcext:value-type="float">
            <text:p>34,65252349</text:p>
          </table:table-cell>
          <table:table-cell office:value-type="float" office:value="2.38982920613745" calcext:value-type="float">
            <text:p>2,38982921</text:p>
          </table:table-cell>
          <table:table-cell table:number-columns-repeated="2" office:value-type="float" office:value="32.2626942828555" calcext:value-type="float">
            <text:p>32,26269428</text:p>
          </table:table-cell>
          <table:table-cell office:value-type="float" office:value="2097.07512838561" calcext:value-type="float">
            <text:p>2097,07512839</text:p>
          </table:table-cell>
          <table:table-cell office:value-type="float" office:value="92.0084244362917" calcext:value-type="float">
            <text:p>92,00842444</text:p>
          </table:table-cell>
          <table:table-cell office:value-type="float" office:value="860.338514209481" calcext:value-type="float">
            <text:p>860,33851421</text:p>
          </table:table-cell>
          <table:table-cell office:value-type="float" office:value="1143.53327513677" calcext:value-type="float">
            <text:p>1143,53327514</text:p>
          </table:table-cell>
          <table:table-cell office:value-type="float" office:value="95" calcext:value-type="float">
            <text:p>95,00000000</text:p>
          </table:table-cell>
          <table:table-cell office:value-type="float" office:value="14068.9245365312" calcext:value-type="float">
            <text:p>14068,92453653</text:p>
          </table:table-cell>
          <table:table-cell office:value-type="string" calcext:value-type="string">
            <text:p>n.a.</text:p>
          </table:table-cell>
          <table:table-cell office:value-type="float" office:value="10352.7401209874" calcext:value-type="float">
            <text:p>10352,74012099</text:p>
          </table:table-cell>
          <table:table-cell office:value-type="float" office:value="3714.98950094066" calcext:value-type="float">
            <text:p>3714,98950094</text:p>
          </table:table-cell>
          <table:table-cell office:value-type="float" office:value="1917.8379379253" calcext:value-type="float">
            <text:p>1917,83793793</text:p>
          </table:table-cell>
          <table:table-cell office:value-type="float" office:value="1797.15156301536" calcext:value-type="float">
            <text:p>1797,15156302</text:p>
          </table:table-cell>
          <table:table-cell office:value-type="float" office:value="26.2881212675119" calcext:value-type="float">
            <text:p>26,28812127</text:p>
          </table:table-cell>
          <table:table-cell office:value-type="float" office:value="2.38982920613745" calcext:value-type="float">
            <text:p>2,38982921</text:p>
          </table:table-cell>
          <table:table-cell office:value-type="float" office:value="23.8982920613745" calcext:value-type="float">
            <text:p>23,89829206</text:p>
          </table:table-cell>
          <table:table-cell office:value-type="float" office:value="1821.04985507673" calcext:value-type="float">
            <text:p>1821,04985508</text:p>
          </table:table-cell>
          <table:table-cell office:value-type="float" office:value="530.542083762513" calcext:value-type="float">
            <text:p>530,54208376</text:p>
          </table:table-cell>
          <table:table-cell office:value-type="float" office:value="1290.50777131422" calcext:value-type="float">
            <text:p>1290,50777131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290.50777131422" calcext:value-type="float">
            <text:p>1290,50777131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6235.0643988126" calcext:value-type="float">
            <text:p>6235,06439881</text:p>
          </table:table-cell>
          <table:table-cell office:value-type="float" office:value="78.8643638025358" calcext:value-type="float">
            <text:p>78,86436380</text:p>
          </table:table-cell>
          <table:table-cell office:value-type="float" office:value="2.38982920613745" calcext:value-type="float">
            <text:p>2,38982921</text:p>
          </table:table-cell>
          <table:table-cell office:value-type="string" calcext:value-type="string">
            <text:p>n.a.</text:p>
          </table:table-cell>
          <table:table-cell office:value-type="float" office:value="1369.37213511676" calcext:value-type="float">
            <text:p>1369,37213512</text:p>
          </table:table-cell>
          <table:table-cell office:value-type="float" office:value="8137.36844689801" calcext:value-type="float">
            <text:p>8137,36844690</text:p>
          </table:table-cell>
          <table:table-cell office:value-type="float" office:value="1876.0159268179" calcext:value-type="float">
            <text:p>1876,01592682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36];4)" office:value-type="string" office:string-value="2010" calcext:value-type="string">
            <text:p>2010</text:p>
          </table:table-cell>
          <table:table-cell office:value-type="string" calcext:value-type="string">
            <text:p>INTEGRATED ENGINEERING SERVICES (ABERDEEN)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7058" calcext:value-type="float">
            <text:p>1,170580</text:p>
          </table:table-cell>
          <table:table-cell office:value-type="float" office:value="155.592187598493" calcext:value-type="float">
            <text:p>155,59218760</text:p>
          </table:table-cell>
          <table:table-cell office:value-type="float" office:value="0" calcext:value-type="float">
            <text:p>0,00000000</text:p>
          </table:table-cell>
          <table:table-cell office:value-type="float" office:value="155.592187598493" calcext:value-type="float">
            <text:p>155,59218760</text:p>
          </table:table-cell>
          <table:table-cell office:value-type="float" office:value="0" calcext:value-type="float">
            <text:p>0,00000000</text:p>
          </table:table-cell>
          <table:table-cell office:value-type="float" office:value="4651.55427964452" calcext:value-type="float">
            <text:p>4651,55427964</text:p>
          </table:table-cell>
          <table:table-cell office:value-type="float" office:value="381.640353494788" calcext:value-type="float">
            <text:p>381,64035349</text:p>
          </table:table-cell>
          <table:table-cell office:value-type="float" office:value="2328.64447303664" calcext:value-type="float">
            <text:p>2328,64447304</text:p>
          </table:table-cell>
          <table:table-cell office:value-type="float" office:value="1941.26945311309" calcext:value-type="float">
            <text:p>1941,26945311</text:p>
          </table:table-cell>
          <table:table-cell office:value-type="float" office:value="1823.4975018173" calcext:value-type="float">
            <text:p>1823,49750182</text:p>
          </table:table-cell>
          <table:table-cell office:value-type="float" office:value="3500.01125386366" calcext:value-type="float">
            <text:p>3500,01125386</text:p>
          </table:table-cell>
          <table:table-cell office:value-type="float" office:value="30.4327123525276" calcext:value-type="float">
            <text:p>30,43271235</text:p>
          </table:table-cell>
          <table:table-cell office:value-type="float" office:value="13.7414266599862" calcext:value-type="float">
            <text:p>13,74142666</text:p>
          </table:table-cell>
          <table:table-cell table:number-columns-repeated="2" office:value-type="float" office:value="16.6912856925414" calcext:value-type="float">
            <text:p>16,69128569</text:p>
          </table:table-cell>
          <table:table-cell office:value-type="float" office:value="1276.70250102682" calcext:value-type="float">
            <text:p>1276,70250103</text:p>
          </table:table-cell>
          <table:table-cell office:value-type="float" office:value="21.7938394714731" calcext:value-type="float">
            <text:p>21,79383947</text:p>
          </table:table-cell>
          <table:table-cell office:value-type="float" office:value="510.3595594225" calcext:value-type="float">
            <text:p>510,35955942</text:p>
          </table:table-cell>
          <table:table-cell office:value-type="float" office:value="744.549102132851" calcext:value-type="float">
            <text:p>744,54910213</text:p>
          </table:table-cell>
          <table:table-cell office:value-type="float" office:value="81" calcext:value-type="float">
            <text:p>81,00000000</text:p>
          </table:table-cell>
          <table:table-cell office:value-type="float" office:value="9466.41135063652" calcext:value-type="float">
            <text:p>9466,41135064</text:p>
          </table:table-cell>
          <table:table-cell office:value-type="string" calcext:value-type="string">
            <text:p>n.a.</text:p>
          </table:table-cell>
          <table:table-cell office:value-type="float" office:value="6824.50589529029" calcext:value-type="float">
            <text:p>6824,50589529</text:p>
          </table:table-cell>
          <table:table-cell office:value-type="float" office:value="2641.90545534623" calcext:value-type="float">
            <text:p>2641,90545535</text:p>
          </table:table-cell>
          <table:table-cell office:value-type="float" office:value="1556.09863341108" calcext:value-type="float">
            <text:p>1556,09863341</text:p>
          </table:table-cell>
          <table:table-cell office:value-type="float" office:value="1085.80682193514" calcext:value-type="float">
            <text:p>1085,80682194</text:p>
          </table:table-cell>
          <table:table-cell office:value-type="float" office:value="11.8240182888253" calcext:value-type="float">
            <text:p>11,82401829</text:p>
          </table:table-cell>
          <table:table-cell office:value-type="float" office:value="6.88300440929541" calcext:value-type="float">
            <text:p>6,88300441</text:p>
          </table:table-cell>
          <table:table-cell office:value-type="float" office:value="4.94101387952992" calcext:value-type="float">
            <text:p>4,94101388</text:p>
          </table:table-cell>
          <table:table-cell office:value-type="float" office:value="1090.74783581467" calcext:value-type="float">
            <text:p>1090,74783581</text:p>
          </table:table-cell>
          <table:table-cell office:value-type="float" office:value="321.908049243508" calcext:value-type="float">
            <text:p>321,90804924</text:p>
          </table:table-cell>
          <table:table-cell office:value-type="float" office:value="768.839786571166" calcext:value-type="float">
            <text:p>768,83978657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768.839786571166" calcext:value-type="float">
            <text:p>768,83978657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4990.7424158081" calcext:value-type="float">
            <text:p>4990,74241581</text:p>
          </table:table-cell>
          <table:table-cell office:value-type="float" office:value="57.1687362825118" calcext:value-type="float">
            <text:p>57,16873628</text:p>
          </table:table-cell>
          <table:table-cell office:value-type="float" office:value="6.88300440929541" calcext:value-type="float">
            <text:p>6,88300441</text:p>
          </table:table-cell>
          <table:table-cell office:value-type="string" calcext:value-type="string">
            <text:p>n.a.</text:p>
          </table:table-cell>
          <table:table-cell office:value-type="float" office:value="826.008522853678" calcext:value-type="float">
            <text:p>826,00852285</text:p>
          </table:table-cell>
          <table:table-cell office:value-type="float" office:value="6145.54199231458" calcext:value-type="float">
            <text:p>6145,54199231</text:p>
          </table:table-cell>
          <table:table-cell office:value-type="float" office:value="1142.97555821766" calcext:value-type="float">
            <text:p>1142,97555822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37];4)" office:value-type="string" office:string-value="2009" calcext:value-type="string">
            <text:p>2009</text:p>
          </table:table-cell>
          <table:table-cell office:value-type="string" calcext:value-type="string">
            <text:p>INTEGRATED ENGINEERING SERVICES (ABERDEEN)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2418" calcext:value-type="float">
            <text:p>1,124180</text:p>
          </table:table-cell>
          <table:table-cell office:value-type="float" office:value="113.247964929342" calcext:value-type="float">
            <text:p>113,24796493</text:p>
          </table:table-cell>
          <table:table-cell office:value-type="float" office:value="0" calcext:value-type="float">
            <text:p>0,00000000</text:p>
          </table:table-cell>
          <table:table-cell office:value-type="float" office:value="113.247964929342" calcext:value-type="float">
            <text:p>113,24796493</text:p>
          </table:table-cell>
          <table:table-cell office:value-type="float" office:value="0" calcext:value-type="float">
            <text:p>0,00000000</text:p>
          </table:table-cell>
          <table:table-cell office:value-type="float" office:value="4162.01728634021" calcext:value-type="float">
            <text:p>4162,01728634</text:p>
          </table:table-cell>
          <table:table-cell office:value-type="float" office:value="275.240512432651" calcext:value-type="float">
            <text:p>275,24051243</text:p>
          </table:table-cell>
          <table:table-cell office:value-type="float" office:value="2548.44344625968" calcext:value-type="float">
            <text:p>2548,44344626</text:p>
          </table:table-cell>
          <table:table-cell office:value-type="float" office:value="1338.33332764788" calcext:value-type="float">
            <text:p>1338,33332765</text:p>
          </table:table-cell>
          <table:table-cell office:value-type="float" office:value="1249.68586319054" calcext:value-type="float">
            <text:p>1249,68586319</text:p>
          </table:table-cell>
          <table:table-cell office:value-type="float" office:value="2622.92170594852" calcext:value-type="float">
            <text:p>2622,92170595</text:p>
          </table:table-cell>
          <table:table-cell office:value-type="float" office:value="22.867010012386" calcext:value-type="float">
            <text:p>22,86701001</text:p>
          </table:table-cell>
          <table:table-cell office:value-type="float" office:value="16.8245254336252" calcext:value-type="float">
            <text:p>16,82452543</text:p>
          </table:table-cell>
          <table:table-cell table:number-columns-repeated="2" office:value-type="float" office:value="6.04248457876087" calcext:value-type="float">
            <text:p>6,04248458</text:p>
          </table:table-cell>
          <table:table-cell office:value-type="float" office:value="1629.47653530865" calcext:value-type="float">
            <text:p>1629,47653531</text:p>
          </table:table-cell>
          <table:table-cell office:value-type="float" office:value="671.927657707741" calcext:value-type="float">
            <text:p>671,92765771</text:p>
          </table:table-cell>
          <table:table-cell office:value-type="float" office:value="0" calcext:value-type="float">
            <text:p>0,00000000</text:p>
          </table:table-cell>
          <table:table-cell office:value-type="float" office:value="957.548877600909" calcext:value-type="float">
            <text:p>957,54887760</text:p>
          </table:table-cell>
          <table:table-cell office:value-type="float" office:value="76" calcext:value-type="float">
            <text:p>76,00000000</text:p>
          </table:table-cell>
          <table:table-cell office:value-type="float" office:value="9152.06180967532" calcext:value-type="float">
            <text:p>9152,06180968</text:p>
          </table:table-cell>
          <table:table-cell office:value-type="string" calcext:value-type="string">
            <text:p>n.a.</text:p>
          </table:table-cell>
          <table:table-cell office:value-type="float" office:value="2943.00925787894" calcext:value-type="float">
            <text:p>2943,00925788</text:p>
          </table:table-cell>
          <table:table-cell office:value-type="float" office:value="6209.05255179638" calcext:value-type="float">
            <text:p>6209,05255180</text:p>
          </table:table-cell>
          <table:table-cell office:value-type="float" office:value="5000.81644654137" calcext:value-type="float">
            <text:p>5000,81644654</text:p>
          </table:table-cell>
          <table:table-cell office:value-type="float" office:value="1208.23610525501" calcext:value-type="float">
            <text:p>1208,23610526</text:p>
          </table:table-cell>
          <table:table-cell office:value-type="float" office:value="93.5691384081867" calcext:value-type="float">
            <text:p>93,56913841</text:p>
          </table:table-cell>
          <table:table-cell office:value-type="float" office:value="4.50010525930786" calcext:value-type="float">
            <text:p>4,50010526</text:p>
          </table:table-cell>
          <table:table-cell office:value-type="float" office:value="89.0690331488789" calcext:value-type="float">
            <text:p>89,06903315</text:p>
          </table:table-cell>
          <table:table-cell office:value-type="float" office:value="1297.30513840389" calcext:value-type="float">
            <text:p>1297,30513840</text:p>
          </table:table-cell>
          <table:table-cell office:value-type="float" office:value="376.794723950221" calcext:value-type="float">
            <text:p>376,79472395</text:p>
          </table:table-cell>
          <table:table-cell office:value-type="float" office:value="920.510414453665" calcext:value-type="float">
            <text:p>920,51041445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920.510414453665" calcext:value-type="float">
            <text:p>920,51041445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4513.8045555082" calcext:value-type="float">
            <text:p>4513,80455551</text:p>
          </table:table-cell>
          <table:table-cell office:value-type="float" office:value="45.9397455462443" calcext:value-type="float">
            <text:p>45,93974555</text:p>
          </table:table-cell>
          <table:table-cell office:value-type="float" office:value="4.50010525930786" calcext:value-type="float">
            <text:p>4,50010526</text:p>
          </table:table-cell>
          <table:table-cell office:value-type="string" calcext:value-type="string">
            <text:p>n.a.</text:p>
          </table:table-cell>
          <table:table-cell office:value-type="float" office:value="966.450159999909" calcext:value-type="float">
            <text:p>966,45016000</text:p>
          </table:table-cell>
          <table:table-cell office:value-type="float" office:value="5861.54954471763" calcext:value-type="float">
            <text:p>5861,54954472</text:p>
          </table:table-cell>
          <table:table-cell office:value-type="float" office:value="1254.17585080125" calcext:value-type="float">
            <text:p>1254,17585080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38];4)" office:value-type="string" office:string-value="2012" calcext:value-type="string">
            <text:p>2012</text:p>
          </table:table-cell>
          <table:table-cell office:value-type="string" calcext:value-type="string">
            <text:p>APTIV SOLUTIONS (UK) LTD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6" calcext:value-type="float">
            <text:p>1,196000</text:p>
          </table:table-cell>
          <table:table-cell office:value-type="float" office:value="1205.56617087082" calcext:value-type="float">
            <text:p>1205,56617087</text:p>
          </table:table-cell>
          <table:table-cell office:value-type="float" office:value="496.339246935903" calcext:value-type="float">
            <text:p>496,33924694</text:p>
          </table:table-cell>
          <table:table-cell office:value-type="float" office:value="709.226923934916" calcext:value-type="float">
            <text:p>709,22692393</text:p>
          </table:table-cell>
          <table:table-cell office:value-type="float" office:value="0" calcext:value-type="float">
            <text:p>0,00000000</text:p>
          </table:table-cell>
          <table:table-cell office:value-type="float" office:value="6572.0100287055" calcext:value-type="float">
            <text:p>6572,01002871</text:p>
          </table:table-cell>
          <table:table-cell office:value-type="float" office:value="0" calcext:value-type="float">
            <text:p>0,00000000</text:p>
          </table:table-cell>
          <table:table-cell office:value-type="float" office:value="3367.93089005181" calcext:value-type="float">
            <text:p>3367,93089005</text:p>
          </table:table-cell>
          <table:table-cell office:value-type="float" office:value="3204.07913865369" calcext:value-type="float">
            <text:p>3204,07913865</text:p>
          </table:table-cell>
          <table:table-cell office:value-type="float" office:value="571.687132615329" calcext:value-type="float">
            <text:p>571,68713262</text:p>
          </table:table-cell>
          <table:table-cell office:value-type="float" office:value="1522.50568999856" calcext:value-type="float">
            <text:p>1522,50569000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6255.07050957776" calcext:value-type="float">
            <text:p>6255,07050958</text:p>
          </table:table-cell>
          <table:table-cell office:value-type="float" office:value="995.07049024258" calcext:value-type="float">
            <text:p>995,07049024</text:p>
          </table:table-cell>
          <table:table-cell office:value-type="float" office:value="917.330608192379" calcext:value-type="float">
            <text:p>917,33060819</text:p>
          </table:table-cell>
          <table:table-cell office:value-type="float" office:value="4342.6694111428" calcext:value-type="float">
            <text:p>4342,66941114</text:p>
          </table:table-cell>
          <table:table-cell office:value-type="float" office:value="94" calcext:value-type="float">
            <text:p>94,00000000</text:p>
          </table:table-cell>
          <table:table-cell office:value-type="float" office:value="16204.5794138182" calcext:value-type="float">
            <text:p>16204,57941382</text:p>
          </table:table-cell>
          <table:table-cell office:value-type="string" calcext:value-type="string">
            <text:p>n.a.</text:p>
          </table:table-cell>
          <table:table-cell office:value-type="float" office:value="7941.42795097444" calcext:value-type="float">
            <text:p>7941,42795097</text:p>
          </table:table-cell>
          <table:table-cell table:number-columns-repeated="2" office:value-type="float" office:value="8263.15146284374" calcext:value-type="float">
            <text:p>8263,15146284</text:p>
          </table:table-cell>
          <table:table-cell office:value-type="float" office:value="0" calcext:value-type="float">
            <text:p>0,00000000</text:p>
          </table:table-cell>
          <table:table-cell office:value-type="float" office:value="7.1759891123263" calcext:value-type="float">
            <text:p>7,17598911</text:p>
          </table:table-cell>
          <table:table-cell office:value-type="string" calcext:value-type="string">
            <text:p>n.a.</text:p>
          </table:table-cell>
          <table:table-cell table:number-columns-repeated="2" office:value-type="float" office:value="7.1759891123263" calcext:value-type="float">
            <text:p>7,17598911</text:p>
          </table:table-cell>
          <table:table-cell table:number-columns-repeated="5" office:value-type="string" calcext:value-type="string">
            <text:p>n.a.</text:p>
          </table:table-cell>
          <table:table-cell office:value-type="float" office:value="7.1759891123263" calcext:value-type="float">
            <text:p>7,17598911</text:p>
          </table:table-cell>
          <table:table-cell office:value-type="float" office:value="13181.096001158" calcext:value-type="float">
            <text:p>13181,09600116</text:p>
          </table:table-cell>
          <table:table-cell office:value-type="string" calcext:value-type="string">
            <text:p>n.a.</text:p>
          </table:table-cell>
          <table:table-cell office:value-type="float" office:value="7854.12008344114" calcext:value-type="float">
            <text:p>7854,12008344</text:p>
          </table:table-cell>
          <table:table-cell office:value-type="float" office:value="318.135517313133" calcext:value-type="float">
            <text:p>318,13551731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325.311506425459" calcext:value-type="float">
            <text:p>325,31150643</text:p>
          </table:table-cell>
          <table:table-cell office:value-type="string" calcext:value-type="string">
            <text:p>n.a.</text:p>
          </table:table-cell>
          <table:table-cell office:value-type="float" office:value="318.135517313133" calcext:value-type="float">
            <text:p>318,13551731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39];4)" office:value-type="string" office:string-value="2011" calcext:value-type="string">
            <text:p>2011</text:p>
          </table:table-cell>
          <table:table-cell office:value-type="string" calcext:value-type="string">
            <text:p>APTIV SOLUTIONS (UK) LTD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491" calcext:value-type="float">
            <text:p>1,194910</text:p>
          </table:table-cell>
          <table:table-cell office:value-type="float" office:value="1280.94845448967" calcext:value-type="float">
            <text:p>1280,94845449</text:p>
          </table:table-cell>
          <table:table-cell office:value-type="float" office:value="581.923411694468" calcext:value-type="float">
            <text:p>581,92341169</text:p>
          </table:table-cell>
          <table:table-cell office:value-type="float" office:value="580.7284970914" calcext:value-type="float">
            <text:p>580,72849709</text:p>
          </table:table-cell>
          <table:table-cell office:value-type="float" office:value="118.296545703804" calcext:value-type="float">
            <text:p>118,29654570</text:p>
          </table:table-cell>
          <table:table-cell office:value-type="float" office:value="6083.31024422287" calcext:value-type="float">
            <text:p>6083,31024422</text:p>
          </table:table-cell>
          <table:table-cell office:value-type="float" office:value="0" calcext:value-type="float">
            <text:p>0,00000000</text:p>
          </table:table-cell>
          <table:table-cell office:value-type="float" office:value="2246.4394537692" calcext:value-type="float">
            <text:p>2246,43945377</text:p>
          </table:table-cell>
          <table:table-cell office:value-type="float" office:value="3836.87079045367" calcext:value-type="float">
            <text:p>3836,87079045</text:p>
          </table:table-cell>
          <table:table-cell office:value-type="float" office:value="1554.58389859241" calcext:value-type="float">
            <text:p>1554,58389859</text:p>
          </table:table-cell>
          <table:table-cell office:value-type="float" office:value="1513.95680208807" calcext:value-type="float">
            <text:p>1513,95680209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5850.30189662447" calcext:value-type="float">
            <text:p>5850,30189662</text:p>
          </table:table-cell>
          <table:table-cell office:value-type="float" office:value="438.533659326222" calcext:value-type="float">
            <text:p>438,53365933</text:p>
          </table:table-cell>
          <table:table-cell office:value-type="float" office:value="1540.24492335558" calcext:value-type="float">
            <text:p>1540,24492336</text:p>
          </table:table-cell>
          <table:table-cell office:value-type="float" office:value="3871.52331394267" calcext:value-type="float">
            <text:p>3871,52331394</text:p>
          </table:table-cell>
          <table:table-cell office:value-type="float" office:value="74" calcext:value-type="float">
            <text:p>74,00000000</text:p>
          </table:table-cell>
          <table:table-cell office:value-type="float" office:value="12897.9082255238" calcext:value-type="float">
            <text:p>12897,90822552</text:p>
          </table:table-cell>
          <table:table-cell office:value-type="string" calcext:value-type="string">
            <text:p>n.a.</text:p>
          </table:table-cell>
          <table:table-cell office:value-type="float" office:value="8221.01246911282" calcext:value-type="float">
            <text:p>8221,01246911</text:p>
          </table:table-cell>
          <table:table-cell office:value-type="float" office:value="4676.89575641098" calcext:value-type="float">
            <text:p>4676,89575641</text:p>
          </table:table-cell>
          <table:table-cell office:value-type="float" office:value="4978.0142363843" calcext:value-type="float">
            <text:p>4978,01423638</text:p>
          </table:table-cell>
          <table:table-cell office:value-type="float" office:value="-301.118479973318" calcext:value-type="float">
            <text:p>-301,11847997</text:p>
          </table:table-cell>
          <table:table-cell office:value-type="float" office:value="2160.40560234825" calcext:value-type="float">
            <text:p>2160,40560235</text:p>
          </table:table-cell>
          <table:table-cell office:value-type="float" office:value="4.77965841227489" calcext:value-type="float">
            <text:p>4,77965841</text:p>
          </table:table-cell>
          <table:table-cell office:value-type="float" office:value="2155.62594393598" calcext:value-type="float">
            <text:p>2155,62594394</text:p>
          </table:table-cell>
          <table:table-cell office:value-type="float" office:value="1854.50746396266" calcext:value-type="float">
            <text:p>1854,50746396</text:p>
          </table:table-cell>
          <table:table-cell office:value-type="float" office:value="3.58474380920617" calcext:value-type="float">
            <text:p>3,58474381</text:p>
          </table:table-cell>
          <table:table-cell office:value-type="float" office:value="1850.92272015345" calcext:value-type="float">
            <text:p>1850,92272015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850.92272015345" calcext:value-type="float">
            <text:p>1850,92272015</text:p>
          </table:table-cell>
          <table:table-cell office:value-type="float" office:value="9543.7829347099" calcext:value-type="float">
            <text:p>9543,78293471</text:p>
          </table:table-cell>
          <table:table-cell office:value-type="string" calcext:value-type="string">
            <text:p>n.a.</text:p>
          </table:table-cell>
          <table:table-cell office:value-type="float" office:value="7087.0385108006" calcext:value-type="float">
            <text:p>7087,03851080</text:p>
          </table:table-cell>
          <table:table-cell office:value-type="float" office:value="289.169333942631" calcext:value-type="float">
            <text:p>289,16933394</text:p>
          </table:table-cell>
          <table:table-cell office:value-type="float" office:value="4.77965841227489" calcext:value-type="float">
            <text:p>4,77965841</text:p>
          </table:table-cell>
          <table:table-cell office:value-type="string" calcext:value-type="string">
            <text:p>n.a.</text:p>
          </table:table-cell>
          <table:table-cell office:value-type="float" office:value="2140.09205409608" calcext:value-type="float">
            <text:p>2140,09205410</text:p>
          </table:table-cell>
          <table:table-cell office:value-type="float" office:value="9235.49496711816" calcext:value-type="float">
            <text:p>9235,49496712</text:p>
          </table:table-cell>
          <table:table-cell office:value-type="float" office:value="-11.9491460306872" calcext:value-type="float">
            <text:p>-11,94914603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40];4)" office:value-type="string" office:string-value="2010" calcext:value-type="string">
            <text:p>2010</text:p>
          </table:table-cell>
          <table:table-cell office:value-type="string" calcext:value-type="string">
            <text:p>APTIV SOLUTIONS (UK) LTD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7058" calcext:value-type="float">
            <text:p>1,170580</text:p>
          </table:table-cell>
          <table:table-cell office:value-type="float" office:value="764.388074705766" calcext:value-type="float">
            <text:p>764,38807471</text:p>
          </table:table-cell>
          <table:table-cell office:value-type="float" office:value="0" calcext:value-type="float">
            <text:p>0,00000000</text:p>
          </table:table-cell>
          <table:table-cell office:value-type="float" office:value="648.50075556967" calcext:value-type="float">
            <text:p>648,50075557</text:p>
          </table:table-cell>
          <table:table-cell office:value-type="float" office:value="115.887319136096" calcext:value-type="float">
            <text:p>115,88731914</text:p>
          </table:table-cell>
          <table:table-cell office:value-type="float" office:value="6661.76498185377" calcext:value-type="float">
            <text:p>6661,76498185</text:p>
          </table:table-cell>
          <table:table-cell office:value-type="float" office:value="0" calcext:value-type="float">
            <text:p>0,00000000</text:p>
          </table:table-cell>
          <table:table-cell office:value-type="float" office:value="2439.48659676388" calcext:value-type="float">
            <text:p>2439,48659676</text:p>
          </table:table-cell>
          <table:table-cell office:value-type="float" office:value="4222.27838508989" calcext:value-type="float">
            <text:p>4222,27838509</text:p>
          </table:table-cell>
          <table:table-cell office:value-type="float" office:value="1806.20336794946" calcext:value-type="float">
            <text:p>1806,20336795</text:p>
          </table:table-cell>
          <table:table-cell office:value-type="float" office:value="-330.103272690698" calcext:value-type="float">
            <text:p>-330,10327269</text:p>
          </table:table-cell>
          <table:table-cell table:number-columns-repeated="2" office:value-type="float" office:value="2926.44745293172" calcext:value-type="float">
            <text:p>2926,44745293</text:p>
          </table:table-cell>
          <table:table-cell table:number-columns-repeated="2" office:value-type="float" office:value="0" calcext:value-type="float">
            <text:p>0,00000000</text:p>
          </table:table-cell>
          <table:table-cell office:value-type="float" office:value="4829.80887631852" calcext:value-type="float">
            <text:p>4829,80887632</text:p>
          </table:table-cell>
          <table:table-cell office:value-type="float" office:value="1742.99210296613" calcext:value-type="float">
            <text:p>1742,99210297</text:p>
          </table:table-cell>
          <table:table-cell office:value-type="float" office:value="1458.54141054117" calcext:value-type="float">
            <text:p>1458,54141054</text:p>
          </table:table-cell>
          <table:table-cell office:value-type="float" office:value="1628.27536281121" calcext:value-type="float">
            <text:p>1628,27536281</text:p>
          </table:table-cell>
          <table:table-cell office:value-type="float" office:value="68" calcext:value-type="float">
            <text:p>68,00000000</text:p>
          </table:table-cell>
          <table:table-cell office:value-type="float" office:value="15046.6222239937" calcext:value-type="float">
            <text:p>15046,62222399</text:p>
          </table:table-cell>
          <table:table-cell office:value-type="string" calcext:value-type="string">
            <text:p>n.a.</text:p>
          </table:table-cell>
          <table:table-cell office:value-type="float" office:value="9427.84311436484" calcext:value-type="float">
            <text:p>9427,84311436</text:p>
          </table:table-cell>
          <table:table-cell office:value-type="float" office:value="5618.77910962891" calcext:value-type="float">
            <text:p>5618,77910963</text:p>
          </table:table-cell>
          <table:table-cell office:value-type="float" office:value="4832.15003428086" calcext:value-type="float">
            <text:p>4832,15003428</text:p>
          </table:table-cell>
          <table:table-cell office:value-type="float" office:value="786.629075348047" calcext:value-type="float">
            <text:p>786,62907535</text:p>
          </table:table-cell>
          <table:table-cell office:value-type="float" office:value="2.34115796234538" calcext:value-type="float">
            <text:p>2,34115796</text:p>
          </table:table-cell>
          <table:table-cell office:value-type="float" office:value="203.680742724048" calcext:value-type="float">
            <text:p>203,68074272</text:p>
          </table:table-cell>
          <table:table-cell office:value-type="float" office:value="-201.339584761703" calcext:value-type="float">
            <text:p>-201,33958476</text:p>
          </table:table-cell>
          <table:table-cell office:value-type="float" office:value="585.289490586345" calcext:value-type="float">
            <text:p>585,28949059</text:p>
          </table:table-cell>
          <table:table-cell table:number-columns-repeated="5" office:value-type="string" calcext:value-type="string">
            <text:p>n.a.</text:p>
          </table:table-cell>
          <table:table-cell office:value-type="float" office:value="585.289490586345" calcext:value-type="float">
            <text:p>585,28949059</text:p>
          </table:table-cell>
          <table:table-cell office:value-type="float" office:value="9153.92763277043" calcext:value-type="float">
            <text:p>9153,92763277</text:p>
          </table:table-cell>
          <table:table-cell office:value-type="string" calcext:value-type="string">
            <text:p>n.a.</text:p>
          </table:table-cell>
          <table:table-cell office:value-type="float" office:value="7443.71174127713" calcext:value-type="float">
            <text:p>7443,71174128</text:p>
          </table:table-cell>
          <table:table-cell office:value-type="float" office:value="327.762114728353" calcext:value-type="float">
            <text:p>327,76211473</text:p>
          </table:table-cell>
          <table:table-cell office:value-type="float" office:value="203.680742724048" calcext:value-type="float">
            <text:p>203,68074272</text:p>
          </table:table-cell>
          <table:table-cell office:value-type="string" calcext:value-type="string">
            <text:p>n.a.</text:p>
          </table:table-cell>
          <table:table-cell office:value-type="float" office:value="913.051605314698" calcext:value-type="float">
            <text:p>913,05160531</text:p>
          </table:table-cell>
          <table:table-cell office:value-type="string" calcext:value-type="string">
            <text:p>n.a.</text:p>
          </table:table-cell>
          <table:table-cell office:value-type="float" office:value="1114.3911900764" calcext:value-type="float">
            <text:p>1114,39119008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41];4)" office:value-type="string" office:string-value="2012" calcext:value-type="string">
            <text:p>2012</text:p>
          </table:table-cell>
          <table:table-cell office:value-type="string" calcext:value-type="string">
            <text:p>GECKO DIRECT LIMITED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6" calcext:value-type="float">
            <text:p>1,196000</text:p>
          </table:table-cell>
          <table:table-cell office:value-type="float" office:value="896.269080147701" calcext:value-type="float">
            <text:p>896,26908015</text:p>
          </table:table-cell>
          <table:table-cell office:value-type="float" office:value="0" calcext:value-type="float">
            <text:p>0,00000000</text:p>
          </table:table-cell>
          <table:table-cell office:value-type="float" office:value="896.269080147701" calcext:value-type="float">
            <text:p>896,26908015</text:p>
          </table:table-cell>
          <table:table-cell office:value-type="float" office:value="0" calcext:value-type="float">
            <text:p>0,00000000</text:p>
          </table:table-cell>
          <table:table-cell office:value-type="float" office:value="2447.34955879155" calcext:value-type="float">
            <text:p>2447,34955879</text:p>
          </table:table-cell>
          <table:table-cell office:value-type="float" office:value="32.1663711960026" calcext:value-type="float">
            <text:p>32,16637120</text:p>
          </table:table-cell>
          <table:table-cell office:value-type="float" office:value="1733.53837381204" calcext:value-type="float">
            <text:p>1733,53837381</text:p>
          </table:table-cell>
          <table:table-cell office:value-type="float" office:value="681.644813783505" calcext:value-type="float">
            <text:p>681,64481378</text:p>
          </table:table-cell>
          <table:table-cell office:value-type="float" office:value="238.65067391045" calcext:value-type="float">
            <text:p>238,65067391</text:p>
          </table:table-cell>
          <table:table-cell office:value-type="float" office:value="384.728696275521" calcext:value-type="float">
            <text:p>384,72869628</text:p>
          </table:table-cell>
          <table:table-cell office:value-type="float" office:value="409.463134747524" calcext:value-type="float">
            <text:p>409,46313475</text:p>
          </table:table-cell>
          <table:table-cell office:value-type="float" office:value="368.799196444342" calcext:value-type="float">
            <text:p>368,79919644</text:p>
          </table:table-cell>
          <table:table-cell table:number-columns-repeated="2" office:value-type="float" office:value="40.6639383031824" calcext:value-type="float">
            <text:p>40,66393830</text:p>
          </table:table-cell>
          <table:table-cell office:value-type="float" office:value="2549.4268079162" calcext:value-type="float">
            <text:p>2549,42680792</text:p>
          </table:table-cell>
          <table:table-cell office:value-type="float" office:value="213.146012607057" calcext:value-type="float">
            <text:p>213,14601261</text:p>
          </table:table-cell>
          <table:table-cell office:value-type="float" office:value="1425.72073284425" calcext:value-type="float">
            <text:p>1425,72073284</text:p>
          </table:table-cell>
          <table:table-cell office:value-type="float" office:value="910.560062464899" calcext:value-type="float">
            <text:p>910,56006246</text:p>
          </table:table-cell>
          <table:table-cell office:value-type="float" office:value="45" calcext:value-type="float">
            <text:p>45,00000000</text:p>
          </table:table-cell>
          <table:table-cell office:value-type="float" office:value="10431.7784285234" calcext:value-type="float">
            <text:p>10431,77842852</text:p>
          </table:table-cell>
          <table:table-cell office:value-type="string" calcext:value-type="string">
            <text:p>n.a.</text:p>
          </table:table-cell>
          <table:table-cell office:value-type="float" office:value="7290.57291447556" calcext:value-type="float">
            <text:p>7290,57291448</text:p>
          </table:table-cell>
          <table:table-cell office:value-type="float" office:value="3141.20551404786" calcext:value-type="float">
            <text:p>3141,20551405</text:p>
          </table:table-cell>
          <table:table-cell office:value-type="float" office:value="2698.14320227824" calcext:value-type="float">
            <text:p>2698,14320228</text:p>
          </table:table-cell>
          <table:table-cell office:value-type="float" office:value="443.062311769621" calcext:value-type="float">
            <text:p>443,06231177</text:p>
          </table:table-cell>
          <table:table-cell office:value-type="string" calcext:value-type="string">
            <text:p>n.a.</text:p>
          </table:table-cell>
          <table:table-cell office:value-type="float" office:value="56.6939019819339" calcext:value-type="float">
            <text:p>56,69390198</text:p>
          </table:table-cell>
          <table:table-cell office:value-type="float" office:value="-56.6939019819339" calcext:value-type="float">
            <text:p>-56,69390198</text:p>
          </table:table-cell>
          <table:table-cell office:value-type="float" office:value="386.368409787687" calcext:value-type="float">
            <text:p>386,36840979</text:p>
          </table:table-cell>
          <table:table-cell office:value-type="float" office:value="110.688436059448" calcext:value-type="float">
            <text:p>110,68843606</text:p>
          </table:table-cell>
          <table:table-cell office:value-type="float" office:value="275.67997372824" calcext:value-type="float">
            <text:p>275,67997373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275.67997372824" calcext:value-type="float">
            <text:p>275,67997373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404.09708565244" calcext:value-type="float">
            <text:p>1404,09708565</text:p>
          </table:table-cell>
          <table:table-cell office:value-type="float" office:value="337.554939849273" calcext:value-type="float">
            <text:p>337,55493985</text:p>
          </table:table-cell>
          <table:table-cell office:value-type="float" office:value="56.6939019819339" calcext:value-type="float">
            <text:p>56,69390198</text:p>
          </table:table-cell>
          <table:table-cell office:value-type="string" calcext:value-type="string">
            <text:p>n.a.</text:p>
          </table:table-cell>
          <table:table-cell office:value-type="float" office:value="613.234913577513" calcext:value-type="float">
            <text:p>613,23491358</text:p>
          </table:table-cell>
          <table:table-cell office:value-type="float" office:value="2184.71433727133" calcext:value-type="float">
            <text:p>2184,71433727</text:p>
          </table:table-cell>
          <table:table-cell office:value-type="float" office:value="780.617251618894" calcext:value-type="float">
            <text:p>780,61725162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42];4)" office:value-type="string" office:string-value="2011" calcext:value-type="string">
            <text:p>2011</text:p>
          </table:table-cell>
          <table:table-cell office:value-type="string" calcext:value-type="string">
            <text:p>GECKO DIRECT LIMITED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491" calcext:value-type="float">
            <text:p>1,194910</text:p>
          </table:table-cell>
          <table:table-cell office:value-type="float" office:value="507.757452111199" calcext:value-type="float">
            <text:p>507,75745211</text:p>
          </table:table-cell>
          <table:table-cell office:value-type="float" office:value="0" calcext:value-type="float">
            <text:p>0,00000000</text:p>
          </table:table-cell>
          <table:table-cell office:value-type="float" office:value="507.757452111199" calcext:value-type="float">
            <text:p>507,75745211</text:p>
          </table:table-cell>
          <table:table-cell office:value-type="float" office:value="0" calcext:value-type="float">
            <text:p>0,00000000</text:p>
          </table:table-cell>
          <table:table-cell office:value-type="float" office:value="2696.09418330618" calcext:value-type="float">
            <text:p>2696,09418331</text:p>
          </table:table-cell>
          <table:table-cell office:value-type="float" office:value="95.2155752309282" calcext:value-type="float">
            <text:p>95,21557523</text:p>
          </table:table-cell>
          <table:table-cell office:value-type="float" office:value="2290.42545522276" calcext:value-type="float">
            <text:p>2290,42545522</text:p>
          </table:table-cell>
          <table:table-cell office:value-type="float" office:value="310.453152852491" calcext:value-type="float">
            <text:p>310,45315285</text:p>
          </table:table-cell>
          <table:table-cell office:value-type="float" office:value="55.0616649094068" calcext:value-type="float">
            <text:p>55,06166491</text:p>
          </table:table-cell>
          <table:table-cell office:value-type="float" office:value="180.644799862724" calcext:value-type="float">
            <text:p>180,64479986</text:p>
          </table:table-cell>
          <table:table-cell office:value-type="float" office:value="92.2091700896073" calcext:value-type="float">
            <text:p>92,20917009</text:p>
          </table:table-cell>
          <table:table-cell office:value-type="float" office:value="40.8278421576522" calcext:value-type="float">
            <text:p>40,82784216</text:p>
          </table:table-cell>
          <table:table-cell table:number-columns-repeated="2" office:value-type="float" office:value="51.3813279319551" calcext:value-type="float">
            <text:p>51,38132793</text:p>
          </table:table-cell>
          <table:table-cell office:value-type="float" office:value="2930.99766546505" calcext:value-type="float">
            <text:p>2930,99766547</text:p>
          </table:table-cell>
          <table:table-cell office:value-type="float" office:value="295.656525322691" calcext:value-type="float">
            <text:p>295,65652532</text:p>
          </table:table-cell>
          <table:table-cell office:value-type="float" office:value="1922.95456225564" calcext:value-type="float">
            <text:p>1922,95456226</text:p>
          </table:table-cell>
          <table:table-cell office:value-type="float" office:value="712.386577886718" calcext:value-type="float">
            <text:p>712,38657789</text:p>
          </table:table-cell>
          <table:table-cell office:value-type="float" office:value="36" calcext:value-type="float">
            <text:p>36,00000000</text:p>
          </table:table-cell>
          <table:table-cell office:value-type="float" office:value="11303.9698144793" calcext:value-type="float">
            <text:p>11303,96981448</text:p>
          </table:table-cell>
          <table:table-cell office:value-type="string" calcext:value-type="string">
            <text:p>n.a.</text:p>
          </table:table-cell>
          <table:table-cell office:value-type="float" office:value="8806.90060746027" calcext:value-type="float">
            <text:p>8806,90060746</text:p>
          </table:table-cell>
          <table:table-cell office:value-type="float" office:value="2497.06920701906" calcext:value-type="float">
            <text:p>2497,06920702</text:p>
          </table:table-cell>
          <table:table-cell office:value-type="float" office:value="2526.42825881645" calcext:value-type="float">
            <text:p>2526,42825882</text:p>
          </table:table-cell>
          <table:table-cell office:value-type="float" office:value="-29.3590517973985" calcext:value-type="float">
            <text:p>-29,35905180</text:p>
          </table:table-cell>
          <table:table-cell office:value-type="float" office:value="0.105152485070048" calcext:value-type="float">
            <text:p>0,10515249</text:p>
          </table:table-cell>
          <table:table-cell office:value-type="float" office:value="47.8276519024287" calcext:value-type="float">
            <text:p>47,82765190</text:p>
          </table:table-cell>
          <table:table-cell office:value-type="float" office:value="-47.7224994173587" calcext:value-type="float">
            <text:p>-47,72249942</text:p>
          </table:table-cell>
          <table:table-cell office:value-type="float" office:value="-77.0815512147572" calcext:value-type="float">
            <text:p>-77,08155121</text:p>
          </table:table-cell>
          <table:table-cell office:value-type="float" office:value="34.652523488993" calcext:value-type="float">
            <text:p>34,65252349</text:p>
          </table:table-cell>
          <table:table-cell office:value-type="float" office:value="-111.73407470375" calcext:value-type="float">
            <text:p>-111,7340747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111.73407470375" calcext:value-type="float">
            <text:p>-111,7340747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465.9570824828" calcext:value-type="float">
            <text:p>1465,95708248</text:p>
          </table:table-cell>
          <table:table-cell office:value-type="float" office:value="185.135288941056" calcext:value-type="float">
            <text:p>185,13528894</text:p>
          </table:table-cell>
          <table:table-cell office:value-type="float" office:value="47.8276519024287" calcext:value-type="float">
            <text:p>47,82765190</text:p>
          </table:table-cell>
          <table:table-cell office:value-type="string" calcext:value-type="string">
            <text:p>n.a.</text:p>
          </table:table-cell>
          <table:table-cell office:value-type="float" office:value="73.4012142373056" calcext:value-type="float">
            <text:p>73,40121424</text:p>
          </table:table-cell>
          <table:table-cell office:value-type="float" office:value="1621.83847211153" calcext:value-type="float">
            <text:p>1621,83847211</text:p>
          </table:table-cell>
          <table:table-cell office:value-type="float" office:value="155.776237143657" calcext:value-type="float">
            <text:p>155,77623714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43];4)" office:value-type="string" office:string-value="2010" calcext:value-type="string">
            <text:p>2010</text:p>
          </table:table-cell>
          <table:table-cell office:value-type="string" calcext:value-type="string">
            <text:p>GECKO DIRECT LIMITED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7058" calcext:value-type="float">
            <text:p>1,170580</text:p>
          </table:table-cell>
          <table:table-cell office:value-type="float" office:value="361.708905182361" calcext:value-type="float">
            <text:p>361,70890518</text:p>
          </table:table-cell>
          <table:table-cell office:value-type="float" office:value="0" calcext:value-type="float">
            <text:p>0,00000000</text:p>
          </table:table-cell>
          <table:table-cell office:value-type="float" office:value="361.708905182361" calcext:value-type="float">
            <text:p>361,70890518</text:p>
          </table:table-cell>
          <table:table-cell office:value-type="float" office:value="0" calcext:value-type="float">
            <text:p>0,00000000</text:p>
          </table:table-cell>
          <table:table-cell office:value-type="float" office:value="3833.64616334056" calcext:value-type="float">
            <text:p>3833,64616334</text:p>
          </table:table-cell>
          <table:table-cell office:value-type="float" office:value="291.474166312" calcext:value-type="float">
            <text:p>291,47416631</text:p>
          </table:table-cell>
          <table:table-cell office:value-type="float" office:value="2512.06249359659" calcext:value-type="float">
            <text:p>2512,06249360</text:p>
          </table:table-cell>
          <table:table-cell office:value-type="float" office:value="1030.10950343197" calcext:value-type="float">
            <text:p>1030,10950343</text:p>
          </table:table-cell>
          <table:table-cell office:value-type="float" office:value="633.283228814425" calcext:value-type="float">
            <text:p>633,28322881</text:p>
          </table:table-cell>
          <table:table-cell office:value-type="float" office:value="478.76680329963" calcext:value-type="float">
            <text:p>478,76680330</text:p>
          </table:table-cell>
          <table:table-cell office:value-type="float" office:value="101.840371362024" calcext:value-type="float">
            <text:p>101,84037136</text:p>
          </table:table-cell>
          <table:table-cell office:value-type="float" office:value="73.7464758138794" calcext:value-type="float">
            <text:p>73,74647581</text:p>
          </table:table-cell>
          <table:table-cell table:number-columns-repeated="2" office:value-type="float" office:value="28.0938955481445" calcext:value-type="float">
            <text:p>28,09389555</text:p>
          </table:table-cell>
          <table:table-cell office:value-type="float" office:value="3614.74789386126" calcext:value-type="float">
            <text:p>3614,74789386</text:p>
          </table:table-cell>
          <table:table-cell office:value-type="float" office:value="77.2582127573975" calcext:value-type="float">
            <text:p>77,25821276</text:p>
          </table:table-cell>
          <table:table-cell office:value-type="float" office:value="2567.07970571171" calcext:value-type="float">
            <text:p>2567,07970571</text:p>
          </table:table-cell>
          <table:table-cell office:value-type="float" office:value="970.409975392159" calcext:value-type="float">
            <text:p>970,40997539</text:p>
          </table:table-cell>
          <table:table-cell office:value-type="float" office:value="36" calcext:value-type="float">
            <text:p>36,00000000</text:p>
          </table:table-cell>
          <table:table-cell office:value-type="float" office:value="13027.3734814709" calcext:value-type="float">
            <text:p>13027,37348147</text:p>
          </table:table-cell>
          <table:table-cell office:value-type="string" calcext:value-type="string">
            <text:p>n.a.</text:p>
          </table:table-cell>
          <table:table-cell office:value-type="float" office:value="10469.6584076085" calcext:value-type="float">
            <text:p>10469,65840761</text:p>
          </table:table-cell>
          <table:table-cell office:value-type="float" office:value="2557.71507386233" calcext:value-type="float">
            <text:p>2557,71507386</text:p>
          </table:table-cell>
          <table:table-cell office:value-type="float" office:value="2163.22995720713" calcext:value-type="float">
            <text:p>2163,22995721</text:p>
          </table:table-cell>
          <table:table-cell office:value-type="float" office:value="395.655695636369" calcext:value-type="float">
            <text:p>395,65569564</text:p>
          </table:table-cell>
          <table:table-cell office:value-type="float" office:value="4.68231592469076" calcext:value-type="float">
            <text:p>4,68231592</text:p>
          </table:table-cell>
          <table:table-cell office:value-type="float" office:value="3.51173694351807" calcext:value-type="float">
            <text:p>3,51173694</text:p>
          </table:table-cell>
          <table:table-cell office:value-type="float" office:value="1.17057898117269" calcext:value-type="float">
            <text:p>1,17057898</text:p>
          </table:table-cell>
          <table:table-cell office:value-type="float" office:value="396.826274617542" calcext:value-type="float">
            <text:p>396,82627462</text:p>
          </table:table-cell>
          <table:table-cell office:value-type="float" office:value="117.057898117269" calcext:value-type="float">
            <text:p>117,05789812</text:p>
          </table:table-cell>
          <table:table-cell office:value-type="float" office:value="279.768376500273" calcext:value-type="float">
            <text:p>279,7683765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279.768376500273" calcext:value-type="float">
            <text:p>279,7683765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437.47098888006" calcext:value-type="float">
            <text:p>1437,47098888</text:p>
          </table:table-cell>
          <table:table-cell office:value-type="float" office:value="94.8168974749878" calcext:value-type="float">
            <text:p>94,81689747</text:p>
          </table:table-cell>
          <table:table-cell office:value-type="float" office:value="3.51173694351807" calcext:value-type="float">
            <text:p>3,51173694</text:p>
          </table:table-cell>
          <table:table-cell office:value-type="string" calcext:value-type="string">
            <text:p>n.a.</text:p>
          </table:table-cell>
          <table:table-cell office:value-type="float" office:value="374.585273975261" calcext:value-type="float">
            <text:p>374,58527398</text:p>
          </table:table-cell>
          <table:table-cell office:value-type="float" office:value="1932.62589791611" calcext:value-type="float">
            <text:p>1932,62589792</text:p>
          </table:table-cell>
          <table:table-cell office:value-type="float" office:value="490.472593111357" calcext:value-type="float">
            <text:p>490,47259311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44];4)" office:value-type="string" office:string-value="2009" calcext:value-type="string">
            <text:p>2009</text:p>
          </table:table-cell>
          <table:table-cell office:value-type="string" calcext:value-type="string">
            <text:p>GECKO DIRECT LIMITED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2418" calcext:value-type="float">
            <text:p>1,124180</text:p>
          </table:table-cell>
          <table:table-cell office:value-type="float" office:value="115.093873706705" calcext:value-type="float">
            <text:p>115,09387371</text:p>
          </table:table-cell>
          <table:table-cell office:value-type="float" office:value="0" calcext:value-type="float">
            <text:p>0,00000000</text:p>
          </table:table-cell>
          <table:table-cell office:value-type="float" office:value="115.093873706705" calcext:value-type="float">
            <text:p>115,09387371</text:p>
          </table:table-cell>
          <table:table-cell office:value-type="float" office:value="0" calcext:value-type="float">
            <text:p>0,00000000</text:p>
          </table:table-cell>
          <table:table-cell office:value-type="float" office:value="2956.80410964935" calcext:value-type="float">
            <text:p>2956,80410965</text:p>
          </table:table-cell>
          <table:table-cell office:value-type="float" office:value="292.549560815754" calcext:value-type="float">
            <text:p>292,54956082</text:p>
          </table:table-cell>
          <table:table-cell office:value-type="float" office:value="1805.46741173749" calcext:value-type="float">
            <text:p>1805,46741174</text:p>
          </table:table-cell>
          <table:table-cell office:value-type="float" office:value="858.787137096109" calcext:value-type="float">
            <text:p>858,78713710</text:p>
          </table:table-cell>
          <table:table-cell office:value-type="float" office:value="523.137517440334" calcext:value-type="float">
            <text:p>523,13751744</text:p>
          </table:table-cell>
          <table:table-cell office:value-type="float" office:value="340.763528929967" calcext:value-type="float">
            <text:p>340,76352893</text:p>
          </table:table-cell>
          <table:table-cell office:value-type="float" office:value="8.99346541955106" calcext:value-type="float">
            <text:p>8,99346542</text:p>
          </table:table-cell>
          <table:table-cell office:value-type="float" office:value="0" calcext:value-type="float">
            <text:p>0,00000000</text:p>
          </table:table-cell>
          <table:table-cell table:number-columns-repeated="2" office:value-type="float" office:value="8.99346541955106" calcext:value-type="float">
            <text:p>8,99346542</text:p>
          </table:table-cell>
          <table:table-cell office:value-type="float" office:value="2722.14098900654" calcext:value-type="float">
            <text:p>2722,14098901</text:p>
          </table:table-cell>
          <table:table-cell office:value-type="float" office:value="2.11571273994939" calcext:value-type="float">
            <text:p>2,11571274</text:p>
          </table:table-cell>
          <table:table-cell office:value-type="float" office:value="1863.35497609361" calcext:value-type="float">
            <text:p>1863,35497609</text:p>
          </table:table-cell>
          <table:table-cell office:value-type="float" office:value="856.670300172982" calcext:value-type="float">
            <text:p>856,67030017</text:p>
          </table:table-cell>
          <table:table-cell office:value-type="float" office:value="30" calcext:value-type="float">
            <text:p>30,00000000</text:p>
          </table:table-cell>
          <table:table-cell office:value-type="float" office:value="11072.600611456" calcext:value-type="float">
            <text:p>11072,60061146</text:p>
          </table:table-cell>
          <table:table-cell office:value-type="string" calcext:value-type="string">
            <text:p>n.a.</text:p>
          </table:table-cell>
          <table:table-cell office:value-type="float" office:value="8981.5322151225" calcext:value-type="float">
            <text:p>8981,53221512</text:p>
          </table:table-cell>
          <table:table-cell office:value-type="float" office:value="2091.06839633346" calcext:value-type="float">
            <text:p>2091,06839633</text:p>
          </table:table-cell>
          <table:table-cell office:value-type="float" office:value="1805.67201307578" calcext:value-type="float">
            <text:p>1805,67201308</text:p>
          </table:table-cell>
          <table:table-cell office:value-type="float" office:value="285.396383257679" calcext:value-type="float">
            <text:p>285,39638326</text:p>
          </table:table-cell>
          <table:table-cell office:value-type="float" office:value="0.0303529457909848" calcext:value-type="float">
            <text:p>0,03035295</text:p>
          </table:table-cell>
          <table:table-cell office:value-type="float" office:value="0.294535992490297" calcext:value-type="float">
            <text:p>0,29453599</text:p>
          </table:table-cell>
          <table:table-cell office:value-type="float" office:value="-0.264183046699313" calcext:value-type="float">
            <text:p>-0,26418305</text:p>
          </table:table-cell>
          <table:table-cell office:value-type="float" office:value="285.132200210979" calcext:value-type="float">
            <text:p>285,13220021</text:p>
          </table:table-cell>
          <table:table-cell office:value-type="float" office:value="81.3964829628244" calcext:value-type="float">
            <text:p>81,39648296</text:p>
          </table:table-cell>
          <table:table-cell office:value-type="float" office:value="203.735717248155" calcext:value-type="float">
            <text:p>203,73571725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203.735717248155" calcext:value-type="float">
            <text:p>203,73571725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072.68659445153" calcext:value-type="float">
            <text:p>1072,68659445</text:p>
          </table:table-cell>
          <table:table-cell office:value-type="float" office:value="82.1969013851644" calcext:value-type="float">
            <text:p>82,19690139</text:p>
          </table:table-cell>
          <table:table-cell office:value-type="float" office:value="0.294535992490297" calcext:value-type="float">
            <text:p>0,29453599</text:p>
          </table:table-cell>
          <table:table-cell office:value-type="string" calcext:value-type="string">
            <text:p>n.a.</text:p>
          </table:table-cell>
          <table:table-cell office:value-type="float" office:value="285.932618633319" calcext:value-type="float">
            <text:p>285,93261863</text:p>
          </table:table-cell>
          <table:table-cell office:value-type="float" office:value="1440.31023204017" calcext:value-type="float">
            <text:p>1440,31023204</text:p>
          </table:table-cell>
          <table:table-cell office:value-type="float" office:value="367.593284642843" calcext:value-type="float">
            <text:p>367,59328464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45];4)" office:value-type="string" office:string-value="2012" calcext:value-type="string">
            <text:p>2012</text:p>
          </table:table-cell>
          <table:table-cell office:value-type="string" calcext:value-type="string">
            <text:p>GREENRAY TURBINES (LINCOLN)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6" calcext:value-type="float">
            <text:p>1,196000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5955.58538796756" calcext:value-type="float">
            <text:p>5955,58538797</text:p>
          </table:table-cell>
          <table:table-cell office:value-type="float" office:value="2696.33844101649" calcext:value-type="float">
            <text:p>2696,33844102</text:p>
          </table:table-cell>
          <table:table-cell office:value-type="float" office:value="2164.07260458973" calcext:value-type="float">
            <text:p>2164,07260459</text:p>
          </table:table-cell>
          <table:table-cell office:value-type="float" office:value="1095.17434236135" calcext:value-type="float">
            <text:p>1095,17434236</text:p>
          </table:table-cell>
          <table:table-cell office:value-type="float" office:value="61.8558301500673" calcext:value-type="float">
            <text:p>61,85583015</text:p>
          </table:table-cell>
          <table:table-cell office:value-type="float" office:value="1793.32034310865" calcext:value-type="float">
            <text:p>1793,32034311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4162.26504485892" calcext:value-type="float">
            <text:p>4162,26504486</text:p>
          </table:table-cell>
          <table:table-cell office:value-type="float" office:value="0" calcext:value-type="float">
            <text:p>0,00000000</text:p>
          </table:table-cell>
          <table:table-cell office:value-type="float" office:value="3593.6623915637" calcext:value-type="float">
            <text:p>3593,66239156</text:p>
          </table:table-cell>
          <table:table-cell office:value-type="float" office:value="568.602653295214" calcext:value-type="float">
            <text:p>568,60265330</text:p>
          </table:table-cell>
          <table:table-cell office:value-type="float" office:value="58" calcext:value-type="float">
            <text:p>58,00000000</text:p>
          </table:table-cell>
          <table:table-cell office:value-type="float" office:value="8181.76976631903" calcext:value-type="float">
            <text:p>8181,76976632</text:p>
          </table:table-cell>
          <table:table-cell office:value-type="string" calcext:value-type="string">
            <text:p>n.a.</text:p>
          </table:table-cell>
          <table:table-cell office:value-type="float" office:value="6353.43777233134" calcext:value-type="float">
            <text:p>6353,43777233</text:p>
          </table:table-cell>
          <table:table-cell office:value-type="float" office:value="1828.33199398769" calcext:value-type="float">
            <text:p>1828,33199399</text:p>
          </table:table-cell>
          <table:table-cell office:value-type="float" office:value="987.774901311715" calcext:value-type="float">
            <text:p>987,77490131</text:p>
          </table:table-cell>
          <table:table-cell office:value-type="float" office:value="840.557092675971" calcext:value-type="float">
            <text:p>840,55709268</text:p>
          </table:table-cell>
          <table:table-cell office:value-type="float" office:value="15.3303047402998" calcext:value-type="float">
            <text:p>15,33030474</text:p>
          </table:table-cell>
          <table:table-cell office:value-type="float" office:value="14.8973533971894" calcext:value-type="float">
            <text:p>14,89735340</text:p>
          </table:table-cell>
          <table:table-cell office:value-type="float" office:value="0.432951343110353" calcext:value-type="float">
            <text:p>0,43295134</text:p>
          </table:table-cell>
          <table:table-cell office:value-type="float" office:value="840.990044019081" calcext:value-type="float">
            <text:p>840,99004402</text:p>
          </table:table-cell>
          <table:table-cell office:value-type="float" office:value="-348.012747982303" calcext:value-type="float">
            <text:p>-348,01274798</text:p>
          </table:table-cell>
          <table:table-cell office:value-type="float" office:value="1189.00279200138" calcext:value-type="float">
            <text:p>1189,002792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189.00279200138" calcext:value-type="float">
            <text:p>1189,00279200</text:p>
          </table:table-cell>
          <table:table-cell office:value-type="float" office:value="4810.84768480556" calcext:value-type="float">
            <text:p>4810,84768481</text:p>
          </table:table-cell>
          <table:table-cell office:value-type="string" calcext:value-type="string">
            <text:p>n.a.</text:p>
          </table:table-cell>
          <table:table-cell office:value-type="float" office:value="2939.16793258668" calcext:value-type="float">
            <text:p>2939,16793259</text:p>
          </table:table-cell>
          <table:table-cell office:value-type="string" calcext:value-type="string">
            <text:p>n.a.</text:p>
          </table:table-cell>
          <table:table-cell office:value-type="float" office:value="14.8973533971894" calcext:value-type="float">
            <text:p>14,89735340</text:p>
          </table:table-cell>
          <table:table-cell table:number-columns-repeated="4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46];4)" office:value-type="string" office:string-value="2012" calcext:value-type="string">
            <text:p>2012</text:p>
          </table:table-cell>
          <table:table-cell office:value-type="string" calcext:value-type="string">
            <text:p>AVC LIVE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6" calcext:value-type="float">
            <text:p>1,196000</text:p>
          </table:table-cell>
          <table:table-cell office:value-type="float" office:value="1659.58502201678" calcext:value-type="float">
            <text:p>1659,58502202</text:p>
          </table:table-cell>
          <table:table-cell office:value-type="float" office:value="0" calcext:value-type="float">
            <text:p>0,00000000</text:p>
          </table:table-cell>
          <table:table-cell office:value-type="float" office:value="1659.58263002041" calcext:value-type="float">
            <text:p>1659,58263002</text:p>
          </table:table-cell>
          <table:table-cell office:value-type="float" office:value="0.00239199637077543" calcext:value-type="float">
            <text:p>0,00239200</text:p>
          </table:table-cell>
          <table:table-cell office:value-type="float" office:value="2063.03587388636" calcext:value-type="float">
            <text:p>2063,03587389</text:p>
          </table:table-cell>
          <table:table-cell office:value-type="float" office:value="36.7673762151892" calcext:value-type="float">
            <text:p>36,76737622</text:p>
          </table:table-cell>
          <table:table-cell office:value-type="float" office:value="1429.72254277256" calcext:value-type="float">
            <text:p>1429,72254277</text:p>
          </table:table-cell>
          <table:table-cell office:value-type="float" office:value="596.545954898612" calcext:value-type="float">
            <text:p>596,54595490</text:p>
          </table:table-cell>
          <table:table-cell office:value-type="float" office:value="218.963347780783" calcext:value-type="float">
            <text:p>218,96334778</text:p>
          </table:table-cell>
          <table:table-cell office:value-type="float" office:value="1652.84078824938" calcext:value-type="float">
            <text:p>1652,84078825</text:p>
          </table:table-cell>
          <table:table-cell table:number-columns-repeated="2" office:value-type="float" office:value="196.964157158762" calcext:value-type="float">
            <text:p>196,96415716</text:p>
          </table:table-cell>
          <table:table-cell table:number-columns-repeated="2" office:value-type="float" office:value="0" calcext:value-type="float">
            <text:p>0,00000000</text:p>
          </table:table-cell>
          <table:table-cell office:value-type="float" office:value="1872.815950495" calcext:value-type="float">
            <text:p>1872,81595050</text:p>
          </table:table-cell>
          <table:table-cell office:value-type="float" office:value="237.97134694115" calcext:value-type="float">
            <text:p>237,97134694</text:p>
          </table:table-cell>
          <table:table-cell office:value-type="float" office:value="936.777538686783" calcext:value-type="float">
            <text:p>936,77753869</text:p>
          </table:table-cell>
          <table:table-cell office:value-type="float" office:value="698.067064867063" calcext:value-type="float">
            <text:p>698,06706487</text:p>
          </table:table-cell>
          <table:table-cell office:value-type="float" office:value="66" calcext:value-type="float">
            <text:p>66,00000000</text:p>
          </table:table-cell>
          <table:table-cell office:value-type="float" office:value="7963.41398561642" calcext:value-type="float">
            <text:p>7963,41398562</text:p>
          </table:table-cell>
          <table:table-cell office:value-type="string" calcext:value-type="string">
            <text:p>n.a.</text:p>
          </table:table-cell>
          <table:table-cell office:value-type="float" office:value="5535.75414495091" calcext:value-type="float">
            <text:p>5535,75414495</text:p>
          </table:table-cell>
          <table:table-cell office:value-type="float" office:value="2427.65984066551" calcext:value-type="float">
            <text:p>2427,65984067</text:p>
          </table:table-cell>
          <table:table-cell office:value-type="float" office:value="1998.76651939818" calcext:value-type="float">
            <text:p>1998,76651940</text:p>
          </table:table-cell>
          <table:table-cell office:value-type="float" office:value="428.893321267333" calcext:value-type="float">
            <text:p>428,89332127</text:p>
          </table:table-cell>
          <table:table-cell office:value-type="float" office:value="0.16743974595428" calcext:value-type="float">
            <text:p>0,16743975</text:p>
          </table:table-cell>
          <table:table-cell office:value-type="float" office:value="24.3194271016738" calcext:value-type="float">
            <text:p>24,31942710</text:p>
          </table:table-cell>
          <table:table-cell office:value-type="float" office:value="-24.1519873557196" calcext:value-type="float">
            <text:p>-24,15198736</text:p>
          </table:table-cell>
          <table:table-cell office:value-type="float" office:value="404.741333911613" calcext:value-type="float">
            <text:p>404,74133391</text:p>
          </table:table-cell>
          <table:table-cell office:value-type="float" office:value="116.863374690605" calcext:value-type="float">
            <text:p>116,86337469</text:p>
          </table:table-cell>
          <table:table-cell office:value-type="float" office:value="287.877959221009" calcext:value-type="float">
            <text:p>287,87795922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287.877959221009" calcext:value-type="float">
            <text:p>287,87795922</text:p>
          </table:table-cell>
          <table:table-cell office:value-type="float" office:value="544.134922418552" calcext:value-type="float">
            <text:p>544,13492242</text:p>
          </table:table-cell>
          <table:table-cell office:value-type="string" calcext:value-type="string">
            <text:p>n.a.</text:p>
          </table:table-cell>
          <table:table-cell office:value-type="float" office:value="2740.18493049099" calcext:value-type="float">
            <text:p>2740,18493049</text:p>
          </table:table-cell>
          <table:table-cell office:value-type="float" office:value="762.739470743719" calcext:value-type="float">
            <text:p>762,73947074</text:p>
          </table:table-cell>
          <table:table-cell office:value-type="float" office:value="24.3194271016738" calcext:value-type="float">
            <text:p>24,31942710</text:p>
          </table:table-cell>
          <table:table-cell office:value-type="string" calcext:value-type="string">
            <text:p>n.a.</text:p>
          </table:table-cell>
          <table:table-cell office:value-type="float" office:value="1050.61742996473" calcext:value-type="float">
            <text:p>1050,61742996</text:p>
          </table:table-cell>
          <table:table-cell office:value-type="float" office:value="3931.985162248" calcext:value-type="float">
            <text:p>3931,98516225</text:p>
          </table:table-cell>
          <table:table-cell office:value-type="float" office:value="1191.63279201105" calcext:value-type="float">
            <text:p>1191,63279201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47];4)" office:value-type="string" office:string-value="2011" calcext:value-type="string">
            <text:p>2011</text:p>
          </table:table-cell>
          <table:table-cell office:value-type="string" calcext:value-type="string">
            <text:p>AVC LIVE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491" calcext:value-type="float">
            <text:p>1,194910</text:p>
          </table:table-cell>
          <table:table-cell office:value-type="float" office:value="1422.16107245113" calcext:value-type="float">
            <text:p>1422,16107245</text:p>
          </table:table-cell>
          <table:table-cell office:value-type="float" office:value="0" calcext:value-type="float">
            <text:p>0,00000000</text:p>
          </table:table-cell>
          <table:table-cell office:value-type="float" office:value="1422.15868262192" calcext:value-type="float">
            <text:p>1422,15868262</text:p>
          </table:table-cell>
          <table:table-cell office:value-type="float" office:value="0.00238982920613745" calcext:value-type="float">
            <text:p>0,00238983</text:p>
          </table:table-cell>
          <table:table-cell office:value-type="float" office:value="2576.65410432724" calcext:value-type="float">
            <text:p>2576,65410433</text:p>
          </table:table-cell>
          <table:table-cell office:value-type="float" office:value="25.4445115577454" calcext:value-type="float">
            <text:p>25,44451156</text:p>
          </table:table-cell>
          <table:table-cell office:value-type="float" office:value="1558.30486266637" calcext:value-type="float">
            <text:p>1558,30486267</text:p>
          </table:table-cell>
          <table:table-cell office:value-type="float" office:value="992.904730103131" calcext:value-type="float">
            <text:p>992,90473010</text:p>
          </table:table-cell>
          <table:table-cell office:value-type="float" office:value="573.702399225356" calcext:value-type="float">
            <text:p>573,70239923</text:p>
          </table:table-cell>
          <table:table-cell office:value-type="float" office:value="1967.15803816696" calcext:value-type="float">
            <text:p>1967,15803817</text:p>
          </table:table-cell>
          <table:table-cell table:number-columns-repeated="2" office:value-type="float" office:value="170.146280160162" calcext:value-type="float">
            <text:p>170,14628016</text:p>
          </table:table-cell>
          <table:table-cell table:number-columns-repeated="2" office:value-type="float" office:value="0" calcext:value-type="float">
            <text:p>0,00000000</text:p>
          </table:table-cell>
          <table:table-cell office:value-type="float" office:value="1861.51085845124" calcext:value-type="float">
            <text:p>1861,51085845</text:p>
          </table:table-cell>
          <table:table-cell office:value-type="float" office:value="175.676344943164" calcext:value-type="float">
            <text:p>175,67634494</text:p>
          </table:table-cell>
          <table:table-cell office:value-type="float" office:value="896.451223343424" calcext:value-type="float">
            <text:p>896,45122334</text:p>
          </table:table-cell>
          <table:table-cell office:value-type="float" office:value="789.383290164657" calcext:value-type="float">
            <text:p>789,38329016</text:p>
          </table:table-cell>
          <table:table-cell office:value-type="float" office:value="67" calcext:value-type="float">
            <text:p>67,00000000</text:p>
          </table:table-cell>
          <table:table-cell office:value-type="float" office:value="8381.26007670116" calcext:value-type="float">
            <text:p>8381,26007670</text:p>
          </table:table-cell>
          <table:table-cell office:value-type="string" calcext:value-type="string">
            <text:p>n.a.</text:p>
          </table:table-cell>
          <table:table-cell office:value-type="float" office:value="5335.50042292818" calcext:value-type="float">
            <text:p>5335,50042293</text:p>
          </table:table-cell>
          <table:table-cell office:value-type="float" office:value="3045.75965377298" calcext:value-type="float">
            <text:p>3045,75965377</text:p>
          </table:table-cell>
          <table:table-cell office:value-type="float" office:value="1972.64269619505" calcext:value-type="float">
            <text:p>1972,64269620</text:p>
          </table:table-cell>
          <table:table-cell office:value-type="float" office:value="1073.11695757793" calcext:value-type="float">
            <text:p>1073,11695758</text:p>
          </table:table-cell>
          <table:table-cell office:value-type="float" office:value="0.314262540607074" calcext:value-type="float">
            <text:p>0,31426254</text:p>
          </table:table-cell>
          <table:table-cell office:value-type="float" office:value="24.2125546019815" calcext:value-type="float">
            <text:p>24,21255460</text:p>
          </table:table-cell>
          <table:table-cell office:value-type="float" office:value="-23.8982920613745" calcext:value-type="float">
            <text:p>-23,89829206</text:p>
          </table:table-cell>
          <table:table-cell office:value-type="float" office:value="1049.21866551655" calcext:value-type="float">
            <text:p>1049,21866552</text:p>
          </table:table-cell>
          <table:table-cell office:value-type="float" office:value="267.278498414412" calcext:value-type="float">
            <text:p>267,27849841</text:p>
          </table:table-cell>
          <table:table-cell office:value-type="float" office:value="781.940167102142" calcext:value-type="float">
            <text:p>781,9401671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781.940167102142" calcext:value-type="float">
            <text:p>781,94016710</text:p>
          </table:table-cell>
          <table:table-cell office:value-type="float" office:value="454.583752274641" calcext:value-type="float">
            <text:p>454,58375227</text:p>
          </table:table-cell>
          <table:table-cell office:value-type="string" calcext:value-type="string">
            <text:p>n.a.</text:p>
          </table:table-cell>
          <table:table-cell office:value-type="float" office:value="2590.50913914982" calcext:value-type="float">
            <text:p>2590,50913915</text:p>
          </table:table-cell>
          <table:table-cell office:value-type="float" office:value="798.513632646705" calcext:value-type="float">
            <text:p>798,51363265</text:p>
          </table:table-cell>
          <table:table-cell office:value-type="float" office:value="24.2125546019815" calcext:value-type="float">
            <text:p>24,21255460</text:p>
          </table:table-cell>
          <table:table-cell office:value-type="string" calcext:value-type="string">
            <text:p>n.a.</text:p>
          </table:table-cell>
          <table:table-cell office:value-type="float" office:value="1580.45379974885" calcext:value-type="float">
            <text:p>1580,45379975</text:p>
          </table:table-cell>
          <table:table-cell office:value-type="float" office:value="4462.45399191506" calcext:value-type="float">
            <text:p>4462,45399192</text:p>
          </table:table-cell>
          <table:table-cell office:value-type="float" office:value="1871.63059022463" calcext:value-type="float">
            <text:p>1871,63059022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48];4)" office:value-type="string" office:string-value="2010" calcext:value-type="string">
            <text:p>2010</text:p>
          </table:table-cell>
          <table:table-cell office:value-type="string" calcext:value-type="string">
            <text:p>AVC LIVE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7058" calcext:value-type="float">
            <text:p>1,170580</text:p>
          </table:table-cell>
          <table:table-cell office:value-type="float" office:value="1301.20271910277" calcext:value-type="float">
            <text:p>1301,20271910</text:p>
          </table:table-cell>
          <table:table-cell office:value-type="float" office:value="0" calcext:value-type="float">
            <text:p>0,00000000</text:p>
          </table:table-cell>
          <table:table-cell office:value-type="float" office:value="1301.20037794481" calcext:value-type="float">
            <text:p>1301,20037794</text:p>
          </table:table-cell>
          <table:table-cell office:value-type="float" office:value="0.00234115796234538" calcext:value-type="float">
            <text:p>0,00234116</text:p>
          </table:table-cell>
          <table:table-cell office:value-type="float" office:value="3364.60804195345" calcext:value-type="float">
            <text:p>3364,60804195</text:p>
          </table:table-cell>
          <table:table-cell office:value-type="float" office:value="22.9363245570977" calcext:value-type="float">
            <text:p>22,93632456</text:p>
          </table:table-cell>
          <table:table-cell office:value-type="float" office:value="2380.14994820824" calcext:value-type="float">
            <text:p>2380,14994821</text:p>
          </table:table-cell>
          <table:table-cell office:value-type="float" office:value="961.521769188115" calcext:value-type="float">
            <text:p>961,52176919</text:p>
          </table:table-cell>
          <table:table-cell office:value-type="float" office:value="499.278858786719" calcext:value-type="float">
            <text:p>499,27885879</text:p>
          </table:table-cell>
          <table:table-cell office:value-type="float" office:value="1863.42712144409" calcext:value-type="float">
            <text:p>1863,42712144</text:p>
          </table:table-cell>
          <table:table-cell table:number-columns-repeated="2" office:value-type="float" office:value="156.047542822169" calcext:value-type="float">
            <text:p>156,04754282</text:p>
          </table:table-cell>
          <table:table-cell table:number-columns-repeated="2" office:value-type="float" office:value="0" calcext:value-type="float">
            <text:p>0,00000000</text:p>
          </table:table-cell>
          <table:table-cell office:value-type="float" office:value="2646.33609678997" calcext:value-type="float">
            <text:p>2646,33609679</text:p>
          </table:table-cell>
          <table:table-cell office:value-type="float" office:value="159.484362710892" calcext:value-type="float">
            <text:p>159,48436271</text:p>
          </table:table-cell>
          <table:table-cell office:value-type="float" office:value="1027.67352857215" calcext:value-type="float">
            <text:p>1027,67352857</text:p>
          </table:table-cell>
          <table:table-cell office:value-type="float" office:value="1459.17820550693" calcext:value-type="float">
            <text:p>1459,17820551</text:p>
          </table:table-cell>
          <table:table-cell office:value-type="float" office:value="59" calcext:value-type="float">
            <text:p>59,00000000</text:p>
          </table:table-cell>
          <table:table-cell office:value-type="float" office:value="8907.0782783787" calcext:value-type="float">
            <text:p>8907,07827838</text:p>
          </table:table-cell>
          <table:table-cell office:value-type="string" calcext:value-type="string">
            <text:p>n.a.</text:p>
          </table:table-cell>
          <table:table-cell office:value-type="float" office:value="5742.56198399301" calcext:value-type="float">
            <text:p>5742,56198399</text:p>
          </table:table-cell>
          <table:table-cell office:value-type="float" office:value="3164.51629438568" calcext:value-type="float">
            <text:p>3164,51629439</text:p>
          </table:table-cell>
          <table:table-cell office:value-type="float" office:value="1877.38627579457" calcext:value-type="float">
            <text:p>1877,38627579</text:p>
          </table:table-cell>
          <table:table-cell office:value-type="float" office:value="1287.13001859111" calcext:value-type="float">
            <text:p>1287,13001859</text:p>
          </table:table-cell>
          <table:table-cell office:value-type="float" office:value="0.0643818439644979" calcext:value-type="float">
            <text:p>0,06438184</text:p>
          </table:table-cell>
          <table:table-cell office:value-type="float" office:value="40.0150718924072" calcext:value-type="float">
            <text:p>40,01507189</text:p>
          </table:table-cell>
          <table:table-cell office:value-type="float" office:value="-39.9506900484427" calcext:value-type="float">
            <text:p>-39,95069005</text:p>
          </table:table-cell>
          <table:table-cell office:value-type="float" office:value="1247.17932854267" calcext:value-type="float">
            <text:p>1247,17932854</text:p>
          </table:table-cell>
          <table:table-cell office:value-type="float" office:value="353.976060432734" calcext:value-type="float">
            <text:p>353,97606043</text:p>
          </table:table-cell>
          <table:table-cell office:value-type="float" office:value="893.203268109933" calcext:value-type="float">
            <text:p>893,20326811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893.203268109933" calcext:value-type="float">
            <text:p>893,20326811</text:p>
          </table:table-cell>
          <table:table-cell office:value-type="float" office:value="265.037810601196" calcext:value-type="float">
            <text:p>265,03781060</text:p>
          </table:table-cell>
          <table:table-cell office:value-type="string" calcext:value-type="string">
            <text:p>n.a.</text:p>
          </table:table-cell>
          <table:table-cell office:value-type="float" office:value="2386.2018415409" calcext:value-type="float">
            <text:p>2386,20184154</text:p>
          </table:table-cell>
          <table:table-cell office:value-type="float" office:value="915.551962018483" calcext:value-type="float">
            <text:p>915,55196202</text:p>
          </table:table-cell>
          <table:table-cell office:value-type="float" office:value="40.0150718924072" calcext:value-type="float">
            <text:p>40,01507189</text:p>
          </table:table-cell>
          <table:table-cell office:value-type="string" calcext:value-type="string">
            <text:p>n.a.</text:p>
          </table:table-cell>
          <table:table-cell office:value-type="float" office:value="1808.75523012842" calcext:value-type="float">
            <text:p>1808,75523013</text:p>
          </table:table-cell>
          <table:table-cell office:value-type="float" office:value="4588.94820399446" calcext:value-type="float">
            <text:p>4588,94820399</text:p>
          </table:table-cell>
          <table:table-cell office:value-type="float" office:value="2202.68198060959" calcext:value-type="float">
            <text:p>2202,68198061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49];4)" office:value-type="string" office:string-value="2009" calcext:value-type="string">
            <text:p>2009</text:p>
          </table:table-cell>
          <table:table-cell office:value-type="string" calcext:value-type="string">
            <text:p>AVC LIVE LIMITE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2418" calcext:value-type="float">
            <text:p>1,124180</text:p>
          </table:table-cell>
          <table:table-cell office:value-type="float" office:value="1241.75812342321" calcext:value-type="float">
            <text:p>1241,75812342</text:p>
          </table:table-cell>
          <table:table-cell office:value-type="float" office:value="0" calcext:value-type="float">
            <text:p>0,00000000</text:p>
          </table:table-cell>
          <table:table-cell office:value-type="float" office:value="1241.75587505685" calcext:value-type="float">
            <text:p>1241,75587506</text:p>
          </table:table-cell>
          <table:table-cell office:value-type="float" office:value="0.00224836635488777" calcext:value-type="float">
            <text:p>0,00224837</text:p>
          </table:table-cell>
          <table:table-cell office:value-type="float" office:value="2019.66028090223" calcext:value-type="float">
            <text:p>2019,66028090</text:p>
          </table:table-cell>
          <table:table-cell office:value-type="float" office:value="22.4240818404731" calcext:value-type="float">
            <text:p>22,42408184</text:p>
          </table:table-cell>
          <table:table-cell office:value-type="float" office:value="1590.6539934588" calcext:value-type="float">
            <text:p>1590,65399346</text:p>
          </table:table-cell>
          <table:table-cell office:value-type="float" office:value="406.582205602952" calcext:value-type="float">
            <text:p>406,58220560</text:p>
          </table:table-cell>
          <table:table-cell office:value-type="float" office:value="9.45438052230306" calcext:value-type="float">
            <text:p>9,45438052</text:p>
          </table:table-cell>
          <table:table-cell office:value-type="float" office:value="1718.69733318648" calcext:value-type="float">
            <text:p>1718,69733319</text:p>
          </table:table-cell>
          <table:table-cell table:number-columns-repeated="2" office:value-type="float" office:value="63.0947808340379" calcext:value-type="float">
            <text:p>63,09478083</text:p>
          </table:table-cell>
          <table:table-cell table:number-columns-repeated="2" office:value-type="float" office:value="0" calcext:value-type="float">
            <text:p>0,00000000</text:p>
          </table:table-cell>
          <table:table-cell office:value-type="float" office:value="1479.62629030491" calcext:value-type="float">
            <text:p>1479,62629030</text:p>
          </table:table-cell>
          <table:table-cell office:value-type="float" office:value="291.87392672611" calcext:value-type="float">
            <text:p>291,87392673</text:p>
          </table:table-cell>
          <table:table-cell office:value-type="float" office:value="701.937727629606" calcext:value-type="float">
            <text:p>701,93772763</text:p>
          </table:table-cell>
          <table:table-cell office:value-type="float" office:value="485.814635949197" calcext:value-type="float">
            <text:p>485,81463595</text:p>
          </table:table-cell>
          <table:table-cell office:value-type="float" office:value="58" calcext:value-type="float">
            <text:p>58,00000000</text:p>
          </table:table-cell>
          <table:table-cell office:value-type="float" office:value="6123.13910082658" calcext:value-type="float">
            <text:p>6123,13910083</text:p>
          </table:table-cell>
          <table:table-cell office:value-type="string" calcext:value-type="string">
            <text:p>n.a.</text:p>
          </table:table-cell>
          <table:table-cell office:value-type="float" office:value="4357.23731601923" calcext:value-type="float">
            <text:p>4357,23731602</text:p>
          </table:table-cell>
          <table:table-cell office:value-type="float" office:value="1765.90178480735" calcext:value-type="float">
            <text:p>1765,90178481</text:p>
          </table:table-cell>
          <table:table-cell office:value-type="float" office:value="1903.87840709093" calcext:value-type="float">
            <text:p>1903,87840709</text:p>
          </table:table-cell>
          <table:table-cell office:value-type="float" office:value="-137.976622283575" calcext:value-type="float">
            <text:p>-137,97662228</text:p>
          </table:table-cell>
          <table:table-cell office:value-type="float" office:value="35.0407896409258" calcext:value-type="float">
            <text:p>35,04078964</text:p>
          </table:table-cell>
          <table:table-cell office:value-type="float" office:value="50.6073540989913" calcext:value-type="float">
            <text:p>50,60735410</text:p>
          </table:table-cell>
          <table:table-cell office:value-type="float" office:value="-15.5665644580655" calcext:value-type="float">
            <text:p>-15,56656446</text:p>
          </table:table-cell>
          <table:table-cell office:value-type="float" office:value="-153.54318674164" calcext:value-type="float">
            <text:p>-153,54318674</text:p>
          </table:table-cell>
          <table:table-cell office:value-type="float" office:value="-23.8450493767622" calcext:value-type="float">
            <text:p>-23,84504938</text:p>
          </table:table-cell>
          <table:table-cell office:value-type="float" office:value="-129.698137364878" calcext:value-type="float">
            <text:p>-129,69813736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129.698137364878" calcext:value-type="float">
            <text:p>-129,69813736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401.20467877715" calcext:value-type="float">
            <text:p>2401,20467878</text:p>
          </table:table-cell>
          <table:table-cell office:value-type="float" office:value="862.077621256487" calcext:value-type="float">
            <text:p>862,07762126</text:p>
          </table:table-cell>
          <table:table-cell office:value-type="float" office:value="50.6073540989913" calcext:value-type="float">
            <text:p>50,60735410</text:p>
          </table:table-cell>
          <table:table-cell office:value-type="string" calcext:value-type="string">
            <text:p>n.a.</text:p>
          </table:table-cell>
          <table:table-cell office:value-type="float" office:value="732.379483891609" calcext:value-type="float">
            <text:p>732,37948389</text:p>
          </table:table-cell>
          <table:table-cell office:value-type="float" office:value="3160.34646739099" calcext:value-type="float">
            <text:p>3160,34646739</text:p>
          </table:table-cell>
          <table:table-cell office:value-type="float" office:value="724.100998972912" calcext:value-type="float">
            <text:p>724,10099897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50];4)" office:value-type="string" office:string-value="2012" calcext:value-type="string">
            <text:p>2012</text:p>
          </table:table-cell>
          <table:table-cell office:value-type="string" calcext:value-type="string">
            <text:p>HANNAH, REED AND ASSOCIATES LIMITED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6" calcext:value-type="float">
            <text:p>1,196000</text:p>
          </table:table-cell>
          <table:table-cell office:value-type="float" office:value="123.882688040645" calcext:value-type="float">
            <text:p>123,88268804</text:p>
          </table:table-cell>
          <table:table-cell office:value-type="float" office:value="0" calcext:value-type="float">
            <text:p>0,00000000</text:p>
          </table:table-cell>
          <table:table-cell office:value-type="float" office:value="123.882688040645" calcext:value-type="float">
            <text:p>123,88268804</text:p>
          </table:table-cell>
          <table:table-cell office:value-type="float" office:value="0" calcext:value-type="float">
            <text:p>0,00000000</text:p>
          </table:table-cell>
          <table:table-cell office:value-type="float" office:value="3228.63537339607" calcext:value-type="float">
            <text:p>3228,63537340</text:p>
          </table:table-cell>
          <table:table-cell office:value-type="float" office:value="16.8599864194106" calcext:value-type="float">
            <text:p>16,85998642</text:p>
          </table:table-cell>
          <table:table-cell office:value-type="float" office:value="1562.73308896408" calcext:value-type="float">
            <text:p>1562,73308896</text:p>
          </table:table-cell>
          <table:table-cell office:value-type="float" office:value="1649.04229801258" calcext:value-type="float">
            <text:p>1649,04229801</text:p>
          </table:table-cell>
          <table:table-cell office:value-type="float" office:value="967.930899419762" calcext:value-type="float">
            <text:p>967,93089942</text:p>
          </table:table-cell>
          <table:table-cell office:value-type="float" office:value="2176.59111759618" calcext:value-type="float">
            <text:p>2176,59111760</text:p>
          </table:table-cell>
          <table:table-cell office:value-type="float" office:value="110.122728917759" calcext:value-type="float">
            <text:p>110,12272892</text:p>
          </table:table-cell>
          <table:table-cell office:value-type="float" office:value="0" calcext:value-type="float">
            <text:p>0,00000000</text:p>
          </table:table-cell>
          <table:table-cell office:value-type="float" office:value="110.122728917759" calcext:value-type="float">
            <text:p>110,12272892</text:p>
          </table:table-cell>
          <table:table-cell office:value-type="float" office:value="68.8296955690631" calcext:value-type="float">
            <text:p>68,82969557</text:p>
          </table:table-cell>
          <table:table-cell office:value-type="float" office:value="1065.80421492278" calcext:value-type="float">
            <text:p>1065,80421492</text:p>
          </table:table-cell>
          <table:table-cell office:value-type="float" office:value="42.9231788753798" calcext:value-type="float">
            <text:p>42,92317888</text:p>
          </table:table-cell>
          <table:table-cell office:value-type="float" office:value="134.47683996681" calcext:value-type="float">
            <text:p>134,47683997</text:p>
          </table:table-cell>
          <table:table-cell office:value-type="float" office:value="888.404196080592" calcext:value-type="float">
            <text:p>888,40419608</text:p>
          </table:table-cell>
          <table:table-cell office:value-type="float" office:value="73" calcext:value-type="float">
            <text:p>73,00000000</text:p>
          </table:table-cell>
          <table:table-cell office:value-type="float" office:value="5976.61582005942" calcext:value-type="float">
            <text:p>5976,61582006</text:p>
          </table:table-cell>
          <table:table-cell office:value-type="string" calcext:value-type="string">
            <text:p>n.a.</text:p>
          </table:table-cell>
          <table:table-cell office:value-type="float" office:value="4018.14965551607" calcext:value-type="float">
            <text:p>4018,14965552</text:p>
          </table:table-cell>
          <table:table-cell office:value-type="float" office:value="1958.46616454335" calcext:value-type="float">
            <text:p>1958,46616454</text:p>
          </table:table-cell>
          <table:table-cell office:value-type="float" office:value="1577.30752285121" calcext:value-type="float">
            <text:p>1577,30752285</text:p>
          </table:table-cell>
          <table:table-cell office:value-type="float" office:value="381.158641692138" calcext:value-type="float">
            <text:p>381,15864169</text:p>
          </table:table-cell>
          <table:table-cell office:value-type="float" office:value="25.8275808134477" calcext:value-type="float">
            <text:p>25,82758081</text:p>
          </table:table-cell>
          <table:table-cell office:value-type="float" office:value="13.4513915910557" calcext:value-type="float">
            <text:p>13,45139159</text:p>
          </table:table-cell>
          <table:table-cell office:value-type="float" office:value="12.3761892223921" calcext:value-type="float">
            <text:p>12,37618922</text:p>
          </table:table-cell>
          <table:table-cell office:value-type="float" office:value="393.534830914531" calcext:value-type="float">
            <text:p>393,53483091</text:p>
          </table:table-cell>
          <table:table-cell office:value-type="float" office:value="100.009368262121" calcext:value-type="float">
            <text:p>100,00936826</text:p>
          </table:table-cell>
          <table:table-cell office:value-type="float" office:value="293.52546265241" calcext:value-type="float">
            <text:p>293,52546265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293.52546265241" calcext:value-type="float">
            <text:p>293,52546265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3910.36151505619" calcext:value-type="float">
            <text:p>3910,36151506</text:p>
          </table:table-cell>
          <table:table-cell office:value-type="float" office:value="54.4813053389667" calcext:value-type="float">
            <text:p>54,48130534</text:p>
          </table:table-cell>
          <table:table-cell office:value-type="float" office:value="13.4513915910557" calcext:value-type="float">
            <text:p>13,45139159</text:p>
          </table:table-cell>
          <table:table-cell office:value-type="string" calcext:value-type="string">
            <text:p>n.a.</text:p>
          </table:table-cell>
          <table:table-cell office:value-type="float" office:value="348.006767991376" calcext:value-type="float">
            <text:p>348,00676799</text:p>
          </table:table-cell>
          <table:table-cell office:value-type="float" office:value="4371.82904290074" calcext:value-type="float">
            <text:p>4371,82904290</text:p>
          </table:table-cell>
          <table:table-cell office:value-type="float" office:value="435.639947031105" calcext:value-type="float">
            <text:p>435,63994703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51];4)" office:value-type="string" office:string-value="2011" calcext:value-type="string">
            <text:p>2011</text:p>
          </table:table-cell>
          <table:table-cell office:value-type="string" calcext:value-type="string">
            <text:p>HANNAH, REED AND ASSOCIATES LIMITED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491" calcext:value-type="float">
            <text:p>1,194910</text:p>
          </table:table-cell>
          <table:table-cell office:value-type="float" office:value="102.067215564924" calcext:value-type="float">
            <text:p>102,06721556</text:p>
          </table:table-cell>
          <table:table-cell office:value-type="float" office:value="0" calcext:value-type="float">
            <text:p>0,00000000</text:p>
          </table:table-cell>
          <table:table-cell office:value-type="float" office:value="102.067215564924" calcext:value-type="float">
            <text:p>102,06721556</text:p>
          </table:table-cell>
          <table:table-cell office:value-type="float" office:value="0" calcext:value-type="float">
            <text:p>0,00000000</text:p>
          </table:table-cell>
          <table:table-cell office:value-type="float" office:value="3375.75563495866" calcext:value-type="float">
            <text:p>3375,75563496</text:p>
          </table:table-cell>
          <table:table-cell office:value-type="float" office:value="18.8784558138828" calcext:value-type="float">
            <text:p>18,87845581</text:p>
          </table:table-cell>
          <table:table-cell office:value-type="float" office:value="1373.85903945128" calcext:value-type="float">
            <text:p>1373,85903945</text:p>
          </table:table-cell>
          <table:table-cell office:value-type="float" office:value="1983.01813969349" calcext:value-type="float">
            <text:p>1983,01813969</text:p>
          </table:table-cell>
          <table:table-cell office:value-type="float" office:value="359.216422889123" calcext:value-type="float">
            <text:p>359,21642289</text:p>
          </table:table-cell>
          <table:table-cell office:value-type="float" office:value="2120.34250553656" calcext:value-type="float">
            <text:p>2120,34250554</text:p>
          </table:table-cell>
          <table:table-cell office:value-type="float" office:value="55.5193172023821" calcext:value-type="float">
            <text:p>55,51931720</text:p>
          </table:table-cell>
          <table:table-cell office:value-type="float" office:value="0" calcext:value-type="float">
            <text:p>0,00000000</text:p>
          </table:table-cell>
          <table:table-cell table:number-columns-repeated="2" office:value-type="float" office:value="55.5193172023821" calcext:value-type="float">
            <text:p>55,51931720</text:p>
          </table:table-cell>
          <table:table-cell office:value-type="float" office:value="1301.96102778464" calcext:value-type="float">
            <text:p>1301,96102778</text:p>
          </table:table-cell>
          <table:table-cell office:value-type="float" office:value="278.504721110243" calcext:value-type="float">
            <text:p>278,50472111</text:p>
          </table:table-cell>
          <table:table-cell office:value-type="float" office:value="48.6724565267983" calcext:value-type="float">
            <text:p>48,67245653</text:p>
          </table:table-cell>
          <table:table-cell office:value-type="float" office:value="974.783850147594" calcext:value-type="float">
            <text:p>974,78385015</text:p>
          </table:table-cell>
          <table:table-cell office:value-type="float" office:value="74" calcext:value-type="float">
            <text:p>74,00000000</text:p>
          </table:table-cell>
          <table:table-cell office:value-type="float" office:value="5922.56435724505" calcext:value-type="float">
            <text:p>5922,56435725</text:p>
          </table:table-cell>
          <table:table-cell office:value-type="string" calcext:value-type="string">
            <text:p>n.a.</text:p>
          </table:table-cell>
          <table:table-cell office:value-type="float" office:value="3999.27760872976" calcext:value-type="float">
            <text:p>3999,27760873</text:p>
          </table:table-cell>
          <table:table-cell office:value-type="float" office:value="1923.28674851529" calcext:value-type="float">
            <text:p>1923,28674852</text:p>
          </table:table-cell>
          <table:table-cell office:value-type="float" office:value="1461.95292364792" calcext:value-type="float">
            <text:p>1461,95292365</text:p>
          </table:table-cell>
          <table:table-cell office:value-type="float" office:value="461.333824867376" calcext:value-type="float">
            <text:p>461,33382487</text:p>
          </table:table-cell>
          <table:table-cell office:value-type="float" office:value="0.952346938645773" calcext:value-type="float">
            <text:p>0,95234694</text:p>
          </table:table-cell>
          <table:table-cell office:value-type="float" office:value="18.4518713005872" calcext:value-type="float">
            <text:p>18,45187130</text:p>
          </table:table-cell>
          <table:table-cell office:value-type="float" office:value="-17.4995243619415" calcext:value-type="float">
            <text:p>-17,49952436</text:p>
          </table:table-cell>
          <table:table-cell office:value-type="float" office:value="443.834300505434" calcext:value-type="float">
            <text:p>443,83430051</text:p>
          </table:table-cell>
          <table:table-cell office:value-type="float" office:value="107.580551543483" calcext:value-type="float">
            <text:p>107,58055154</text:p>
          </table:table-cell>
          <table:table-cell office:value-type="float" office:value="336.253748961951" calcext:value-type="float">
            <text:p>336,25374896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336.253748961951" calcext:value-type="float">
            <text:p>336,25374896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3947.74572155782" calcext:value-type="float">
            <text:p>3947,74572156</text:p>
          </table:table-cell>
          <table:table-cell office:value-type="float" office:value="43.7362643015214" calcext:value-type="float">
            <text:p>43,73626430</text:p>
          </table:table-cell>
          <table:table-cell office:value-type="float" office:value="18.4518713005872" calcext:value-type="float">
            <text:p>18,45187130</text:p>
          </table:table-cell>
          <table:table-cell office:value-type="string" calcext:value-type="string">
            <text:p>n.a.</text:p>
          </table:table-cell>
          <table:table-cell office:value-type="float" office:value="379.990013263473" calcext:value-type="float">
            <text:p>379,99001326</text:p>
          </table:table-cell>
          <table:table-cell office:value-type="float" office:value="4453.76815766536" calcext:value-type="float">
            <text:p>4453,76815767</text:p>
          </table:table-cell>
          <table:table-cell office:value-type="float" office:value="505.070089168897" calcext:value-type="float">
            <text:p>505,07008917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52];4)" office:value-type="string" office:string-value="2010" calcext:value-type="string">
            <text:p>2010</text:p>
          </table:table-cell>
          <table:table-cell office:value-type="string" calcext:value-type="string">
            <text:p>HANNAH, REED AND ASSOCIATES LIMITED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7058" calcext:value-type="float">
            <text:p>1,170580</text:p>
          </table:table-cell>
          <table:table-cell office:value-type="float" office:value="98.6961962185941" calcext:value-type="float">
            <text:p>98,69619622</text:p>
          </table:table-cell>
          <table:table-cell office:value-type="float" office:value="0" calcext:value-type="float">
            <text:p>0,00000000</text:p>
          </table:table-cell>
          <table:table-cell office:value-type="float" office:value="98.6961962185941" calcext:value-type="float">
            <text:p>98,69619622</text:p>
          </table:table-cell>
          <table:table-cell office:value-type="float" office:value="0" calcext:value-type="float">
            <text:p>0,00000000</text:p>
          </table:table-cell>
          <table:table-cell office:value-type="float" office:value="3513.41204204013" calcext:value-type="float">
            <text:p>3513,41204204</text:p>
          </table:table-cell>
          <table:table-cell office:value-type="float" office:value="25.1592540423446" calcext:value-type="float">
            <text:p>25,15925404</text:p>
          </table:table-cell>
          <table:table-cell office:value-type="float" office:value="1663.95578073634" calcext:value-type="float">
            <text:p>1663,95578074</text:p>
          </table:table-cell>
          <table:table-cell office:value-type="float" office:value="1824.29700726145" calcext:value-type="float">
            <text:p>1824,29700726</text:p>
          </table:table-cell>
          <table:table-cell office:value-type="float" office:value="1157.40528531857" calcext:value-type="float">
            <text:p>1157,40528532</text:p>
          </table:table-cell>
          <table:table-cell office:value-type="float" office:value="1864.81191637881" calcext:value-type="float">
            <text:p>1864,81191638</text:p>
          </table:table-cell>
          <table:table-cell office:value-type="float" office:value="105.352108305542" calcext:value-type="float">
            <text:p>105,35210831</text:p>
          </table:table-cell>
          <table:table-cell office:value-type="float" office:value="0" calcext:value-type="float">
            <text:p>0,00000000</text:p>
          </table:table-cell>
          <table:table-cell office:value-type="float" office:value="105.352108305542" calcext:value-type="float">
            <text:p>105,35210831</text:p>
          </table:table-cell>
          <table:table-cell office:value-type="float" office:value="29.2644745293172" calcext:value-type="float">
            <text:p>29,26447453</text:p>
          </table:table-cell>
          <table:table-cell office:value-type="float" office:value="1641.94421357436" calcext:value-type="float">
            <text:p>1641,94421357</text:p>
          </table:table-cell>
          <table:table-cell office:value-type="float" office:value="299.7993240261" calcext:value-type="float">
            <text:p>299,79932403</text:p>
          </table:table-cell>
          <table:table-cell office:value-type="float" office:value="86.9599713533568" calcext:value-type="float">
            <text:p>86,95997135</text:p>
          </table:table-cell>
          <table:table-cell office:value-type="float" office:value="1255.18491819491" calcext:value-type="float">
            <text:p>1255,18491819</text:p>
          </table:table-cell>
          <table:table-cell office:value-type="float" office:value="73" calcext:value-type="float">
            <text:p>73,00000000</text:p>
          </table:table-cell>
          <table:table-cell office:value-type="float" office:value="5794.89974082023" calcext:value-type="float">
            <text:p>5794,89974082</text:p>
          </table:table-cell>
          <table:table-cell office:value-type="string" calcext:value-type="string">
            <text:p>n.a.</text:p>
          </table:table-cell>
          <table:table-cell office:value-type="float" office:value="3739.40402014532" calcext:value-type="float">
            <text:p>3739,40402015</text:p>
          </table:table-cell>
          <table:table-cell office:value-type="float" office:value="2055.4957206749" calcext:value-type="float">
            <text:p>2055,49572067</text:p>
          </table:table-cell>
          <table:table-cell office:value-type="float" office:value="1502.12908948412" calcext:value-type="float">
            <text:p>1502,12908948</text:p>
          </table:table-cell>
          <table:table-cell office:value-type="float" office:value="553.366631190784" calcext:value-type="float">
            <text:p>553,36663119</text:p>
          </table:table-cell>
          <table:table-cell office:value-type="float" office:value="2.49099207193548" calcext:value-type="float">
            <text:p>2,49099207</text:p>
          </table:table-cell>
          <table:table-cell office:value-type="float" office:value="13.9462779816914" calcext:value-type="float">
            <text:p>13,94627798</text:p>
          </table:table-cell>
          <table:table-cell office:value-type="float" office:value="-11.4552859097559" calcext:value-type="float">
            <text:p>-11,45528591</text:p>
          </table:table-cell>
          <table:table-cell office:value-type="float" office:value="541.911345281028" calcext:value-type="float">
            <text:p>541,91134528</text:p>
          </table:table-cell>
          <table:table-cell office:value-type="float" office:value="135.531975598136" calcext:value-type="float">
            <text:p>135,53197560</text:p>
          </table:table-cell>
          <table:table-cell office:value-type="float" office:value="406.379369682892" calcext:value-type="float">
            <text:p>406,37936968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406.379369682892" calcext:value-type="float">
            <text:p>406,37936968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3797.37928534586" calcext:value-type="float">
            <text:p>3797,37928535</text:p>
          </table:table-cell>
          <table:table-cell office:value-type="float" office:value="55.2361103845957" calcext:value-type="float">
            <text:p>55,23611038</text:p>
          </table:table-cell>
          <table:table-cell office:value-type="float" office:value="13.9462779816914" calcext:value-type="float">
            <text:p>13,94627798</text:p>
          </table:table-cell>
          <table:table-cell office:value-type="string" calcext:value-type="string">
            <text:p>n.a.</text:p>
          </table:table-cell>
          <table:table-cell office:value-type="float" office:value="461.615480067488" calcext:value-type="float">
            <text:p>461,61548007</text:p>
          </table:table-cell>
          <table:table-cell office:value-type="float" office:value="4408.47301899318" calcext:value-type="float">
            <text:p>4408,47301899</text:p>
          </table:table-cell>
          <table:table-cell office:value-type="float" office:value="608.60274157538" calcext:value-type="float">
            <text:p>608,60274158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53];4)" office:value-type="string" office:string-value="2009" calcext:value-type="string">
            <text:p>2009</text:p>
          </table:table-cell>
          <table:table-cell office:value-type="string" calcext:value-type="string">
            <text:p>HANNAH, REED AND ASSOCIATES LIMITED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2418" calcext:value-type="float">
            <text:p>1,124180</text:p>
          </table:table-cell>
          <table:table-cell office:value-type="float" office:value="113.287311340552" calcext:value-type="float">
            <text:p>113,28731134</text:p>
          </table:table-cell>
          <table:table-cell office:value-type="float" office:value="0" calcext:value-type="float">
            <text:p>0,00000000</text:p>
          </table:table-cell>
          <table:table-cell office:value-type="float" office:value="113.287311340552" calcext:value-type="float">
            <text:p>113,28731134</text:p>
          </table:table-cell>
          <table:table-cell office:value-type="float" office:value="0" calcext:value-type="float">
            <text:p>0,00000000</text:p>
          </table:table-cell>
          <table:table-cell office:value-type="float" office:value="2579.98128111969" calcext:value-type="float">
            <text:p>2579,98128112</text:p>
          </table:table-cell>
          <table:table-cell office:value-type="float" office:value="9.08564844010146" calcext:value-type="float">
            <text:p>9,08564844</text:p>
          </table:table-cell>
          <table:table-cell office:value-type="float" office:value="1617.55682107821" calcext:value-type="float">
            <text:p>1617,55682108</text:p>
          </table:table-cell>
          <table:table-cell office:value-type="float" office:value="953.338811601381" calcext:value-type="float">
            <text:p>953,33881160</text:p>
          </table:table-cell>
          <table:table-cell office:value-type="float" office:value="458.79601746251" calcext:value-type="float">
            <text:p>458,79601746</text:p>
          </table:table-cell>
          <table:table-cell office:value-type="float" office:value="1569.25516667616" calcext:value-type="float">
            <text:p>1569,25516668</text:p>
          </table:table-cell>
          <table:table-cell office:value-type="float" office:value="73.0719065338524" calcext:value-type="float">
            <text:p>73,07190653</text:p>
          </table:table-cell>
          <table:table-cell office:value-type="float" office:value="0" calcext:value-type="float">
            <text:p>0,00000000</text:p>
          </table:table-cell>
          <table:table-cell table:number-columns-repeated="2" office:value-type="float" office:value="73.0719065338524" calcext:value-type="float">
            <text:p>73,07190653</text:p>
          </table:table-cell>
          <table:table-cell office:value-type="float" office:value="1050.94151925024" calcext:value-type="float">
            <text:p>1050,94151925</text:p>
          </table:table-cell>
          <table:table-cell office:value-type="float" office:value="63.8412384638607" calcext:value-type="float">
            <text:p>63,84123846</text:p>
          </table:table-cell>
          <table:table-cell office:value-type="float" office:value="47.9688961815305" calcext:value-type="float">
            <text:p>47,96889618</text:p>
          </table:table-cell>
          <table:table-cell office:value-type="float" office:value="939.131384604845" calcext:value-type="float">
            <text:p>939,13138460</text:p>
          </table:table-cell>
          <table:table-cell office:value-type="float" office:value="80" calcext:value-type="float">
            <text:p>80,00000000</text:p>
          </table:table-cell>
          <table:table-cell office:value-type="float" office:value="5463.39309202962" calcext:value-type="float">
            <text:p>5463,39309203</text:p>
          </table:table-cell>
          <table:table-cell office:value-type="string" calcext:value-type="string">
            <text:p>n.a.</text:p>
          </table:table-cell>
          <table:table-cell office:value-type="float" office:value="3697.62508502039" calcext:value-type="float">
            <text:p>3697,62508502</text:p>
          </table:table-cell>
          <table:table-cell office:value-type="float" office:value="1765.76800700924" calcext:value-type="float">
            <text:p>1765,76800701</text:p>
          </table:table-cell>
          <table:table-cell office:value-type="float" office:value="1682.80778524659" calcext:value-type="float">
            <text:p>1682,80778525</text:p>
          </table:table-cell>
          <table:table-cell office:value-type="float" office:value="82.9602217626488" calcext:value-type="float">
            <text:p>82,96022176</text:p>
          </table:table-cell>
          <table:table-cell office:value-type="float" office:value="14.5379368507043" calcext:value-type="float">
            <text:p>14,53793685</text:p>
          </table:table-cell>
          <table:table-cell office:value-type="float" office:value="5.34773937510055" calcext:value-type="float">
            <text:p>5,34773938</text:p>
          </table:table-cell>
          <table:table-cell office:value-type="float" office:value="9.19019747560374" calcext:value-type="float">
            <text:p>9,19019748</text:p>
          </table:table-cell>
          <table:table-cell office:value-type="float" office:value="92.1504192382525" calcext:value-type="float">
            <text:p>92,15041924</text:p>
          </table:table-cell>
          <table:table-cell office:value-type="float" office:value="26.2069582325718" calcext:value-type="float">
            <text:p>26,20695823</text:p>
          </table:table-cell>
          <table:table-cell office:value-type="float" office:value="65.9434610056807" calcext:value-type="float">
            <text:p>65,94346101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65.9434610056807" calcext:value-type="float">
            <text:p>65,94346101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3813.47328563916" calcext:value-type="float">
            <text:p>3813,47328564</text:p>
          </table:table-cell>
          <table:table-cell office:value-type="float" office:value="74.4063119654783" calcext:value-type="float">
            <text:p>74,40631197</text:p>
          </table:table-cell>
          <table:table-cell office:value-type="float" office:value="5.34773937510055" calcext:value-type="float">
            <text:p>5,34773938</text:p>
          </table:table-cell>
          <table:table-cell office:value-type="string" calcext:value-type="string">
            <text:p>n.a.</text:p>
          </table:table-cell>
          <table:table-cell office:value-type="float" office:value="140.349772971159" calcext:value-type="float">
            <text:p>140,34977297</text:p>
          </table:table-cell>
          <table:table-cell office:value-type="float" office:value="3985.37775621799" calcext:value-type="float">
            <text:p>3985,37775622</text:p>
          </table:table-cell>
          <table:table-cell office:value-type="float" office:value="157.366533728127" calcext:value-type="float">
            <text:p>157,36653373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54];4)" office:value-type="string" office:string-value="2012" calcext:value-type="string">
            <text:p>2012</text:p>
          </table:table-cell>
          <table:table-cell office:value-type="string" calcext:value-type="string">
            <text:p>TUN ABDUL RAZAK RESEARCH CENTRE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6" calcext:value-type="float">
            <text:p>1,196000</text:p>
          </table:table-cell>
          <table:table-cell office:value-type="float" office:value="1650.2442761889" calcext:value-type="float">
            <text:p>1650,24427619</text:p>
          </table:table-cell>
          <table:table-cell office:value-type="float" office:value="0" calcext:value-type="float">
            <text:p>0,00000000</text:p>
          </table:table-cell>
          <table:table-cell office:value-type="float" office:value="1650.2442761889" calcext:value-type="float">
            <text:p>1650,24427619</text:p>
          </table:table-cell>
          <table:table-cell office:value-type="float" office:value="0" calcext:value-type="float">
            <text:p>0,00000000</text:p>
          </table:table-cell>
          <table:table-cell office:value-type="float" office:value="4663.24715675049" calcext:value-type="float">
            <text:p>4663,24715675</text:p>
          </table:table-cell>
          <table:table-cell office:value-type="float" office:value="0" calcext:value-type="float">
            <text:p>0,00000000</text:p>
          </table:table-cell>
          <table:table-cell office:value-type="float" office:value="300.453880140361" calcext:value-type="float">
            <text:p>300,45388014</text:p>
          </table:table-cell>
          <table:table-cell office:value-type="float" office:value="4362.79327661013" calcext:value-type="float">
            <text:p>4362,79327661</text:p>
          </table:table-cell>
          <table:table-cell office:value-type="float" office:value="3133.77956131479" calcext:value-type="float">
            <text:p>3133,77956131</text:p>
          </table:table-cell>
          <table:table-cell office:value-type="float" office:value="-1290.20935444708" calcext:value-type="float">
            <text:p>-1290,20935445</text:p>
          </table:table-cell>
          <table:table-cell office:value-type="float" office:value="5171.96737690153" calcext:value-type="float">
            <text:p>5171,96737690</text:p>
          </table:table-cell>
          <table:table-cell office:value-type="float" office:value="0" calcext:value-type="float">
            <text:p>0,00000000</text:p>
          </table:table-cell>
          <table:table-cell office:value-type="float" office:value="5171.96737690153" calcext:value-type="float">
            <text:p>5171,96737690</text:p>
          </table:table-cell>
          <table:table-cell office:value-type="string" calcext:value-type="string">
            <text:p>n.a.</text:p>
          </table:table-cell>
          <table:table-cell office:value-type="float" office:value="2431.73341048494" calcext:value-type="float">
            <text:p>2431,73341048</text:p>
          </table:table-cell>
          <table:table-cell office:value-type="float" office:value="0" calcext:value-type="float">
            <text:p>0,00000000</text:p>
          </table:table-cell>
          <table:table-cell office:value-type="float" office:value="92.8740430880978" calcext:value-type="float">
            <text:p>92,87404309</text:p>
          </table:table-cell>
          <table:table-cell office:value-type="float" office:value="2338.85936739684" calcext:value-type="float">
            <text:p>2338,85936740</text:p>
          </table:table-cell>
          <table:table-cell office:value-type="float" office:value="88" calcext:value-type="float">
            <text:p>88,00000000</text:p>
          </table:table-cell>
          <table:table-cell office:value-type="float" office:value="5788.61686529833" calcext:value-type="float">
            <text:p>5788,61686530</text:p>
          </table:table-cell>
          <table:table-cell office:value-type="string" calcext:value-type="string">
            <text:p>n.a.</text:p>
          </table:table-cell>
          <table:table-cell office:value-type="float" office:value="3793.78757192644" calcext:value-type="float">
            <text:p>3793,78757193</text:p>
          </table:table-cell>
          <table:table-cell office:value-type="float" office:value="1994.82929337188" calcext:value-type="float">
            <text:p>1994,82929337</text:p>
          </table:table-cell>
          <table:table-cell office:value-type="float" office:value="1896.04223525523" calcext:value-type="float">
            <text:p>1896,04223526</text:p>
          </table:table-cell>
          <table:table-cell office:value-type="float" office:value="98.7870581166546" calcext:value-type="float">
            <text:p>98,78705812</text:p>
          </table:table-cell>
          <table:table-cell office:value-type="float" office:value="510.691225160555" calcext:value-type="float">
            <text:p>510,69122516</text:p>
          </table:table-cell>
          <table:table-cell office:value-type="float" office:value="825.238747917525" calcext:value-type="float">
            <text:p>825,23874792</text:p>
          </table:table-cell>
          <table:table-cell office:value-type="float" office:value="-314.54752275697" calcext:value-type="float">
            <text:p>-314,54752276</text:p>
          </table:table-cell>
          <table:table-cell office:value-type="float" office:value="-215.760464640315" calcext:value-type="float">
            <text:p>-215,76046464</text:p>
          </table:table-cell>
          <table:table-cell office:value-type="float" office:value="0.886234655372298" calcext:value-type="float">
            <text:p>0,88623466</text:p>
          </table:table-cell>
          <table:table-cell office:value-type="float" office:value="-216.646699295687" calcext:value-type="float">
            <text:p>-216,6466993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216.646699295687" calcext:value-type="float">
            <text:p>-216,64669930</text:p>
          </table:table-cell>
          <table:table-cell office:value-type="float" office:value="4872.43321936573" calcext:value-type="float">
            <text:p>4872,43321937</text:p>
          </table:table-cell>
          <table:table-cell office:value-type="string" calcext:value-type="string">
            <text:p>n.a.</text:p>
          </table:table-cell>
          <table:table-cell office:value-type="float" office:value="3656.14970875566" calcext:value-type="float">
            <text:p>3656,14970876</text:p>
          </table:table-cell>
          <table:table-cell office:value-type="float" office:value="269.001519861035" calcext:value-type="float">
            <text:p>269,00151986</text:p>
          </table:table-cell>
          <table:table-cell office:value-type="float" office:value="825.238747917525" calcext:value-type="float">
            <text:p>825,23874792</text:p>
          </table:table-cell>
          <table:table-cell office:value-type="string" calcext:value-type="string">
            <text:p>n.a.</text:p>
          </table:table-cell>
          <table:table-cell office:value-type="float" office:value="52.3548205653473" calcext:value-type="float">
            <text:p>52,35482057</text:p>
          </table:table-cell>
          <table:table-cell office:value-type="float" office:value="4534.6295118939" calcext:value-type="float">
            <text:p>4534,62951189</text:p>
          </table:table-cell>
          <table:table-cell office:value-type="float" office:value="367.788577977689" calcext:value-type="float">
            <text:p>367,78857798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55];4)" office:value-type="string" office:string-value="2011" calcext:value-type="string">
            <text:p>2011</text:p>
          </table:table-cell>
          <table:table-cell office:value-type="string" calcext:value-type="string">
            <text:p>TUN ABDUL RAZAK RESEARCH CENTRE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491" calcext:value-type="float">
            <text:p>1,194910</text:p>
          </table:table-cell>
          <table:table-cell office:value-type="float" office:value="1818.09124651954" calcext:value-type="float">
            <text:p>1818,09124652</text:p>
          </table:table-cell>
          <table:table-cell office:value-type="float" office:value="0" calcext:value-type="float">
            <text:p>0,00000000</text:p>
          </table:table-cell>
          <table:table-cell office:value-type="float" office:value="1818.09124651954" calcext:value-type="float">
            <text:p>1818,09124652</text:p>
          </table:table-cell>
          <table:table-cell office:value-type="float" office:value="0" calcext:value-type="float">
            <text:p>0,00000000</text:p>
          </table:table-cell>
          <table:table-cell office:value-type="float" office:value="2728.84201291788" calcext:value-type="float">
            <text:p>2728,84201292</text:p>
          </table:table-cell>
          <table:table-cell office:value-type="float" office:value="0" calcext:value-type="float">
            <text:p>0,00000000</text:p>
          </table:table-cell>
          <table:table-cell office:value-type="float" office:value="192.635767904518" calcext:value-type="float">
            <text:p>192,63576790</text:p>
          </table:table-cell>
          <table:table-cell office:value-type="float" office:value="2536.20624501337" calcext:value-type="float">
            <text:p>2536,20624501</text:p>
          </table:table-cell>
          <table:table-cell office:value-type="float" office:value="666.408653789839" calcext:value-type="float">
            <text:p>666,40865379</text:p>
          </table:table-cell>
          <table:table-cell office:value-type="float" office:value="660.036174211674" calcext:value-type="float">
            <text:p>660,03617421</text:p>
          </table:table-cell>
          <table:table-cell office:value-type="float" office:value="3511.12990016952" calcext:value-type="float">
            <text:p>3511,12990017</text:p>
          </table:table-cell>
          <table:table-cell office:value-type="float" office:value="0" calcext:value-type="float">
            <text:p>0,00000000</text:p>
          </table:table-cell>
          <table:table-cell office:value-type="float" office:value="3511.12990016952" calcext:value-type="float">
            <text:p>3511,12990017</text:p>
          </table:table-cell>
          <table:table-cell office:value-type="string" calcext:value-type="string">
            <text:p>n.a.</text:p>
          </table:table-cell>
          <table:table-cell office:value-type="float" office:value="375.767185056228" calcext:value-type="float">
            <text:p>375,76718506</text:p>
          </table:table-cell>
          <table:table-cell office:value-type="float" office:value="0" calcext:value-type="float">
            <text:p>0,00000000</text:p>
          </table:table-cell>
          <table:table-cell office:value-type="float" office:value="160.353954988014" calcext:value-type="float">
            <text:p>160,35395499</text:p>
          </table:table-cell>
          <table:table-cell office:value-type="float" office:value="215.413230068214" calcext:value-type="float">
            <text:p>215,41323007</text:p>
          </table:table-cell>
          <table:table-cell office:value-type="float" office:value="88" calcext:value-type="float">
            <text:p>88,00000000</text:p>
          </table:table-cell>
          <table:table-cell office:value-type="float" office:value="5820.26771807634" calcext:value-type="float">
            <text:p>5820,26771808</text:p>
          </table:table-cell>
          <table:table-cell office:value-type="string" calcext:value-type="string">
            <text:p>n.a.</text:p>
          </table:table-cell>
          <table:table-cell office:value-type="float" office:value="3702.80734656238" calcext:value-type="float">
            <text:p>3702,80734656</text:p>
          </table:table-cell>
          <table:table-cell office:value-type="float" office:value="2117.46037151396" calcext:value-type="float">
            <text:p>2117,46037151</text:p>
          </table:table-cell>
          <table:table-cell office:value-type="float" office:value="2130.84102523913" calcext:value-type="float">
            <text:p>2130,84102524</text:p>
          </table:table-cell>
          <table:table-cell office:value-type="float" office:value="-13.3806537251636" calcext:value-type="float">
            <text:p>-13,38065373</text:p>
          </table:table-cell>
          <table:table-cell office:value-type="float" office:value="760.550000792609" calcext:value-type="float">
            <text:p>760,55000079</text:p>
          </table:table-cell>
          <table:table-cell office:value-type="float" office:value="802.982613262182" calcext:value-type="float">
            <text:p>802,98261326</text:p>
          </table:table-cell>
          <table:table-cell office:value-type="float" office:value="-42.4326124695734" calcext:value-type="float">
            <text:p>-42,43261247</text:p>
          </table:table-cell>
          <table:table-cell office:value-type="float" office:value="-55.813266194737" calcext:value-type="float">
            <text:p>-55,81326619</text:p>
          </table:table-cell>
          <table:table-cell office:value-type="float" office:value="1.08617737418947" calcext:value-type="float">
            <text:p>1,08617737</text:p>
          </table:table-cell>
          <table:table-cell office:value-type="float" office:value="-56.8994435689265" calcext:value-type="float">
            <text:p>-56,89944357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56.8994435689265" calcext:value-type="float">
            <text:p>-56,89944357</text:p>
          </table:table-cell>
          <table:table-cell office:value-type="float" office:value="4523.90844995089" calcext:value-type="float">
            <text:p>4523,90844995</text:p>
          </table:table-cell>
          <table:table-cell office:value-type="string" calcext:value-type="string">
            <text:p>n.a.</text:p>
          </table:table-cell>
          <table:table-cell office:value-type="float" office:value="3186.95434801539" calcext:value-type="float">
            <text:p>3186,95434802</text:p>
          </table:table-cell>
          <table:table-cell office:value-type="float" office:value="306.166994171284" calcext:value-type="float">
            <text:p>306,16699417</text:p>
          </table:table-cell>
          <table:table-cell office:value-type="float" office:value="802.982613262182" calcext:value-type="float">
            <text:p>802,98261326</text:p>
          </table:table-cell>
          <table:table-cell office:value-type="string" calcext:value-type="string">
            <text:p>n.a.</text:p>
          </table:table-cell>
          <table:table-cell office:value-type="float" office:value="249.267550602357" calcext:value-type="float">
            <text:p>249,26755060</text:p>
          </table:table-cell>
          <table:table-cell office:value-type="float" office:value="4240.29068925412" calcext:value-type="float">
            <text:p>4240,29068925</text:p>
          </table:table-cell>
          <table:table-cell office:value-type="float" office:value="292.78634044612" calcext:value-type="float">
            <text:p>292,78634045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56];4)" office:value-type="string" office:string-value="2010" calcext:value-type="string">
            <text:p>2010</text:p>
          </table:table-cell>
          <table:table-cell office:value-type="string" calcext:value-type="string">
            <text:p>TUN ABDUL RAZAK RESEARCH CENTRE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7058" calcext:value-type="float">
            <text:p>1,170580</text:p>
          </table:table-cell>
          <table:table-cell office:value-type="float" office:value="1996.05489058993" calcext:value-type="float">
            <text:p>1996,05489059</text:p>
          </table:table-cell>
          <table:table-cell office:value-type="float" office:value="0" calcext:value-type="float">
            <text:p>0,00000000</text:p>
          </table:table-cell>
          <table:table-cell office:value-type="float" office:value="1996.05489058993" calcext:value-type="float">
            <text:p>1996,05489059</text:p>
          </table:table-cell>
          <table:table-cell office:value-type="float" office:value="0" calcext:value-type="float">
            <text:p>0,00000000</text:p>
          </table:table-cell>
          <table:table-cell office:value-type="float" office:value="2890.9039927474" calcext:value-type="float">
            <text:p>2890,90399275</text:p>
          </table:table-cell>
          <table:table-cell office:value-type="float" office:value="0" calcext:value-type="float">
            <text:p>0,00000000</text:p>
          </table:table-cell>
          <table:table-cell office:value-type="float" office:value="210.055715855514" calcext:value-type="float">
            <text:p>210,05571586</text:p>
          </table:table-cell>
          <table:table-cell office:value-type="float" office:value="2680.84827689188" calcext:value-type="float">
            <text:p>2680,84827689</text:p>
          </table:table-cell>
          <table:table-cell office:value-type="float" office:value="968.407114755373" calcext:value-type="float">
            <text:p>968,40711476</text:p>
          </table:table-cell>
          <table:table-cell office:value-type="float" office:value="2210.04024008524" calcext:value-type="float">
            <text:p>2210,04024009</text:p>
          </table:table-cell>
          <table:table-cell office:value-type="float" office:value="2312.35469593464" calcext:value-type="float">
            <text:p>2312,35469593</text:p>
          </table:table-cell>
          <table:table-cell office:value-type="float" office:value="0" calcext:value-type="float">
            <text:p>0,00000000</text:p>
          </table:table-cell>
          <table:table-cell office:value-type="float" office:value="2312.35469593464" calcext:value-type="float">
            <text:p>2312,35469593</text:p>
          </table:table-cell>
          <table:table-cell office:value-type="string" calcext:value-type="string">
            <text:p>n.a.</text:p>
          </table:table-cell>
          <table:table-cell office:value-type="float" office:value="364.563947317441" calcext:value-type="float">
            <text:p>364,56394732</text:p>
          </table:table-cell>
          <table:table-cell office:value-type="float" office:value="2.0660719017698" calcext:value-type="float">
            <text:p>2,06607190</text:p>
          </table:table-cell>
          <table:table-cell office:value-type="float" office:value="46.2671342308505" calcext:value-type="float">
            <text:p>46,26713423</text:p>
          </table:table-cell>
          <table:table-cell office:value-type="float" office:value="316.230741184821" calcext:value-type="float">
            <text:p>316,23074118</text:p>
          </table:table-cell>
          <table:table-cell office:value-type="float" office:value="87" calcext:value-type="float">
            <text:p>87,00000000</text:p>
          </table:table-cell>
          <table:table-cell office:value-type="float" office:value="4679.29114860341" calcext:value-type="float">
            <text:p>4679,29114860</text:p>
          </table:table-cell>
          <table:table-cell office:value-type="string" calcext:value-type="string">
            <text:p>n.a.</text:p>
          </table:table-cell>
          <table:table-cell office:value-type="float" office:value="3921.99795310253" calcext:value-type="float">
            <text:p>3921,99795310</text:p>
          </table:table-cell>
          <table:table-cell office:value-type="float" office:value="757.293195500878" calcext:value-type="float">
            <text:p>757,29319550</text:p>
          </table:table-cell>
          <table:table-cell office:value-type="float" office:value="1873.44376578598" calcext:value-type="float">
            <text:p>1873,44376579</text:p>
          </table:table-cell>
          <table:table-cell office:value-type="float" office:value="-1116.1505702851" calcext:value-type="float">
            <text:p>-1116,15057029</text:p>
          </table:table-cell>
          <table:table-cell office:value-type="float" office:value="5.34837536497802" calcext:value-type="float">
            <text:p>5,34837536</text:p>
          </table:table-cell>
          <table:table-cell office:value-type="float" office:value="103.010950343197" calcext:value-type="float">
            <text:p>103,01095034</text:p>
          </table:table-cell>
          <table:table-cell office:value-type="float" office:value="-97.6625749782186" calcext:value-type="float">
            <text:p>-97,66257498</text:p>
          </table:table-cell>
          <table:table-cell office:value-type="float" office:value="-1213.81314526332" calcext:value-type="float">
            <text:p>-1213,81314526</text:p>
          </table:table-cell>
          <table:table-cell office:value-type="float" office:value="1.12258524294461" calcext:value-type="float">
            <text:p>1,12258524</text:p>
          </table:table-cell>
          <table:table-cell office:value-type="float" office:value="-1214.93573050627" calcext:value-type="float">
            <text:p>-1214,93573051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1214.93573050627" calcext:value-type="float">
            <text:p>-1214,93573051</text:p>
          </table:table-cell>
          <table:table-cell office:value-type="float" office:value="3819.28198866259" calcext:value-type="float">
            <text:p>3819,28198866</text:p>
          </table:table-cell>
          <table:table-cell office:value-type="string" calcext:value-type="string">
            <text:p>n.a.</text:p>
          </table:table-cell>
          <table:table-cell office:value-type="float" office:value="3403.86106692912" calcext:value-type="float">
            <text:p>3403,86106693</text:p>
          </table:table-cell>
          <table:table-cell office:value-type="float" office:value="293.007624777336" calcext:value-type="float">
            <text:p>293,00762478</text:p>
          </table:table-cell>
          <table:table-cell office:value-type="float" office:value="103.010950343197" calcext:value-type="float">
            <text:p>103,01095034</text:p>
          </table:table-cell>
          <table:table-cell office:value-type="string" calcext:value-type="string">
            <text:p>n.a.</text:p>
          </table:table-cell>
          <table:table-cell office:value-type="float" office:value="-921.92810572893" calcext:value-type="float">
            <text:p>-921,92810573</text:p>
          </table:table-cell>
          <table:table-cell office:value-type="float" office:value="2586.06649678633" calcext:value-type="float">
            <text:p>2586,06649679</text:p>
          </table:table-cell>
          <table:table-cell office:value-type="float" office:value="-823.142945507767" calcext:value-type="float">
            <text:p>-823,14294551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57];4)" office:value-type="string" office:string-value="2009" calcext:value-type="string">
            <text:p>2009</text:p>
          </table:table-cell>
          <table:table-cell office:value-type="string" calcext:value-type="string">
            <text:p>TUN ABDUL RAZAK RESEARCH CENTRE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2418" calcext:value-type="float">
            <text:p>1,124180</text:p>
          </table:table-cell>
          <table:table-cell office:value-type="float" office:value="2166.24364959231" calcext:value-type="float">
            <text:p>2166,24364959</text:p>
          </table:table-cell>
          <table:table-cell office:value-type="float" office:value="0" calcext:value-type="float">
            <text:p>0,00000000</text:p>
          </table:table-cell>
          <table:table-cell office:value-type="float" office:value="2166.24364959231" calcext:value-type="float">
            <text:p>2166,24364959</text:p>
          </table:table-cell>
          <table:table-cell office:value-type="float" office:value="0" calcext:value-type="float">
            <text:p>0,00000000</text:p>
          </table:table-cell>
          <table:table-cell office:value-type="float" office:value="3908.57243735184" calcext:value-type="float">
            <text:p>3908,57243735</text:p>
          </table:table-cell>
          <table:table-cell office:value-type="float" office:value="0.838640650373137" calcext:value-type="float">
            <text:p>0,83864065</text:p>
          </table:table-cell>
          <table:table-cell office:value-type="float" office:value="232.792479835547" calcext:value-type="float">
            <text:p>232,79247984</text:p>
          </table:table-cell>
          <table:table-cell office:value-type="float" office:value="3674.94131686592" calcext:value-type="float">
            <text:p>3674,94131687</text:p>
          </table:table-cell>
          <table:table-cell office:value-type="float" office:value="1373.09194731127" calcext:value-type="float">
            <text:p>1373,09194731</text:p>
          </table:table-cell>
          <table:table-cell office:value-type="float" office:value="3191.42338714825" calcext:value-type="float">
            <text:p>3191,42338715</text:p>
          </table:table-cell>
          <table:table-cell office:value-type="float" office:value="2616.41718208383" calcext:value-type="float">
            <text:p>2616,41718208</text:p>
          </table:table-cell>
          <table:table-cell office:value-type="float" office:value="0" calcext:value-type="float">
            <text:p>0,00000000</text:p>
          </table:table-cell>
          <table:table-cell office:value-type="float" office:value="2616.41718208383" calcext:value-type="float">
            <text:p>2616,41718208</text:p>
          </table:table-cell>
          <table:table-cell office:value-type="string" calcext:value-type="string">
            <text:p>n.a.</text:p>
          </table:table-cell>
          <table:table-cell office:value-type="float" office:value="266.975517712083" calcext:value-type="float">
            <text:p>266,97551771</text:p>
          </table:table-cell>
          <table:table-cell office:value-type="float" office:value="0" calcext:value-type="float">
            <text:p>0,00000000</text:p>
          </table:table-cell>
          <table:table-cell office:value-type="float" office:value="50.0699945401731" calcext:value-type="float">
            <text:p>50,06999454</text:p>
          </table:table-cell>
          <table:table-cell office:value-type="float" office:value="216.90552317191" calcext:value-type="float">
            <text:p>216,90552317</text:p>
          </table:table-cell>
          <table:table-cell office:value-type="float" office:value="87" calcext:value-type="float">
            <text:p>87,00000000</text:p>
          </table:table-cell>
          <table:table-cell office:value-type="float" office:value="5247.11823562026" calcext:value-type="float">
            <text:p>5247,11823562</text:p>
          </table:table-cell>
          <table:table-cell office:value-type="string" calcext:value-type="string">
            <text:p>n.a.</text:p>
          </table:table-cell>
          <table:table-cell office:value-type="float" office:value="3269.04935973392" calcext:value-type="float">
            <text:p>3269,04935973</text:p>
          </table:table-cell>
          <table:table-cell office:value-type="float" office:value="1978.06887588634" calcext:value-type="float">
            <text:p>1978,06887589</text:p>
          </table:table-cell>
          <table:table-cell office:value-type="float" office:value="1881.33178928411" calcext:value-type="float">
            <text:p>1881,33178928</text:p>
          </table:table-cell>
          <table:table-cell office:value-type="float" office:value="96.7370866022236" calcext:value-type="float">
            <text:p>96,73708660</text:p>
          </table:table-cell>
          <table:table-cell office:value-type="float" office:value="11.7263547239171" calcext:value-type="float">
            <text:p>11,72635472</text:p>
          </table:table-cell>
          <table:table-cell office:value-type="float" office:value="155.137278487256" calcext:value-type="float">
            <text:p>155,13727849</text:p>
          </table:table-cell>
          <table:table-cell office:value-type="float" office:value="-143.410923763339" calcext:value-type="float">
            <text:p>-143,41092376</text:p>
          </table:table-cell>
          <table:table-cell office:value-type="float" office:value="-46.6738371611151" calcext:value-type="float">
            <text:p>-46,67383716</text:p>
          </table:table-cell>
          <table:table-cell office:value-type="float" office:value="2.46308534177955" calcext:value-type="float">
            <text:p>2,46308534</text:p>
          </table:table-cell>
          <table:table-cell office:value-type="float" office:value="-49.1369225028947" calcext:value-type="float">
            <text:p>-49,1369225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49.1369225028947" calcext:value-type="float">
            <text:p>-49,13692250</text:p>
          </table:table-cell>
          <table:table-cell office:value-type="float" office:value="4299.96917659388" calcext:value-type="float">
            <text:p>4299,96917659</text:p>
          </table:table-cell>
          <table:table-cell office:value-type="string" calcext:value-type="string">
            <text:p>n.a.</text:p>
          </table:table-cell>
          <table:table-cell office:value-type="float" office:value="3225.69298712945" calcext:value-type="float">
            <text:p>3225,69298713</text:p>
          </table:table-cell>
          <table:table-cell office:value-type="float" office:value="288.067442487285" calcext:value-type="float">
            <text:p>288,06744249</text:p>
          </table:table-cell>
          <table:table-cell office:value-type="float" office:value="155.137278487256" calcext:value-type="float">
            <text:p>155,13727849</text:p>
          </table:table-cell>
          <table:table-cell office:value-type="string" calcext:value-type="string">
            <text:p>n.a.</text:p>
          </table:table-cell>
          <table:table-cell office:value-type="float" office:value="238.930519984391" calcext:value-type="float">
            <text:p>238,93051998</text:p>
          </table:table-cell>
          <table:table-cell office:value-type="float" office:value="3622.22387094287" calcext:value-type="float">
            <text:p>3622,22387094</text:p>
          </table:table-cell>
          <table:table-cell office:value-type="float" office:value="384.804529089509" calcext:value-type="float">
            <text:p>384,80452909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58];4)" office:value-type="string" office:string-value="2012" calcext:value-type="string">
            <text:p>2012</text:p>
          </table:table-cell>
          <table:table-cell office:value-type="string" calcext:value-type="string">
            <text:p>AUDIO VISUAL SERVICES CORPORATION LIMITED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6" calcext:value-type="float">
            <text:p>1,196000</text:p>
          </table:table-cell>
          <table:table-cell office:value-type="float" office:value="399.463393919497" calcext:value-type="float">
            <text:p>399,46339392</text:p>
          </table:table-cell>
          <table:table-cell office:value-type="float" office:value="0" calcext:value-type="float">
            <text:p>0,00000000</text:p>
          </table:table-cell>
          <table:table-cell office:value-type="float" office:value="399.463393919497" calcext:value-type="float">
            <text:p>399,46339392</text:p>
          </table:table-cell>
          <table:table-cell office:value-type="float" office:value="0" calcext:value-type="float">
            <text:p>0,00000000</text:p>
          </table:table-cell>
          <table:table-cell office:value-type="float" office:value="2049.94088975455" calcext:value-type="float">
            <text:p>2049,94088975</text:p>
          </table:table-cell>
          <table:table-cell office:value-type="float" office:value="0" calcext:value-type="float">
            <text:p>0,00000000</text:p>
          </table:table-cell>
          <table:table-cell office:value-type="float" office:value="925.702595490093" calcext:value-type="float">
            <text:p>925,70259549</text:p>
          </table:table-cell>
          <table:table-cell office:value-type="float" office:value="1124.23829426445" calcext:value-type="float">
            <text:p>1124,23829426</text:p>
          </table:table-cell>
          <table:table-cell office:value-type="float" office:value="154.283765915015" calcext:value-type="float">
            <text:p>154,28376592</text:p>
          </table:table-cell>
          <table:table-cell office:value-type="float" office:value="-3751.84630756127" calcext:value-type="float">
            <text:p>-3751,84630756</text:p>
          </table:table-cell>
          <table:table-cell office:value-type="float" office:value="151.89176954424" calcext:value-type="float">
            <text:p>151,89176954</text:p>
          </table:table-cell>
          <table:table-cell office:value-type="float" office:value="0" calcext:value-type="float">
            <text:p>0,00000000</text:p>
          </table:table-cell>
          <table:table-cell table:number-columns-repeated="2" office:value-type="float" office:value="151.89176954424" calcext:value-type="float">
            <text:p>151,89176954</text:p>
          </table:table-cell>
          <table:table-cell office:value-type="float" office:value="6049.35882169107" calcext:value-type="float">
            <text:p>6049,35882169</text:p>
          </table:table-cell>
          <table:table-cell office:value-type="float" office:value="5309.03594493608" calcext:value-type="float">
            <text:p>5309,03594494</text:p>
          </table:table-cell>
          <table:table-cell office:value-type="float" office:value="104.051842128731" calcext:value-type="float">
            <text:p>104,05184213</text:p>
          </table:table-cell>
          <table:table-cell office:value-type="float" office:value="636.271034626265" calcext:value-type="float">
            <text:p>636,27103463</text:p>
          </table:table-cell>
          <table:table-cell office:value-type="float" office:value="60" calcext:value-type="float">
            <text:p>60,00000000</text:p>
          </table:table-cell>
          <table:table-cell office:value-type="float" office:value="5157.14417539184" calcext:value-type="float">
            <text:p>5157,14417539</text:p>
          </table:table-cell>
          <table:table-cell office:value-type="string" calcext:value-type="string">
            <text:p>n.a.</text:p>
          </table:table-cell>
          <table:table-cell office:value-type="float" office:value="4302.00547283962" calcext:value-type="float">
            <text:p>4302,00547284</text:p>
          </table:table-cell>
          <table:table-cell office:value-type="float" office:value="855.138702552218" calcext:value-type="float">
            <text:p>855,13870255</text:p>
          </table:table-cell>
          <table:table-cell office:value-type="float" office:value="1325.16598940959" calcext:value-type="float">
            <text:p>1325,16598941</text:p>
          </table:table-cell>
          <table:table-cell office:value-type="float" office:value="-470.027286857373" calcext:value-type="float">
            <text:p>-470,02728686</text:p>
          </table:table-cell>
          <table:table-cell office:value-type="float" office:value="-26.3119600785298" calcext:value-type="float">
            <text:p>-26,31196008</text:p>
          </table:table-cell>
          <table:table-cell office:value-type="string" calcext:value-type="string">
            <text:p>n.a.</text:p>
          </table:table-cell>
          <table:table-cell office:value-type="float" office:value="-26.3119600785298" calcext:value-type="float">
            <text:p>-26,31196008</text:p>
          </table:table-cell>
          <table:table-cell office:value-type="float" office:value="-496.339246935903" calcext:value-type="float">
            <text:p>-496,33924694</text:p>
          </table:table-cell>
          <table:table-cell table:number-columns-repeated="5" office:value-type="string" calcext:value-type="string">
            <text:p>n.a.</text:p>
          </table:table-cell>
          <table:table-cell office:value-type="float" office:value="-496.339246935903" calcext:value-type="float">
            <text:p>-496,33924694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458.97226915715" calcext:value-type="float">
            <text:p>2458,97226916</text:p>
          </table:table-cell>
          <table:table-cell office:value-type="float" office:value="254.747613487584" calcext:value-type="float">
            <text:p>254,74761349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-241.591633448319" calcext:value-type="float">
            <text:p>-241,59163345</text:p>
          </table:table-cell>
          <table:table-cell office:value-type="string" calcext:value-type="string">
            <text:p>n.a.</text:p>
          </table:table-cell>
          <table:table-cell office:value-type="float" office:value="-215.279673369789" calcext:value-type="float">
            <text:p>-215,27967337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59];4)" office:value-type="string" office:string-value="2011" calcext:value-type="string">
            <text:p>2011</text:p>
          </table:table-cell>
          <table:table-cell office:value-type="string" calcext:value-type="string">
            <text:p>AUDIO VISUAL SERVICES CORPORATION LIMITED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491" calcext:value-type="float">
            <text:p>1,194910</text:p>
          </table:table-cell>
          <table:table-cell office:value-type="float" office:value="621.355593595736" calcext:value-type="float">
            <text:p>621,35559360</text:p>
          </table:table-cell>
          <table:table-cell office:value-type="float" office:value="0" calcext:value-type="float">
            <text:p>0,00000000</text:p>
          </table:table-cell>
          <table:table-cell office:value-type="float" office:value="621.355593595736" calcext:value-type="float">
            <text:p>621,35559360</text:p>
          </table:table-cell>
          <table:table-cell office:value-type="float" office:value="0" calcext:value-type="float">
            <text:p>0,00000000</text:p>
          </table:table-cell>
          <table:table-cell office:value-type="float" office:value="2373.10040169448" calcext:value-type="float">
            <text:p>2373,10040169</text:p>
          </table:table-cell>
          <table:table-cell office:value-type="float" office:value="0" calcext:value-type="float">
            <text:p>0,00000000</text:p>
          </table:table-cell>
          <table:table-cell office:value-type="float" office:value="874.677489446306" calcext:value-type="float">
            <text:p>874,67748945</text:p>
          </table:table-cell>
          <table:table-cell office:value-type="float" office:value="1498.42291224818" calcext:value-type="float">
            <text:p>1498,42291225</text:p>
          </table:table-cell>
          <table:table-cell office:value-type="float" office:value="400.296392028022" calcext:value-type="float">
            <text:p>400,29639203</text:p>
          </table:table-cell>
          <table:table-cell office:value-type="float" office:value="-3252.55754955307" calcext:value-type="float">
            <text:p>-3252,55754955</text:p>
          </table:table-cell>
          <table:table-cell office:value-type="float" office:value="191.186336490996" calcext:value-type="float">
            <text:p>191,18633649</text:p>
          </table:table-cell>
          <table:table-cell office:value-type="float" office:value="0" calcext:value-type="float">
            <text:p>0,00000000</text:p>
          </table:table-cell>
          <table:table-cell office:value-type="float" office:value="191.186336490996" calcext:value-type="float">
            <text:p>191,18633649</text:p>
          </table:table-cell>
          <table:table-cell office:value-type="float" office:value="0" calcext:value-type="float">
            <text:p>0,00000000</text:p>
          </table:table-cell>
          <table:table-cell office:value-type="float" office:value="6055.82720835229" calcext:value-type="float">
            <text:p>6055,82720835</text:p>
          </table:table-cell>
          <table:table-cell office:value-type="float" office:value="5618.48846362914" calcext:value-type="float">
            <text:p>5618,48846363</text:p>
          </table:table-cell>
          <table:table-cell office:value-type="float" office:value="22.7033774583057" calcext:value-type="float">
            <text:p>22,70337746</text:p>
          </table:table-cell>
          <table:table-cell office:value-type="float" office:value="414.635367264847" calcext:value-type="float">
            <text:p>414,63536726</text:p>
          </table:table-cell>
          <table:table-cell office:value-type="float" office:value="62" calcext:value-type="float">
            <text:p>62,00000000</text:p>
          </table:table-cell>
          <table:table-cell office:value-type="float" office:value="4173.83670851905" calcext:value-type="float">
            <text:p>4173,83670852</text:p>
          </table:table-cell>
          <table:table-cell office:value-type="string" calcext:value-type="string">
            <text:p>n.a.</text:p>
          </table:table-cell>
          <table:table-cell office:value-type="float" office:value="3783.09963331558" calcext:value-type="float">
            <text:p>3783,09963332</text:p>
          </table:table-cell>
          <table:table-cell office:value-type="float" office:value="390.737075203473" calcext:value-type="float">
            <text:p>390,73707520</text:p>
          </table:table-cell>
          <table:table-cell office:value-type="float" office:value="1181.77054243497" calcext:value-type="float">
            <text:p>1181,77054243</text:p>
          </table:table-cell>
          <table:table-cell office:value-type="float" office:value="-791.033467231495" calcext:value-type="float">
            <text:p>-791,03346723</text:p>
          </table:table-cell>
          <table:table-cell office:value-type="float" office:value="-3.58474380920617" calcext:value-type="float">
            <text:p>-3,58474381</text:p>
          </table:table-cell>
          <table:table-cell office:value-type="string" calcext:value-type="string">
            <text:p>n.a.</text:p>
          </table:table-cell>
          <table:table-cell office:value-type="float" office:value="-3.58474380920617" calcext:value-type="float">
            <text:p>-3,58474381</text:p>
          </table:table-cell>
          <table:table-cell office:value-type="float" office:value="-794.618211040701" calcext:value-type="float">
            <text:p>-794,61821104</text:p>
          </table:table-cell>
          <table:table-cell table:number-columns-repeated="5" office:value-type="string" calcext:value-type="string">
            <text:p>n.a.</text:p>
          </table:table-cell>
          <table:table-cell office:value-type="float" office:value="-794.618211040701" calcext:value-type="float">
            <text:p>-794,61821104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160.40560234825" calcext:value-type="float">
            <text:p>2160,40560235</text:p>
          </table:table-cell>
          <table:table-cell office:value-type="float" office:value="254.516810453638" calcext:value-type="float">
            <text:p>254,51681045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-540.101400587063" calcext:value-type="float">
            <text:p>-540,10140059</text:p>
          </table:table-cell>
          <table:table-cell office:value-type="string" calcext:value-type="string">
            <text:p>n.a.</text:p>
          </table:table-cell>
          <table:table-cell office:value-type="float" office:value="-536.516656777857" calcext:value-type="float">
            <text:p>-536,51665678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60];4)" office:value-type="string" office:string-value="2010" calcext:value-type="string">
            <text:p>2010</text:p>
          </table:table-cell>
          <table:table-cell office:value-type="string" calcext:value-type="string">
            <text:p>AUDIO VISUAL SERVICES CORPORATION LIMITED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7058" calcext:value-type="float">
            <text:p>1,170580</text:p>
          </table:table-cell>
          <table:table-cell office:value-type="float" office:value="516.225330697156" calcext:value-type="float">
            <text:p>516,22533070</text:p>
          </table:table-cell>
          <table:table-cell office:value-type="float" office:value="0" calcext:value-type="float">
            <text:p>0,00000000</text:p>
          </table:table-cell>
          <table:table-cell office:value-type="float" office:value="516.225330697156" calcext:value-type="float">
            <text:p>516,22533070</text:p>
          </table:table-cell>
          <table:table-cell office:value-type="float" office:value="0" calcext:value-type="float">
            <text:p>0,00000000</text:p>
          </table:table-cell>
          <table:table-cell office:value-type="float" office:value="2070.75421769449" calcext:value-type="float">
            <text:p>2070,75421769</text:p>
          </table:table-cell>
          <table:table-cell office:value-type="float" office:value="0" calcext:value-type="float">
            <text:p>0,00000000</text:p>
          </table:table-cell>
          <table:table-cell office:value-type="float" office:value="996.162712977959" calcext:value-type="float">
            <text:p>996,16271298</text:p>
          </table:table-cell>
          <table:table-cell office:value-type="float" office:value="1074.59150471653" calcext:value-type="float">
            <text:p>1074,59150472</text:p>
          </table:table-cell>
          <table:table-cell office:value-type="float" office:value="64.3818439644979" calcext:value-type="float">
            <text:p>64,38184396</text:p>
          </table:table-cell>
          <table:table-cell office:value-type="float" office:value="-2407.88096427222" calcext:value-type="float">
            <text:p>-2407,88096427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4994.86051266386" calcext:value-type="float">
            <text:p>4994,86051266</text:p>
          </table:table-cell>
          <table:table-cell office:value-type="float" office:value="4324.11875645191" calcext:value-type="float">
            <text:p>4324,11875645</text:p>
          </table:table-cell>
          <table:table-cell office:value-type="float" office:value="251.674480952128" calcext:value-type="float">
            <text:p>251,67448095</text:p>
          </table:table-cell>
          <table:table-cell office:value-type="float" office:value="419.067275259823" calcext:value-type="float">
            <text:p>419,06727526</text:p>
          </table:table-cell>
          <table:table-cell office:value-type="float" office:value="56" calcext:value-type="float">
            <text:p>56,00000000</text:p>
          </table:table-cell>
          <table:table-cell office:value-type="float" office:value="3636.98889450355" calcext:value-type="float">
            <text:p>3636,98889450</text:p>
          </table:table-cell>
          <table:table-cell office:value-type="string" calcext:value-type="string">
            <text:p>n.a.</text:p>
          </table:table-cell>
          <table:table-cell office:value-type="float" office:value="3217.92161924372" calcext:value-type="float">
            <text:p>3217,92161924</text:p>
          </table:table-cell>
          <table:table-cell office:value-type="float" office:value="419.067275259823" calcext:value-type="float">
            <text:p>419,06727526</text:p>
          </table:table-cell>
          <table:table-cell office:value-type="float" office:value="1265.39587864768" calcext:value-type="float">
            <text:p>1265,39587865</text:p>
          </table:table-cell>
          <table:table-cell office:value-type="float" office:value="-846.328603387854" calcext:value-type="float">
            <text:p>-846,32860339</text:p>
          </table:table-cell>
          <table:table-cell office:value-type="float" office:value="-22.2410006422811" calcext:value-type="float">
            <text:p>-22,24100064</text:p>
          </table:table-cell>
          <table:table-cell office:value-type="string" calcext:value-type="string">
            <text:p>n.a.</text:p>
          </table:table-cell>
          <table:table-cell office:value-type="float" office:value="-22.2410006422811" calcext:value-type="float">
            <text:p>-22,24100064</text:p>
          </table:table-cell>
          <table:table-cell office:value-type="float" office:value="-868.569604030135" calcext:value-type="float">
            <text:p>-868,56960403</text:p>
          </table:table-cell>
          <table:table-cell table:number-columns-repeated="5" office:value-type="string" calcext:value-type="string">
            <text:p>n.a.</text:p>
          </table:table-cell>
          <table:table-cell office:value-type="float" office:value="-868.569604030135" calcext:value-type="float">
            <text:p>-868,56960403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197.17674766114" calcext:value-type="float">
            <text:p>2197,17674766</text:p>
          </table:table-cell>
          <table:table-cell office:value-type="float" office:value="257.527375857992" calcext:value-type="float">
            <text:p>257,52737586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-611.042228172144" calcext:value-type="float">
            <text:p>-611,04222817</text:p>
          </table:table-cell>
          <table:table-cell office:value-type="string" calcext:value-type="string">
            <text:p>n.a.</text:p>
          </table:table-cell>
          <table:table-cell office:value-type="float" office:value="-588.801227529863" calcext:value-type="float">
            <text:p>-588,80122753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61];4)" office:value-type="string" office:string-value="2009" calcext:value-type="string">
            <text:p>2009</text:p>
          </table:table-cell>
          <table:table-cell office:value-type="string" calcext:value-type="string">
            <text:p>AUDIO VISUAL SERVICES CORPORATION LIMITED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2418" calcext:value-type="float">
            <text:p>1,124180</text:p>
          </table:table-cell>
          <table:table-cell office:value-type="float" office:value="312.522923329399" calcext:value-type="float">
            <text:p>312,52292333</text:p>
          </table:table-cell>
          <table:table-cell office:value-type="float" office:value="0" calcext:value-type="float">
            <text:p>0,00000000</text:p>
          </table:table-cell>
          <table:table-cell office:value-type="float" office:value="312.522923329399" calcext:value-type="float">
            <text:p>312,52292333</text:p>
          </table:table-cell>
          <table:table-cell office:value-type="float" office:value="0" calcext:value-type="float">
            <text:p>0,00000000</text:p>
          </table:table-cell>
          <table:table-cell office:value-type="float" office:value="1254.58842602737" calcext:value-type="float">
            <text:p>1254,58842603</text:p>
          </table:table-cell>
          <table:table-cell office:value-type="float" office:value="0" calcext:value-type="float">
            <text:p>0,00000000</text:p>
          </table:table-cell>
          <table:table-cell office:value-type="float" office:value="705.987035434759" calcext:value-type="float">
            <text:p>705,98703543</text:p>
          </table:table-cell>
          <table:table-cell office:value-type="float" office:value="548.601390592615" calcext:value-type="float">
            <text:p>548,60139059</text:p>
          </table:table-cell>
          <table:table-cell office:value-type="string" calcext:value-type="string">
            <text:p>n.a.</text:p>
          </table:table-cell>
          <table:table-cell office:value-type="float" office:value="-1478.30087833871" calcext:value-type="float">
            <text:p>-1478,30087834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3045.41222769548" calcext:value-type="float">
            <text:p>3045,41222770</text:p>
          </table:table-cell>
          <table:table-cell office:value-type="float" office:value="2240.49707264566" calcext:value-type="float">
            <text:p>2240,49707265</text:p>
          </table:table-cell>
          <table:table-cell office:value-type="float" office:value="304.653641087292" calcext:value-type="float">
            <text:p>304,65364109</text:p>
          </table:table-cell>
          <table:table-cell office:value-type="float" office:value="500.261513962528" calcext:value-type="float">
            <text:p>500,26151396</text:p>
          </table:table-cell>
          <table:table-cell office:value-type="float" office:value="59" calcext:value-type="float">
            <text:p>59,00000000</text:p>
          </table:table-cell>
          <table:table-cell office:value-type="float" office:value="3522.06589493169" calcext:value-type="float">
            <text:p>3522,06589493</text:p>
          </table:table-cell>
          <table:table-cell office:value-type="string" calcext:value-type="string">
            <text:p>n.a.</text:p>
          </table:table-cell>
          <table:table-cell office:value-type="float" office:value="3164.57564450453" calcext:value-type="float">
            <text:p>3164,57564450</text:p>
          </table:table-cell>
          <table:table-cell office:value-type="float" office:value="357.490250427155" calcext:value-type="float">
            <text:p>357,49025043</text:p>
          </table:table-cell>
          <table:table-cell office:value-type="float" office:value="1293.93483723791" calcext:value-type="float">
            <text:p>1293,93483724</text:p>
          </table:table-cell>
          <table:table-cell office:value-type="float" office:value="-936.444586810755" calcext:value-type="float">
            <text:p>-936,44458681</text:p>
          </table:table-cell>
          <table:table-cell office:value-type="float" office:value="-20.2352971939899" calcext:value-type="float">
            <text:p>-20,23529719</text:p>
          </table:table-cell>
          <table:table-cell office:value-type="string" calcext:value-type="string">
            <text:p>n.a.</text:p>
          </table:table-cell>
          <table:table-cell office:value-type="float" office:value="-20.2352971939899" calcext:value-type="float">
            <text:p>-20,23529719</text:p>
          </table:table-cell>
          <table:table-cell office:value-type="float" office:value="-956.679884004745" calcext:value-type="float">
            <text:p>-956,67988400</text:p>
          </table:table-cell>
          <table:table-cell table:number-columns-repeated="5" office:value-type="string" calcext:value-type="string">
            <text:p>n.a.</text:p>
          </table:table-cell>
          <table:table-cell office:value-type="float" office:value="-956.679884004745" calcext:value-type="float">
            <text:p>-956,6798840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108.96764088472" calcext:value-type="float">
            <text:p>2108,96764088</text:p>
          </table:table-cell>
          <table:table-cell office:value-type="float" office:value="338.379136410609" calcext:value-type="float">
            <text:p>338,37913641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-618.300747594136" calcext:value-type="float">
            <text:p>-618,30074759</text:p>
          </table:table-cell>
          <table:table-cell office:value-type="string" calcext:value-type="string">
            <text:p>n.a.</text:p>
          </table:table-cell>
          <table:table-cell office:value-type="float" office:value="-598.065450400146" calcext:value-type="float">
            <text:p>-598,06545040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62];4)" office:value-type="string" office:string-value="2012" calcext:value-type="string">
            <text:p>2012</text:p>
          </table:table-cell>
          <table:table-cell office:value-type="string" calcext:value-type="string">
            <text:p>JOHN ROBERTSON ARCHITECTS LT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6" calcext:value-type="float">
            <text:p>1,196000</text:p>
          </table:table-cell>
          <table:table-cell office:value-type="float" office:value="94.9180039869254" calcext:value-type="float">
            <text:p>94,91800399</text:p>
          </table:table-cell>
          <table:table-cell office:value-type="float" office:value="0" calcext:value-type="float">
            <text:p>0,00000000</text:p>
          </table:table-cell>
          <table:table-cell office:value-type="float" office:value="94.9180039869254" calcext:value-type="float">
            <text:p>94,91800399</text:p>
          </table:table-cell>
          <table:table-cell office:value-type="float" office:value="0" calcext:value-type="float">
            <text:p>0,00000000</text:p>
          </table:table-cell>
          <table:table-cell office:value-type="float" office:value="2735.06725425571" calcext:value-type="float">
            <text:p>2735,06725426</text:p>
          </table:table-cell>
          <table:table-cell office:value-type="float" office:value="0" calcext:value-type="float">
            <text:p>0,00000000</text:p>
          </table:table-cell>
          <table:table-cell office:value-type="float" office:value="1484.70018735846" calcext:value-type="float">
            <text:p>1484,70018736</text:p>
          </table:table-cell>
          <table:table-cell office:value-type="float" office:value="1250.36706689726" calcext:value-type="float">
            <text:p>1250,36706690</text:p>
          </table:table-cell>
          <table:table-cell office:value-type="float" office:value="1094.88251880411" calcext:value-type="float">
            <text:p>1094,88251880</text:p>
          </table:table-cell>
          <table:table-cell office:value-type="float" office:value="1166.26806249535" calcext:value-type="float">
            <text:p>1166,26806250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663.71719574729" calcext:value-type="float">
            <text:p>1663,71719575</text:p>
          </table:table-cell>
          <table:table-cell office:value-type="float" office:value="0" calcext:value-type="float">
            <text:p>0,00000000</text:p>
          </table:table-cell>
          <table:table-cell office:value-type="float" office:value="46.3604776601841" calcext:value-type="float">
            <text:p>46,36047766</text:p>
          </table:table-cell>
          <table:table-cell office:value-type="float" office:value="1617.35671808711" calcext:value-type="float">
            <text:p>1617,35671809</text:p>
          </table:table-cell>
          <table:table-cell office:value-type="float" office:value="50" calcext:value-type="float">
            <text:p>50,00000000</text:p>
          </table:table-cell>
          <table:table-cell office:value-type="float" office:value="4284.00570014953" calcext:value-type="float">
            <text:p>4284,00570015</text:p>
          </table:table-cell>
          <table:table-cell office:value-type="string" calcext:value-type="string">
            <text:p>n.a.</text:p>
          </table:table-cell>
          <table:table-cell office:value-type="float" office:value="2429.67031361515" calcext:value-type="float">
            <text:p>2429,67031362</text:p>
          </table:table-cell>
          <table:table-cell office:value-type="float" office:value="1854.33538653439" calcext:value-type="float">
            <text:p>1854,33538653</text:p>
          </table:table-cell>
          <table:table-cell office:value-type="float" office:value="1146.36545669231" calcext:value-type="float">
            <text:p>1146,36545669</text:p>
          </table:table-cell>
          <table:table-cell office:value-type="float" office:value="707.969929842074" calcext:value-type="float">
            <text:p>707,96992984</text:p>
          </table:table-cell>
          <table:table-cell office:value-type="float" office:value="12.4802410645208" calcext:value-type="float">
            <text:p>12,48024106</text:p>
          </table:table-cell>
          <table:table-cell office:value-type="string" calcext:value-type="string">
            <text:p>n.a.</text:p>
          </table:table-cell>
          <table:table-cell office:value-type="float" office:value="12.4802410645208" calcext:value-type="float">
            <text:p>12,48024106</text:p>
          </table:table-cell>
          <table:table-cell office:value-type="float" office:value="720.450170906594" calcext:value-type="float">
            <text:p>720,45017091</text:p>
          </table:table-cell>
          <table:table-cell office:value-type="float" office:value="170.627081118339" calcext:value-type="float">
            <text:p>170,62708112</text:p>
          </table:table-cell>
          <table:table-cell office:value-type="float" office:value="549.823089788256" calcext:value-type="float">
            <text:p>549,82308979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549.823089788256" calcext:value-type="float">
            <text:p>549,82308979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510.44205106531" calcext:value-type="float">
            <text:p>2510,44205107</text:p>
          </table:table-cell>
          <table:table-cell office:value-type="float" office:value="60.3512644328496" calcext:value-type="float">
            <text:p>60,35126443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610.174354221105" calcext:value-type="float">
            <text:p>610,17435422</text:p>
          </table:table-cell>
          <table:table-cell office:value-type="string" calcext:value-type="string">
            <text:p>n.a.</text:p>
          </table:table-cell>
          <table:table-cell office:value-type="float" office:value="768.321194274923" calcext:value-type="float">
            <text:p>768,32119427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63];4)" office:value-type="string" office:string-value="2011" calcext:value-type="string">
            <text:p>2011</text:p>
          </table:table-cell>
          <table:table-cell office:value-type="string" calcext:value-type="string">
            <text:p>JOHN ROBERTSON ARCHITECTS LT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491" calcext:value-type="float">
            <text:p>1,194910</text:p>
          </table:table-cell>
          <table:table-cell office:value-type="float" office:value="73.7071123756912" calcext:value-type="float">
            <text:p>73,70711238</text:p>
          </table:table-cell>
          <table:table-cell office:value-type="float" office:value="0" calcext:value-type="float">
            <text:p>0,00000000</text:p>
          </table:table-cell>
          <table:table-cell office:value-type="float" office:value="73.7071123756912" calcext:value-type="float">
            <text:p>73,70711238</text:p>
          </table:table-cell>
          <table:table-cell office:value-type="float" office:value="0" calcext:value-type="float">
            <text:p>0,00000000</text:p>
          </table:table-cell>
          <table:table-cell office:value-type="float" office:value="1760.22631195133" calcext:value-type="float">
            <text:p>1760,22631195</text:p>
          </table:table-cell>
          <table:table-cell office:value-type="float" office:value="0" calcext:value-type="float">
            <text:p>0,00000000</text:p>
          </table:table-cell>
          <table:table-cell office:value-type="float" office:value="629.12134360108" calcext:value-type="float">
            <text:p>629,12134360</text:p>
          </table:table-cell>
          <table:table-cell office:value-type="float" office:value="1131.10496835025" calcext:value-type="float">
            <text:p>1131,10496835</text:p>
          </table:table-cell>
          <table:table-cell office:value-type="float" office:value="961.369738813545" calcext:value-type="float">
            <text:p>961,36973881</text:p>
          </table:table-cell>
          <table:table-cell office:value-type="float" office:value="650.30001002587" calcext:value-type="float">
            <text:p>650,30001003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183.63341430115" calcext:value-type="float">
            <text:p>1183,63341430</text:p>
          </table:table-cell>
          <table:table-cell office:value-type="float" office:value="0" calcext:value-type="float">
            <text:p>0,00000000</text:p>
          </table:table-cell>
          <table:table-cell office:value-type="float" office:value="79.1164907837833" calcext:value-type="float">
            <text:p>79,11649078</text:p>
          </table:table-cell>
          <table:table-cell office:value-type="float" office:value="1104.51692351737" calcext:value-type="float">
            <text:p>1104,51692352</text:p>
          </table:table-cell>
          <table:table-cell office:value-type="float" office:value="41" calcext:value-type="float">
            <text:p>41,00000000</text:p>
          </table:table-cell>
          <table:table-cell office:value-type="float" office:value="3382.8570124447" calcext:value-type="float">
            <text:p>3382,85701244</text:p>
          </table:table-cell>
          <table:table-cell office:value-type="string" calcext:value-type="string">
            <text:p>n.a.</text:p>
          </table:table-cell>
          <table:table-cell office:value-type="float" office:value="1927.25147516828" calcext:value-type="float">
            <text:p>1927,25147517</text:p>
          </table:table-cell>
          <table:table-cell office:value-type="float" office:value="1455.60553727642" calcext:value-type="float">
            <text:p>1455,60553728</text:p>
          </table:table-cell>
          <table:table-cell office:value-type="float" office:value="1101.09946775259" calcext:value-type="float">
            <text:p>1101,09946775</text:p>
          </table:table-cell>
          <table:table-cell office:value-type="float" office:value="354.506069523826" calcext:value-type="float">
            <text:p>354,50606952</text:p>
          </table:table-cell>
          <table:table-cell office:value-type="float" office:value="18.0420155917347" calcext:value-type="float">
            <text:p>18,04201559</text:p>
          </table:table-cell>
          <table:table-cell office:value-type="string" calcext:value-type="string">
            <text:p>n.a.</text:p>
          </table:table-cell>
          <table:table-cell office:value-type="float" office:value="18.0420155917347" calcext:value-type="float">
            <text:p>18,04201559</text:p>
          </table:table-cell>
          <table:table-cell office:value-type="float" office:value="372.548085115561" calcext:value-type="float">
            <text:p>372,54808512</text:p>
          </table:table-cell>
          <table:table-cell office:value-type="float" office:value="81.6831673511749" calcext:value-type="float">
            <text:p>81,68316735</text:p>
          </table:table-cell>
          <table:table-cell office:value-type="float" office:value="290.864917764386" calcext:value-type="float">
            <text:p>290,86491776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290.864917764386" calcext:value-type="float">
            <text:p>290,86491776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969.25033363694" calcext:value-type="float">
            <text:p>1969,25033364</text:p>
          </table:table-cell>
          <table:table-cell office:value-type="float" office:value="52.840318662302" calcext:value-type="float">
            <text:p>52,84031866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343.705236426688" calcext:value-type="float">
            <text:p>343,70523643</text:p>
          </table:table-cell>
          <table:table-cell office:value-type="string" calcext:value-type="string">
            <text:p>n.a.</text:p>
          </table:table-cell>
          <table:table-cell office:value-type="float" office:value="407.346388186128" calcext:value-type="float">
            <text:p>407,34638819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64];4)" office:value-type="string" office:string-value="2010" calcext:value-type="string">
            <text:p>2010</text:p>
          </table:table-cell>
          <table:table-cell office:value-type="string" calcext:value-type="string">
            <text:p>JOHN ROBERTSON ARCHITECTS LT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7058" calcext:value-type="float">
            <text:p>1,170580</text:p>
          </table:table-cell>
          <table:table-cell office:value-type="float" office:value="83.416628777347" calcext:value-type="float">
            <text:p>83,41662878</text:p>
          </table:table-cell>
          <table:table-cell office:value-type="float" office:value="0" calcext:value-type="float">
            <text:p>0,00000000</text:p>
          </table:table-cell>
          <table:table-cell office:value-type="float" office:value="83.416628777347" calcext:value-type="float">
            <text:p>83,41662878</text:p>
          </table:table-cell>
          <table:table-cell office:value-type="float" office:value="0" calcext:value-type="float">
            <text:p>0,00000000</text:p>
          </table:table-cell>
          <table:table-cell office:value-type="float" office:value="2970.0269378218" calcext:value-type="float">
            <text:p>2970,02693782</text:p>
          </table:table-cell>
          <table:table-cell office:value-type="float" office:value="0" calcext:value-type="float">
            <text:p>0,00000000</text:p>
          </table:table-cell>
          <table:table-cell office:value-type="float" office:value="716.848521122381" calcext:value-type="float">
            <text:p>716,84852112</text:p>
          </table:table-cell>
          <table:table-cell office:value-type="float" office:value="2253.17841669942" calcext:value-type="float">
            <text:p>2253,17841670</text:p>
          </table:table-cell>
          <table:table-cell office:value-type="float" office:value="1947.88907725162" calcext:value-type="float">
            <text:p>1947,88907725</text:p>
          </table:table-cell>
          <table:table-cell office:value-type="float" office:value="369.708641939695" calcext:value-type="float">
            <text:p>369,70864194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2683.73492465945" calcext:value-type="float">
            <text:p>2683,73492466</text:p>
          </table:table-cell>
          <table:table-cell office:value-type="float" office:value="1404.69477740723" calcext:value-type="float">
            <text:p>1404,69477741</text:p>
          </table:table-cell>
          <table:table-cell office:value-type="float" office:value="28.4860395068374" calcext:value-type="float">
            <text:p>28,48603951</text:p>
          </table:table-cell>
          <table:table-cell office:value-type="float" office:value="1250.55410774539" calcext:value-type="float">
            <text:p>1250,55410775</text:p>
          </table:table-cell>
          <table:table-cell office:value-type="float" office:value="39" calcext:value-type="float">
            <text:p>39,00000000</text:p>
          </table:table-cell>
          <table:table-cell office:value-type="float" office:value="3334.49606824177" calcext:value-type="float">
            <text:p>3334,49606824</text:p>
          </table:table-cell>
          <table:table-cell office:value-type="string" calcext:value-type="string">
            <text:p>n.a.</text:p>
          </table:table-cell>
          <table:table-cell office:value-type="float" office:value="1989.94329772923" calcext:value-type="float">
            <text:p>1989,94329773</text:p>
          </table:table-cell>
          <table:table-cell office:value-type="float" office:value="1344.55277051254" calcext:value-type="float">
            <text:p>1344,55277051</text:p>
          </table:table-cell>
          <table:table-cell office:value-type="float" office:value="940.10485614858" calcext:value-type="float">
            <text:p>940,10485615</text:p>
          </table:table-cell>
          <table:table-cell office:value-type="float" office:value="404.447914363957" calcext:value-type="float">
            <text:p>404,44791436</text:p>
          </table:table-cell>
          <table:table-cell office:value-type="float" office:value="26.3181272337056" calcext:value-type="float">
            <text:p>26,31812723</text:p>
          </table:table-cell>
          <table:table-cell office:value-type="string" calcext:value-type="string">
            <text:p>n.a.</text:p>
          </table:table-cell>
          <table:table-cell office:value-type="float" office:value="26.3181272337056" calcext:value-type="float">
            <text:p>26,31812723</text:p>
          </table:table-cell>
          <table:table-cell office:value-type="float" office:value="430.766041597663" calcext:value-type="float">
            <text:p>430,76604160</text:p>
          </table:table-cell>
          <table:table-cell office:value-type="float" office:value="103.840890840848" calcext:value-type="float">
            <text:p>103,84089084</text:p>
          </table:table-cell>
          <table:table-cell office:value-type="float" office:value="326.925150756815" calcext:value-type="float">
            <text:p>326,92515076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326.925150756815" calcext:value-type="float">
            <text:p>326,92515076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028.58410989774" calcext:value-type="float">
            <text:p>2028,58410990</text:p>
          </table:table-cell>
          <table:table-cell office:value-type="float" office:value="74.7555148956503" calcext:value-type="float">
            <text:p>74,7555149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401.680665652465" calcext:value-type="float">
            <text:p>401,68066565</text:p>
          </table:table-cell>
          <table:table-cell office:value-type="string" calcext:value-type="string">
            <text:p>n.a.</text:p>
          </table:table-cell>
          <table:table-cell office:value-type="float" office:value="479.203429259607" calcext:value-type="float">
            <text:p>479,20342926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65];4)" office:value-type="string" office:string-value="2009" calcext:value-type="string">
            <text:p>2009</text:p>
          </table:table-cell>
          <table:table-cell office:value-type="string" calcext:value-type="string">
            <text:p>JOHN ROBERTSON ARCHITECTS LTD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2418" calcext:value-type="float">
            <text:p>1,124180</text:p>
          </table:table-cell>
          <table:table-cell office:value-type="float" office:value="1000.44995601852" calcext:value-type="float">
            <text:p>1000,44995602</text:p>
          </table:table-cell>
          <table:table-cell office:value-type="float" office:value="0" calcext:value-type="float">
            <text:p>0,00000000</text:p>
          </table:table-cell>
          <table:table-cell office:value-type="float" office:value="101.103414063416" calcext:value-type="float">
            <text:p>101,10341406</text:p>
          </table:table-cell>
          <table:table-cell office:value-type="float" office:value="899.346541955106" calcext:value-type="float">
            <text:p>899,34654196</text:p>
          </table:table-cell>
          <table:table-cell office:value-type="float" office:value="2027.43063502472" calcext:value-type="float">
            <text:p>2027,43063502</text:p>
          </table:table-cell>
          <table:table-cell office:value-type="float" office:value="0" calcext:value-type="float">
            <text:p>0,00000000</text:p>
          </table:table-cell>
          <table:table-cell office:value-type="float" office:value="1029.53594736853" calcext:value-type="float">
            <text:p>1029,53594737</text:p>
          </table:table-cell>
          <table:table-cell office:value-type="float" office:value="997.894687656192" calcext:value-type="float">
            <text:p>997,89468766</text:p>
          </table:table-cell>
          <table:table-cell office:value-type="float" office:value="851.458586962352" calcext:value-type="float">
            <text:p>851,45858696</text:p>
          </table:table-cell>
          <table:table-cell office:value-type="float" office:value="1390.10758388506" calcext:value-type="float">
            <text:p>1390,10758389</text:p>
          </table:table-cell>
          <table:table-cell office:value-type="float" office:value="0" calcext:value-type="float">
            <text:p>0,00000000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1637.77300715819" calcext:value-type="float">
            <text:p>1637,77300716</text:p>
          </table:table-cell>
          <table:table-cell office:value-type="float" office:value="0" calcext:value-type="float">
            <text:p>0,00000000</text:p>
          </table:table-cell>
          <table:table-cell office:value-type="float" office:value="23.7539905393893" calcext:value-type="float">
            <text:p>23,75399054</text:p>
          </table:table-cell>
          <table:table-cell office:value-type="float" office:value="1614.0190166188" calcext:value-type="float">
            <text:p>1614,01901662</text:p>
          </table:table-cell>
          <table:table-cell office:value-type="float" office:value="46" calcext:value-type="float">
            <text:p>46,00000000</text:p>
          </table:table-cell>
          <table:table-cell office:value-type="float" office:value="4043.27206567317" calcext:value-type="float">
            <text:p>4043,27206567</text:p>
          </table:table-cell>
          <table:table-cell office:value-type="string" calcext:value-type="string">
            <text:p>n.a.</text:p>
          </table:table-cell>
          <table:table-cell office:value-type="float" office:value="2050.79228563518" calcext:value-type="float">
            <text:p>2050,79228564</text:p>
          </table:table-cell>
          <table:table-cell office:value-type="float" office:value="1992.47978003799" calcext:value-type="float">
            <text:p>1992,47978004</text:p>
          </table:table-cell>
          <table:table-cell office:value-type="float" office:value="1337.03264771158" calcext:value-type="float">
            <text:p>1337,03264771</text:p>
          </table:table-cell>
          <table:table-cell office:value-type="float" office:value="655.447132326414" calcext:value-type="float">
            <text:p>655,44713233</text:p>
          </table:table-cell>
          <table:table-cell office:value-type="float" office:value="8.64159608501113" calcext:value-type="float">
            <text:p>8,64159609</text:p>
          </table:table-cell>
          <table:table-cell office:value-type="string" calcext:value-type="string">
            <text:p>n.a.</text:p>
          </table:table-cell>
          <table:table-cell office:value-type="float" office:value="8.64159608501113" calcext:value-type="float">
            <text:p>8,64159609</text:p>
          </table:table-cell>
          <table:table-cell office:value-type="float" office:value="664.088728411425" calcext:value-type="float">
            <text:p>664,08872841</text:p>
          </table:table-cell>
          <table:table-cell office:value-type="float" office:value="171.016365868651" calcext:value-type="float">
            <text:p>171,01636587</text:p>
          </table:table-cell>
          <table:table-cell office:value-type="float" office:value="493.072362542774" calcext:value-type="float">
            <text:p>493,07236254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493.072362542774" calcext:value-type="float">
            <text:p>493,07236254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572.02543677292" calcext:value-type="float">
            <text:p>2572,02543677</text:p>
          </table:table-cell>
          <table:table-cell office:value-type="float" office:value="82.1418164094697" calcext:value-type="float">
            <text:p>82,14181641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575.214178952244" calcext:value-type="float">
            <text:p>575,21417895</text:p>
          </table:table-cell>
          <table:table-cell office:value-type="string" calcext:value-type="string">
            <text:p>n.a.</text:p>
          </table:table-cell>
          <table:table-cell office:value-type="float" office:value="737.588948735884" calcext:value-type="float">
            <text:p>737,58894874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66];4)" office:value-type="string" office:string-value="2012" calcext:value-type="string">
            <text:p>2012</text:p>
          </table:table-cell>
          <table:table-cell office:value-type="string" calcext:value-type="string">
            <text:p>GLEEDS TECHNOLOGY LIMITED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6" calcext:value-type="float">
            <text:p>1,196000</text:p>
          </table:table-cell>
          <table:table-cell office:value-type="float" office:value="516.099528954878" calcext:value-type="float">
            <text:p>516,09952895</text:p>
          </table:table-cell>
          <table:table-cell office:value-type="float" office:value="0" calcext:value-type="float">
            <text:p>0,00000000</text:p>
          </table:table-cell>
          <table:table-cell office:value-type="float" office:value="516.099528954878" calcext:value-type="float">
            <text:p>516,09952895</text:p>
          </table:table-cell>
          <table:table-cell office:value-type="float" office:value="0" calcext:value-type="float">
            <text:p>0,00000000</text:p>
          </table:table-cell>
          <table:table-cell office:value-type="float" office:value="752.110634870178" calcext:value-type="float">
            <text:p>752,11063487</text:p>
          </table:table-cell>
          <table:table-cell office:value-type="float" office:value="0" calcext:value-type="float">
            <text:p>0,00000000</text:p>
          </table:table-cell>
          <table:table-cell office:value-type="float" office:value="1.41366985512828" calcext:value-type="float">
            <text:p>1,41366986</text:p>
          </table:table-cell>
          <table:table-cell office:value-type="float" office:value="750.69696501505" calcext:value-type="float">
            <text:p>750,69696502</text:p>
          </table:table-cell>
          <table:table-cell office:value-type="float" office:value="49.0311416081548" calcext:value-type="float">
            <text:p>49,03114161</text:p>
          </table:table-cell>
          <table:table-cell office:value-type="float" office:value="347.443452846059" calcext:value-type="float">
            <text:p>347,44345285</text:p>
          </table:table-cell>
          <table:table-cell office:value-type="float" office:value="162.267053802478" calcext:value-type="float">
            <text:p>162,26705380</text:p>
          </table:table-cell>
          <table:table-cell office:value-type="float" office:value="0" calcext:value-type="float">
            <text:p>0,00000000</text:p>
          </table:table-cell>
          <table:table-cell office:value-type="float" office:value="162.267053802478" calcext:value-type="float">
            <text:p>162,26705380</text:p>
          </table:table-cell>
          <table:table-cell office:value-type="float" office:value="0" calcext:value-type="float">
            <text:p>0,00000000</text:p>
          </table:table-cell>
          <table:table-cell office:value-type="float" office:value="758.499657176519" calcext:value-type="float">
            <text:p>758,49965718</text:p>
          </table:table-cell>
          <table:table-cell office:value-type="float" office:value="163.782383503365" calcext:value-type="float">
            <text:p>163,78238350</text:p>
          </table:table-cell>
          <table:table-cell office:value-type="float" office:value="302.030205748702" calcext:value-type="float">
            <text:p>302,03020575</text:p>
          </table:table-cell>
          <table:table-cell office:value-type="float" office:value="292.687067924453" calcext:value-type="float">
            <text:p>292,68706792</text:p>
          </table:table-cell>
          <table:table-cell office:value-type="float" office:value="27" calcext:value-type="float">
            <text:p>27,00000000</text:p>
          </table:table-cell>
          <table:table-cell office:value-type="float" office:value="3555.21702989441" calcext:value-type="float">
            <text:p>3555,21702989</text:p>
          </table:table-cell>
          <table:table-cell office:value-type="string" calcext:value-type="string">
            <text:p>n.a.</text:p>
          </table:table-cell>
          <table:table-cell office:value-type="float" office:value="2882.77542214747" calcext:value-type="float">
            <text:p>2882,77542215</text:p>
          </table:table-cell>
          <table:table-cell office:value-type="float" office:value="672.441607746946" calcext:value-type="float">
            <text:p>672,44160775</text:p>
          </table:table-cell>
          <table:table-cell office:value-type="float" office:value="604.373763021975" calcext:value-type="float">
            <text:p>604,37376302</text:p>
          </table:table-cell>
          <table:table-cell office:value-type="float" office:value="68.0678447249711" calcext:value-type="float">
            <text:p>68,06784472</text:p>
          </table:table-cell>
          <table:table-cell office:value-type="string" calcext:value-type="string">
            <text:p>n.a.</text:p>
          </table:table-cell>
          <table:table-cell office:value-type="float" office:value="15.7046521723261" calcext:value-type="float">
            <text:p>15,70465217</text:p>
          </table:table-cell>
          <table:table-cell office:value-type="float" office:value="-15.7046521723261" calcext:value-type="float">
            <text:p>-15,70465217</text:p>
          </table:table-cell>
          <table:table-cell office:value-type="float" office:value="52.363192552645" calcext:value-type="float">
            <text:p>52,36319255</text:p>
          </table:table-cell>
          <table:table-cell office:value-type="float" office:value="14.6079218363256" calcext:value-type="float">
            <text:p>14,60792184</text:p>
          </table:table-cell>
          <table:table-cell office:value-type="float" office:value="37.7552707163194" calcext:value-type="float">
            <text:p>37,75527072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37.7552707163194" calcext:value-type="float">
            <text:p>37,75527072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621.452617109312" calcext:value-type="float">
            <text:p>621,45261711</text:p>
          </table:table-cell>
          <table:table-cell office:value-type="float" office:value="319.228659654577" calcext:value-type="float">
            <text:p>319,22865965</text:p>
          </table:table-cell>
          <table:table-cell office:value-type="float" office:value="15.7046521723261" calcext:value-type="float">
            <text:p>15,70465217</text:p>
          </table:table-cell>
          <table:table-cell office:value-type="string" calcext:value-type="string">
            <text:p>n.a.</text:p>
          </table:table-cell>
          <table:table-cell office:value-type="float" office:value="356.983930370896" calcext:value-type="float">
            <text:p>356,98393037</text:p>
          </table:table-cell>
          <table:table-cell office:value-type="float" office:value="1008.74912148886" calcext:value-type="float">
            <text:p>1008,74912149</text:p>
          </table:table-cell>
          <table:table-cell office:value-type="float" office:value="387.296504379548" calcext:value-type="float">
            <text:p>387,29650438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67];4)" office:value-type="string" office:string-value="2011" calcext:value-type="string">
            <text:p>2011</text:p>
          </table:table-cell>
          <table:table-cell office:value-type="string" calcext:value-type="string">
            <text:p>GLEEDS TECHNOLOGY LIMITED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491" calcext:value-type="float">
            <text:p>1,194910</text:p>
          </table:table-cell>
          <table:table-cell office:value-type="float" office:value="566.432538780286" calcext:value-type="float">
            <text:p>566,43253878</text:p>
          </table:table-cell>
          <table:table-cell office:value-type="float" office:value="0" calcext:value-type="float">
            <text:p>0,00000000</text:p>
          </table:table-cell>
          <table:table-cell office:value-type="float" office:value="566.432538780286" calcext:value-type="float">
            <text:p>566,43253878</text:p>
          </table:table-cell>
          <table:table-cell office:value-type="float" office:value="0" calcext:value-type="float">
            <text:p>0,00000000</text:p>
          </table:table-cell>
          <table:table-cell office:value-type="float" office:value="1030.2362521322" calcext:value-type="float">
            <text:p>1030,23625213</text:p>
          </table:table-cell>
          <table:table-cell office:value-type="float" office:value="81.9962349771789" calcext:value-type="float">
            <text:p>81,99623498</text:p>
          </table:table-cell>
          <table:table-cell office:value-type="float" office:value="274.792121438508" calcext:value-type="float">
            <text:p>274,79212144</text:p>
          </table:table-cell>
          <table:table-cell office:value-type="float" office:value="673.447895716517" calcext:value-type="float">
            <text:p>673,44789572</text:p>
          </table:table-cell>
          <table:table-cell office:value-type="string" calcext:value-type="string">
            <text:p>n.a.</text:p>
          </table:table-cell>
          <table:table-cell office:value-type="float" office:value="309.407602574806" calcext:value-type="float">
            <text:p>309,40760257</text:p>
          </table:table-cell>
          <table:table-cell office:value-type="float" office:value="205.779828538274" calcext:value-type="float">
            <text:p>205,77982854</text:p>
          </table:table-cell>
          <table:table-cell office:value-type="float" office:value="0" calcext:value-type="float">
            <text:p>0,00000000</text:p>
          </table:table-cell>
          <table:table-cell office:value-type="float" office:value="205.779828538274" calcext:value-type="float">
            <text:p>205,77982854</text:p>
          </table:table-cell>
          <table:table-cell office:value-type="float" office:value="0" calcext:value-type="float">
            <text:p>0,00000000</text:p>
          </table:table-cell>
          <table:table-cell office:value-type="float" office:value="1081.48135979941" calcext:value-type="float">
            <text:p>1081,48135980</text:p>
          </table:table-cell>
          <table:table-cell office:value-type="float" office:value="250.138643347994" calcext:value-type="float">
            <text:p>250,13864335</text:p>
          </table:table-cell>
          <table:table-cell office:value-type="float" office:value="436.317092737529" calcext:value-type="float">
            <text:p>436,31709274</text:p>
          </table:table-cell>
          <table:table-cell office:value-type="float" office:value="395.025623713886" calcext:value-type="float">
            <text:p>395,02562371</text:p>
          </table:table-cell>
          <table:table-cell office:value-type="float" office:value="27" calcext:value-type="float">
            <text:p>27,00000000</text:p>
          </table:table-cell>
          <table:table-cell office:value-type="float" office:value="3117.58597056344" calcext:value-type="float">
            <text:p>3117,58597056</text:p>
          </table:table-cell>
          <table:table-cell office:value-type="string" calcext:value-type="string">
            <text:p>n.a.</text:p>
          </table:table-cell>
          <table:table-cell office:value-type="float" office:value="2042.75670035931" calcext:value-type="float">
            <text:p>2042,75670036</text:p>
          </table:table-cell>
          <table:table-cell office:value-type="float" office:value="1074.82927020413" calcext:value-type="float">
            <text:p>1074,82927020</text:p>
          </table:table-cell>
          <table:table-cell office:value-type="float" office:value="989.098927092358" calcext:value-type="float">
            <text:p>989,09892709</text:p>
          </table:table-cell>
          <table:table-cell office:value-type="float" office:value="85.7303431117686" calcext:value-type="float">
            <text:p>85,73034311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0" calcext:value-type="float">
            <text:p>0,00000000</text:p>
          </table:table-cell>
          <table:table-cell office:value-type="float" office:value="85.7303431117686" calcext:value-type="float">
            <text:p>85,73034311</text:p>
          </table:table-cell>
          <table:table-cell office:value-type="float" office:value="23.7238345293264" calcext:value-type="float">
            <text:p>23,72383453</text:p>
          </table:table-cell>
          <table:table-cell office:value-type="float" office:value="62.0065085824422" calcext:value-type="float">
            <text:p>62,00650858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62.0065085824422" calcext:value-type="float">
            <text:p>62,00650858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605.949559618371" calcext:value-type="float">
            <text:p>605,94955962</text:p>
          </table:table-cell>
          <table:table-cell office:value-type="float" office:value="168.725526697113" calcext:value-type="float">
            <text:p>168,72552670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30.732035279555" calcext:value-type="float">
            <text:p>230,73203528</text:p>
          </table:table-cell>
          <table:table-cell office:value-type="string" calcext:value-type="string">
            <text:p>n.a.</text:p>
          </table:table-cell>
          <table:table-cell office:value-type="float" office:value="254.455869808882" calcext:value-type="float">
            <text:p>254,45586981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68];4)" office:value-type="string" office:string-value="2010" calcext:value-type="string">
            <text:p>2010</text:p>
          </table:table-cell>
          <table:table-cell office:value-type="string" calcext:value-type="string">
            <text:p>GLEEDS TECHNOLOGY LIMITED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7058" calcext:value-type="float">
            <text:p>1,170580</text:p>
          </table:table-cell>
          <table:table-cell office:value-type="float" office:value="265.02259307444" calcext:value-type="float">
            <text:p>265,02259307</text:p>
          </table:table-cell>
          <table:table-cell office:value-type="float" office:value="0" calcext:value-type="float">
            <text:p>0,00000000</text:p>
          </table:table-cell>
          <table:table-cell office:value-type="float" office:value="265.02259307444" calcext:value-type="float">
            <text:p>265,02259307</text:p>
          </table:table-cell>
          <table:table-cell office:value-type="float" office:value="0" calcext:value-type="float">
            <text:p>0,00000000</text:p>
          </table:table-cell>
          <table:table-cell office:value-type="float" office:value="458.678497403725" calcext:value-type="float">
            <text:p>458,67849740</text:p>
          </table:table-cell>
          <table:table-cell office:value-type="float" office:value="41.1399982933142" calcext:value-type="float">
            <text:p>41,13999829</text:p>
          </table:table-cell>
          <table:table-cell office:value-type="float" office:value="0.840475708481991" calcext:value-type="float">
            <text:p>0,84047571</text:p>
          </table:table-cell>
          <table:table-cell office:value-type="float" office:value="416.698023401929" calcext:value-type="float">
            <text:p>416,69802340</text:p>
          </table:table-cell>
          <table:table-cell office:value-type="float" office:value="44.4972188113174" calcext:value-type="float">
            <text:p>44,49721881</text:p>
          </table:table-cell>
          <table:table-cell office:value-type="float" office:value="242.362525156899" calcext:value-type="float">
            <text:p>242,36252516</text:p>
          </table:table-cell>
          <table:table-cell office:value-type="float" office:value="51.2175127422299" calcext:value-type="float">
            <text:p>51,21751274</text:p>
          </table:table-cell>
          <table:table-cell office:value-type="float" office:value="0" calcext:value-type="float">
            <text:p>0,00000000</text:p>
          </table:table-cell>
          <table:table-cell office:value-type="float" office:value="51.2175127422299" calcext:value-type="float">
            <text:p>51,21751274</text:p>
          </table:table-cell>
          <table:table-cell office:value-type="float" office:value="0" calcext:value-type="float">
            <text:p>0,00000000</text:p>
          </table:table-cell>
          <table:table-cell office:value-type="float" office:value="430.121052579036" calcext:value-type="float">
            <text:p>430,12105258</text:p>
          </table:table-cell>
          <table:table-cell office:value-type="float" office:value="142.601102065438" calcext:value-type="float">
            <text:p>142,60110207</text:p>
          </table:table-cell>
          <table:table-cell office:value-type="float" office:value="191.809901275976" calcext:value-type="float">
            <text:p>191,80990128</text:p>
          </table:table-cell>
          <table:table-cell office:value-type="float" office:value="95.7100492376226" calcext:value-type="float">
            <text:p>95,71004924</text:p>
          </table:table-cell>
          <table:table-cell office:value-type="float" office:value="19" calcext:value-type="float">
            <text:p>19,00000000</text:p>
          </table:table-cell>
          <table:table-cell office:value-type="float" office:value="3062.10819221779" calcext:value-type="float">
            <text:p>3062,10819222</text:p>
          </table:table-cell>
          <table:table-cell office:value-type="string" calcext:value-type="string">
            <text:p>n.a.</text:p>
          </table:table-cell>
          <table:table-cell office:value-type="float" office:value="2199.77426242036" calcext:value-type="float">
            <text:p>2199,77426242</text:p>
          </table:table-cell>
          <table:table-cell office:value-type="float" office:value="862.333929797428" calcext:value-type="float">
            <text:p>862,33392980</text:p>
          </table:table-cell>
          <table:table-cell office:value-type="float" office:value="781.901106843091" calcext:value-type="float">
            <text:p>781,90110684</text:p>
          </table:table-cell>
          <table:table-cell office:value-type="float" office:value="80.4328229543378" calcext:value-type="float">
            <text:p>80,43282295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0" calcext:value-type="float">
            <text:p>0,00000000</text:p>
          </table:table-cell>
          <table:table-cell office:value-type="float" office:value="80.4328229543378" calcext:value-type="float">
            <text:p>80,43282295</text:p>
          </table:table-cell>
          <table:table-cell office:value-type="float" office:value="22.1508660607308" calcext:value-type="float">
            <text:p>22,15086606</text:p>
          </table:table-cell>
          <table:table-cell office:value-type="float" office:value="58.281956893607" calcext:value-type="float">
            <text:p>58,28195689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58.281956893607" calcext:value-type="float">
            <text:p>58,28195689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602.0545227547" calcext:value-type="float">
            <text:p>602,05452275</text:p>
          </table:table-cell>
          <table:table-cell office:value-type="float" office:value="198.944580166223" calcext:value-type="float">
            <text:p>198,94458017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257.22653705983" calcext:value-type="float">
            <text:p>257,22653706</text:p>
          </table:table-cell>
          <table:table-cell office:value-type="string" calcext:value-type="string">
            <text:p>n.a.</text:p>
          </table:table-cell>
          <table:table-cell office:value-type="float" office:value="279.377403120561" calcext:value-type="float">
            <text:p>279,37740312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69];4)" office:value-type="string" office:string-value="2009" calcext:value-type="string">
            <text:p>2009</text:p>
          </table:table-cell>
          <table:table-cell office:value-type="string" calcext:value-type="string">
            <text:p>GLEEDS TECHNOLOGY LIMITED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2418" calcext:value-type="float">
            <text:p>1,124180</text:p>
          </table:table-cell>
          <table:table-cell office:value-type="float" office:value="214.523379018906" calcext:value-type="float">
            <text:p>214,52337902</text:p>
          </table:table-cell>
          <table:table-cell office:value-type="float" office:value="0" calcext:value-type="float">
            <text:p>0,00000000</text:p>
          </table:table-cell>
          <table:table-cell office:value-type="float" office:value="214.523379018906" calcext:value-type="float">
            <text:p>214,52337902</text:p>
          </table:table-cell>
          <table:table-cell office:value-type="float" office:value="0" calcext:value-type="float">
            <text:p>0,00000000</text:p>
          </table:table-cell>
          <table:table-cell office:value-type="float" office:value="407.406231872018" calcext:value-type="float">
            <text:p>407,40623187</text:p>
          </table:table-cell>
          <table:table-cell office:value-type="float" office:value="55.9753287712858" calcext:value-type="float">
            <text:p>55,97532877</text:p>
          </table:table-cell>
          <table:table-cell office:value-type="float" office:value="8.9586157410503" calcext:value-type="float">
            <text:p>8,95861574</text:p>
          </table:table-cell>
          <table:table-cell office:value-type="float" office:value="342.472287359682" calcext:value-type="float">
            <text:p>342,47228736</text:p>
          </table:table-cell>
          <table:table-cell office:value-type="float" office:value="40.7831173113092" calcext:value-type="float">
            <text:p>40,78311731</text:p>
          </table:table-cell>
          <table:table-cell office:value-type="float" office:value="176.784549752115" calcext:value-type="float">
            <text:p>176,78454975</text:p>
          </table:table-cell>
          <table:table-cell office:value-type="float" office:value="7.69840639913571" calcext:value-type="float">
            <text:p>7,69840640</text:p>
          </table:table-cell>
          <table:table-cell office:value-type="float" office:value="0" calcext:value-type="float">
            <text:p>0,00000000</text:p>
          </table:table-cell>
          <table:table-cell office:value-type="float" office:value="7.69840639913571" calcext:value-type="float">
            <text:p>7,69840640</text:p>
          </table:table-cell>
          <table:table-cell office:value-type="float" office:value="4.0346934238461" calcext:value-type="float">
            <text:p>4,03469342</text:p>
          </table:table-cell>
          <table:table-cell office:value-type="float" office:value="437.446654739674" calcext:value-type="float">
            <text:p>437,44665474</text:p>
          </table:table-cell>
          <table:table-cell office:value-type="float" office:value="67.3767945569217" calcext:value-type="float">
            <text:p>67,37679456</text:p>
          </table:table-cell>
          <table:table-cell office:value-type="float" office:value="299.839888721478" calcext:value-type="float">
            <text:p>299,83988872</text:p>
          </table:table-cell>
          <table:table-cell office:value-type="float" office:value="70.2299714612743" calcext:value-type="float">
            <text:p>70,22997146</text:p>
          </table:table-cell>
          <table:table-cell office:value-type="float" office:value="21" calcext:value-type="float">
            <text:p>21,00000000</text:p>
          </table:table-cell>
          <table:table-cell office:value-type="float" office:value="2798.96654316988" calcext:value-type="float">
            <text:p>2798,96654317</text:p>
          </table:table-cell>
          <table:table-cell office:value-type="string" calcext:value-type="string">
            <text:p>n.a.</text:p>
          </table:table-cell>
          <table:table-cell office:value-type="float" office:value="2351.28757314911" calcext:value-type="float">
            <text:p>2351,28757315</text:p>
          </table:table-cell>
          <table:table-cell office:value-type="float" office:value="447.678970020768" calcext:value-type="float">
            <text:p>447,67897002</text:p>
          </table:table-cell>
          <table:table-cell office:value-type="float" office:value="406.156140178701" calcext:value-type="float">
            <text:p>406,15614018</text:p>
          </table:table-cell>
          <table:table-cell office:value-type="float" office:value="41.5228298420673" calcext:value-type="float">
            <text:p>41,52282984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0" calcext:value-type="float">
            <text:p>0,00000000</text:p>
          </table:table-cell>
          <table:table-cell office:value-type="float" office:value="41.5228298420673" calcext:value-type="float">
            <text:p>41,52282984</text:p>
          </table:table-cell>
          <table:table-cell office:value-type="float" office:value="11.3250213295697" calcext:value-type="float">
            <text:p>11,32502133</text:p>
          </table:table-cell>
          <table:table-cell office:value-type="float" office:value="30.1978085124976" calcext:value-type="float">
            <text:p>30,19780851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30.1978085124976" calcext:value-type="float">
            <text:p>30,19780851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649.347314405603" calcext:value-type="float">
            <text:p>649,34731441</text:p>
          </table:table-cell>
          <table:table-cell office:value-type="float" office:value="146.421486312533" calcext:value-type="float">
            <text:p>146,42148631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176.619294825031" calcext:value-type="float">
            <text:p>176,61929483</text:p>
          </table:table-cell>
          <table:table-cell office:value-type="string" calcext:value-type="string">
            <text:p>n.a.</text:p>
          </table:table-cell>
          <table:table-cell office:value-type="float" office:value="187.944316154601" calcext:value-type="float">
            <text:p>187,94431615</text:p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table:formula="of:=RIGHT([.A70];4)" office:value-type="string" office:string-value="2012" calcext:value-type="string">
            <text:p>2012</text:p>
          </table:table-cell>
          <table:table-cell office:value-type="string" calcext:value-type="string">
            <text:p>CONSTRUCTION INDUSTRY RESEARCH AND INFORMATIONASSOCIATION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6" calcext:value-type="float">
            <text:p>1,196000</text:p>
          </table:table-cell>
          <table:table-cell office:value-type="float" office:value="70.4239611501849" calcext:value-type="float">
            <text:p>70,42396115</text:p>
          </table:table-cell>
          <table:table-cell office:value-type="float" office:value="0" calcext:value-type="float">
            <text:p>0,00000000</text:p>
          </table:table-cell>
          <table:table-cell office:value-type="float" office:value="69.8439020302719" calcext:value-type="float">
            <text:p>69,84390203</text:p>
          </table:table-cell>
          <table:table-cell office:value-type="float" office:value="0.580059119913043" calcext:value-type="float">
            <text:p>0,58005912</text:p>
          </table:table-cell>
          <table:table-cell office:value-type="float" office:value="1368.22192408355" calcext:value-type="float">
            <text:p>1368,22192408</text:p>
          </table:table-cell>
          <table:table-cell office:value-type="float" office:value="0" calcext:value-type="float">
            <text:p>0,00000000</text:p>
          </table:table-cell>
          <table:table-cell office:value-type="float" office:value="558.19507708597" calcext:value-type="float">
            <text:p>558,19507709</text:p>
          </table:table-cell>
          <table:table-cell office:value-type="float" office:value="810.026846997578" calcext:value-type="float">
            <text:p>810,02684700</text:p>
          </table:table-cell>
          <table:table-cell office:value-type="float" office:value="601.283303710933" calcext:value-type="float">
            <text:p>601,28330371</text:p>
          </table:table-cell>
          <table:table-cell office:value-type="float" office:value="-3352.75367307924" calcext:value-type="float">
            <text:p>-3352,75367308</text:p>
          </table:table-cell>
          <table:table-cell office:value-type="float" office:value="3408.52306846387" calcext:value-type="float">
            <text:p>3408,52306846</text:p>
          </table:table-cell>
          <table:table-cell office:value-type="float" office:value="0" calcext:value-type="float">
            <text:p>0,00000000</text:p>
          </table:table-cell>
          <table:table-cell office:value-type="float" office:value="3408.52306846387" calcext:value-type="float">
            <text:p>3408,52306846</text:p>
          </table:table-cell>
          <table:table-cell office:value-type="float" office:value="99.1960894960572" calcext:value-type="float">
            <text:p>99,19608950</text:p>
          </table:table-cell>
          <table:table-cell office:value-type="float" office:value="1382.8764898491" calcext:value-type="float">
            <text:p>1382,87648985</text:p>
          </table:table-cell>
          <table:table-cell office:value-type="float" office:value="0" calcext:value-type="float">
            <text:p>0,00000000</text:p>
          </table:table-cell>
          <table:table-cell office:value-type="float" office:value="313.59311620503" calcext:value-type="float">
            <text:p>313,59311621</text:p>
          </table:table-cell>
          <table:table-cell office:value-type="float" office:value="1069.28337364407" calcext:value-type="float">
            <text:p>1069,28337364</text:p>
          </table:table-cell>
          <table:table-cell office:value-type="float" office:value="24" calcext:value-type="float">
            <text:p>24,00000000</text:p>
          </table:table-cell>
          <table:table-cell office:value-type="float" office:value="3169.69658282017" calcext:value-type="float">
            <text:p>3169,69658282</text:p>
          </table:table-cell>
          <table:table-cell office:value-type="string" calcext:value-type="string">
            <text:p>n.a.</text:p>
          </table:table-cell>
          <table:table-cell office:value-type="float" office:value="1999.95653759264" calcext:value-type="float">
            <text:p>1999,95653759</text:p>
          </table:table-cell>
          <table:table-cell office:value-type="float" office:value="1169.74004522753" calcext:value-type="float">
            <text:p>1169,74004523</text:p>
          </table:table-cell>
          <table:table-cell office:value-type="float" office:value="1135.22353759724" calcext:value-type="float">
            <text:p>1135,22353760</text:p>
          </table:table-cell>
          <table:table-cell office:value-type="float" office:value="34.5165076302895" calcext:value-type="float">
            <text:p>34,51650763</text:p>
          </table:table-cell>
          <table:table-cell office:value-type="float" office:value="16.7631105663942" calcext:value-type="float">
            <text:p>16,76311057</text:p>
          </table:table-cell>
          <table:table-cell office:value-type="float" office:value="75.3478856794262" calcext:value-type="float">
            <text:p>75,34788568</text:p>
          </table:table-cell>
          <table:table-cell office:value-type="float" office:value="-58.5847751130319" calcext:value-type="float">
            <text:p>-58,58477511</text:p>
          </table:table-cell>
          <table:table-cell office:value-type="float" office:value="-24.0682674827424" calcext:value-type="float">
            <text:p>-24,06826748</text:p>
          </table:table-cell>
          <table:table-cell office:value-type="float" office:value="1.36941792226894" calcext:value-type="float">
            <text:p>1,36941792</text:p>
          </table:table-cell>
          <table:table-cell office:value-type="float" office:value="-25.4376854050114" calcext:value-type="float">
            <text:p>-25,43768541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25.4376854050114" calcext:value-type="float">
            <text:p>-25,43768541</text:p>
          </table:table-cell>
          <table:table-cell office:value-type="float" office:value="150.722083318931" calcext:value-type="float">
            <text:p>150,72208332</text:p>
          </table:table-cell>
          <table:table-cell office:value-type="string" calcext:value-type="string">
            <text:p>n.a.</text:p>
          </table:table-cell>
          <table:table-cell office:value-type="float" office:value="1442.34271562477" calcext:value-type="float">
            <text:p>1442,34271562</text:p>
          </table:table-cell>
          <table:table-cell office:value-type="float" office:value="98.6806142781551" calcext:value-type="float">
            <text:p>98,68061428</text:p>
          </table:table-cell>
          <table:table-cell office:value-type="float" office:value="75.3478856794262" calcext:value-type="float">
            <text:p>75,34788568</text:p>
          </table:table-cell>
          <table:table-cell office:value-type="string" calcext:value-type="string">
            <text:p>n.a.</text:p>
          </table:table-cell>
          <table:table-cell office:value-type="float" office:value="73.2429288731438" calcext:value-type="float">
            <text:p>73,24292887</text:p>
          </table:table-cell>
          <table:table-cell office:value-type="float" office:value="1592.30294809961" calcext:value-type="float">
            <text:p>1592,30294810</text:p>
          </table:table-cell>
          <table:table-cell office:value-type="float" office:value="133.197121908445" calcext:value-type="float">
            <text:p>133,19712191</text:p>
          </table:table-cell>
        </table:table-row>
        <table:table-row table:style-name="ro1">
          <table:table-cell office:value-type="string" calcext:value-type="string">
            <text:p>31/12/2011</text:p>
          </table:table-cell>
          <table:table-cell table:formula="of:=RIGHT([.A71];4)" office:value-type="string" office:string-value="2011" calcext:value-type="string">
            <text:p>2011</text:p>
          </table:table-cell>
          <table:table-cell office:value-type="string" calcext:value-type="string">
            <text:p>CONSTRUCTION INDUSTRY RESEARCH AND INFORMATIONASSOCIATION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9491" calcext:value-type="float">
            <text:p>1,194910</text:p>
          </table:table-cell>
          <table:table-cell office:value-type="float" office:value="136.183222397139" calcext:value-type="float">
            <text:p>136,18322240</text:p>
          </table:table-cell>
          <table:table-cell office:value-type="float" office:value="0" calcext:value-type="float">
            <text:p>0,00000000</text:p>
          </table:table-cell>
          <table:table-cell office:value-type="float" office:value="135.603688814651" calcext:value-type="float">
            <text:p>135,60368881</text:p>
          </table:table-cell>
          <table:table-cell office:value-type="float" office:value="0.579533582488331" calcext:value-type="float">
            <text:p>0,57953358</text:p>
          </table:table-cell>
          <table:table-cell office:value-type="float" office:value="1106.69166809495" calcext:value-type="float">
            <text:p>1106,69166809</text:p>
          </table:table-cell>
          <table:table-cell office:value-type="float" office:value="0" calcext:value-type="float">
            <text:p>0,00000000</text:p>
          </table:table-cell>
          <table:table-cell office:value-type="float" office:value="450.636949340705" calcext:value-type="float">
            <text:p>450,63694934</text:p>
          </table:table-cell>
          <table:table-cell office:value-type="float" office:value="656.054718754249" calcext:value-type="float">
            <text:p>656,05471875</text:p>
          </table:table-cell>
          <table:table-cell office:value-type="float" office:value="420.68760972939" calcext:value-type="float">
            <text:p>420,68760973</text:p>
          </table:table-cell>
          <table:table-cell office:value-type="float" office:value="-2634.83569126526" calcext:value-type="float">
            <text:p>-2634,83569127</text:p>
          </table:table-cell>
          <table:table-cell office:value-type="float" office:value="2679.27695518259" calcext:value-type="float">
            <text:p>2679,27695518</text:p>
          </table:table-cell>
          <table:table-cell office:value-type="float" office:value="0" calcext:value-type="float">
            <text:p>0,00000000</text:p>
          </table:table-cell>
          <table:table-cell office:value-type="float" office:value="2679.27695518259" calcext:value-type="float">
            <text:p>2679,27695518</text:p>
          </table:table-cell>
          <table:table-cell office:value-type="float" office:value="109.015643981769" calcext:value-type="float">
            <text:p>109,01564398</text:p>
          </table:table-cell>
          <table:table-cell office:value-type="float" office:value="1198.43362657476" calcext:value-type="float">
            <text:p>1198,43362657</text:p>
          </table:table-cell>
          <table:table-cell office:value-type="float" office:value="0" calcext:value-type="float">
            <text:p>0,00000000</text:p>
          </table:table-cell>
          <table:table-cell office:value-type="float" office:value="305.078426967888" calcext:value-type="float">
            <text:p>305,07842697</text:p>
          </table:table-cell>
          <table:table-cell office:value-type="float" office:value="893.355199606873" calcext:value-type="float">
            <text:p>893,35519961</text:p>
          </table:table-cell>
          <table:table-cell office:value-type="float" office:value="26" calcext:value-type="float">
            <text:p>26,00000000</text:p>
          </table:table-cell>
          <table:table-cell office:value-type="float" office:value="3185.24203538919" calcext:value-type="float">
            <text:p>3185,24203539</text:p>
          </table:table-cell>
          <table:table-cell office:value-type="string" calcext:value-type="string">
            <text:p>n.a.</text:p>
          </table:table-cell>
          <table:table-cell office:value-type="float" office:value="1920.40341957809" calcext:value-type="float">
            <text:p>1920,40341958</text:p>
          </table:table-cell>
          <table:table-cell office:value-type="float" office:value="1264.8386158111" calcext:value-type="float">
            <text:p>1264,83861581</text:p>
          </table:table-cell>
          <table:table-cell office:value-type="float" office:value="1221.1489531791" calcext:value-type="float">
            <text:p>1221,14895318</text:p>
          </table:table-cell>
          <table:table-cell office:value-type="float" office:value="43.6896626320017" calcext:value-type="float">
            <text:p>43,68966263</text:p>
          </table:table-cell>
          <table:table-cell office:value-type="float" office:value="2.72560020959976" calcext:value-type="float">
            <text:p>2,72560021</text:p>
          </table:table-cell>
          <table:table-cell office:value-type="float" office:value="29.089001097105" calcext:value-type="float">
            <text:p>29,08900110</text:p>
          </table:table-cell>
          <table:table-cell office:value-type="float" office:value="-26.3634008875053" calcext:value-type="float">
            <text:p>-26,36340089</text:p>
          </table:table-cell>
          <table:table-cell office:value-type="float" office:value="17.3262617444965" calcext:value-type="float">
            <text:p>17,32626174</text:p>
          </table:table-cell>
          <table:table-cell table:number-columns-repeated="5" office:value-type="string" calcext:value-type="string">
            <text:p>n.a.</text:p>
          </table:table-cell>
          <table:table-cell office:value-type="float" office:value="17.3262617444965" calcext:value-type="float">
            <text:p>17,32626174</text:p>
          </table:table-cell>
          <table:table-cell office:value-type="float" office:value="136.61578148345" calcext:value-type="float">
            <text:p>136,61578148</text:p>
          </table:table-cell>
          <table:table-cell office:value-type="string" calcext:value-type="string">
            <text:p>n.a.</text:p>
          </table:table-cell>
          <table:table-cell office:value-type="float" office:value="1538.47764465765" calcext:value-type="float">
            <text:p>1538,47764466</text:p>
          </table:table-cell>
          <table:table-cell office:value-type="float" office:value="88.9829006613217" calcext:value-type="float">
            <text:p>88,98290066</text:p>
          </table:table-cell>
          <table:table-cell office:value-type="float" office:value="29.089001097105" calcext:value-type="float">
            <text:p>29,08900110</text:p>
          </table:table-cell>
          <table:table-cell office:value-type="string" calcext:value-type="string">
            <text:p>n.a.</text:p>
          </table:table-cell>
          <table:table-cell office:value-type="float" office:value="106.309162405818" calcext:value-type="float">
            <text:p>106,30916241</text:p>
          </table:table-cell>
          <table:table-cell office:value-type="string" calcext:value-type="string">
            <text:p>n.a.</text:p>
          </table:table-cell>
          <table:table-cell office:value-type="float" office:value="132.672563293323" calcext:value-type="float">
            <text:p>132,67256329</text:p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table:formula="of:=RIGHT([.A72];4)" office:value-type="string" office:string-value="2010" calcext:value-type="string">
            <text:p>2010</text:p>
          </table:table-cell>
          <table:table-cell office:value-type="string" calcext:value-type="string">
            <text:p>CONSTRUCTION INDUSTRY RESEARCH AND INFORMATIONASSOCIATION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7058" calcext:value-type="float">
            <text:p>1,170580</text:p>
          </table:table-cell>
          <table:table-cell office:value-type="float" office:value="220.571026843389" calcext:value-type="float">
            <text:p>220,57102684</text:p>
          </table:table-cell>
          <table:table-cell office:value-type="float" office:value="0" calcext:value-type="float">
            <text:p>0,00000000</text:p>
          </table:table-cell>
          <table:table-cell office:value-type="float" office:value="220.012660669369" calcext:value-type="float">
            <text:p>220,01266067</text:p>
          </table:table-cell>
          <table:table-cell office:value-type="float" office:value="0.558366174019373" calcext:value-type="float">
            <text:p>0,55836617</text:p>
          </table:table-cell>
          <table:table-cell office:value-type="float" office:value="1744.9095113373" calcext:value-type="float">
            <text:p>1744,90951134</text:p>
          </table:table-cell>
          <table:table-cell office:value-type="float" office:value="0" calcext:value-type="float">
            <text:p>0,00000000</text:p>
          </table:table-cell>
          <table:table-cell office:value-type="float" office:value="667.485205486328" calcext:value-type="float">
            <text:p>667,48520549</text:p>
          </table:table-cell>
          <table:table-cell office:value-type="float" office:value="1077.42430585097" calcext:value-type="float">
            <text:p>1077,42430585</text:p>
          </table:table-cell>
          <table:table-cell office:value-type="float" office:value="783.831391583044" calcext:value-type="float">
            <text:p>783,83139158</text:p>
          </table:table-cell>
          <table:table-cell office:value-type="float" office:value="-1157.16531662743" calcext:value-type="float">
            <text:p>-1157,16531663</text:p>
          </table:table-cell>
          <table:table-cell office:value-type="float" office:value="1192.68887696908" calcext:value-type="float">
            <text:p>1192,68887697</text:p>
          </table:table-cell>
          <table:table-cell office:value-type="float" office:value="0" calcext:value-type="float">
            <text:p>0,00000000</text:p>
          </table:table-cell>
          <table:table-cell office:value-type="float" office:value="1192.68887696908" calcext:value-type="float">
            <text:p>1192,68887697</text:p>
          </table:table-cell>
          <table:table-cell office:value-type="float" office:value="101.709266516133" calcext:value-type="float">
            <text:p>101,70926652</text:p>
          </table:table-cell>
          <table:table-cell office:value-type="float" office:value="1929.95697783904" calcext:value-type="float">
            <text:p>1929,95697784</text:p>
          </table:table-cell>
          <table:table-cell office:value-type="float" office:value="0" calcext:value-type="float">
            <text:p>0,00000000</text:p>
          </table:table-cell>
          <table:table-cell office:value-type="float" office:value="571.810273618141" calcext:value-type="float">
            <text:p>571,81027362</text:p>
          </table:table-cell>
          <table:table-cell office:value-type="float" office:value="1358.14670422089" calcext:value-type="float">
            <text:p>1358,14670422</text:p>
          </table:table-cell>
          <table:table-cell office:value-type="float" office:value="30" calcext:value-type="float">
            <text:p>30,00000000</text:p>
          </table:table-cell>
          <table:table-cell office:value-type="float" office:value="4197.12615452143" calcext:value-type="float">
            <text:p>4197,12615452</text:p>
          </table:table-cell>
          <table:table-cell office:value-type="string" calcext:value-type="string">
            <text:p>n.a.</text:p>
          </table:table-cell>
          <table:table-cell office:value-type="float" office:value="2732.37365190616" calcext:value-type="float">
            <text:p>2732,37365191</text:p>
          </table:table-cell>
          <table:table-cell office:value-type="float" office:value="1464.75250261527" calcext:value-type="float">
            <text:p>1464,75250262</text:p>
          </table:table-cell>
          <table:table-cell office:value-type="float" office:value="1409.70251428868" calcext:value-type="float">
            <text:p>1409,70251429</text:p>
          </table:table-cell>
          <table:table-cell office:value-type="float" office:value="55.0499883265892" calcext:value-type="float">
            <text:p>55,04998833</text:p>
          </table:table-cell>
          <table:table-cell office:value-type="float" office:value="2.02510163742875" calcext:value-type="float">
            <text:p>2,02510164</text:p>
          </table:table-cell>
          <table:table-cell office:value-type="float" office:value="38.7906462781006" calcext:value-type="float">
            <text:p>38,79064628</text:p>
          </table:table-cell>
          <table:table-cell office:value-type="float" office:value="-36.7655446406718" calcext:value-type="float">
            <text:p>-36,76554464</text:p>
          </table:table-cell>
          <table:table-cell office:value-type="float" office:value="18.2844436859174" calcext:value-type="float">
            <text:p>18,28444369</text:p>
          </table:table-cell>
          <table:table-cell table:number-columns-repeated="5" office:value-type="string" calcext:value-type="string">
            <text:p>n.a.</text:p>
          </table:table-cell>
          <table:table-cell office:value-type="float" office:value="18.2844436859174" calcext:value-type="float">
            <text:p>18,28444369</text:p>
          </table:table-cell>
          <table:table-cell office:value-type="float" office:value="113.686630651492" calcext:value-type="float">
            <text:p>113,68663065</text:p>
          </table:table-cell>
          <table:table-cell office:value-type="string" calcext:value-type="string">
            <text:p>n.a.</text:p>
          </table:table-cell>
          <table:table-cell office:value-type="float" office:value="1816.18723607988" calcext:value-type="float">
            <text:p>1816,18723608</text:p>
          </table:table-cell>
          <table:table-cell office:value-type="float" office:value="90.8404406759442" calcext:value-type="float">
            <text:p>90,84044068</text:p>
          </table:table-cell>
          <table:table-cell office:value-type="float" office:value="38.7906462781006" calcext:value-type="float">
            <text:p>38,79064628</text:p>
          </table:table-cell>
          <table:table-cell office:value-type="string" calcext:value-type="string">
            <text:p>n.a.</text:p>
          </table:table-cell>
          <table:table-cell office:value-type="float" office:value="109.124884361862" calcext:value-type="float">
            <text:p>109,12488436</text:p>
          </table:table-cell>
          <table:table-cell office:value-type="string" calcext:value-type="string">
            <text:p>n.a.</text:p>
          </table:table-cell>
          <table:table-cell office:value-type="float" office:value="145.890429002533" calcext:value-type="float">
            <text:p>145,89042900</text:p>
          </table:table-cell>
        </table:table-row>
        <table:table-row table:style-name="ro1">
          <table:table-cell office:value-type="string" calcext:value-type="string">
            <text:p>31/12/2009</text:p>
          </table:table-cell>
          <table:table-cell table:formula="of:=RIGHT([.A73];4)" office:value-type="string" office:string-value="2009" calcext:value-type="string">
            <text:p>2009</text:p>
          </table:table-cell>
          <table:table-cell office:value-type="string" calcext:value-type="string">
            <text:p>CONSTRUCTION INDUSTRY RESEARCH AND INFORMATIONASSOCIATION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kEUR</text:p>
          </table:table-cell>
          <table:table-cell office:value-type="float" office:value="1.12418" calcext:value-type="float">
            <text:p>1,124180</text:p>
          </table:table-cell>
          <table:table-cell office:value-type="float" office:value="283.818030076547" calcext:value-type="float">
            <text:p>283,81803008</text:p>
          </table:table-cell>
          <table:table-cell office:value-type="float" office:value="0" calcext:value-type="float">
            <text:p>0,00000000</text:p>
          </table:table-cell>
          <table:table-cell office:value-type="float" office:value="283.281794700907" calcext:value-type="float">
            <text:p>283,28179470</text:p>
          </table:table-cell>
          <table:table-cell office:value-type="float" office:value="0.536235375640732" calcext:value-type="float">
            <text:p>0,53623538</text:p>
          </table:table-cell>
          <table:table-cell office:value-type="float" office:value="2094.27231838918" calcext:value-type="float">
            <text:p>2094,27231839</text:p>
          </table:table-cell>
          <table:table-cell office:value-type="float" office:value="0" calcext:value-type="float">
            <text:p>0,00000000</text:p>
          </table:table-cell>
          <table:table-cell office:value-type="float" office:value="823.228099010381" calcext:value-type="float">
            <text:p>823,22809901</text:p>
          </table:table-cell>
          <table:table-cell office:value-type="float" office:value="1271.0442193788" calcext:value-type="float">
            <text:p>1271,04421938</text:p>
          </table:table-cell>
          <table:table-cell office:value-type="float" office:value="790.14676064774" calcext:value-type="float">
            <text:p>790,14676065</text:p>
          </table:table-cell>
          <table:table-cell office:value-type="float" office:value="-1237.90667185728" calcext:value-type="float">
            <text:p>-1237,90667186</text:p>
          </table:table-cell>
          <table:table-cell office:value-type="float" office:value="1435.30199598466" calcext:value-type="float">
            <text:p>1435,30199598</text:p>
          </table:table-cell>
          <table:table-cell office:value-type="float" office:value="0" calcext:value-type="float">
            <text:p>0,00000000</text:p>
          </table:table-cell>
          <table:table-cell office:value-type="float" office:value="1435.30199598466" calcext:value-type="float">
            <text:p>1435,30199598</text:p>
          </table:table-cell>
          <table:table-cell office:value-type="float" office:value="93.0272821166588" calcext:value-type="float">
            <text:p>93,02728212</text:p>
          </table:table-cell>
          <table:table-cell office:value-type="float" office:value="2180.69502433835" calcext:value-type="float">
            <text:p>2180,69502434</text:p>
          </table:table-cell>
          <table:table-cell office:value-type="float" office:value="0" calcext:value-type="float">
            <text:p>0,00000000</text:p>
          </table:table-cell>
          <table:table-cell office:value-type="float" office:value="687.811241821846" calcext:value-type="float">
            <text:p>687,81124182</text:p>
          </table:table-cell>
          <table:table-cell office:value-type="float" office:value="1492.88378251651" calcext:value-type="float">
            <text:p>1492,88378252</text:p>
          </table:table-cell>
          <table:table-cell office:value-type="float" office:value="36" calcext:value-type="float">
            <text:p>36,00000000</text:p>
          </table:table-cell>
          <table:table-cell office:value-type="float" office:value="4426.90969262449" calcext:value-type="float">
            <text:p>4426,90969262</text:p>
          </table:table-cell>
          <table:table-cell office:value-type="string" calcext:value-type="string">
            <text:p>n.a.</text:p>
          </table:table-cell>
          <table:table-cell office:value-type="float" office:value="2932.94781844082" calcext:value-type="float">
            <text:p>2932,94781844</text:p>
          </table:table-cell>
          <table:table-cell office:value-type="float" office:value="1493.96187418368" calcext:value-type="float">
            <text:p>1493,96187418</text:p>
          </table:table-cell>
          <table:table-cell office:value-type="float" office:value="1460.90751621729" calcext:value-type="float">
            <text:p>1460,90751622</text:p>
          </table:table-cell>
          <table:table-cell office:value-type="float" office:value="33.0543579663825" calcext:value-type="float">
            <text:p>33,05435797</text:p>
          </table:table-cell>
          <table:table-cell office:value-type="float" office:value="-0.789176590565606" calcext:value-type="float">
            <text:p>-0,78917659</text:p>
          </table:table-cell>
          <table:table-cell office:value-type="float" office:value="55.0849756947503" calcext:value-type="float">
            <text:p>55,08497569</text:p>
          </table:table-cell>
          <table:table-cell office:value-type="float" office:value="-55.8741522853159" calcext:value-type="float">
            <text:p>-55,87415229</text:p>
          </table:table-cell>
          <table:table-cell office:value-type="float" office:value="-22.8197943189334" calcext:value-type="float">
            <text:p>-22,81979432</text:p>
          </table:table-cell>
          <table:table-cell table:number-columns-repeated="5" office:value-type="string" calcext:value-type="string">
            <text:p>n.a.</text:p>
          </table:table-cell>
          <table:table-cell office:value-type="float" office:value="-22.8197943189334" calcext:value-type="float">
            <text:p>-22,81979432</text:p>
          </table:table-cell>
          <table:table-cell office:value-type="float" office:value="116.596906614947" calcext:value-type="float">
            <text:p>116,59690661</text:p>
          </table:table-cell>
          <table:table-cell office:value-type="string" calcext:value-type="string">
            <text:p>n.a.</text:p>
          </table:table-cell>
          <table:table-cell office:value-type="float" office:value="1918.25558574726" calcext:value-type="float">
            <text:p>1918,25558575</text:p>
          </table:table-cell>
          <table:table-cell office:value-type="float" office:value="84.928666506353" calcext:value-type="float">
            <text:p>84,92866651</text:p>
          </table:table-cell>
          <table:table-cell office:value-type="float" office:value="55.0849756947503" calcext:value-type="float">
            <text:p>55,08497569</text:p>
          </table:table-cell>
          <table:table-cell office:value-type="string" calcext:value-type="string">
            <text:p>n.a.</text:p>
          </table:table-cell>
          <table:table-cell office:value-type="float" office:value="62.1088721874196" calcext:value-type="float">
            <text:p>62,10887219</text:p>
          </table:table-cell>
          <table:table-cell office:value-type="string" calcext:value-type="string">
            <text:p>n.a.</text:p>
          </table:table-cell>
          <table:table-cell office:value-type="float" office:value="117.983024472736" calcext:value-type="float">
            <text:p>117,98302447</text:p>
          </table:table-cell>
        </table:table-row>
      </table:table>
      <table:table table:name="Tabelle2" table:style-name="ta1">
        <table:table-column table:style-name="co2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VD Definition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table:number-columns-repeated="2"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Comp</text:p>
          </table:table-cell>
        </table:table-row>
        <table:table-row table:style-name="ro1">
          <table:table-cell office:value-type="string" calcext:value-type="string">
            <text:p>Independence Indicator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Curr</text:p>
          </table:table-cell>
        </table:table-row>
        <table:table-row table:style-name="ro1">
          <table:table-cell table:number-columns-repeated="2" office:value-type="string" calcext:value-type="string">
            <text:p>RepCurr</text:p>
          </table:table-cell>
        </table:table-row>
        <table:table-row table:style-name="ro1">
          <table:table-cell office:value-type="string" calcext:value-type="string">
            <text:p>Exchange Rate</text:p>
          </table:table-cell>
          <table:table-cell office:value-type="string" calcext:value-type="string">
            <text:p>Xrate</text:p>
          </table:table-cell>
        </table:table-row>
        <table:table-row table:style-name="ro1">
          <table:table-cell office:value-type="string" calcext:value-type="string">
            <text:p><text:s text:c="3"/>Fixed Assets</text:p>
          </table:table-cell>
          <table:table-cell office:value-type="string" calcext:value-type="string">
            <text:p>FA</text:p>
          </table:table-cell>
        </table:table-row>
        <table:table-row table:style-name="ro1">
          <table:table-cell office:value-type="string" calcext:value-type="string">
            <text:p><text:s text:c="4"/>Intangible Fixed Assets</text:p>
          </table:table-cell>
          <table:table-cell office:value-type="string" calcext:value-type="string">
            <text:p>FA_IT</text:p>
          </table:table-cell>
        </table:table-row>
        <table:table-row table:style-name="ro1">
          <table:table-cell office:value-type="string" calcext:value-type="string">
            <text:p><text:s text:c="4"/>Tangible Fixed Assets</text:p>
          </table:table-cell>
          <table:table-cell office:value-type="string" calcext:value-type="string">
            <text:p>FA_TA</text:p>
          </table:table-cell>
        </table:table-row>
        <table:table-row table:style-name="ro1">
          <table:table-cell office:value-type="string" calcext:value-type="string">
            <text:p><text:s text:c="4"/>Other Fixed Assets</text:p>
          </table:table-cell>
          <table:table-cell office:value-type="string" calcext:value-type="string">
            <text:p>FA_Ot</text:p>
          </table:table-cell>
        </table:table-row>
        <table:table-row table:style-name="ro1">
          <table:table-cell office:value-type="string" calcext:value-type="string">
            <text:p><text:s text:c="3"/>Current Asset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<text:s text:c="4"/>Stocks</text:p>
          </table:table-cell>
          <table:table-cell office:value-type="string" calcext:value-type="string">
            <text:p>CA_Inv</text:p>
          </table:table-cell>
        </table:table-row>
        <table:table-row table:style-name="ro1">
          <table:table-cell office:value-type="string" calcext:value-type="string">
            <text:p><text:s text:c="4"/>Debtors</text:p>
          </table:table-cell>
          <table:table-cell office:value-type="string" calcext:value-type="string">
            <text:p>CA_Rec</text:p>
          </table:table-cell>
        </table:table-row>
        <table:table-row table:style-name="ro1">
          <table:table-cell office:value-type="string" calcext:value-type="string">
            <text:p><text:s text:c="4"/>Other Current Assets</text:p>
          </table:table-cell>
          <table:table-cell office:value-type="string" calcext:value-type="string">
            <text:p>CA_Ot</text:p>
          </table:table-cell>
        </table:table-row>
        <table:table-row table:style-name="ro1">
          <table:table-cell office:value-type="string" calcext:value-type="string">
            <text:p><text:s text:c="5"/>Cash &amp; Cash Equivalent</text:p>
          </table:table-cell>
          <table:table-cell office:value-type="string" calcext:value-type="string">
            <text:p>CA_Csh</text:p>
          </table:table-cell>
        </table:table-row>
        <table:table-row table:style-name="ro1">
          <table:table-cell office:value-type="string" calcext:value-type="string">
            <text:p><text:s text:c="3"/>Shareholders Funds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string" calcext:value-type="string">
            <text:p><text:s text:c="3"/>Non Current Liabilities</text:p>
          </table:table-cell>
          <table:table-cell office:value-type="string" calcext:value-type="string">
            <text:p>NCL</text:p>
          </table:table-cell>
        </table:table-row>
        <table:table-row table:style-name="ro1">
          <table:table-cell office:value-type="string" calcext:value-type="string">
            <text:p><text:s text:c="4"/>Long Term Debt</text:p>
          </table:table-cell>
          <table:table-cell office:value-type="string" calcext:value-type="string">
            <text:p>NCL_LTD</text:p>
          </table:table-cell>
        </table:table-row>
        <table:table-row table:style-name="ro1">
          <table:table-cell office:value-type="string" calcext:value-type="string">
            <text:p><text:s text:c="4"/>Other Non-Current Liabilities</text:p>
          </table:table-cell>
          <table:table-cell office:value-type="string" calcext:value-type="string">
            <text:p>NCL_Ot</text:p>
          </table:table-cell>
        </table:table-row>
        <table:table-row table:style-name="ro1">
          <table:table-cell office:value-type="string" calcext:value-type="string">
            <text:p><text:s text:c="5"/>Provisions</text:p>
          </table:table-cell>
          <table:table-cell office:value-type="string" calcext:value-type="string">
            <text:p>NCL_Prov</text:p>
          </table:table-cell>
        </table:table-row>
        <table:table-row table:style-name="ro1">
          <table:table-cell office:value-type="string" calcext:value-type="string">
            <text:p><text:s text:c="3"/>Current Liabilities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<text:s text:c="4"/>Loans</text:p>
          </table:table-cell>
          <table:table-cell office:value-type="string" calcext:value-type="string">
            <text:p>CL_Loans</text:p>
          </table:table-cell>
        </table:table-row>
        <table:table-row table:style-name="ro1">
          <table:table-cell office:value-type="string" calcext:value-type="string">
            <text:p><text:s text:c="4"/>Creditors</text:p>
          </table:table-cell>
          <table:table-cell office:value-type="string" calcext:value-type="string">
            <text:p>CL_Payables</text:p>
          </table:table-cell>
        </table:table-row>
        <table:table-row table:style-name="ro1">
          <table:table-cell office:value-type="string" calcext:value-type="string">
            <text:p><text:s text:c="4"/>Other Current Liabilities</text:p>
          </table:table-cell>
          <table:table-cell office:value-type="string" calcext:value-type="string">
            <text:p>CL_Ot</text:p>
          </table:table-cell>
        </table:table-row>
        <table:table-row table:style-name="ro1">
          <table:table-cell office:value-type="string" calcext:value-type="string">
            <text:p><text:s text:c="3"/>Number of Employees</text:p>
          </table:table-cell>
          <table:table-cell office:value-type="string" calcext:value-type="string">
            <text:p>HC</text:p>
          </table:table-cell>
        </table:table-row>
        <table:table-row table:style-name="ro1">
          <table:table-cell office:value-type="string" calcext:value-type="string">
            <text:p><text:s text:c="3"/>Operating Revenue (Turnover)</text:p>
          </table:table-cell>
          <table:table-cell office:value-type="string" calcext:value-type="string">
            <text:p>Turnover</text:p>
          </table:table-cell>
        </table:table-row>
        <table:table-row table:style-name="ro1">
          <table:table-cell office:value-type="string" calcext:value-type="string">
            <text:p><text:s text:c="4"/>Sales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Costs of Goods Sold</text:p>
          </table:table-cell>
          <table:table-cell office:value-type="string" calcext:value-type="string">
            <text:p>C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Gross Profit</text:p>
          </table:table-cell>
          <table:table-cell office:value-type="string" calcext:value-type="string">
            <text:p>Gprof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Other Operating Expenses</text:p>
          </table:table-cell>
          <table:table-cell office:value-type="string" calcext:value-type="string">
            <text:p>OpE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Operating P/L (EBIT)</text:p>
          </table:table-cell>
          <table:table-cell office:value-type="string" calcext:value-type="string">
            <text:p>EB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Financial Revenue</text:p>
          </table:table-cell>
          <table:table-cell office:value-type="string" calcext:value-type="string">
            <text:p>FiInc</text:p>
          </table:table-cell>
        </table:table-row>
        <table:table-row table:style-name="ro1">
          <table:table-cell office:value-type="string" calcext:value-type="string">
            <text:p><text:s text:c="4"/>Financial Expenses</text:p>
          </table:table-cell>
          <table:table-cell office:value-type="string" calcext:value-type="string">
            <text:p>FiEx</text:p>
          </table:table-cell>
        </table:table-row>
        <table:table-row table:style-name="ro1">
          <table:table-cell office:value-type="string" calcext:value-type="string">
            <text:p><text:s text:c="3"/>Financial P/L</text:p>
          </table:table-cell>
          <table:table-cell office:value-type="string" calcext:value-type="string">
            <text:p>FinRes</text:p>
          </table:table-cell>
        </table:table-row>
        <table:table-row table:style-name="ro1">
          <table:table-cell office:value-type="string" calcext:value-type="string">
            <text:p><text:s text:c="3"/>P/L before Tax &amp; Extr. Items</text:p>
          </table:table-cell>
          <table:table-cell office:value-type="string" calcext:value-type="string">
            <text:p>PBTE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Taxation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P/L after Tax</text:p>
          </table:table-cell>
          <table:table-cell office:value-type="string" calcext:value-type="string">
            <text:p>PA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Extr. and Other Revenue</text:p>
          </table:table-cell>
          <table:table-cell office:value-type="string" calcext:value-type="string">
            <text:p>ExtRev</text:p>
          </table:table-cell>
        </table:table-row>
        <table:table-row table:style-name="ro1">
          <table:table-cell office:value-type="string" calcext:value-type="string">
            <text:p><text:s text:c="4"/>Extr. and Other Expenses</text:p>
          </table:table-cell>
          <table:table-cell office:value-type="string" calcext:value-type="string">
            <text:p>ExtExp</text:p>
          </table:table-cell>
        </table:table-row>
        <table:table-row table:style-name="ro1">
          <table:table-cell office:value-type="string" calcext:value-type="string">
            <text:p><text:s text:c="3"/>Extr. and Other P/L</text:p>
          </table:table-cell>
          <table:table-cell office:value-type="string" calcext:value-type="string">
            <text:p>ExtR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3"/>P/L for Period (Net Income)</text:p>
          </table:table-cell>
          <table:table-cell office:value-type="string" calcext:value-type="string">
            <text:p>NetIn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Export Turnover</text:p>
          </table:table-cell>
          <table:table-cell office:value-type="string" calcext:value-type="string">
            <text:p>Xsales</text:p>
          </table:table-cell>
        </table:table-row>
        <table:table-row table:style-name="ro1">
          <table:table-cell office:value-type="string" calcext:value-type="string">
            <text:p><text:s text:c="4"/>Material Costs</text:p>
          </table:table-cell>
          <table:table-cell office:value-type="string" calcext:value-type="string">
            <text:p>MatCoS</text:p>
          </table:table-cell>
        </table:table-row>
        <table:table-row table:style-name="ro1">
          <table:table-cell office:value-type="string" calcext:value-type="string">
            <text:p><text:s text:c="4"/>Costs of Employees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<text:s text:c="4"/>Depreciation &amp; Amortization</text:p>
          </table:table-cell>
          <table:table-cell office:value-type="string" calcext:value-type="string">
            <text:p>Dep</text:p>
          </table:table-cell>
        </table:table-row>
        <table:table-row table:style-name="ro1">
          <table:table-cell office:value-type="string" calcext:value-type="string">
            <text:p><text:s text:c="4"/>Interest Paid</text:p>
          </table:table-cell>
          <table:table-cell office:value-type="string" calcext:value-type="string">
            <text:p>IntExp</text:p>
          </table:table-cell>
        </table:table-row>
        <table:table-row table:style-name="ro1">
          <table:table-cell office:value-type="string" calcext:value-type="string">
            <text:p><text:s text:c="4"/>Research &amp; Development expenses</text:p>
          </table:table-cell>
          <table:table-cell office:value-type="string" calcext:value-type="string">
            <text:p>RaDEx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Cash Flow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 office:value-type="string" calcext:value-type="string">
            <text:p><text:s text:c="4"/>Added Value</text:p>
          </table:table-cell>
          <table:table-cell office:value-type="string" calcext:value-type="string">
            <text:p>AV</text:p>
          </table:table-cell>
        </table:table-row>
        <table:table-row table:style-name="ro1">
          <table:table-cell office:value-type="string" calcext:value-type="string">
            <text:p><text:s text:c="4"/>EBITDA</text:p>
          </table:table-cell>
          <table:table-cell office:value-type="string" calcext:value-type="string">
            <text:p>EBIT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year number:style="long"/>
    </number:date-style>
    <number:date-style style:name="N113">
      <number:month number:style="long"/>
      <number:text>.</number:text>
      <number:year number:style="long"/>
    </number:date-style>
    <number:number-style style:name="N114">
      <number:number number:decimal-places="6" number:min-integer-digits="1"/>
    </number:number-style>
    <number:number-style style:name="N115">
      <number:number number:decimal-places="8"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.00.0000</text:date>, <text:time style:data-style-name="N2" text:time-value="08:20:49.691117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en R. Möckel</meta:initial-creator>
    <meta:creation-date>2014-06-01T13:30:59.544634000</meta:creation-date>
    <dc:date>2014-06-24T08:21:04.566881000</dc:date>
    <dc:creator>Steffen R. Möckel</dc:creator>
    <meta:editing-duration>PT8M59S</meta:editing-duration>
    <meta:editing-cycles>10</meta:editing-cycles>
    <meta:generator>LibreOffice/4.2.5.2$MacOSX_X86_64 LibreOffice_project/61cb170a04bb1f12e77c884eab9192be736ec5f5</meta:generator>
    <meta:document-statistic meta:table-count="2" meta:cell-count="3825" meta:object-count="0"/>
  </office:meta>
</office:document-meta>
</file>